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4cm" fo:margin-right="0cm" fo:text-indent="0cm" style:auto-text-indent="false" style:text-autospace="none"/>
    </style:style>
    <style:style style:name="P2" style:family="paragraph" style:parent-style-name="Standard">
      <style:paragraph-properties fo:margin-left="1.27cm" fo:margin-right="0cm" fo:text-indent="0cm" style:auto-text-indent="false"/>
    </style:style>
    <style:style style:name="P3" style:family="paragraph" style:parent-style-name="Standard">
      <style:paragraph-properties fo:margin-left="1.27cm" fo:margin-right="0cm" fo:text-indent="0cm" style:auto-text-indent="false" style:text-autospace="none"/>
    </style:style>
    <style:style style:name="P4" style:family="paragraph" style:parent-style-name="Standard">
      <style:paragraph-properties fo:margin-left="1.27cm" fo:margin-right="0cm" fo:text-indent="0cm" style:auto-text-indent="false"/>
      <style:text-properties officeooo:paragraph-rsid="002cb487"/>
    </style:style>
    <style:style style:name="P5" style:family="paragraph" style:parent-style-name="def">
      <style:paragraph-properties fo:margin-left="1.27cm" fo:margin-right="0cm" fo:text-indent="0cm" style:auto-text-indent="false"/>
      <style:text-properties officeooo:paragraph-rsid="0018535a"/>
    </style:style>
    <style:style style:name="P6" style:family="paragraph" style:parent-style-name="Standard">
      <style:paragraph-properties style:text-autospace="none"/>
    </style:style>
    <style:style style:name="P7" style:family="paragraph" style:parent-style-name="Standard">
      <style:paragraph-properties style:text-autospace="none"/>
      <style:text-properties fo:color="#000000" style:font-name="Consolas1" fo:font-size="9.5pt" style:font-name-asian="Consolas1" style:font-size-asian="9.5pt" style:font-name-complex="Consolas1" style:font-size-complex="9.5pt"/>
    </style:style>
    <style:style style:name="P8" style:family="paragraph" style:parent-style-name="Standard">
      <style:paragraph-properties>
        <style:tab-stops/>
      </style:paragraph-properties>
    </style:style>
    <style:style style:name="P9" style:family="paragraph" style:parent-style-name="Standard">
      <style:text-properties officeooo:paragraph-rsid="00252619"/>
    </style:style>
    <style:style style:name="P10" style:family="paragraph" style:parent-style-name="Standard">
      <style:text-properties officeooo:paragraph-rsid="0039b1f8"/>
    </style:style>
    <style:style style:name="P11" style:family="paragraph" style:parent-style-name="Standard">
      <style:text-properties officeooo:paragraph-rsid="00404588"/>
    </style:style>
    <style:style style:name="P12" style:family="paragraph" style:parent-style-name="Standard">
      <style:text-properties officeooo:paragraph-rsid="00418a74"/>
    </style:style>
    <style:style style:name="P13" style:family="paragraph" style:parent-style-name="Standard">
      <style:text-properties officeooo:paragraph-rsid="0043ed72"/>
    </style:style>
    <style:style style:name="P14" style:family="paragraph" style:parent-style-name="Standard">
      <style:text-properties officeooo:paragraph-rsid="0044bc53"/>
    </style:style>
    <style:style style:name="P15" style:family="paragraph" style:parent-style-name="Standard">
      <style:text-properties officeooo:paragraph-rsid="00499e7e"/>
    </style:style>
    <style:style style:name="P16" style:family="paragraph" style:parent-style-name="Standard">
      <style:text-properties officeooo:paragraph-rsid="004afa0c"/>
    </style:style>
    <style:style style:name="P17" style:family="paragraph" style:parent-style-name="Standard">
      <style:text-properties officeooo:paragraph-rsid="004b17d5"/>
    </style:style>
    <style:style style:name="P18" style:family="paragraph" style:parent-style-name="Standard">
      <style:text-properties officeooo:paragraph-rsid="004c1643"/>
    </style:style>
    <style:style style:name="P19" style:family="paragraph" style:parent-style-name="Standard">
      <style:text-properties officeooo:paragraph-rsid="004d9fab"/>
    </style:style>
    <style:style style:name="P20" style:family="paragraph" style:parent-style-name="Standard">
      <style:paragraph-properties fo:margin-left="0cm" fo:margin-right="0cm" fo:text-indent="0cm" style:auto-text-indent="false">
        <style:tab-stops/>
      </style:paragraph-properties>
    </style:style>
    <style:style style:name="P21" style:family="paragraph" style:parent-style-name="Standard">
      <style:paragraph-properties fo:margin-left="0cm" fo:margin-right="0cm" fo:text-indent="0cm" style:auto-text-indent="false"/>
      <style:text-properties fo:color="#000000" style:font-name="Consolas" fo:font-size="9.5pt" fo:background-color="#0000ff" style:font-size-asian="9.5pt"/>
    </style:style>
    <style:style style:name="P22" style:family="paragraph" style:parent-style-name="Standard">
      <style:paragraph-properties fo:margin-left="0cm" fo:margin-right="0cm" fo:text-indent="0cm" style:auto-text-indent="false"/>
      <style:text-properties officeooo:paragraph-rsid="004b17d5"/>
    </style:style>
    <style:style style:name="P23" style:family="paragraph" style:parent-style-name="def">
      <style:text-properties officeooo:paragraph-rsid="0011d3e2"/>
    </style:style>
    <style:style style:name="P24" style:family="paragraph" style:parent-style-name="def">
      <style:text-properties officeooo:paragraph-rsid="0012f898"/>
    </style:style>
    <style:style style:name="P25" style:family="paragraph" style:parent-style-name="def">
      <style:text-properties officeooo:paragraph-rsid="0022bf94"/>
    </style:style>
    <style:style style:name="P26" style:family="paragraph" style:parent-style-name="Standard">
      <style:paragraph-properties fo:margin-left="3.81cm" fo:margin-right="0cm" fo:text-indent="-0.635cm" style:auto-text-indent="false"/>
    </style:style>
    <style:style style:name="P27" style:family="paragraph" style:parent-style-name="Standard">
      <style:paragraph-properties fo:margin-left="1.27cm" fo:margin-right="0cm" fo:text-indent="-0.635cm" style:auto-text-indent="false"/>
      <style:text-properties fo:color="#000000" style:font-name="Consolas" fo:font-size="9.5pt" fo:background-color="#0000ff" style:font-size-asian="9.5pt"/>
    </style:style>
    <style:style style:name="P28" style:family="paragraph" style:parent-style-name="Standard">
      <style:paragraph-properties fo:margin-left="1.27cm" fo:margin-right="0cm" fo:text-indent="-0.635cm" style:auto-text-indent="false"/>
      <style:text-properties officeooo:paragraph-rsid="004afa0c"/>
    </style:style>
    <style:style style:name="P29" style:family="paragraph" style:parent-style-name="Standard">
      <style:paragraph-properties fo:margin-left="3.81cm" fo:margin-right="0cm" fo:text-indent="0cm" style:auto-text-indent="false"/>
    </style:style>
    <style:style style:name="P30" style:family="paragraph" style:parent-style-name="Standard">
      <style:paragraph-properties fo:margin-left="1.905cm" fo:margin-right="0cm" fo:text-indent="0cm" style:auto-text-indent="false"/>
      <style:text-properties officeooo:paragraph-rsid="00372a43"/>
    </style:style>
    <style:style style:name="P31" style:family="paragraph" style:parent-style-name="Standard" style:list-style-name="L15">
      <style:text-properties officeooo:paragraph-rsid="0010ac81"/>
    </style:style>
    <style:style style:name="P32" style:family="paragraph" style:parent-style-name="Standard" style:list-style-name="L15">
      <style:text-properties fo:color="#000000" style:font-name="Consolas1" fo:font-size="9.5pt" officeooo:paragraph-rsid="0010ac81" style:font-name-asian="Consolas1" style:font-size-asian="9.5pt" style:font-name-complex="Consolas1" style:font-size-complex="9.5pt"/>
    </style:style>
    <style:style style:name="P33" style:family="paragraph" style:parent-style-name="Standard" style:list-style-name="L16">
      <style:paragraph-properties style:text-autospace="none"/>
      <style:text-properties fo:color="#000000" style:font-name="Consolas1" fo:font-size="9.5pt" officeooo:paragraph-rsid="0010ac81" style:font-name-asian="Consolas1" style:font-size-asian="9.5pt" style:font-name-complex="Consolas1" style:font-size-complex="9.5pt"/>
    </style:style>
    <style:style style:name="P34" style:family="paragraph" style:parent-style-name="Standard" style:list-style-name="L18">
      <style:text-properties fo:color="#000000" style:font-name="Consolas1" fo:font-size="9.5pt" style:font-name-asian="Consolas1" style:font-size-asian="9.5pt" style:font-name-complex="Consolas1" style:font-size-complex="9.5pt"/>
    </style:style>
    <style:style style:name="P35" style:family="paragraph" style:parent-style-name="Standard" style:list-style-name="L18">
      <style:text-properties fo:color="#000000" style:font-name="Consolas1" fo:font-size="9.5pt" officeooo:paragraph-rsid="0010ac81" style:font-name-asian="Consolas1" style:font-size-asian="9.5pt" style:font-name-complex="Consolas1" style:font-size-complex="9.5pt"/>
    </style:style>
    <style:style style:name="P36" style:family="paragraph" style:parent-style-name="Standard" style:list-style-name="L19">
      <style:text-properties fo:color="#000000" style:font-name="Consolas1" fo:font-size="9.5pt" style:font-name-asian="Consolas1" style:font-size-asian="9.5pt" style:font-name-complex="Consolas1" style:font-size-complex="9.5pt"/>
    </style:style>
    <style:style style:name="P37" style:family="paragraph" style:parent-style-name="Standard" style:list-style-name="L21">
      <style:paragraph-properties>
        <style:tab-stops/>
      </style:paragraph-properties>
      <style:text-properties fo:color="#000000" style:font-name="Consolas1" fo:font-size="9.5pt" style:font-name-asian="Consolas1" style:font-size-asian="9.5pt" style:font-name-complex="Consolas1" style:font-size-complex="9.5pt"/>
    </style:style>
    <style:style style:name="P38" style:family="paragraph" style:parent-style-name="Standard" style:list-style-name="L21">
      <style:paragraph-properties>
        <style:tab-stops/>
      </style:paragraph-properties>
      <style:text-properties fo:color="#000000" style:font-name="Consolas1" fo:font-size="9.5pt" officeooo:paragraph-rsid="0010ac81" style:font-name-asian="Consolas1" style:font-size-asian="9.5pt" style:font-name-complex="Consolas1" style:font-size-complex="9.5pt"/>
    </style:style>
    <style:style style:name="P39" style:family="paragraph" style:parent-style-name="Standard" style:list-style-name="L19">
      <style:paragraph-properties>
        <style:tab-stops/>
      </style:paragraph-properties>
      <style:text-properties fo:color="#000000" style:font-name="Consolas1" fo:font-size="9.5pt" style:font-name-asian="Consolas1" style:font-size-asian="9.5pt" style:font-name-complex="Consolas1" style:font-size-complex="9.5pt"/>
    </style:style>
    <style:style style:name="P40" style:family="paragraph" style:parent-style-name="Standard" style:list-style-name="L19">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1" style:family="paragraph" style:parent-style-name="Standard" style:list-style-name="L22">
      <style:paragraph-properties style:text-autospace="none">
        <style:tab-stops/>
      </style:paragraph-properties>
      <style:text-properties fo:color="#000000" style:font-name="Consolas1" fo:font-size="9.5pt" style:font-name-asian="Consolas1" style:font-size-asian="9.5pt" style:font-name-complex="Consolas1" style:font-size-complex="9.5pt"/>
    </style:style>
    <style:style style:name="P42" style:family="paragraph" style:parent-style-name="Standard" style:list-style-name="L22">
      <style:paragraph-properties style:text-autospace="none"/>
      <style:text-properties fo:color="#000000" style:font-name="Consolas1" fo:font-size="9.5pt" style:font-name-asian="Consolas1" style:font-size-asian="9.5pt" style:font-name-complex="Consolas1" style:font-size-complex="9.5pt"/>
    </style:style>
    <style:style style:name="P43" style:family="paragraph" style:parent-style-name="Standard" style:list-style-name="L23">
      <style:paragraph-properties style:text-autospace="none"/>
      <style:text-properties fo:color="#000000" style:font-name="Consolas1" fo:font-size="9.5pt" style:font-name-asian="Consolas1" style:font-size-asian="9.5pt" style:font-name-complex="Consolas1" style:font-size-complex="9.5pt"/>
    </style:style>
    <style:style style:name="P44" style:family="paragraph" style:parent-style-name="Standard" style:list-style-name="L25">
      <style:text-properties fo:color="#000000" style:font-name="Consolas" fo:font-size="9.5pt" officeooo:paragraph-rsid="00369ebc" fo:background-color="#0000ff" style:font-size-asian="9.5pt"/>
    </style:style>
    <style:style style:name="P45" style:family="paragraph" style:parent-style-name="Standard" style:list-style-name="L27">
      <style:text-properties fo:color="#000000" style:font-name="Consolas" fo:font-size="9.5pt" fo:background-color="#0000ff" style:font-size-asian="9.5pt"/>
    </style:style>
    <style:style style:name="P46" style:family="paragraph" style:parent-style-name="Standard" style:list-style-name="L29">
      <style:text-properties fo:color="#000000" style:font-name="Consolas" fo:font-size="9.5pt" fo:background-color="#0000ff" style:font-size-asian="9.5pt"/>
    </style:style>
    <style:style style:name="P47" style:family="paragraph" style:parent-style-name="Standard" style:list-style-name="L30">
      <style:text-properties fo:color="#000000" style:font-name="Consolas" fo:font-size="9.5pt" fo:background-color="#0000ff" style:font-size-asian="9.5pt"/>
    </style:style>
    <style:style style:name="P48" style:family="paragraph" style:parent-style-name="Standard" style:list-style-name="L31">
      <style:text-properties fo:color="#000000" style:font-name="Consolas" fo:font-size="9.5pt" fo:background-color="#0000ff" style:font-size-asian="9.5pt"/>
    </style:style>
    <style:style style:name="P49" style:family="paragraph" style:parent-style-name="Standard" style:list-style-name="L32">
      <style:text-properties fo:color="#000000" style:font-name="Consolas" fo:font-size="9.5pt" fo:background-color="#0000ff" style:font-size-asian="9.5pt"/>
    </style:style>
    <style:style style:name="P50" style:family="paragraph" style:parent-style-name="Standard" style:list-style-name="L16"/>
    <style:style style:name="P51" style:family="paragraph" style:parent-style-name="Standard" style:list-style-name="L16">
      <style:paragraph-properties style:text-autospace="none"/>
    </style:style>
    <style:style style:name="P52" style:family="paragraph" style:parent-style-name="Standard" style:list-style-name="L16">
      <style:paragraph-properties style:text-autospace="none"/>
      <style:text-properties officeooo:paragraph-rsid="0010ac81"/>
    </style:style>
    <style:style style:name="P53" style:family="paragraph" style:parent-style-name="Standard" style:list-style-name="L17"/>
    <style:style style:name="P54" style:family="paragraph" style:parent-style-name="Standard" style:list-style-name="L18"/>
    <style:style style:name="P55" style:family="paragraph" style:parent-style-name="Standard" style:list-style-name="L18">
      <style:text-properties officeooo:paragraph-rsid="0010ac81"/>
    </style:style>
    <style:style style:name="P56" style:family="paragraph" style:parent-style-name="Standard" style:list-style-name="L19"/>
    <style:style style:name="P57" style:family="paragraph" style:parent-style-name="Standard" style:list-style-name="L20">
      <style:paragraph-properties>
        <style:tab-stops/>
      </style:paragraph-properties>
    </style:style>
    <style:style style:name="P58" style:family="paragraph" style:parent-style-name="Standard" style:list-style-name="L21">
      <style:paragraph-properties>
        <style:tab-stops/>
      </style:paragraph-properties>
    </style:style>
    <style:style style:name="P59" style:family="paragraph" style:parent-style-name="Standard" style:list-style-name="L21">
      <style:paragraph-properties>
        <style:tab-stops/>
      </style:paragraph-properties>
      <style:text-properties officeooo:paragraph-rsid="0010ac81"/>
    </style:style>
    <style:style style:name="P60" style:family="paragraph" style:parent-style-name="Standard" style:list-style-name="L19">
      <style:paragraph-properties>
        <style:tab-stops/>
      </style:paragraph-properties>
    </style:style>
    <style:style style:name="P61" style:family="paragraph" style:parent-style-name="Standard" style:list-style-name="L22">
      <style:paragraph-properties style:text-autospace="none">
        <style:tab-stops/>
      </style:paragraph-properties>
    </style:style>
    <style:style style:name="P62" style:family="paragraph" style:parent-style-name="Standard" style:list-style-name="L22">
      <style:paragraph-properties style:text-autospace="none"/>
    </style:style>
    <style:style style:name="P63" style:family="paragraph" style:parent-style-name="Standard" style:list-style-name="L22">
      <style:paragraph-properties style:text-autospace="none">
        <style:tab-stops/>
      </style:paragraph-properties>
      <style:text-properties fo:color="#008000" style:font-name="Consolas1" fo:font-size="9.5pt" style:font-name-asian="Consolas1" style:font-size-asian="9.5pt" style:font-name-complex="Consolas1" style:font-size-complex="9.5pt"/>
    </style:style>
    <style:style style:name="P64" style:family="paragraph" style:parent-style-name="Standard" style:list-style-name="L22">
      <style:paragraph-properties style:text-autospace="none"/>
      <style:text-properties fo:color="#008000" style:font-name="Consolas1" fo:font-size="9.5pt" style:font-name-asian="Consolas1" style:font-size-asian="9.5pt" style:font-name-complex="Consolas1" style:font-size-complex="9.5pt"/>
    </style:style>
    <style:style style:name="P65" style:family="paragraph" style:parent-style-name="Standard" style:list-style-name="L23">
      <style:paragraph-properties style:text-autospace="none"/>
      <style:text-properties fo:color="#008000" style:font-name="Consolas1" fo:font-size="9.5pt" style:font-name-asian="Consolas1" style:font-size-asian="9.5pt" style:font-name-complex="Consolas1" style:font-size-complex="9.5pt"/>
    </style:style>
    <style:style style:name="P66" style:family="paragraph" style:parent-style-name="Standard" style:list-style-name="L22">
      <style:paragraph-properties style:text-autospace="none">
        <style:tab-stops/>
      </style:paragraph-properties>
      <style:text-properties fo:color="#0000ff" style:font-name="Consolas1" fo:font-size="9.5pt" style:font-name-asian="Consolas1" style:font-size-asian="9.5pt" style:font-name-complex="Consolas1" style:font-size-complex="9.5pt"/>
    </style:style>
    <style:style style:name="P67" style:family="paragraph" style:parent-style-name="Standard" style:list-style-name="L23">
      <style:paragraph-properties style:text-autospace="none"/>
    </style:style>
    <style:style style:name="P68" style:family="paragraph" style:parent-style-name="Standard" style:list-style-name="L24"/>
    <style:style style:name="P69" style:family="paragraph" style:parent-style-name="Standard" style:list-style-name="L24">
      <style:text-properties officeooo:paragraph-rsid="0011d3e2"/>
    </style:style>
    <style:style style:name="P70" style:family="paragraph" style:parent-style-name="Standard" style:list-style-name="L24">
      <style:text-properties officeooo:paragraph-rsid="0014da3d"/>
    </style:style>
    <style:style style:name="P71" style:family="paragraph" style:parent-style-name="Standard" style:list-style-name="L24">
      <style:text-properties officeooo:paragraph-rsid="0012f898"/>
    </style:style>
    <style:style style:name="P72" style:family="paragraph" style:parent-style-name="Standard" style:list-style-name="L24">
      <style:text-properties officeooo:paragraph-rsid="00252619"/>
    </style:style>
    <style:style style:name="P73" style:family="paragraph" style:parent-style-name="Standard" style:list-style-name="L24">
      <style:text-properties officeooo:paragraph-rsid="00271117"/>
    </style:style>
    <style:style style:name="P74" style:family="paragraph" style:parent-style-name="Standard" style:list-style-name="L24">
      <style:text-properties officeooo:paragraph-rsid="0018535a"/>
    </style:style>
    <style:style style:name="P75" style:family="paragraph" style:parent-style-name="Standard" style:list-style-name="L24">
      <style:text-properties officeooo:paragraph-rsid="0019e517"/>
    </style:style>
    <style:style style:name="P76" style:family="paragraph" style:parent-style-name="Standard" style:list-style-name="L24">
      <style:text-properties officeooo:paragraph-rsid="00287726"/>
    </style:style>
    <style:style style:name="P77" style:family="paragraph" style:parent-style-name="Standard" style:list-style-name="L24">
      <style:text-properties officeooo:paragraph-rsid="001ef108"/>
    </style:style>
    <style:style style:name="P78" style:family="paragraph" style:parent-style-name="Standard" style:list-style-name="L25"/>
    <style:style style:name="P79" style:family="paragraph" style:parent-style-name="Standard" style:list-style-name="L25">
      <style:text-properties officeooo:paragraph-rsid="0022bf94"/>
    </style:style>
    <style:style style:name="P80" style:family="paragraph" style:parent-style-name="Standard" style:list-style-name="L25">
      <style:text-properties officeooo:paragraph-rsid="00329f2b"/>
    </style:style>
    <style:style style:name="P81" style:family="paragraph" style:parent-style-name="Standard" style:list-style-name="L25">
      <style:text-properties officeooo:paragraph-rsid="002cb487"/>
    </style:style>
    <style:style style:name="P82" style:family="paragraph" style:parent-style-name="Standard" style:list-style-name="L25">
      <style:text-properties officeooo:paragraph-rsid="002e5921"/>
    </style:style>
    <style:style style:name="P83" style:family="paragraph" style:parent-style-name="Standard" style:list-style-name="L25">
      <style:text-properties officeooo:paragraph-rsid="0034026c"/>
    </style:style>
    <style:style style:name="P84" style:family="paragraph" style:parent-style-name="Standard" style:list-style-name="L25">
      <style:text-properties officeooo:paragraph-rsid="00338774"/>
    </style:style>
    <style:style style:name="P85" style:family="paragraph" style:parent-style-name="Standard" style:list-style-name="L25">
      <style:text-properties officeooo:paragraph-rsid="0034f8d8"/>
    </style:style>
    <style:style style:name="P86" style:family="paragraph" style:parent-style-name="Standard" style:list-style-name="L25">
      <style:text-properties officeooo:paragraph-rsid="00353f14"/>
    </style:style>
    <style:style style:name="P87" style:family="paragraph" style:parent-style-name="Standard" style:list-style-name="L25">
      <style:text-properties officeooo:paragraph-rsid="00365163"/>
    </style:style>
    <style:style style:name="P88" style:family="paragraph" style:parent-style-name="Standard" style:list-style-name="L25">
      <style:text-properties officeooo:paragraph-rsid="00369ebc"/>
    </style:style>
    <style:style style:name="P89" style:family="paragraph" style:parent-style-name="Standard" style:list-style-name="L25">
      <style:text-properties officeooo:paragraph-rsid="00372a43"/>
    </style:style>
    <style:style style:name="P90" style:family="paragraph" style:parent-style-name="Standard" style:list-style-name="L25">
      <style:text-properties officeooo:paragraph-rsid="0039b1f8"/>
    </style:style>
    <style:style style:name="P91" style:family="paragraph" style:parent-style-name="Standard" style:list-style-name="L26">
      <style:text-properties officeooo:paragraph-rsid="00372a43"/>
    </style:style>
    <style:style style:name="P92" style:family="paragraph" style:parent-style-name="Standard" style:list-style-name="L27"/>
    <style:style style:name="P93" style:family="paragraph" style:parent-style-name="Standard" style:list-style-name="L27">
      <style:text-properties officeooo:paragraph-rsid="0039b1f8"/>
    </style:style>
    <style:style style:name="P94" style:family="paragraph" style:parent-style-name="Standard" style:list-style-name="L27">
      <style:text-properties officeooo:paragraph-rsid="003a8024"/>
    </style:style>
    <style:style style:name="P95" style:family="paragraph" style:parent-style-name="Standard" style:list-style-name="L27">
      <style:text-properties officeooo:paragraph-rsid="003b657a"/>
    </style:style>
    <style:style style:name="P96" style:family="paragraph" style:parent-style-name="Standard" style:list-style-name="L27">
      <style:text-properties officeooo:paragraph-rsid="003dd99e"/>
    </style:style>
    <style:style style:name="P97" style:family="paragraph" style:parent-style-name="Standard" style:list-style-name="L27">
      <style:text-properties officeooo:paragraph-rsid="003fb893"/>
    </style:style>
    <style:style style:name="P98" style:family="paragraph" style:parent-style-name="Standard" style:list-style-name="L28"/>
    <style:style style:name="P99" style:family="paragraph" style:parent-style-name="Standard" style:list-style-name="L28">
      <style:text-properties officeooo:paragraph-rsid="00404588"/>
    </style:style>
    <style:style style:name="P100" style:family="paragraph" style:parent-style-name="Standard" style:list-style-name="L28">
      <style:text-properties officeooo:paragraph-rsid="00418a74"/>
    </style:style>
    <style:style style:name="P101" style:family="paragraph" style:parent-style-name="Standard" style:list-style-name="L28">
      <style:text-properties officeooo:paragraph-rsid="0043312f"/>
    </style:style>
    <style:style style:name="P102" style:family="paragraph" style:parent-style-name="Standard" style:list-style-name="L29"/>
    <style:style style:name="P103" style:family="paragraph" style:parent-style-name="Standard" style:list-style-name="L29">
      <style:text-properties officeooo:paragraph-rsid="0043ed72"/>
    </style:style>
    <style:style style:name="P104" style:family="paragraph" style:parent-style-name="Standard" style:list-style-name="L29">
      <style:text-properties officeooo:paragraph-rsid="00446018"/>
    </style:style>
    <style:style style:name="P105" style:family="paragraph" style:parent-style-name="Standard" style:list-style-name="L30"/>
    <style:style style:name="P106" style:family="paragraph" style:parent-style-name="Standard" style:list-style-name="L30">
      <style:text-properties officeooo:paragraph-rsid="0044bc53"/>
    </style:style>
    <style:style style:name="P107" style:family="paragraph" style:parent-style-name="Standard" style:list-style-name="L30">
      <style:text-properties officeooo:paragraph-rsid="00499e7e"/>
    </style:style>
    <style:style style:name="P108" style:family="paragraph" style:parent-style-name="Standard" style:list-style-name="L30">
      <style:text-properties officeooo:paragraph-rsid="004832b7"/>
    </style:style>
    <style:style style:name="P109" style:family="paragraph" style:parent-style-name="Standard" style:list-style-name="L31"/>
    <style:style style:name="P110" style:family="paragraph" style:parent-style-name="Standard" style:list-style-name="L31">
      <style:text-properties officeooo:paragraph-rsid="00499e7e"/>
    </style:style>
    <style:style style:name="P111" style:family="paragraph" style:parent-style-name="Standard" style:list-style-name="L32"/>
    <style:style style:name="P112" style:family="paragraph" style:parent-style-name="Standard" style:list-style-name="L32">
      <style:text-properties officeooo:paragraph-rsid="004afa0c"/>
    </style:style>
    <style:style style:name="P113" style:family="paragraph" style:parent-style-name="Standard" style:list-style-name="L33"/>
    <style:style style:name="P114" style:family="paragraph" style:parent-style-name="Standard" style:list-style-name="L33">
      <style:text-properties officeooo:paragraph-rsid="004b17d5"/>
    </style:style>
    <style:style style:name="P115" style:family="paragraph" style:parent-style-name="Standard" style:list-style-name="L34">
      <style:text-properties officeooo:paragraph-rsid="004b17d5"/>
    </style:style>
    <style:style style:name="P116" style:family="paragraph" style:parent-style-name="Standard" style:list-style-name="L34">
      <style:text-properties officeooo:paragraph-rsid="004c1643"/>
    </style:style>
    <style:style style:name="P117" style:family="paragraph" style:parent-style-name="Standard" style:list-style-name="L35"/>
    <style:style style:name="P118" style:family="paragraph" style:parent-style-name="Standard" style:list-style-name="L35">
      <style:text-properties officeooo:paragraph-rsid="004d9fab"/>
    </style:style>
    <style:style style:name="P119" style:family="paragraph" style:parent-style-name="Standard" style:list-style-name="L35">
      <style:text-properties officeooo:paragraph-rsid="004dc8c5"/>
    </style:style>
    <style:style style:name="P120" style:family="paragraph" style:parent-style-name="Standard" style:list-style-name="L35">
      <style:text-properties officeooo:paragraph-rsid="004e2bd0"/>
    </style:style>
    <style:style style:name="P121" style:family="paragraph" style:parent-style-name="Standard" style:list-style-name="L35">
      <style:text-properties officeooo:paragraph-rsid="004fcbd2"/>
    </style:style>
    <style:style style:name="P122" style:family="paragraph" style:parent-style-name="Standard" style:list-style-name="L35">
      <style:text-properties officeooo:paragraph-rsid="0050783a"/>
    </style:style>
    <style:style style:name="P123" style:family="paragraph" style:parent-style-name="Standard" style:list-style-name="L35">
      <style:text-properties officeooo:paragraph-rsid="0051cecc"/>
    </style:style>
    <style:style style:name="P124" style:family="paragraph" style:parent-style-name="Standard" style:list-style-name="L35">
      <style:text-properties officeooo:paragraph-rsid="0053b0a5"/>
    </style:style>
    <style:style style:name="P125" style:family="paragraph" style:parent-style-name="Standard" style:list-style-name="L35">
      <style:text-properties officeooo:paragraph-rsid="00543997"/>
    </style:style>
    <style:style style:name="P126" style:family="paragraph" style:parent-style-name="Standard" style:list-style-name="L35">
      <style:text-properties officeooo:paragraph-rsid="0054d4f8"/>
    </style:style>
    <style:style style:name="P127" style:family="paragraph" style:parent-style-name="Standard" style:list-style-name="L35">
      <style:text-properties officeooo:paragraph-rsid="00552c32"/>
    </style:style>
    <style:style style:name="P128" style:family="paragraph" style:parent-style-name="Standard" style:list-style-name="L18">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29" style:family="paragraph" style:parent-style-name="Standard" style:list-style-name="L19">
      <style:paragraph-properties fo:margin-left="1.984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30" style:family="paragraph" style:parent-style-name="Standard" style:list-style-name="L19">
      <style:paragraph-properties fo:margin-left="2.619cm" fo:margin-right="0cm" fo:text-indent="-0.635cm" style:auto-text-indent="false"/>
    </style:style>
    <style:style style:name="P131" style:family="paragraph" style:parent-style-name="Standard" style:list-style-name="L19">
      <style:paragraph-properties fo:margin-left="2.566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32" style:family="paragraph" style:parent-style-name="Standard" style:list-style-name="L21">
      <style:paragraph-properties fo:margin-left="1.879cm" fo:margin-right="0cm" fo:text-indent="-0.635cm" style:auto-text-indent="false">
        <style:tab-stops>
          <style:tab-stop style:position="0.079cm"/>
        </style:tab-stops>
      </style:paragraph-properties>
    </style:style>
    <style:style style:name="P133" style:family="paragraph" style:parent-style-name="Standard" style:list-style-name="L21">
      <style:paragraph-properties fo:margin-left="1.905cm" fo:margin-right="0cm" fo:text-indent="-0.635cm" style:auto-text-indent="false">
        <style:tab-stops/>
      </style:paragraph-properties>
      <style:text-properties fo:color="#000000" style:font-name="Consolas1" fo:font-size="9.5pt" style:font-name-asian="Consolas1" style:font-size-asian="9.5pt" style:font-name-complex="Consolas1" style:font-size-complex="9.5pt"/>
    </style:style>
    <style:style style:name="P134" style:family="paragraph" style:parent-style-name="Standard" style:list-style-name="L21">
      <style:paragraph-properties fo:margin-left="1.905cm" fo:margin-right="0cm" fo:text-indent="-0.635cm" style:auto-text-indent="false">
        <style:tab-stops/>
      </style:paragraph-properties>
      <style:text-properties fo:color="#0000ff" style:font-name="Consolas1" fo:font-size="9.5pt" style:font-name-asian="Consolas1" style:font-size-asian="9.5pt" style:font-name-complex="Consolas1" style:font-size-complex="9.5pt"/>
    </style:style>
    <style:style style:name="P135" style:family="paragraph" style:parent-style-name="Standard" style:list-style-name="L21">
      <style:paragraph-properties fo:margin-left="1.905cm" fo:margin-right="0cm" fo:text-indent="-0.635cm" style:auto-text-indent="false">
        <style:tab-stops>
          <style:tab-stop style:position="0.397cm"/>
        </style:tab-stops>
      </style:paragraph-properties>
    </style:style>
    <style:style style:name="P136"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37" style:family="paragraph" style:parent-style-name="Standard" style:list-style-name="L21">
      <style:paragraph-properties fo:margin-left="1.905cm" fo:margin-right="0cm" fo:text-indent="-0.635cm" style:auto-text-indent="false">
        <style:tab-stops>
          <style:tab-stop style:position="0.026cm"/>
        </style:tab-stops>
      </style:paragraph-properties>
    </style:style>
    <style:style style:name="P138" style:family="paragraph" style:parent-style-name="Standard" style:list-style-name="L21">
      <style:paragraph-properties fo:margin-left="1.905cm" fo:margin-right="0cm" fo:text-indent="-0.688cm" style:auto-text-indent="false">
        <style:tab-stops>
          <style:tab-stop style:position="0.026cm"/>
        </style:tab-stops>
      </style:paragraph-properties>
    </style:style>
    <style:style style:name="P139" style:family="paragraph" style:parent-style-name="Standard" style:list-style-name="L21">
      <style:paragraph-properties fo:margin-left="0cm" fo:margin-right="0cm" fo:text-indent="1.244cm" style:auto-text-indent="false">
        <style:tab-stops>
          <style:tab-stop style:position="1.905cm"/>
        </style:tab-stops>
      </style:paragraph-properties>
    </style:style>
    <style:style style:name="P140" style:family="paragraph" style:parent-style-name="Standard" style:list-style-name="L21">
      <style:paragraph-properties fo:margin-left="1.931cm" fo:margin-right="0cm" fo:text-indent="-0.635cm" style:auto-text-indent="false">
        <style:tab-stops>
          <style:tab-stop style:position="-0.026cm"/>
          <style:tab-stop style:position="0.661cm"/>
        </style:tab-stops>
      </style:paragraph-properties>
    </style:style>
    <style:style style:name="P141" style:family="paragraph" style:parent-style-name="Standard" style:list-style-name="L21">
      <style:paragraph-properties fo:margin-left="1.931cm" fo:margin-right="0cm" fo:text-indent="-0.635cm" style:auto-text-indent="false">
        <style:tab-stops>
          <style:tab-stop style:position="0.026cm"/>
        </style:tab-stops>
      </style:paragraph-properties>
    </style:style>
    <style:style style:name="P142" style:family="paragraph" style:parent-style-name="Standard" style:list-style-name="L21">
      <style:paragraph-properties fo:margin-left="1.958cm" fo:margin-right="0cm" fo:text-indent="-0.635cm" style:auto-text-indent="false">
        <style:tab-stops>
          <style:tab-stop style:position="-0.635cm"/>
          <style:tab-stop style:position="0.159cm"/>
        </style:tab-stops>
      </style:paragraph-properties>
    </style:style>
    <style:style style:name="P143" style:family="paragraph" style:parent-style-name="Standard" style:list-style-name="L22">
      <style:paragraph-properties fo:margin-left="2.593cm" fo:margin-right="0cm" fo:text-indent="-0.635cm" style:auto-text-indent="false" style:text-autospace="none">
        <style:tab-stops/>
      </style:paragraph-properties>
      <style:text-properties fo:color="#000000" style:font-name="Consolas1" fo:font-size="9.5pt" style:font-name-asian="Consolas1" style:font-size-asian="9.5pt" style:font-name-complex="Consolas1" style:font-size-complex="9.5pt"/>
    </style:style>
    <style:style style:name="P144" style:family="paragraph" style:parent-style-name="Standard" style:list-style-name="L24">
      <style:paragraph-properties fo:margin-left="2.54cm" fo:margin-right="0cm" fo:text-indent="-0.635cm" style:auto-text-indent="false"/>
    </style:style>
    <style:style style:name="P145" style:family="paragraph" style:parent-style-name="Standard" style:list-style-name="L25">
      <style:paragraph-properties fo:margin-left="2.54cm" fo:margin-right="0cm" fo:text-indent="-0.635cm" style:auto-text-indent="false"/>
    </style:style>
    <style:style style:name="P146" style:family="paragraph" style:parent-style-name="Standard" style:list-style-name="L25">
      <style:paragraph-properties fo:margin-left="2.54cm" fo:margin-right="0cm" fo:text-indent="-0.635cm" style:auto-text-indent="false"/>
      <style:text-properties officeooo:paragraph-rsid="00329f2b"/>
    </style:style>
    <style:style style:name="P147" style:family="paragraph" style:parent-style-name="Standard" style:list-style-name="L27">
      <style:paragraph-properties fo:margin-left="2.54cm" fo:margin-right="0cm" fo:text-indent="-0.635cm" style:auto-text-indent="false"/>
    </style:style>
    <style:style style:name="P148" style:family="paragraph" style:parent-style-name="Standard" style:list-style-name="L27">
      <style:paragraph-properties fo:margin-left="2.54cm" fo:margin-right="0cm" fo:text-indent="-0.635cm" style:auto-text-indent="false"/>
      <style:text-properties officeooo:paragraph-rsid="003a8024"/>
    </style:style>
    <style:style style:name="P149" style:family="paragraph" style:parent-style-name="Standard" style:list-style-name="L28">
      <style:paragraph-properties fo:margin-left="2.54cm" fo:margin-right="0cm" fo:text-indent="-0.635cm" style:auto-text-indent="false"/>
    </style:style>
    <style:style style:name="P150" style:family="paragraph" style:parent-style-name="Standard" style:list-style-name="L29">
      <style:paragraph-properties fo:margin-left="2.54cm" fo:margin-right="0cm" fo:text-indent="-0.635cm" style:auto-text-indent="false"/>
    </style:style>
    <style:style style:name="P151" style:family="paragraph" style:parent-style-name="Standard" style:list-style-name="L30">
      <style:paragraph-properties fo:margin-left="2.54cm" fo:margin-right="0cm" fo:text-indent="-0.635cm" style:auto-text-indent="false"/>
    </style:style>
    <style:style style:name="P152" style:family="paragraph" style:parent-style-name="Standard" style:list-style-name="L31">
      <style:paragraph-properties fo:margin-left="2.54cm" fo:margin-right="0cm" fo:text-indent="-0.635cm" style:auto-text-indent="false"/>
    </style:style>
    <style:style style:name="P153" style:family="paragraph" style:parent-style-name="Standard" style:list-style-name="L32">
      <style:paragraph-properties fo:margin-left="2.54cm" fo:margin-right="0cm" fo:text-indent="-0.635cm" style:auto-text-indent="false"/>
    </style:style>
    <style:style style:name="P154" style:family="paragraph" style:parent-style-name="Standard" style:list-style-name="L24">
      <style:paragraph-properties fo:margin-left="3.81cm" fo:margin-right="0cm" fo:text-indent="-0.635cm" style:auto-text-indent="false"/>
    </style:style>
    <style:style style:name="P155" style:family="paragraph" style:parent-style-name="Standard" style:list-style-name="L25">
      <style:paragraph-properties fo:margin-left="3.81cm" fo:margin-right="0cm" fo:text-indent="-0.635cm" style:auto-text-indent="false"/>
    </style:style>
    <style:style style:name="P156" style:family="paragraph" style:parent-style-name="Standard" style:list-style-name="L25">
      <style:paragraph-properties fo:margin-left="3.81cm" fo:margin-right="0cm" fo:text-indent="-0.635cm" style:auto-text-indent="false"/>
      <style:text-properties officeooo:paragraph-rsid="00329f2b"/>
    </style:style>
    <style:style style:name="P157" style:family="paragraph" style:parent-style-name="Standard" style:list-style-name="L27">
      <style:paragraph-properties fo:margin-left="3.81cm" fo:margin-right="0cm" fo:text-indent="-0.635cm" style:auto-text-indent="false"/>
    </style:style>
    <style:style style:name="P158" style:family="paragraph" style:parent-style-name="Standard" style:list-style-name="L29">
      <style:paragraph-properties fo:margin-left="3.81cm" fo:margin-right="0cm" fo:text-indent="-0.635cm" style:auto-text-indent="false"/>
    </style:style>
    <style:style style:name="P159" style:family="paragraph" style:parent-style-name="Standard" style:list-style-name="L30">
      <style:paragraph-properties fo:margin-left="3.81cm" fo:margin-right="0cm" fo:text-indent="-0.635cm" style:auto-text-indent="false"/>
    </style:style>
    <style:style style:name="P160" style:family="paragraph" style:parent-style-name="Standard" style:list-style-name="L31">
      <style:paragraph-properties fo:margin-left="3.81cm" fo:margin-right="0cm" fo:text-indent="-0.635cm" style:auto-text-indent="false"/>
    </style:style>
    <style:style style:name="P161" style:family="paragraph" style:parent-style-name="Standard" style:list-style-name="L32">
      <style:paragraph-properties fo:margin-left="3.81cm" fo:margin-right="0cm" fo:text-indent="-0.635cm" style:auto-text-indent="false"/>
    </style:style>
    <style:style style:name="P162" style:family="paragraph" style:parent-style-name="Standard" style:list-style-name="L35">
      <style:paragraph-properties fo:margin-left="3.81cm" fo:margin-right="0cm" fo:text-indent="-0.635cm" style:auto-text-indent="false"/>
    </style:style>
    <style:style style:name="P163" style:family="paragraph" style:parent-style-name="Standard" style:list-style-name="L24">
      <style:paragraph-properties fo:margin-left="11.668cm" fo:margin-right="0cm" fo:text-indent="-0.635cm" style:auto-text-indent="false">
        <style:tab-stops/>
      </style:paragraph-properties>
      <style:text-properties officeooo:paragraph-rsid="00252619"/>
    </style:style>
    <style:style style:name="P164" style:family="paragraph" style:parent-style-name="Standard" style:list-style-name="L25">
      <style:paragraph-properties fo:margin-left="1.27cm" fo:margin-right="0cm" fo:text-indent="0cm" style:auto-text-indent="false"/>
    </style:style>
    <style:style style:name="P165" style:family="paragraph" style:parent-style-name="Standard" style:list-style-name="L25">
      <style:paragraph-properties fo:margin-left="1.27cm" fo:margin-right="0cm" fo:text-indent="0cm" style:auto-text-indent="false"/>
      <style:text-properties fo:color="#000000" style:font-name="Consolas" fo:font-size="9.5pt" fo:background-color="#0000ff" style:font-size-asian="9.5pt"/>
    </style:style>
    <style:style style:name="P166" style:family="paragraph" style:parent-style-name="Standard" style:list-style-name="L25">
      <style:paragraph-properties fo:margin-left="1.27cm" fo:margin-right="0cm" fo:text-indent="-0.635cm" style:auto-text-indent="false"/>
    </style:style>
    <style:style style:name="P167" style:family="paragraph" style:parent-style-name="Standard" style:list-style-name="L27">
      <style:paragraph-properties fo:margin-left="1.27cm" fo:margin-right="0cm" fo:text-indent="-0.635cm" style:auto-text-indent="false"/>
      <style:text-properties officeooo:paragraph-rsid="003fb893"/>
    </style:style>
    <style:style style:name="P168" style:family="paragraph" style:parent-style-name="Standard" style:list-style-name="L32">
      <style:paragraph-properties fo:margin-left="1.27cm" fo:margin-right="0cm" fo:text-indent="-0.635cm" style:auto-text-indent="false"/>
      <style:text-properties officeooo:paragraph-rsid="004afa0c"/>
    </style:style>
    <style:style style:name="P169" style:family="paragraph" style:parent-style-name="Standard" style:list-style-name="L25">
      <style:paragraph-properties fo:margin-left="1.905cm" fo:margin-right="0cm" fo:text-indent="0cm" style:auto-text-indent="false"/>
    </style:style>
    <style:style style:name="P170" style:family="paragraph" style:parent-style-name="Standard" style:list-style-name="L25">
      <style:paragraph-properties fo:margin-left="7.62cm" fo:margin-right="0cm" fo:text-indent="0cm" style:auto-text-indent="false"/>
    </style:style>
    <style:style style:name="P171" style:family="paragraph" style:parent-style-name="Standard" style:list-style-name="L25">
      <style:paragraph-properties fo:margin-left="8.89cm" fo:margin-right="0cm" fo:text-indent="0cm" style:auto-text-indent="false"/>
    </style:style>
    <style:style style:name="P172" style:family="paragraph" style:parent-style-name="Standard" style:list-style-name="L25">
      <style:paragraph-properties fo:margin-left="6.35cm" fo:margin-right="0cm" fo:text-indent="0cm" style:auto-text-indent="false"/>
    </style:style>
    <style:style style:name="P173" style:family="paragraph" style:parent-style-name="Standard" style:list-style-name="L35">
      <style:paragraph-properties fo:background-color="transparent">
        <style:background-image/>
      </style:paragraph-properties>
      <style:text-properties fo:color="#000000" style:font-name="Consolas" fo:font-size="9.5pt" officeooo:paragraph-rsid="004fcbd2" fo:background-color="#0000ff" style:font-size-asian="9.5pt"/>
    </style:style>
    <style:style style:name="P174" style:family="paragraph" style:parent-style-name="Text_20_body" style:master-page-name="Standard">
      <style:paragraph-properties style:page-number="auto"/>
    </style:style>
    <style:style style:name="P175" style:family="paragraph" style:parent-style-name="Text_20_body" style:list-style-name="L1"/>
    <style:style style:name="P176" style:family="paragraph" style:parent-style-name="Text_20_body" style:list-style-name="L2"/>
    <style:style style:name="P177" style:family="paragraph" style:parent-style-name="Text_20_body" style:list-style-name="L3"/>
    <style:style style:name="P178" style:family="paragraph" style:parent-style-name="Text_20_body" style:list-style-name="L4"/>
    <style:style style:name="P179" style:family="paragraph" style:parent-style-name="Text_20_body" style:list-style-name="L4">
      <style:text-properties officeooo:paragraph-rsid="000e7d41"/>
    </style:style>
    <style:style style:name="P180" style:family="paragraph" style:parent-style-name="Text_20_body" style:list-style-name="L5"/>
    <style:style style:name="P181" style:family="paragraph" style:parent-style-name="Text_20_body" style:list-style-name="L6"/>
    <style:style style:name="P182" style:family="paragraph" style:parent-style-name="Text_20_body" style:list-style-name="L7"/>
    <style:style style:name="P183" style:family="paragraph" style:parent-style-name="Text_20_body" style:list-style-name="L8"/>
    <style:style style:name="P184" style:family="paragraph" style:parent-style-name="Text_20_body" style:list-style-name="L8">
      <style:text-properties officeooo:paragraph-rsid="000e7d41"/>
    </style:style>
    <style:style style:name="P185" style:family="paragraph" style:parent-style-name="Text_20_body" style:list-style-name="L8">
      <style:text-properties fo:color="#000000" style:font-name="Consolas1" fo:font-size="9.5pt" officeooo:paragraph-rsid="000e7d41" style:font-name-asian="Consolas1" style:font-size-asian="9.5pt" style:font-name-complex="Consolas1" style:font-size-complex="9.5pt"/>
    </style:style>
    <style:style style:name="P186" style:family="paragraph" style:parent-style-name="Text_20_body" style:list-style-name="L9"/>
    <style:style style:name="P187" style:family="paragraph" style:parent-style-name="Text_20_body" style:list-style-name="L10"/>
    <style:style style:name="P188" style:family="paragraph" style:parent-style-name="Text_20_body" style:list-style-name="L10">
      <style:text-properties officeooo:paragraph-rsid="000e7d41"/>
    </style:style>
    <style:style style:name="P189" style:family="paragraph" style:parent-style-name="Text_20_body" style:list-style-name="L11"/>
    <style:style style:name="P190" style:family="paragraph" style:parent-style-name="Text_20_body" style:list-style-name="L12"/>
    <style:style style:name="P191" style:family="paragraph" style:parent-style-name="Text_20_body" style:list-style-name="L13"/>
    <style:style style:name="P192" style:family="paragraph" style:parent-style-name="Text_20_body" style:list-style-name="L14"/>
    <style:style style:name="P193" style:family="paragraph" style:parent-style-name="Text_20_body" style:list-style-name="L15"/>
    <style:style style:name="P194" style:family="paragraph" style:parent-style-name="Text_20_body" style:list-style-name="L15">
      <style:text-properties officeooo:paragraph-rsid="000e7d41"/>
    </style:style>
    <style:style style:name="P195" style:family="paragraph" style:parent-style-name="Text_20_body" style:list-style-name="L15">
      <style:text-properties officeooo:paragraph-rsid="000f323a"/>
    </style:style>
    <style:style style:name="P196" style:family="paragraph" style:parent-style-name="Text_20_body" style:list-style-name="L15">
      <style:paragraph-properties>
        <style:tab-stops>
          <style:tab-stop style:position="-0.37cm"/>
        </style:tab-stops>
      </style:paragraph-properties>
    </style:style>
    <style:style style:name="P197" style:family="paragraph" style:parent-style-name="Text_20_body" style:list-style-name="L16"/>
    <style:style style:name="P198" style:family="paragraph" style:parent-style-name="Text_20_body" style:list-style-name="L16">
      <style:text-properties officeooo:paragraph-rsid="0010ac81"/>
    </style:style>
    <style:style style:name="P199" style:family="paragraph" style:parent-style-name="Text_20_body" style:list-style-name="L17"/>
    <style:style style:name="P200" style:family="paragraph" style:parent-style-name="Text_20_body" style:list-style-name="L18"/>
    <style:style style:name="P201" style:family="paragraph" style:parent-style-name="Text_20_body" style:list-style-name="L19"/>
    <style:style style:name="P202" style:family="paragraph" style:parent-style-name="Text_20_body" style:list-style-name="L19">
      <style:paragraph-properties>
        <style:tab-stops/>
      </style:paragraph-properties>
    </style:style>
    <style:style style:name="P203" style:family="paragraph" style:parent-style-name="Text_20_body" style:list-style-name="L35"/>
    <style:style style:name="P204" style:family="paragraph" style:parent-style-name="Text_20_body" style:list-style-name="L35">
      <style:text-properties officeooo:paragraph-rsid="0051cecc"/>
    </style:style>
    <style:style style:name="P205" style:family="paragraph" style:parent-style-name="Text_20_body" style:list-style-name="L35">
      <style:text-properties officeooo:paragraph-rsid="00543997"/>
    </style:style>
    <style:style style:name="P206" style:family="paragraph" style:parent-style-name="Text_20_body">
      <style:text-properties officeooo:paragraph-rsid="0057ad9e"/>
    </style:style>
    <style:style style:name="P207" style:family="paragraph" style:parent-style-name="Text_20_body" style:list-style-name="L15">
      <style:paragraph-properties fo:margin-left="11.642cm" fo:margin-right="0cm" fo:text-indent="-0.635cm" style:auto-text-indent="false">
        <style:tab-stops/>
      </style:paragraph-properties>
      <style:text-properties officeooo:paragraph-rsid="000e7d41"/>
    </style:style>
    <style:style style:name="P208" style:family="paragraph" style:parent-style-name="def" style:list-style-name="L24">
      <style:text-properties officeooo:paragraph-rsid="0011d3e2"/>
    </style:style>
    <style:style style:name="P209" style:family="paragraph" style:parent-style-name="def" style:list-style-name="L24">
      <style:text-properties officeooo:paragraph-rsid="0012f898"/>
    </style:style>
    <style:style style:name="P210" style:family="paragraph" style:parent-style-name="def" style:list-style-name="L24">
      <style:text-properties officeooo:paragraph-rsid="00252619"/>
    </style:style>
    <style:style style:name="P211" style:family="paragraph" style:parent-style-name="def" style:list-style-name="L24">
      <style:text-properties officeooo:paragraph-rsid="0017802e"/>
    </style:style>
    <style:style style:name="P212" style:family="paragraph" style:parent-style-name="def" style:list-style-name="L24">
      <style:text-properties officeooo:paragraph-rsid="0022bf94"/>
    </style:style>
    <style:style style:name="P213" style:family="paragraph" style:parent-style-name="def" style:list-style-name="L24">
      <style:text-properties officeooo:paragraph-rsid="0014da3d"/>
    </style:style>
    <style:style style:name="P214" style:family="paragraph" style:parent-style-name="def" style:list-style-name="L24">
      <style:text-properties officeooo:paragraph-rsid="0019e517"/>
    </style:style>
    <style:style style:name="P215" style:family="paragraph" style:parent-style-name="def" style:list-style-name="L24">
      <style:text-properties officeooo:paragraph-rsid="00178651"/>
    </style:style>
    <style:style style:name="P216" style:family="paragraph" style:parent-style-name="def" style:list-style-name="L24">
      <style:text-properties officeooo:paragraph-rsid="00158f6a"/>
    </style:style>
    <style:style style:name="P217" style:family="paragraph" style:parent-style-name="def" style:list-style-name="L24">
      <style:text-properties officeooo:paragraph-rsid="00271117"/>
    </style:style>
    <style:style style:name="P218" style:family="paragraph" style:parent-style-name="def" style:list-style-name="L24">
      <style:text-properties officeooo:paragraph-rsid="0018535a"/>
    </style:style>
    <style:style style:name="P219" style:family="paragraph" style:parent-style-name="def" style:list-style-name="L24">
      <style:text-properties officeooo:paragraph-rsid="002a17eb"/>
    </style:style>
    <style:style style:name="P220" style:family="paragraph" style:parent-style-name="def" style:list-style-name="L24">
      <style:text-properties officeooo:paragraph-rsid="002092cd"/>
    </style:style>
    <style:style style:name="P221" style:family="paragraph" style:parent-style-name="def" style:list-style-name="L24">
      <style:text-properties officeooo:rsid="0011d3e2" officeooo:paragraph-rsid="0011d3e2"/>
    </style:style>
    <style:style style:name="P222" style:family="paragraph" style:parent-style-name="def" style:list-style-name="L25">
      <style:text-properties officeooo:paragraph-rsid="0022bf94"/>
    </style:style>
    <style:style style:name="P223" style:family="paragraph" style:parent-style-name="def" style:list-style-name="L25">
      <style:text-properties officeooo:paragraph-rsid="002e5921"/>
    </style:style>
    <style:style style:name="P224" style:family="paragraph" style:parent-style-name="Def" style:list-style-name="L23"/>
    <style:style style:name="T1" style:family="text">
      <style:text-properties fo:font-weight="bold" style:font-weight-asian="bold" style:font-weight-complex="bold"/>
    </style:style>
    <style:style style:name="T2" style:family="text">
      <style:text-properties fo:font-weight="bold" officeooo:rsid="0011d3e2" style:font-weight-asian="bold" style:font-weight-complex="bold"/>
    </style:style>
    <style:style style:name="T3" style:family="text">
      <style:text-properties fo:font-weight="bold" officeooo:rsid="0043ed72" style:font-weight-asian="bold" style:font-weight-complex="bold"/>
    </style:style>
    <style:style style:name="T4" style:family="text">
      <style:text-properties fo:font-weight="bold" officeooo:rsid="00404588" style:font-weight-asian="bold" style:font-weight-complex="bold"/>
    </style:style>
    <style:style style:name="T5" style:family="text">
      <style:text-properties fo:font-weight="bold" officeooo:rsid="0039b1f8" style:font-weight-asian="bold" style:font-weight-complex="bold"/>
    </style:style>
    <style:style style:name="T6" style:family="text">
      <style:text-properties fo:font-weight="bold" officeooo:rsid="0044bc53" style:font-weight-asian="bold" style:font-weight-complex="bold"/>
    </style:style>
    <style:style style:name="T7" style:family="text">
      <style:text-properties fo:font-weight="bold" officeooo:rsid="00499e7e" style:font-weight-asian="bold" style:font-weight-complex="bold"/>
    </style:style>
    <style:style style:name="T8" style:family="text">
      <style:text-properties fo:font-weight="bold" officeooo:rsid="004d9fab" style:font-weight-asian="bold" style:font-weight-complex="bold"/>
    </style:style>
    <style:style style:name="T9" style:family="text">
      <style:text-properties fo:font-weight="bold" officeooo:rsid="0051cecc" style:font-weight-asian="bold" style:font-weight-complex="bold"/>
    </style:style>
    <style:style style:name="T10" style:family="text">
      <style:text-properties fo:font-weight="bold" officeooo:rsid="00543997" style:font-weight-asian="bold" style:font-weight-complex="bold"/>
    </style:style>
    <style:style style:name="T11" style:family="text">
      <style:text-properties fo:font-weight="bold" officeooo:rsid="0054d4f8" style:font-weight-asian="bold" style:font-weight-complex="bold"/>
    </style:style>
    <style:style style:name="T12" style:family="text">
      <style:text-properties fo:font-weight="bold" officeooo:rsid="00552c32" style:font-weight-asian="bold" style:font-weight-complex="bold"/>
    </style:style>
    <style:style style:name="T13" style:family="text">
      <style:text-properties style:font-name="Times New Roman" fo:font-weight="bold" style:font-weight-asian="bold" style:font-weight-complex="bold"/>
    </style:style>
    <style:style style:name="T14" style:family="text">
      <style:text-properties fo:font-size="11pt" style:font-size-asian="11pt" style:font-size-complex="11pt"/>
    </style:style>
    <style:style style:name="T15" style:family="text">
      <style:text-properties fo:color="#000000"/>
    </style:style>
    <style:style style:name="T16" style:family="text">
      <style:text-properties fo:color="#000000" style:font-name="Consolas1" fo:font-size="9.5pt" style:font-name-asian="Consolas1" style:font-size-asian="9.5pt" style:font-name-complex="Consolas1" style:font-size-complex="9.5pt"/>
    </style:style>
    <style:style style:name="T17" style:family="text">
      <style:text-properties fo:color="#000000" style:font-name="Consolas1" fo:font-size="9.5pt" fo:font-weight="normal" style:font-name-asian="Consolas1" style:font-size-asian="9.5pt" style:font-weight-asian="normal" style:font-name-complex="Consolas1" style:font-size-complex="9.5pt" style:font-weight-complex="normal"/>
    </style:style>
    <style:style style:name="T18" style:family="text">
      <style:text-properties fo:color="#000000" style:font-name="Consolas1" fo:font-size="9.5pt" fo:font-weight="bold" style:font-name-asian="Consolas1" style:font-size-asian="9.5pt" style:font-weight-asian="bold" style:font-name-complex="Consolas1" style:font-size-complex="9.5pt" style:font-weight-complex="bold"/>
    </style:style>
    <style:style style:name="T19" style:family="text">
      <style:text-properties fo:color="#000000" style:font-name-asian="Consolas1" style:font-name-complex="Consolas1"/>
    </style:style>
    <style:style style:name="T20" style:family="text">
      <style:text-properties fo:color="#000000" style:font-name="Times New Roman" fo:font-size="12pt" style:font-name-asian="Consolas1" style:font-size-asian="12pt" style:font-name-complex="Consolas1" style:font-size-complex="12pt"/>
    </style:style>
    <style:style style:name="T21" style:family="text">
      <style:text-properties fo:color="#000000" style:font-name="Times New Roman" fo:font-size="12pt" fo:font-weight="bold" style:font-name-asian="Consolas1" style:font-size-asian="12pt" style:font-weight-asian="bold" style:font-name-complex="Consolas1" style:font-size-complex="12pt" style:font-weight-complex="bold"/>
    </style:style>
    <style:style style:name="T22" style:family="text">
      <style:text-properties fo:color="#000000" style:font-name="Times New Roman" fo:font-size="12pt" fo:background-color="transparent" style:font-name-asian="Consolas1" style:font-size-asian="12pt" style:font-name-complex="Consolas1" style:font-size-complex="12pt"/>
    </style:style>
    <style:style style:name="T23" style:family="text">
      <style:text-properties fo:color="#000000" fo:font-weight="bold" style:font-name-asian="Consolas1" style:font-weight-asian="bold" style:font-name-complex="Consolas1" style:font-weight-complex="bold"/>
    </style:style>
    <style:style style:name="T24" style:family="text">
      <style:text-properties fo:color="#000000" fo:font-weight="normal" style:font-name-asian="Consolas1" style:font-weight-asian="normal" style:font-name-complex="Consolas1" style:font-weight-complex="normal"/>
    </style:style>
    <style:style style:name="T25" style:family="text">
      <style:text-properties fo:color="#000000" style:font-name="Consolas"/>
    </style:style>
    <style:style style:name="T26" style:family="text">
      <style:text-properties fo:color="#000000" style:font-name="Consolas" officeooo:rsid="002cb487"/>
    </style:style>
    <style:style style:name="T27" style:family="text">
      <style:text-properties fo:color="#000000" style:font-name="Consolas" officeooo:rsid="00317186"/>
    </style:style>
    <style:style style:name="T28" style:family="text">
      <style:text-properties fo:color="#000000" style:font-name="Consolas" officeooo:rsid="00338774"/>
    </style:style>
    <style:style style:name="T29" style:family="text">
      <style:text-properties fo:color="#000000" style:font-name="Consolas" officeooo:rsid="0034f8d8"/>
    </style:style>
    <style:style style:name="T30" style:family="text">
      <style:text-properties fo:color="#000000" style:font-name="Consolas" officeooo:rsid="00365163"/>
    </style:style>
    <style:style style:name="T31" style:family="text">
      <style:text-properties fo:color="#000000" style:font-name="Consolas" officeooo:rsid="00372a43"/>
    </style:style>
    <style:style style:name="T32" style:family="text">
      <style:text-properties fo:color="#000000" style:font-name="Consolas" officeooo:rsid="003a8024"/>
    </style:style>
    <style:style style:name="T33" style:family="text">
      <style:text-properties fo:color="#000000" style:font-name="Consolas" officeooo:rsid="0039b1f8"/>
    </style:style>
    <style:style style:name="T34" style:family="text">
      <style:text-properties fo:color="#000000" style:font-name="Consolas" officeooo:rsid="003b657a"/>
    </style:style>
    <style:style style:name="T35" style:family="text">
      <style:text-properties fo:color="#000000" style:font-name="Consolas" officeooo:rsid="003cdede"/>
    </style:style>
    <style:style style:name="T36" style:family="text">
      <style:text-properties fo:color="#000000" style:font-name="Consolas" officeooo:rsid="003d36df"/>
    </style:style>
    <style:style style:name="T37" style:family="text">
      <style:text-properties fo:color="#000000" style:font-name="Consolas" officeooo:rsid="003fb893"/>
    </style:style>
    <style:style style:name="T38" style:family="text">
      <style:text-properties fo:color="#000000" style:font-name="Consolas" officeooo:rsid="00418a74"/>
    </style:style>
    <style:style style:name="T39" style:family="text">
      <style:text-properties fo:color="#000000" style:font-name="Consolas" officeooo:rsid="0043312f"/>
    </style:style>
    <style:style style:name="T40" style:family="text">
      <style:text-properties fo:color="#000000" style:font-name="Consolas" officeooo:rsid="00446018"/>
    </style:style>
    <style:style style:name="T41" style:family="text">
      <style:text-properties fo:color="#000000" style:font-name="Consolas" officeooo:rsid="00499e7e"/>
    </style:style>
    <style:style style:name="T42" style:family="text">
      <style:text-properties fo:color="#000000" style:font-name="Consolas" officeooo:rsid="004afa0c"/>
    </style:style>
    <style:style style:name="T43" style:family="text">
      <style:text-properties fo:color="#000000" style:font-name="Consolas" officeooo:rsid="004b17d5"/>
    </style:style>
    <style:style style:name="T44" style:family="text">
      <style:text-properties fo:color="#000000" style:font-name="Consolas" officeooo:rsid="004e2bd0"/>
    </style:style>
    <style:style style:name="T45" style:family="text">
      <style:text-properties fo:color="#000000" style:font-name="Consolas" officeooo:rsid="004fcbd2"/>
    </style:style>
    <style:style style:name="T46" style:family="text">
      <style:text-properties fo:color="#000000" style:font-name="Consolas" officeooo:rsid="0050783a"/>
    </style:style>
    <style:style style:name="T47" style:family="text">
      <style:text-properties fo:color="#000000" style:font-name="Consolas" officeooo:rsid="0051cecc"/>
    </style:style>
    <style:style style:name="T48" style:family="text">
      <style:text-properties fo:color="#000000" style:font-name="Consolas" fo:font-weight="normal" officeooo:rsid="00543997" style:font-weight-asian="normal" style:font-weight-complex="normal"/>
    </style:style>
    <style:style style:name="T49" style:family="text">
      <style:text-properties fo:color="#000000" style:font-name="Consolas" officeooo:rsid="00543997"/>
    </style:style>
    <style:style style:name="T50" style:family="text">
      <style:text-properties fo:color="#000000" style:font-name="Consolas" fo:font-size="8.5pt" style:font-size-asian="8.5pt" style:font-size-complex="8.5pt"/>
    </style:style>
    <style:style style:name="T51" style:family="text">
      <style:text-properties fo:color="#000000" style:font-name="Consolas2" officeooo:rsid="0017802e"/>
    </style:style>
    <style:style style:name="T52" style:family="text">
      <style:text-properties fo:color="#000000" style:font-name="Consolas2" officeooo:rsid="0012f898"/>
    </style:style>
    <style:style style:name="T53" style:family="text">
      <style:text-properties fo:color="#000000" style:font-name="Consolas2" officeooo:rsid="00271117"/>
    </style:style>
    <style:style style:name="T54" style:family="text">
      <style:text-properties fo:color="#000000" officeooo:rsid="0012f898"/>
    </style:style>
    <style:style style:name="T55" style:family="text">
      <style:text-properties fo:color="#000000" style:font-name="Consolas3" officeooo:rsid="0039b1f8"/>
    </style:style>
    <style:style style:name="T56" style:family="text">
      <style:text-properties fo:color="#000000" style:font-name="Consolas3" officeooo:rsid="003a8024"/>
    </style:style>
    <style:style style:name="T57" style:family="text">
      <style:text-properties fo:color="#0000ff" style:font-name="Consolas1" fo:font-size="9.5pt" style:font-name-asian="Consolas1" style:font-size-asian="9.5pt" style:font-name-complex="Consolas1" style:font-size-complex="9.5pt"/>
    </style:style>
    <style:style style:name="T58" style:family="text">
      <style:text-properties fo:color="#0000ff" style:font-name="Consolas1" fo:font-size="9.5pt" fo:font-weight="normal" style:font-name-asian="Consolas1" style:font-size-asian="9.5pt" style:font-weight-asian="normal" style:font-name-complex="Consolas1" style:font-size-complex="9.5pt" style:font-weight-complex="normal"/>
    </style:style>
    <style:style style:name="T59" style:family="text">
      <style:text-properties fo:color="#0000ff" style:font-name="Consolas1" fo:font-size="9.5pt" fo:font-weight="bold" style:font-name-asian="Consolas1" style:font-size-asian="9.5pt" style:font-weight-asian="bold" style:font-name-complex="Consolas1" style:font-size-complex="9.5pt" style:font-weight-complex="bold"/>
    </style:style>
    <style:style style:name="T60" style:family="text">
      <style:text-properties fo:color="#0000ff" style:font-name="Consolas3"/>
    </style:style>
    <style:style style:name="T61" style:family="text">
      <style:text-properties fo:color="#0000ff" style:font-name="Consolas3" officeooo:rsid="0011d3e2"/>
    </style:style>
    <style:style style:name="T62" style:family="text">
      <style:text-properties fo:color="#0000ff" style:font-name="Consolas3" officeooo:rsid="0039b1f8"/>
    </style:style>
    <style:style style:name="T63" style:family="text">
      <style:text-properties fo:color="#0000ff" style:font-name="Consolas3" officeooo:rsid="00404588"/>
    </style:style>
    <style:style style:name="T64" style:family="text">
      <style:text-properties fo:color="#0000ff" style:font-name="Consolas3" fo:font-weight="normal" officeooo:rsid="0044bc53" style:font-weight-asian="normal" style:font-weight-complex="normal"/>
    </style:style>
    <style:style style:name="T65" style:family="text">
      <style:text-properties fo:color="#0000ff" style:font-name="Consolas3" fo:font-weight="normal" officeooo:rsid="004b17d5" style:font-weight-asian="normal" style:font-weight-complex="normal"/>
    </style:style>
    <style:style style:name="T66" style:family="text">
      <style:text-properties fo:color="#0000ff" style:font-name="Consolas3" fo:font-weight="normal" officeooo:rsid="00543997" style:font-weight-asian="normal" style:font-weight-complex="normal"/>
    </style:style>
    <style:style style:name="T67" style:family="text">
      <style:text-properties fo:color="#0000ff" style:font-name="Consolas3" officeooo:rsid="00499e7e"/>
    </style:style>
    <style:style style:name="T68" style:family="text">
      <style:text-properties fo:color="#0000ff" style:font-name="Consolas3" officeooo:rsid="004d9fab"/>
    </style:style>
    <style:style style:name="T69" style:family="text">
      <style:text-properties fo:color="#0000ff" style:font-name="Consolas3" officeooo:rsid="004dc8c5"/>
    </style:style>
    <style:style style:name="T70" style:family="text">
      <style:text-properties fo:color="#0000ff" style:font-name="Consolas"/>
    </style:style>
    <style:style style:name="T71" style:family="text">
      <style:text-properties fo:color="#0000ff" style:font-name="Consolas" officeooo:rsid="00317186"/>
    </style:style>
    <style:style style:name="T72" style:family="text">
      <style:text-properties fo:color="#0000ff" style:font-name="Consolas" officeooo:rsid="00329f2b"/>
    </style:style>
    <style:style style:name="T73" style:family="text">
      <style:text-properties fo:color="#0000ff" style:font-name="Consolas" officeooo:rsid="00338774"/>
    </style:style>
    <style:style style:name="T74" style:family="text">
      <style:text-properties fo:color="#0000ff" style:font-name="Consolas" officeooo:rsid="00365163"/>
    </style:style>
    <style:style style:name="T75" style:family="text">
      <style:text-properties fo:color="#0000ff" style:font-name="Consolas" officeooo:rsid="0039b1f8"/>
    </style:style>
    <style:style style:name="T76" style:family="text">
      <style:text-properties fo:color="#0000ff" style:font-name="Consolas" officeooo:rsid="003b657a"/>
    </style:style>
    <style:style style:name="T77" style:family="text">
      <style:text-properties fo:color="#0000ff" style:font-name="Consolas" officeooo:rsid="003dd99e"/>
    </style:style>
    <style:style style:name="T78" style:family="text">
      <style:text-properties fo:color="#0000ff" style:font-name="Consolas" officeooo:rsid="003fb893"/>
    </style:style>
    <style:style style:name="T79" style:family="text">
      <style:text-properties fo:color="#0000ff" style:font-name="Consolas" officeooo:rsid="00404588"/>
    </style:style>
    <style:style style:name="T80" style:family="text">
      <style:text-properties fo:color="#0000ff" style:font-name="Consolas" officeooo:rsid="0043ed72"/>
    </style:style>
    <style:style style:name="T81" style:family="text">
      <style:text-properties fo:color="#0000ff" style:font-name="Consolas" officeooo:rsid="00446018"/>
    </style:style>
    <style:style style:name="T82" style:family="text">
      <style:text-properties fo:color="#0000ff" style:font-name="Consolas" officeooo:rsid="00499e7e"/>
    </style:style>
    <style:style style:name="T83" style:family="text">
      <style:text-properties fo:color="#0000ff" style:font-name="Consolas" fo:font-weight="normal" officeooo:rsid="004afa0c" style:font-weight-asian="normal" style:font-weight-complex="normal"/>
    </style:style>
    <style:style style:name="T84" style:family="text">
      <style:text-properties fo:color="#0000ff" style:font-name="Consolas" officeooo:rsid="004d9fab"/>
    </style:style>
    <style:style style:name="T85" style:family="text">
      <style:text-properties fo:color="#0000ff" style:font-name="Consolas" officeooo:rsid="004e2bd0"/>
    </style:style>
    <style:style style:name="T86" style:family="text">
      <style:text-properties fo:color="#0000ff" style:font-name="Consolas" officeooo:rsid="0051cecc"/>
    </style:style>
    <style:style style:name="T87" style:family="text">
      <style:text-properties fo:color="#0000ff" style:font-name="Consolas" fo:font-size="8.5pt" style:font-size-asian="8.5pt" style:font-size-complex="8.5pt"/>
    </style:style>
    <style:style style:name="T88" style:family="text">
      <style:text-properties fo:color="#0000ff" style:font-name="Consolas2" officeooo:rsid="0011d3e2"/>
    </style:style>
    <style:style style:name="T89" style:family="text">
      <style:text-properties fo:color="#0000ff" style:font-name="Consolas2" officeooo:rsid="0012f898"/>
    </style:style>
    <style:style style:name="T90" style:family="text">
      <style:text-properties fo:color="#0000ff" style:font-name="Consolas2" officeooo:rsid="0014da3d"/>
    </style:style>
    <style:style style:name="T91" style:family="text">
      <style:text-properties fo:color="#0000ff" style:font-name="Consolas2" officeooo:rsid="0018535a"/>
    </style:style>
    <style:style style:name="T92" style:family="text">
      <style:text-properties fo:color="#0000ff" style:font-name="Consolas2" officeooo:rsid="002092cd"/>
    </style:style>
    <style:style style:name="T93" style:family="text">
      <style:text-properties fo:color="#008000" style:font-name="Consolas1" fo:font-size="9.5pt" style:font-name-asian="Consolas1" style:font-size-asian="9.5pt" style:font-name-complex="Consolas1" style:font-size-complex="9.5pt"/>
    </style:style>
    <style:style style:name="T94" style:family="text">
      <style:text-properties fo:color="#008000" style:font-name="Consolas"/>
    </style:style>
    <style:style style:name="T95" style:family="text">
      <style:text-properties fo:color="#008000" style:font-name="Consolas" officeooo:rsid="00271117"/>
    </style:style>
    <style:style style:name="T96" style:family="text">
      <style:text-properties fo:color="#008000" style:font-name="Consolas" officeooo:rsid="00276942"/>
    </style:style>
    <style:style style:name="T97" style:family="text">
      <style:text-properties fo:color="#008000" style:font-name="Consolas" officeooo:rsid="00287726"/>
    </style:style>
    <style:style style:name="T98" style:family="text">
      <style:text-properties fo:color="#008000" style:font-name="Consolas" officeooo:rsid="00293f5f"/>
    </style:style>
    <style:style style:name="T99" style:family="text">
      <style:text-properties fo:color="#008000" style:font-name="Consolas" officeooo:rsid="0051cecc"/>
    </style:style>
    <style:style style:name="T100" style:family="text">
      <style:text-properties fo:color="#008000" style:font-name="Consolas" officeooo:rsid="0052854c"/>
    </style:style>
    <style:style style:name="T101" style:family="text">
      <style:text-properties fo:color="#008000" officeooo:rsid="0014da3d" fo:background-color="transparent"/>
    </style:style>
    <style:style style:name="T102" style:family="text">
      <style:text-properties fo:color="#008000" officeooo:rsid="0012f898" fo:background-color="transparent"/>
    </style:style>
    <style:style style:name="T103" style:family="text">
      <style:text-properties fo:color="#a31515" style:font-name="Consolas1" fo:font-size="9.5pt" style:font-name-asian="Consolas1" style:font-size-asian="9.5pt" style:font-name-complex="Consolas1" style:font-size-complex="9.5pt"/>
    </style:style>
    <style:style style:name="T104" style:family="text">
      <style:text-properties fo:color="#a31515" style:font-name="Consolas"/>
    </style:style>
    <style:style style:name="T105" style:family="text">
      <style:text-properties fo:color="#a31515" style:font-name="Consolas" officeooo:rsid="003b657a"/>
    </style:style>
    <style:style style:name="T106" style:family="text">
      <style:text-properties fo:font-weight="normal" style:font-weight-asian="normal" style:font-weight-complex="normal"/>
    </style:style>
    <style:style style:name="T107" style:family="text">
      <style:text-properties fo:font-weight="normal" officeooo:rsid="0014da3d" style:font-weight-asian="normal" style:font-weight-complex="normal"/>
    </style:style>
    <style:style style:name="T108" style:family="text">
      <style:text-properties fo:font-weight="normal" officeooo:rsid="00178651" style:font-weight-asian="normal" style:font-weight-complex="normal"/>
    </style:style>
    <style:style style:name="T109" style:family="text">
      <style:text-properties fo:font-weight="normal" officeooo:rsid="0019e517" style:font-weight-asian="normal" style:font-weight-complex="normal"/>
    </style:style>
    <style:style style:name="T110" style:family="text">
      <style:text-properties fo:font-weight="normal" officeooo:rsid="0038b734" style:font-weight-asian="normal" style:font-weight-complex="normal"/>
    </style:style>
    <style:style style:name="T111" style:family="text">
      <style:text-properties fo:font-weight="normal" officeooo:rsid="0044bc53" style:font-weight-asian="normal" style:font-weight-complex="normal"/>
    </style:style>
    <style:style style:name="T112" style:family="text">
      <style:text-properties fo:font-weight="normal" officeooo:rsid="00492ff3" style:font-weight-asian="normal" style:font-weight-complex="normal"/>
    </style:style>
    <style:style style:name="T113" style:family="text">
      <style:text-properties fo:font-weight="normal" officeooo:rsid="004afa0c" style:font-weight-asian="normal" style:font-weight-complex="normal"/>
    </style:style>
    <style:style style:name="T114" style:family="text">
      <style:text-properties fo:font-weight="normal" officeooo:rsid="004b17d5" style:font-weight-asian="normal" style:font-weight-complex="normal"/>
    </style:style>
    <style:style style:name="T115" style:family="text">
      <style:text-properties fo:font-weight="normal" officeooo:rsid="0051cecc" style:font-weight-asian="normal" style:font-weight-complex="normal"/>
    </style:style>
    <style:style style:name="T116" style:family="text">
      <style:text-properties fo:font-weight="normal" officeooo:rsid="00543997" style:font-weight-asian="normal" style:font-weight-complex="normal"/>
    </style:style>
    <style:style style:name="T117" style:family="text">
      <style:text-properties fo:font-weight="normal" officeooo:rsid="0054d4f8" style:font-weight-asian="normal" style:font-weight-complex="normal"/>
    </style:style>
    <style:style style:name="T118" style:family="text">
      <style:text-properties fo:font-weight="normal" officeooo:rsid="00552c32" style:font-weight-asian="normal" style:font-weight-complex="normal"/>
    </style:style>
    <style:style style:name="T119" style:family="text">
      <style:text-properties fo:font-weight="normal" officeooo:rsid="0057ad9e" style:font-weight-asian="normal" style:font-weight-complex="normal"/>
    </style:style>
    <style:style style:name="T120" style:family="text">
      <style:text-properties fo:color="#2b91af" style:font-name="Consolas1" fo:font-size="9.5pt" style:font-name-asian="Consolas1" style:font-size-asian="9.5pt" style:font-name-complex="Consolas1" style:font-size-complex="9.5pt"/>
    </style:style>
    <style:style style:name="T121" style:family="text">
      <style:text-properties fo:color="#2b91af" style:font-name="Consolas1" fo:font-size="9.5pt" officeooo:rsid="0011d3e2" style:font-name-asian="Consolas1" style:font-size-asian="9.5pt" style:font-name-complex="Consolas1" style:font-size-complex="9.5pt"/>
    </style:style>
    <style:style style:name="T122" style:family="text">
      <style:text-properties fo:color="#2b91af" style:font-name="Consolas1" fo:font-size="9.5pt" fo:font-weight="normal" style:font-name-asian="Consolas1" style:font-size-asian="9.5pt" style:font-weight-asian="normal" style:font-name-complex="Consolas1" style:font-size-complex="9.5pt" style:font-weight-complex="normal"/>
    </style:style>
    <style:style style:name="T123" style:family="text">
      <style:text-properties fo:color="#2b91af" style:font-name="Consolas"/>
    </style:style>
    <style:style style:name="T124" style:family="text">
      <style:text-properties fo:color="#2b91af" style:font-name="Consolas" officeooo:rsid="00329f2b"/>
    </style:style>
    <style:style style:name="T125" style:family="text">
      <style:text-properties fo:color="#2b91af" style:font-name="Consolas" officeooo:rsid="00338774"/>
    </style:style>
    <style:style style:name="T126" style:family="text">
      <style:text-properties fo:color="#2b91af" style:font-name="Consolas" officeooo:rsid="0034026c"/>
    </style:style>
    <style:style style:name="T127" style:family="text">
      <style:text-properties fo:color="#2b91af" style:font-name="Consolas" officeooo:rsid="00365163"/>
    </style:style>
    <style:style style:name="T128" style:family="text">
      <style:text-properties fo:color="#2b91af" style:font-name="Consolas" officeooo:rsid="00369ebc"/>
    </style:style>
    <style:style style:name="T129" style:family="text">
      <style:text-properties fo:color="#2b91af" style:font-name="Consolas" officeooo:rsid="00372a43"/>
    </style:style>
    <style:style style:name="T130" style:family="text">
      <style:text-properties fo:color="#2b91af" style:font-name="Consolas" officeooo:rsid="0039b1f8"/>
    </style:style>
    <style:style style:name="T131" style:family="text">
      <style:text-properties fo:color="#2b91af" style:font-name="Consolas" officeooo:rsid="003a8024"/>
    </style:style>
    <style:style style:name="T132" style:family="text">
      <style:text-properties fo:color="#2b91af" style:font-name="Consolas" officeooo:rsid="0043ed72"/>
    </style:style>
    <style:style style:name="T133" style:family="text">
      <style:text-properties fo:color="#2b91af" style:font-name="Consolas" fo:font-weight="normal" officeooo:rsid="004afa0c" style:font-weight-asian="normal" style:font-weight-complex="normal"/>
    </style:style>
    <style:style style:name="T134" style:family="text">
      <style:text-properties fo:color="#2b91af" style:font-name="Consolas" officeooo:rsid="004e2bd0"/>
    </style:style>
    <style:style style:name="T135" style:family="text">
      <style:text-properties fo:color="#2b91af" style:font-name="Consolas" officeooo:rsid="0050783a"/>
    </style:style>
    <style:style style:name="T136" style:family="text">
      <style:text-properties fo:color="#2b91af" style:font-name="Consolas2" officeooo:rsid="0011d3e2"/>
    </style:style>
    <style:style style:name="T137" style:family="text">
      <style:text-properties fo:color="#2b91af" style:font-name="Consolas2" officeooo:rsid="0012f898"/>
    </style:style>
    <style:style style:name="T138" style:family="text">
      <style:text-properties fo:color="#2b91af" style:font-name="Consolas2" officeooo:rsid="0019e517"/>
    </style:style>
    <style:style style:name="T139" style:family="text">
      <style:text-properties fo:color="#2b91af" style:font-name="Consolas2" officeooo:rsid="002092cd"/>
    </style:style>
    <style:style style:name="T140" style:family="text">
      <style:text-properties fo:color="#2b91af" style:font-name="Consolas3" officeooo:rsid="00365163"/>
    </style:style>
    <style:style style:name="T141" style:family="text">
      <style:text-properties fo:color="#2b91af" style:font-name="Consolas3" officeooo:rsid="004dc8c5"/>
    </style:style>
    <style:style style:name="T142" style:family="text">
      <style:text-properties fo:color="#2b91af" style:font-name="Consolas3" officeooo:rsid="004e2bd0"/>
    </style:style>
    <style:style style:name="T143" style:family="text">
      <style:text-properties fo:color="#2b91af" style:font-name="Consolas3" fo:font-weight="bold" officeooo:rsid="00543997" style:font-weight-asian="bold" style:font-weight-complex="bold"/>
    </style:style>
    <style:style style:name="T144" style:family="text">
      <style:text-properties fo:color="#2b91af" style:font-name="Consolas3" fo:font-weight="normal" officeooo:rsid="00543997" style:font-weight-asian="normal" style:font-weight-complex="normal"/>
    </style:style>
    <style:style style:name="T145" style:family="text">
      <style:text-properties fo:color="#2b91af" officeooo:rsid="004e33f7"/>
    </style:style>
    <style:style style:name="T146" style:family="text">
      <style:text-properties style:font-name="Consolas1" fo:font-size="9.5pt" style:font-name-asian="Consolas1" style:font-size-asian="9.5pt" style:font-name-complex="Consolas1" style:font-size-complex="9.5pt"/>
    </style:style>
    <style:style style:name="T147" style:family="text">
      <style:text-properties style:font-name="Consolas4" fo:font-size="9.5pt" style:font-size-asian="9.5pt" style:font-size-complex="9.5pt"/>
    </style:style>
    <style:style style:name="T148" style:family="text">
      <style:text-properties officeooo:rsid="0011d3e2"/>
    </style:style>
    <style:style style:name="T149" style:family="text">
      <style:text-properties officeooo:rsid="0012f898"/>
    </style:style>
    <style:style style:name="T150" style:family="text">
      <style:text-properties officeooo:rsid="0014da3d"/>
    </style:style>
    <style:style style:name="T151" style:family="text">
      <style:text-properties officeooo:rsid="00158f6a"/>
    </style:style>
    <style:style style:name="T152" style:family="text">
      <style:text-properties officeooo:rsid="0017802e"/>
    </style:style>
    <style:style style:name="T153" style:family="text">
      <style:text-properties officeooo:rsid="00178651"/>
    </style:style>
    <style:style style:name="T154" style:family="text">
      <style:text-properties officeooo:rsid="0018535a"/>
    </style:style>
    <style:style style:name="T155" style:family="text">
      <style:text-properties officeooo:rsid="0019e517"/>
    </style:style>
    <style:style style:name="T156" style:family="text">
      <style:text-properties officeooo:rsid="001aa135"/>
    </style:style>
    <style:style style:name="T157" style:family="text">
      <style:text-properties officeooo:rsid="001ba928"/>
    </style:style>
    <style:style style:name="T158" style:family="text">
      <style:text-properties officeooo:rsid="002092cd"/>
    </style:style>
    <style:style style:name="T159" style:family="text">
      <style:text-properties officeooo:rsid="0022bf94"/>
    </style:style>
    <style:style style:name="T160" style:family="text">
      <style:text-properties officeooo:rsid="00252619"/>
    </style:style>
    <style:style style:name="T161" style:family="text">
      <style:text-properties officeooo:rsid="00271117"/>
    </style:style>
    <style:style style:name="T162" style:family="text">
      <style:text-properties officeooo:rsid="002cb487"/>
    </style:style>
    <style:style style:name="T163" style:family="text">
      <style:text-properties officeooo:rsid="002e5921"/>
    </style:style>
    <style:style style:name="T164" style:family="text">
      <style:text-properties officeooo:rsid="002ffde7"/>
    </style:style>
    <style:style style:name="T165" style:family="text">
      <style:text-properties officeooo:rsid="003001db"/>
    </style:style>
    <style:style style:name="T166" style:family="text">
      <style:text-properties officeooo:rsid="00317186"/>
    </style:style>
    <style:style style:name="T167" style:family="text">
      <style:text-properties officeooo:rsid="00329f2b"/>
    </style:style>
    <style:style style:name="T168" style:family="text">
      <style:text-properties officeooo:rsid="0034026c"/>
    </style:style>
    <style:style style:name="T169" style:family="text">
      <style:text-properties officeooo:rsid="00338774"/>
    </style:style>
    <style:style style:name="T170" style:family="text">
      <style:text-properties officeooo:rsid="0034f8d8"/>
    </style:style>
    <style:style style:name="T171" style:family="text">
      <style:text-properties officeooo:rsid="00353f14"/>
    </style:style>
    <style:style style:name="T172" style:family="text">
      <style:text-properties officeooo:rsid="003566ca"/>
    </style:style>
    <style:style style:name="T173" style:family="text">
      <style:text-properties officeooo:rsid="00365163"/>
    </style:style>
    <style:style style:name="T174" style:family="text">
      <style:text-properties officeooo:rsid="00369ebc"/>
    </style:style>
    <style:style style:name="T175" style:family="text">
      <style:text-properties officeooo:rsid="00372a43"/>
    </style:style>
    <style:style style:name="T176" style:family="text">
      <style:text-properties officeooo:rsid="0038b734"/>
    </style:style>
    <style:style style:name="T177" style:family="text">
      <style:text-properties style:font-name-asian="Consolas1" style:font-name-complex="Consolas1" style:font-size-complex="9.5pt"/>
    </style:style>
    <style:style style:name="T178" style:family="text">
      <style:text-properties style:font-name-asian="Consolas1" style:font-name-complex="Consolas1" style:font-size-complex="12pt"/>
    </style:style>
    <style:style style:name="T179" style:family="text">
      <style:text-properties officeooo:rsid="0038d267"/>
    </style:style>
    <style:style style:name="T180" style:family="text">
      <style:text-properties officeooo:rsid="0039b1f8"/>
    </style:style>
    <style:style style:name="T181" style:family="text">
      <style:text-properties officeooo:rsid="003b657a"/>
    </style:style>
    <style:style style:name="T182" style:family="text">
      <style:text-properties officeooo:rsid="003dd99e"/>
    </style:style>
    <style:style style:name="T183" style:family="text">
      <style:text-properties officeooo:rsid="003fb893"/>
    </style:style>
    <style:style style:name="T184" style:family="text">
      <style:text-properties officeooo:rsid="00404588"/>
    </style:style>
    <style:style style:name="T185" style:family="text">
      <style:text-properties officeooo:rsid="00418a74"/>
    </style:style>
    <style:style style:name="T186" style:family="text">
      <style:text-properties officeooo:rsid="0043312f"/>
    </style:style>
    <style:style style:name="T187" style:family="text">
      <style:text-properties officeooo:rsid="0043ed72"/>
    </style:style>
    <style:style style:name="T188" style:family="text">
      <style:text-properties officeooo:rsid="004832b7"/>
    </style:style>
    <style:style style:name="T189" style:family="text">
      <style:text-properties officeooo:rsid="00499e7e"/>
    </style:style>
    <style:style style:name="T190" style:family="text">
      <style:text-properties officeooo:rsid="004ac1b1"/>
    </style:style>
    <style:style style:name="T191" style:family="text">
      <style:text-properties officeooo:rsid="004afa0c"/>
    </style:style>
    <style:style style:name="T192" style:family="text">
      <style:text-properties officeooo:rsid="004b17d5"/>
    </style:style>
    <style:style style:name="T193" style:family="text">
      <style:text-properties officeooo:rsid="004c1643"/>
    </style:style>
    <style:style style:name="T194" style:family="text">
      <style:text-properties officeooo:rsid="004d9fab"/>
    </style:style>
    <style:style style:name="T195" style:family="text">
      <style:text-properties officeooo:rsid="004dc8c5"/>
    </style:style>
    <style:style style:name="T196" style:family="text">
      <style:text-properties officeooo:rsid="004e2bd0"/>
    </style:style>
    <style:style style:name="T197" style:family="text">
      <style:text-properties officeooo:rsid="004e33f7"/>
    </style:style>
    <style:style style:name="T198" style:family="text">
      <style:text-properties officeooo:rsid="004fcbd2"/>
    </style:style>
    <style:style style:name="T199" style:family="text">
      <style:text-properties officeooo:rsid="004fcbd2" fo:background-color="transparent"/>
    </style:style>
    <style:style style:name="T200" style:family="text">
      <style:text-properties officeooo:rsid="004d9fab" fo:background-color="transparent"/>
    </style:style>
    <style:style style:name="T201" style:family="text">
      <style:text-properties officeooo:rsid="0050783a"/>
    </style:style>
    <style:style style:name="T202" style:family="text">
      <style:text-properties officeooo:rsid="0051cecc"/>
    </style:style>
    <style:style style:name="T203" style:family="text">
      <style:text-properties officeooo:rsid="00543997"/>
    </style:style>
    <style:style style:name="T204" style:family="text">
      <style:text-properties officeooo:rsid="0054d4f8"/>
    </style:style>
    <style:style style:name="T205" style:family="text">
      <style:text-properties officeooo:rsid="00552c3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Informacje ogólne</text:p>
      <text:list xml:id="list2415704951090405623" text:style-name="L1">
        <text:list-item>
          <text:p text:style-name="P175">Program jest kompilowany w <text:span text:style-name="T1">ciąg instrukcji CLI</text:span> a nie bezpośrednio na kod maszynowy., więc niezależnie od języka dostajemy bardzo podobny ciąg rozkazów CLI. CLI jest niezależne od platformy (jak JAVA) i wymaga środowiska uruchomieniowego.</text:p>
        </text:list-item>
        <text:list-item>
          <text:p text:style-name="P175">W plikach wygenerowanych przez kompilator, poza instrukcjami CLI są też <text:span text:style-name="T1">metadane</text:span>, które wykorzystuje np. Intelisense.</text:p>
        </text:list-item>
        <text:list-item>
          <text:p text:style-name="P175"><text:span text:style-name="T1">CTS</text:span> - formalna definicja typu (klasa, interfejs,struktura, wyliczenie, delegacja). CTS posiadają składowe, czyli: </text:p>
          <text:list>
            <text:list-item>
              <text:p text:style-name="P175">konstruktor, finalizator, typ zagnieżdżony, operator, metoda, właściwość, indeksator, pole , stała, zdarzenie.</text:p>
            </text:list-item>
          </text:list>
        </text:list-item>
        <text:list-item>
          <text:p text:style-name="P175"><text:span text:style-name="T1">Typy podstawowe</text:span>,to np.: String, Int, Double, Bool...</text:p>
        </text:list-item>
        <text:list-item>
          <text:p text:style-name="P175"><text:span text:style-name="T1">CLS</text:span> – zbiór reguł, które musi spełniać kompilator na platformę, np. parametry i wartości zwracane muszą być typami ze znakiem.</text:p>
        </text:list-item>
        <text:list-item>
          <text:p text:style-name="P175"><text:span text:style-name="T1">CLR</text:span> – wspólne środowisko uruchomieniowe.</text:p>
        </text:list-item>
        <text:list-item>
          <text:p text:style-name="P175"><text:span text:style-name="T1">System nazw</text:span> - logiczne grupowanie (w drzewo) typów w jednym pakiecie np. <text:span text:style-name="T1">System.IO.</text:span> </text:p>
          <text:list>
            <text:list-item>
              <text:p text:style-name="P175">Używany go podając bezpośrednio, jak ścieżkę docelową: <text:span text:style-name="T13">System.IO.Write('Ala');</text:span></text:p>
            </text:list-item>
            <text:list-item>
              <text:p text:style-name="P175">Używamy importując przestrzeń nazw, np.: <text:span text:style-name="T13">using System.Windows.Form;</text:span></text:p>
            </text:list-item>
          </text:list>
        </text:list-item>
      </text:list>
      <text:p text:style-name="Text_20_body"/>
      <text:p text:style-name="Text_20_body">Kodzenie</text:p>
      <text:list xml:id="list5063455871269248143" text:style-name="L2">
        <text:list-item>
          <text:p text:style-name="P176">C# nie posiada funkcji i punktów danych (zmienne, stałe) globalnych</text:p>
        </text:list-item>
        <text:list-item>
          <text:p text:style-name="P176">Punkt wyjścia – opcja „/main” wskazująca tylko jeden punkt aplikacji. Może być wiele obiektów aplikacji (klas ze zdefiniowaną funkcją Main), ale kompilator musi znać miejsce od którego program rozpoczyna swoją pracę.</text:p>
        </text:list-item>
        <text:list-item>
          <text:p text:style-name="P176"><text:span text:style-name="T1">Main</text:span> </text:p>
          <text:list>
            <text:list-item>
              <text:p text:style-name="P176">zwracać void lub dane. Jeśli zwraca void to oznacza, że zwraca 0 dla poprawnego zakończenia aplikacji. -1 oznacza błąd, które można potem obejrzeć w <text:span text:style-name="T13">%ERRORLEVEL%</text:span></text:p>
            </text:list-item>
            <text:list-item>
              <text:p text:style-name="P176">może pobierać lub nie argumenty</text:p>
            </text:list-item>
          </text:list>
        </text:list-item>
      </text:list>
      <text:p text:style-name="Text_20_body">Dane i typy proste</text:p>
      <text:list xml:id="list29649419" text:continue-numbering="true" text:style-name="L2">
        <text:list-item>
          <text:p text:style-name="P176"><text:span text:style-name="T14">De</text:span>finiowanie zmiennych:</text:p>
          <text:list>
            <text:list-item>
              <text:p text:style-name="P176">int x;</text:p>
            </text:list-item>
            <text:list-item>
              <text:p text:style-name="P176">int x = 7;</text:p>
            </text:list-item>
            <text:list-item>
              <text:p text:style-name="P176">int x=7, y=8; <text:span text:style-name="defZiel"><text:s/>/* </text:span><text:span text:style-name="defZiel"><text:span text:style-name="T176">m</text:span></text:span><text:span text:style-name="defZiel">ożna stosować jeśli x i y są tego samego typu.*/</text:span></text:p>
            </text:list-item>
            <text:list-item>
              <text:p text:style-name="P176">System.Integer32 x; <text:span text:style-name="defZiel">/* to samo co int x;*/</text:span></text:p>
            </text:list-item>
            <text:list-item>
              <text:p text:style-name="P176">int x = new int(); <text:span text:style-name="defZiel">/* ustawia wartość domyślną/*</text:span></text:p>
            </text:list-item>
          </text:list>
        </text:list-item>
        <text:list-item>
          <text:p text:style-name="P176"><text:span text:style-name="T1">typ Nullable</text:span> – int? n; Można przypisywać wartość null do typów prostych, ale int &lt;&gt; int? Więc nie da się po prostu przepisać wartości z jednej zmiennej do drugiej.</text:p>
        </text:list-item>
        <text:list-item>
          <text:p text:style-name="P176">Liczbowe typy danych</text:p>
          <text:list>
            <text:list-item>
              <text:p text:style-name="P176">x.MinValue(); / MaxnValue(); oddaje minimalną i maksymalną wartość dla danego typu;</text:p>
            </text:list-item>
            <text:list-item>
              <text:p text:style-name="P176"><text:soft-page-break/>x.Epsilon() / PositiveInfinity() / NegativeInfinity() / etc</text:p>
            </text:list-item>
            <text:list-item>
              <text:p text:style-name="P176"><text:span text:style-name="T1">BigInteger</text:span> – przechowije liczby właściwie beaz ograniczenia co do ilości cyfr</text:p>
              <text:list>
                <text:list-item>
                  <text:p text:style-name="P176">using System.Numerics</text:p>
                </text:list-item>
                <text:list-item>
                  <text:p text:style-name="P176">BigInteger x = BigInteger.Parse(„999...9”);</text:p>
                </text:list-item>
                <text:list-item>
                  <text:p text:style-name="P176">Nie można używać operatorów +, *, /, - etc, ale można używać metod: x.Multiply(„y”)</text:p>
                </text:list-item>
              </text:list>
            </text:list-item>
          </text:list>
        </text:list-item>
        <text:list-item>
          <text:p text:style-name="P176">System.Boolean</text:p>
          <text:list>
            <text:list-item>
              <text:p text:style-name="P176">x.TrueString == „True” / FalseString == 'False” - stringowa reprezentacja wartości bool<text:tab/> </text:p>
            </text:list-item>
          </text:list>
        </text:list-item>
        <text:list-item>
          <text:p text:style-name="P176"><text:span text:style-name="T1">System.Cha</text:span>r</text:p>
          <text:list>
            <text:list-item>
              <text:p text:style-name="P176">IsDigit(), IsLetter(), IsChar(), IsWhiteSpace(), IsPuntaction();</text:p>
            </text:list-item>
          </text:list>
        </text:list-item>
        <text:list-item>
          <text:p text:style-name="P176">System.String</text:p>
          <text:list>
            <text:list-item>
              <text:p text:style-name="P176">Length()), Compose(), Contains(), Insert(), Split(), Trim, ToUpper();</text:p>
            </text:list-item>
            <text:list-item>
              <text:p text:style-name="P176">„+” - konkatenacja, jest równoważne x= String.Concat(„a”, y);</text:p>
            </text:list-item>
            <text:list-item>
              <text:p text:style-name="P176">Znaki unikowe</text:p>
              <text:list>
                <text:list-item>
                  <text:p text:style-name="P176">'\' więc \\ da '\', '\”' dla '”'</text:p>
                </text:list-item>
                <text:list-item>
                  <text:p text:style-name="P176">'\a' daje dźwięk systemowy</text:p>
                </text:list-item>
              </text:list>
            </text:list-item>
            <text:list-item>
              <text:p text:style-name="P176"><text:span text:style-name="T1">Łańcuchy dosłowne @</text:span> - @”...” spowoduje, że '\' będzie traktowane jak zwykły znak, a nie unikowy</text:p>
            </text:list-item>
            <text:list-item>
              <text:p text:style-name="P176"><text:span text:style-name="T1">Porównywanie łańcuchów</text:span> '==' i '!='</text:p>
            </text:list-item>
            <text:list-item>
              <text:p text:style-name="P176">Stringów nie modyfikujemy, tylko zwracamy nowe stringi. Dlatego dużo operacji na długich stringach może być obciążeniem.</text:p>
            </text:list-item>
            <text:list-item>
              <text:p text:style-name="P176"><text:span text:style-name="T1">System.Text.StringBuilder</text:span> – klasa do operacji na łańcuchach, która modyfikuje łańcuch, a nie zwraca nowy, co jest szybsze.</text:p>
              <text:list>
                <text:list-item>
                  <text:p text:style-name="P176">sb = new StringBuilder(„...”);</text:p>
                </text:list-item>
                <text:list-item>
                  <text:p text:style-name="P176">Do pracy używamy metod jak AppendLine(), Replace() itp.</text:p>
                </text:list-item>
              </text:list>
            </text:list-item>
          </text:list>
        </text:list-item>
        <text:list-item>
          <text:p text:style-name="P176">Konwersja danych</text:p>
          <text:list>
            <text:list-item>
              <text:p text:style-name="P176"><text:span text:style-name="T1">Poszerzanie</text:span> = niejawne rzutowanie w górę, czyli na typ obszerniejszy, które nie będzie skutkowało utratą danych.</text:p>
            </text:list-item>
            <text:list-item>
              <text:p text:style-name="P176"><text:span text:style-name="T1">Zwężanie</text:span> – jawne rzutowanie w dół – możliwa jest ustrata danych</text:p>
              <text:list>
                <text:list-item>
                  <text:p text:style-name="P176"><text:span text:style-name="defZiel">Źle:</text:span> short x = Add(int a, int b);</text:p>
                </text:list-item>
                <text:list-item>
                  <text:p text:style-name="P176"><text:span text:style-name="defZiel">Dobrze: </text:span>short x = (short) Add(int a, int b);</text:p>
                </text:list-item>
                <text:list-item>
                  <text:p text:style-name="P176"><text:span text:style-name="T1">checked</text:span> przechwytuje przepełnienia typów i zwracaSystem.OverflowException</text:p>
                  <text:p text:style-name="P176">checked</text:p>
                </text:list-item>
              </text:list>
            </text:list-item>
          </text:list>
        </text:list-item>
      </text:list>
      <text:p text:style-name="Standard"><text:s text:c="12"/><text:tab/>{</text:p>
      <text:p text:style-name="Standard"><text:span text:style-name="T16"><text:tab/><text:tab/><text:tab/></text:span><text:span text:style-name="T57">try</text:span></text:p>
      <text:p text:style-name="Standard"><text:span text:style-name="T57"><text:tab/><text:tab/><text:tab/></text:span>{</text:p>
      <text:p text:style-name="Standard"><text:span text:style-name="T16"><text:tab/><text:tab/><text:tab/><text:tab/></text:span><text:span text:style-name="T57">int</text:span><text:span text:style-name="T16"> x = 999;</text:span></text:p>
      <text:p text:style-name="Standard"><text:soft-page-break/><text:span text:style-name="T16"><text:tab/><text:tab/><text:tab/><text:tab/></text:span><text:span text:style-name="T57">byte</text:span><text:span text:style-name="T16"> b = (</text:span><text:span text:style-name="T57">byte</text:span><text:span text:style-name="T16">) x;</text:span></text:p>
      <text:p text:style-name="Standard"><text:s text:c="15"/><text:tab/><text:tab/>}</text:p>
      <text:p text:style-name="Standard"><text:span text:style-name="T16"><text:tab/><text:tab/><text:tab/></text:span><text:span text:style-name="T57">catch</text:span></text:p>
      <text:p text:style-name="Standard"><text:span text:style-name="T57"><text:tab/><text:tab/><text:tab/></text:span><text:span text:style-name="T16">{</text:span><text:span text:style-name="T93">//...</text:span>}</text:p>
      <text:p text:style-name="Standard"><text:s text:c="12"/><text:tab/>}</text:p>
      <text:list xml:id="list29668416" text:continue-numbering="true" text:style-name="L2">
        <text:list-item>
          <text:list>
            <text:list-item>
              <text:list>
                <text:list-item>
                  <text:p text:style-name="P176">'/checked' - flaga włącza <text:s/>sprawdzania przepełnień w całym projekcie</text:p>
                </text:list-item>
                <text:list-item>
                  <text:p text:style-name="P176">unchecked działa analogicznie (np. jeśli jest włączona flaga '/checked')</text:p>
                </text:list-item>
              </text:list>
            </text:list-item>
            <text:list-item>
              <text:p text:style-name="P176"><text:span text:style-name="T1">System.Convert </text:span>– działa jak jawna konwersja</text:p>
              <text:list>
                <text:list-item>
                  <text:p text:style-name="P176">byte myByte = Convert.ToByte(myInt);</text:p>
                </text:list-item>
              </text:list>
            </text:list-item>
          </text:list>
        </text:list-item>
        <text:list-item>
          <text:p text:style-name="P176"><text:span text:style-name="T1">Niejawne</text:span> <text:span text:style-name="T1">typizowanie</text:span> – pierwsze przypisanie wartości definiuje typ. Jest bardzo istotne w LINQ. Można używać do typów prostych, tablic i własnych typów, ale lepiej tego unikać, to zamąca kod;</text:p>
          <text:list>
            <text:list-item>
              <text:p text:style-name="P176">var i = 7; <text:span text:style-name="defZiel">/*zostanie uznane za System.Integer32*/</text:span></text:p>
            </text:list-item>
            <text:list-item>
              <text:p text:style-name="P176">Źle: var i; <text:span text:style-name="defZiel">/* wartość musi być przypisana w momencie */</text:span></text:p>
            </text:list-item>
            <text:list-item>
              <text:p text:style-name="P176">var i = j;</text:p>
            </text:list-item>
            <text:list-item>
              <text:p text:style-name="P176"><text:span text:style-name="T1">używamy</text:span> do definiowania tylko zmiennych lokalnych w zasięgu metody. <text:span text:style-name="T1">NIE używamy</text:span> do definiowania parametrów, zwracanych wartości, pól danych w niestandardowym typie.</text:p>
            </text:list-item>
            <text:list-item>
              <text:p text:style-name="P176">Niedozwolone jest używanie tokena „?” nullable</text:p>
              <text:list>
                <text:list-item>
                  <text:p text:style-name="P176">Źle: var? x = 12;</text:p>
                </text:list-item>
                <text:list-item>
                  <text:p text:style-name="P176">Źle: var? x = null;</text:p>
                </text:list-item>
              </text:list>
            </text:list-item>
            <text:list-item>
              <text:p text:style-name="P176">Dane typowane niejawnie mają ścisłą kontrolę typów, tak jak np., typy proste;</text:p>
            </text:list-item>
          </text:list>
        </text:list-item>
      </text:list>
      <text:p text:style-name="Text_20_body">Pętle, warunki, iteratory</text:p>
      <text:list xml:id="list5183370887154009540" text:style-name="L3">
        <text:list-item>
          <text:p text:style-name="P177"><text:span text:style-name="T57">for</text:span><text:span text:style-name="T16"> (</text:span><text:span text:style-name="T57">int</text:span><text:span text:style-name="T16"> i=0; i&lt;5; i++)</text:span> <text:span text:style-name="T16">{…};</text:span></text:p>
          <text:list>
            <text:list-item>
              <text:p text:style-name="P177">działają słowa kluczowe <text:s/>goto, continue, break</text:p>
            </text:list-item>
          </text:list>
        </text:list-item>
        <text:list-item>
          <text:p text:style-name="P177">foreach – pozwala przejść po elementach tablicy lub obiektowej kolekcji</text:p>
          <text:list>
            <text:list-item>
              <text:p text:style-name="P177"><text:span text:style-name="T57">foreach</text:span><text:span text:style-name="T16">(</text:span><text:span text:style-name="T57">string</text:span><text:span text:style-name="T16"> s </text:span><text:span text:style-name="T57">in</text:span><text:span text:style-name="T16"> strArray) {…};</text:span></text:p>
            </text:list-item>
            <text:list-item>
              <text:p text:style-name="P177">można używać niejawnie typowanej zmiennej (co nabiera sensy w LINQ)</text:p>
              <text:list>
                <text:list-item>
                  <text:p text:style-name="P177"><text:span text:style-name="T57">foreach</text:span><text:span text:style-name="T16">(</text:span><text:span text:style-name="T57">var</text:span><text:span text:style-name="T16"> s </text:span><text:span text:style-name="T57">in</text:span><text:span text:style-name="T16"> strArr) {…};</text:span></text:p>
                </text:list-item>
              </text:list>
            </text:list-item>
          </text:list>
        </text:list-item>
        <text:list-item>
          <text:p text:style-name="P177"><text:span text:style-name="T57">while</text:span><text:span text:style-name="T16"> (i &lt; 10) </text:span><text:span text:style-name="T57">do</text:span><text:span text:style-name="T16"> {…};</text:span></text:p>
        </text:list-item>
        <text:list-item>
          <text:p text:style-name="P177"><text:span text:style-name="T57">do</text:span><text:span text:style-name="T16"> {…} </text:span><text:span text:style-name="T57">while</text:span><text:span text:style-name="T16"> (i &lt; 10);</text:span> – wykona się przynajmniej raz</text:p>
        </text:list-item>
        <text:list-item>
          <text:p text:style-name="P177"><text:span text:style-name="T57">if</text:span><text:span text:style-name="T16"> (...) {...} </text:span></text:p>
        </text:list-item>
      </text:list>
      <text:p text:style-name="Text_20_body"><text:span text:style-name="T16"><text:s text:c="7"/></text:span><text:span text:style-name="T57">else</text:span><text:span text:style-name="T16"> </text:span><text:span text:style-name="T57">if</text:span><text:span text:style-name="T16"> (...) {...}</text:span></text:p>
      <text:p text:style-name="Text_20_body"><text:span text:style-name="T16"><text:s text:c="7"/></text:span><text:span text:style-name="T57">else</text:span><text:span text:style-name="T16"> {...};</text:span></text:p>
      <text:list xml:id="list901271772039461271" text:style-name="L4">
        <text:list-item>
          <text:p text:style-name="P178"><text:span text:style-name="T23">switch</text:span><text:span text:style-name="T19"> może operować na liczbach całkowitych i stringach</text:span></text:p>
          <text:list>
            <text:list-item>
              <text:p text:style-name="P179"><text:span text:style-name="T57">switch</text:span><text:span text:style-name="T16"> (n)</text:span></text:p>
              <text:p text:style-name="P179">{</text:p>
              <text:list>
                <text:list-header>
                  <text:p text:style-name="P179"><text:span text:style-name="T57">case</text:span><text:span text:style-name="T16"> 1: { … </text:span><text:span text:style-name="T57">break</text:span><text:span text:style-name="T16">; }</text:span></text:p>
                  <text:p text:style-name="P179"><text:span text:style-name="T57">case</text:span><text:span text:style-name="T16"> 2: { … </text:span><text:span text:style-name="T57">break</text:span><text:span text:style-name="T16">; }</text:span></text:p>
                  <text:p text:style-name="P179"><text:soft-page-break/><text:span text:style-name="T57">default</text:span><text:span text:style-name="T16">: { … </text:span><text:span text:style-name="T57">break</text:span><text:span text:style-name="T16">; }</text:span></text:p>
                </text:list-header>
              </text:list>
              <text:p text:style-name="P179">}</text:p>
            </text:list-item>
          </text:list>
        </text:list-item>
        <text:list-item>
          <text:p text:style-name="P178"><text:span text:style-name="T23">Operatory</text:span><text:span text:style-name="T19"> </text:span><text:span text:style-name="T23">logiczne</text:span><text:span text:style-name="T19">: &amp;&amp;, ||, !</text:span></text:p>
        </text:list-item>
        <text:list-item>
          <text:p text:style-name="P178"><text:span text:style-name="T23">Operatory</text:span><text:span text:style-name="T19"> </text:span><text:span text:style-name="T23">relacyjne</text:span><text:span text:style-name="T19">: ==, !=, &lt;, &gt;, &lt;=, &gt;=</text:span></text:p>
        </text:list-item>
      </text:list>
      <text:p text:style-name="Text_20_body">Metody</text:p>
      <text:list xml:id="list3273466742989574534" text:style-name="L5">
        <text:list-item>
          <text:p text:style-name="P180">parametry</text:p>
          <text:list>
            <text:list-item>
              <text:p text:style-name="P180">modyfikatory</text:p>
              <text:list>
                <text:list-item>
                  <text:p text:style-name="P180"><text:span text:style-name="T21">brak</text:span><text:span text:style-name="T20"> – metoda dostanie kopię danych</text:span></text:p>
                </text:list-item>
                <text:list-item>
                  <text:p text:style-name="P180"><text:span text:style-name="T21">out</text:span><text:span text:style-name="T20"> – wewnątrz metody musi wystąpić przypisanie do parametru</text:span></text:p>
                  <text:list>
                    <text:list-item>
                      <text:p text:style-name="P180"><text:span text:style-name="T20">Wywołanie też wymaga modyfikatora: </text:span><text:span text:style-name="T16">Fill(a, </text:span><text:span text:style-name="T57">out</text:span><text:span text:style-name="T16"> b);</text:span></text:p>
                    </text:list-item>
                    <text:list-item>
                      <text:p text:style-name="P180"><text:span text:style-name="T19">NIE </text:span><text:span text:style-name="T19">MUSZĄ</text:span><text:span text:style-name="T19"> być zainicjowane przed przesłaniem</text:span></text:p>
                    </text:list-item>
                  </text:list>
                </text:list-item>
                <text:list-item>
                  <text:p text:style-name="P180"><text:span text:style-name="T21">ref</text:span><text:span text:style-name="T20"> – przekazywana jest referencja do obiektów, czyli nie działamy na kopi</text:span></text:p>
                  <text:list>
                    <text:list-item>
                      <text:p text:style-name="P180">MUSZĄ być zainicjowane przed wysłaniem</text:p>
                    </text:list-item>
                  </text:list>
                </text:list-item>
                <text:list-item>
                  <text:p text:style-name="P180"><text:span text:style-name="T21">params</text:span><text:span text:style-name="T20"> – można użyć tylko 1 raz i tylko dla ostatniego parametru</text:span></text:p>
                  <text:list>
                    <text:list-item>
                      <text:p text:style-name="P180"><text:span text:style-name="T57">public</text:span><text:span text:style-name="T16"> </text:span><text:span text:style-name="T57">static</text:span><text:span text:style-name="T16"> </text:span><text:span text:style-name="T57">void</text:span><text:span text:style-name="T16"> Metoda(</text:span><text:span text:style-name="T57">int</text:span><text:span text:style-name="T16"> i, </text:span><text:span text:style-name="T57">params</text:span><text:span text:style-name="T16"> </text:span><text:span text:style-name="T57">double</text:span><text:span text:style-name="T16">[] argumenty) {…}</text:span></text:p>
                    </text:list-item>
                    <text:list-item>
                      <text:p text:style-name="P180">zamiast params można używać tablicy lub jakiegoś kontenera</text:p>
                    </text:list-item>
                  </text:list>
                </text:list-item>
              </text:list>
            </text:list-item>
            <text:list-item>
              <text:p text:style-name="P180"><text:span text:style-name="T21">Parametry</text:span><text:span text:style-name="T20"> </text:span><text:span text:style-name="T21">opcjonalne</text:span></text:p>
              <text:list>
                <text:list-item>
                  <text:p text:style-name="P180"><text:span text:style-name="T57">public</text:span><text:span text:style-name="T16"> </text:span><text:span text:style-name="T57">static</text:span><text:span text:style-name="T16"> </text:span><text:span text:style-name="T57">void</text:span><text:span text:style-name="T16"> Metoda(</text:span><text:span text:style-name="T57">int</text:span><text:span text:style-name="T16"> i, </text:span><text:span text:style-name="T57">string</text:span><text:span text:style-name="T16"> s = </text:span><text:span text:style-name="T103">"domyślny"</text:span><text:span text:style-name="T16">) {...}</text:span></text:p>
                </text:list-item>
                <text:list-item>
                  <text:p text:style-name="P180"><text:span text:style-name="T57">public</text:span><text:span text:style-name="T16"> </text:span><text:span text:style-name="T57">static</text:span><text:span text:style-name="T16"> </text:span><text:span text:style-name="T57">void</text:span><text:span text:style-name="T16"> Metoda(</text:span><text:span text:style-name="T57">int</text:span><text:span text:style-name="T16"> i, </text:span><text:span text:style-name="T57">int</text:span><text:span text:style-name="T16"> i2 = z) {…}</text:span></text:p>
                </text:list-item>
              </text:list>
            </text:list-item>
            <text:list-item>
              <text:p text:style-name="P180"><text:span text:style-name="T23">Parametry</text:span><text:span text:style-name="T19"> </text:span><text:span text:style-name="T23">imienne</text:span><text:span text:style-name="T19"> – przydatne gdy mamy wiele parametrów z wartościami domyślnymi</text:span></text:p>
              <text:list>
                <text:list-item>
                  <text:p text:style-name="P180"><text:span text:style-name="T20">dla</text:span><text:span text:style-name="T16"> </text:span><text:span text:style-name="T57">public</text:span><text:span text:style-name="T16"> </text:span><text:span text:style-name="T57">static</text:span><text:span text:style-name="T16"> </text:span><text:span text:style-name="T57">void</text:span><text:span text:style-name="T16"> Metoda(</text:span><text:span text:style-name="T57">int</text:span><text:span text:style-name="T16"> i, </text:span><text:span text:style-name="T57">string</text:span><text:span text:style-name="T16"> s = </text:span><text:span text:style-name="T103">"domyślny"</text:span><text:span text:style-name="T16">) {…} </text:span><text:span text:style-name="T20">można wywołać</text:span></text:p>
                  <text:list>
                    <text:list-item>
                      <text:p text:style-name="P180">Metoda(7, „ala”);</text:p>
                    </text:list-item>
                    <text:list-item>
                      <text:p text:style-name="P180">Metoda(s:”ala”, i: 7);</text:p>
                    </text:list-item>
                    <text:list-item>
                      <text:p text:style-name="P180">Metoda(7, s:”ala”);</text:p>
                    </text:list-item>
                    <text:list-item>
                      <text:p text:style-name="P180"><text:span text:style-name="T20">Źle:</text:span><text:span text:style-name="T16"> Metoda(s:”ala”, 7); </text:span><text:span text:style-name="defZiel"><text:span text:style-name="T177">/* </text:span></text:span><text:span text:style-name="defZiel"><text:span text:style-name="T178">parametry nienazwane muszą być zawsze podawane za pozycyjnymi*/</text:span></text:span></text:p>
                    </text:list-item>
                  </text:list>
                </text:list-item>
              </text:list>
            </text:list-item>
          </text:list>
        </text:list-item>
        <text:list-item>
          <text:p text:style-name="P180">Przeciążanie – odbywa się bez overload, ale ważne jest, aby metody różniły się typami parametrów lub ich ilością. Uważać z parametrami domyślnymi, bo wywołania funkcji mogą być niejednoznaczne.</text:p>
        </text:list-item>
        <text:list-item>
          <text:p text:style-name="P180">Wszystkie zmienne definiowane wewnątrz metody są lokalne, więc nie mogą mieć <text:span text:style-name="T57">public </text:span><text:span text:style-name="def">lub</text:span> <text:span text:style-name="T57">private</text:span></text:p>
        </text:list-item>
      </text:list>
      <text:p text:style-name="Text_20_body">Tablice</text:p>
      <text:list xml:id="list7459427087064922016" text:style-name="L6">
        <text:list-item>
          <text:p text:style-name="P181">definiowanie tablic – wszystkie elementy muszą być tego samego typu</text:p>
          <text:list>
            <text:list-item>
              <text:p text:style-name="P181"><text:span text:style-name="T57">int</text:span><text:span text:style-name="T16">[] i = </text:span><text:span text:style-name="T57">new</text:span><text:span text:style-name="T16"> </text:span><text:span text:style-name="T57">int</text:span><text:span text:style-name="T16">[3];</text:span></text:p>
            </text:list-item>
            <text:list-item>
              <text:p text:style-name="P181"><text:span text:style-name="T57">int</text:span><text:span text:style-name="T16">[] j = </text:span><text:span text:style-name="T57">new</text:span><text:span text:style-name="T16"> </text:span><text:span text:style-name="T57">int</text:span><text:span text:style-name="T16">[3] {11,12,13};</text:span></text:p>
            </text:list-item>
            <text:list-item>
              <text:p text:style-name="P181"><text:soft-page-break/><text:span text:style-name="T57">int</text:span><text:span text:style-name="T16">[] k = </text:span><text:span text:style-name="T57">new</text:span><text:span text:style-name="T16"> </text:span><text:span text:style-name="T57">int</text:span><text:span text:style-name="T16">[] {11,12,13};</text:span></text:p>
            </text:list-item>
            <text:list-item>
              <text:p text:style-name="P181"><text:span text:style-name="T57">int</text:span><text:span text:style-name="T16">[] l = {11,12,13};</text:span></text:p>
            </text:list-item>
            <text:list-item>
              <text:p text:style-name="P181"><text:span text:style-name="T57">Car</text:span><text:span text:style-name="T16">[] k = </text:span><text:span text:style-name="T57">new</text:span><text:span text:style-name="T16"> </text:span><text:span text:style-name="T57">Car</text:span><text:span text:style-name="T16">[]; </text:span><text:span text:style-name="defZiel"><text:span text:style-name="T177">/*</text:span></text:span><text:span text:style-name="defZiel"><text:span text:style-name="T178"> tablica obiektów typu</text:span></text:span><text:span text:style-name="defZiel"><text:span text:style-name="T177"> Car*/</text:span></text:span></text:p>
            </text:list-item>
            <text:list-item>
              <text:p text:style-name="P181"><text:span text:style-name="defZiel"><text:span text:style-name="T178">Źle</text:span></text:span><text:span text:style-name="T22"> - </text:span><text:span text:style-name="T57"><text:s/>int</text:span><text:span text:style-name="T16">[] m = </text:span><text:span text:style-name="T57">new</text:span><text:span text:style-name="T16"> </text:span><text:span text:style-name="T57">int</text:span><text:span text:style-name="T16">[3] {11,12}; </text:span><text:span text:style-name="defZiel"><text:span text:style-name="T177">/* jeśli podane, to liczba podanych elementów musi być równa rozmiarowi tablicy*/</text:span></text:span></text:p>
            </text:list-item>
          </text:list>
        </text:list-item>
        <text:list-item>
          <text:p text:style-name="P181">niejawne typizowanie tablic lokalnych</text:p>
          <text:list>
            <text:list-item>
              <text:p text:style-name="P181"><text:span text:style-name="T57">var</text:span><text:span text:style-name="T16"> a = </text:span><text:span text:style-name="T57">new</text:span><text:span text:style-name="T16">[] { 1, 2, 3 };<text:tab/></text:span></text:p>
            </text:list-item>
            <text:list-item>
              <text:p text:style-name="P181"><text:span text:style-name="T57">var</text:span><text:span text:style-name="T16"> b = </text:span><text:span text:style-name="T57">new</text:span><text:span text:style-name="T16">[] { </text:span><text:span text:style-name="T103">"ala"</text:span><text:span text:style-name="T16">, </text:span><text:span text:style-name="T57">null</text:span><text:span text:style-name="T16">, </text:span><text:span text:style-name="T103">"1"</text:span><text:span text:style-name="T16"> };</text:span></text:p>
            </text:list-item>
            <text:list-item>
              <text:p text:style-name="P181"><text:span text:style-name="defZiel"><text:span text:style-name="T178">Źle</text:span></text:span><text:span text:style-name="T20"> -</text:span><text:span text:style-name="T57"> var</text:span><text:span text:style-name="T16"> c = </text:span><text:span text:style-name="T57">new</text:span><text:span text:style-name="T16">[] { 1, </text:span><text:span text:style-name="T57">null</text:span><text:span text:style-name="T16">, </text:span><text:span text:style-name="T103">"1"</text:span><text:span text:style-name="T16"> };</text:span></text:p>
            </text:list-item>
          </text:list>
        </text:list-item>
        <text:list-item>
          <text:p text:style-name="P181"><text:span text:style-name="def">tablice wielowymiarowe</text:span></text:p>
          <text:list>
            <text:list-item>
              <text:p text:style-name="P181"><text:span text:style-name="def"><text:span text:style-name="T57">int</text:span></text:span><text:span text:style-name="def"><text:span text:style-name="T16">[,] i = </text:span></text:span><text:span text:style-name="def"><text:span text:style-name="T57">new</text:span></text:span><text:span text:style-name="def"><text:span text:style-name="T16"> </text:span></text:span><text:span text:style-name="def"><text:span text:style-name="T57">int</text:span></text:span><text:span text:style-name="def"><text:span text:style-name="T16">[3,6]; </text:span></text:span><text:span text:style-name="defZiel"><text:span text:style-name="T177">/* tablica prostokątna*/</text:span></text:span></text:p>
            </text:list-item>
            <text:list-item>
              <text:p text:style-name="P181"><text:span text:style-name="T57">int</text:span><text:span text:style-name="T16">[][] j = </text:span><text:span text:style-name="T57">new</text:span><text:span text:style-name="T16"> </text:span><text:span text:style-name="T57">int</text:span><text:span text:style-name="T16">[3][]; </text:span><text:span text:style-name="defZiel"><text:span text:style-name="T177">/*tablica postrzępiona*/</text:span></text:span></text:p>
            </text:list-item>
          </text:list>
        </text:list-item>
      </text:list>
      <text:p text:style-name="Text_20_body"><text:span text:style-name="T16"><text:s text:c="11"/>j[0] = </text:span><text:span text:style-name="T57">new</text:span><text:span text:style-name="T16"> </text:span><text:span text:style-name="T57">int</text:span><text:span text:style-name="T16">[1];</text:span></text:p>
      <text:p text:style-name="Text_20_body"><text:span text:style-name="T16"><text:s text:c="11"/>j[1] = </text:span><text:span text:style-name="T57">new</text:span><text:span text:style-name="T16"> </text:span><text:span text:style-name="T57">int</text:span><text:span text:style-name="T16">[4];</text:span></text:p>
      <text:list xml:id="list5136586073722827719" text:style-name="L7">
        <text:list-item>
          <text:p text:style-name="P182"><text:span text:style-name="T16">public string[] Met(</text:span><text:span text:style-name="T57">int</text:span><text:span text:style-name="T16">[] i); tablica jako funkcji metody i zwracany typ</text:span></text:p>
        </text:list-item>
        <text:list-item>
          <text:p text:style-name="P182">System.Array</text:p>
          <text:list>
            <text:list-item>
              <text:p text:style-name="P182">Clear, Sort, Reverse, Length …</text:p>
            </text:list-item>
          </text:list>
        </text:list-item>
      </text:list>
      <text:p text:style-name="Text_20_body"/>
      <text:p text:style-name="Text_20_body"><text:span text:style-name="T19">Wyliczenia</text:span><text:span text:style-name="T24"> – zbiór symbolicznych nazw z odpowiadającymi im wartościami liczbowymi</text:span></text:p>
      <text:list xml:id="list8542190137653791614" text:style-name="L8">
        <text:list-item>
          <text:p text:style-name="P183"><text:span text:style-name="T58">enum</text:span><text:span text:style-name="T17"> </text:span><text:span text:style-name="T122">Wyl1</text:span><text:span text:style-name="T17"> { a, be, e, de };</text:span></text:p>
        </text:list-item>
        <text:list-item>
          <text:p text:style-name="P183"><text:span text:style-name="T57">enum</text:span><text:span text:style-name="T16"> </text:span><text:span text:style-name="T120">Wyl2</text:span><text:span text:style-name="T16"> { a, be = 100, e, de = 200 };</text:span></text:p>
        </text:list-item>
        <text:list-item>
          <text:p text:style-name="P183"><text:span text:style-name="T57">enum</text:span><text:span text:style-name="T16"> </text:span><text:span text:style-name="T120">Wyl3</text:span><text:span text:style-name="T16"> : </text:span><text:span text:style-name="T57">byte</text:span><text:span text:style-name="T16"> { a, be = 1, e, de = 1 }; </text:span><text:span text:style-name="defZiel"><text:span text:style-name="T177">/* </text:span></text:span><text:span text:style-name="defZiel">przejdzie bez problemów, ale potem będzie wyskoczy błąd np. na </text:span><text:span text:style-name="defZiel"><text:span text:style-name="T106">case</text:span></text:span><text:span text:style-name="defZiel"> w iteracji </text:span><text:span text:style-name="defZiel"><text:span text:style-name="T106">swich z powodu powt</text:span></text:span><text:span text:style-name="defZiel"><text:span text:style-name="T110">ó</text:span></text:span><text:span text:style-name="defZiel"><text:span text:style-name="T106">rzeń wartości*/</text:span></text:span></text:p>
        </text:list-item>
        <text:list-item>
          <text:p text:style-name="P183"><text:span text:style-name="def"><text:span text:style-name="T1">Parametr, switch –</text:span></text:span><text:span text:style-name="def"><text:span text:style-name="T106"> jako parametr przyjmuje wyliczenie konkretnego typu</text:span></text:span></text:p>
          <text:p text:style-name="P184"><text:span text:style-name="T57">public</text:span><text:span text:style-name="T16"> </text:span><text:span text:style-name="T57">void</text:span><text:span text:style-name="T16"> proc(</text:span><text:span text:style-name="T120">Wyl1</text:span><text:span text:style-name="T16"> o) </text:span></text:p>
          <text:p text:style-name="P185">{</text:p>
          <text:list>
            <text:list-header>
              <text:p text:style-name="P184"><text:span text:style-name="T57">switch</text:span><text:span text:style-name="T16"> (o)</text:span></text:p>
              <text:p text:style-name="P185">{</text:p>
              <text:list>
                <text:list-header>
                  <text:p text:style-name="P184"><text:span text:style-name="T57">case</text:span><text:span text:style-name="T16"> </text:span><text:span text:style-name="T120">Wyl1</text:span><text:span text:style-name="T16">.be: { </text:span><text:span text:style-name="T57">break</text:span><text:span text:style-name="T16">; }</text:span></text:p>
                  <text:p text:style-name="P184"><text:span text:style-name="T57">case</text:span><text:span text:style-name="T16"> </text:span><text:span text:style-name="T120">Wyl1</text:span><text:span text:style-name="T16">.de: { </text:span><text:span text:style-name="T57">break</text:span><text:span text:style-name="T16">; }</text:span></text:p>
                </text:list-header>
              </text:list>
              <text:p text:style-name="P184">}</text:p>
            </text:list-header>
          </text:list>
          <text:p text:style-name="P184">}</text:p>
        </text:list-item>
      </text:list>
      <text:list xml:id="list275480588254123911" text:style-name="L9">
        <text:list-item>
          <text:p text:style-name="P186"><text:span text:style-name="def">Parametr – przyjmuje dowolne wyliczenie</text:span></text:p>
          <text:p text:style-name="P186"><text:span text:style-name="def"><text:span text:style-name="T57">public</text:span></text:span><text:span text:style-name="def"><text:span text:style-name="T16"> </text:span></text:span><text:span text:style-name="def"><text:span text:style-name="T57">void</text:span></text:span><text:span text:style-name="def"><text:span text:style-name="T16"> proc(</text:span></text:span><text:span text:style-name="def"><text:span text:style-name="T120">Sestem.Enum</text:span></text:span><text:span text:style-name="def"><text:span text:style-name="T16"> o) {</text:span></text:span></text:p>
        </text:list-item>
        <text:list-item>
          <text:p text:style-name="P186"><text:span text:style-name="def"><text:span text:style-name="T18">System.Enum</text:span></text:span></text:p>
          <text:list>
            <text:list-item>
              <text:p text:style-name="P186"><text:span text:style-name="def"><text:span text:style-name="T16">ToString(); </text:span></text:span><text:span text:style-name="def">odda np.</text:span><text:span text:style-name="def"><text:span text:style-name="T16"> „be=100”</text:span></text:span></text:p>
            </text:list-item>
            <text:list-item>
              <text:p text:style-name="P186"><text:span text:style-name="def"><text:span text:style-name="T16">Format(); </text:span></text:span><text:span text:style-name="def">pozwala na dokładniejsze formatowanie</text:span></text:p>
            </text:list-item>
            <text:list-item>
              <text:p text:style-name="P186"><text:soft-page-break/><text:span text:style-name="def"><text:span text:style-name="T16">GetValues(); </text:span></text:span><text:span text:style-name="def">- zwraca tablicę wartości</text:span></text:p>
            </text:list-item>
            <text:list-item>
              <text:p text:style-name="P186"><text:span text:style-name="def"><text:span text:style-name="T16">GetValue[]; </text:span></text:span><text:span text:style-name="def">- zwraca konkretną wartość</text:span></text:p>
            </text:list-item>
          </text:list>
        </text:list-item>
        <text:list-item>
          <text:p text:style-name="P186"><text:span text:style-name="def"><text:span text:style-name="T18">System</text:span></text:span><text:span text:style-name="def"><text:span text:style-name="T16"> </text:span></text:span><text:span text:style-name="def">ma wiele wyliczeń</text:span></text:p>
          <text:list>
            <text:list-item>
              <text:p text:style-name="P186"><text:span text:style-name="def"><text:span text:style-name="T16">DayOfWeek</text:span></text:span></text:p>
            </text:list-item>
            <text:list-item>
              <text:p text:style-name="P186"><text:span text:style-name="def"><text:span text:style-name="T16">ConsoleColor</text:span></text:span></text:p>
            </text:list-item>
          </text:list>
        </text:list-item>
      </text:list>
      <text:p text:style-name="Text_20_body"><text:span text:style-name="def"/></text:p>
      <text:p text:style-name="Text_20_body"><text:span text:style-name="def"><text:span text:style-name="T1">Struktury </text:span></text:span><text:span text:style-name="def">- Coś jakby upośledzone klasy:</text:span></text:p>
      <text:list xml:id="list3504212292469014975" text:style-name="L10">
        <text:list-item>
          <text:list>
            <text:list-item>
              <text:p text:style-name="P187"><text:span text:style-name="def">nie można po nich dziedziczyć (niejawnie sealed)</text:span></text:p>
            </text:list-item>
            <text:list-item>
              <text:p text:style-name="P187"><text:span text:style-name="def">nie pozwalają nadpisać domyślnego kostruktora. Jeśli napiszemy własny, to domyślny i tak pozostanie</text:span></text:p>
            </text:list-item>
            <text:list-item>
              <text:p text:style-name="P187"><text:span text:style-name="def">konstruktor sam nie inicjuje pól</text:span></text:p>
            </text:list-item>
            <text:list-item>
              <text:p text:style-name="P187"><text:span text:style-name="def">nie można przypisać wartości do pola w momencie ich deklaracji</text:span></text:p>
            </text:list-item>
            <text:list-item>
              <text:p text:style-name="P187"><text:span text:style-name="def">są typami wartościowymi a nie referencynymi</text:span></text:p>
            </text:list-item>
            <text:list-item>
              <text:p text:style-name="P187"><text:span text:style-name="def">Wszystkie typy proste poza System.String są strukturami</text:span></text:p>
            </text:list-item>
          </text:list>
        </text:list-item>
        <text:list-item>
          <text:p text:style-name="P188"><text:span text:style-name="def"><text:span text:style-name="T57">struct</text:span></text:span><text:span text:style-name="def"><text:span text:style-name="T16"> </text:span></text:span><text:span text:style-name="def"><text:span text:style-name="T120">MyPoint</text:span></text:span></text:p>
          <text:p text:style-name="P188">{</text:p>
          <text:list>
            <text:list-header>
              <text:p text:style-name="P188"><text:span text:style-name="T57">public</text:span><text:span text:style-name="T16"> </text:span><text:span text:style-name="T57">int</text:span><text:span text:style-name="T16"> x;</text:span></text:p>
              <text:p text:style-name="P188"><text:span text:style-name="T57">public</text:span><text:span text:style-name="T16"> </text:span><text:span text:style-name="T57">int</text:span><text:span text:style-name="T16"> y;</text:span></text:p>
              <text:p text:style-name="P188"><text:span text:style-name="T57">public</text:span><text:span text:style-name="T16"> MyPoint(</text:span><text:span text:style-name="T57">int</text:span><text:span text:style-name="T16"> ax, </text:span><text:span text:style-name="T57">int</text:span><text:span text:style-name="T16"> ay)</text:span></text:p>
              <text:p text:style-name="P188">{</text:p>
              <text:list>
                <text:list-header>
                  <text:p text:style-name="P188">x = ax;</text:p>
                  <text:p text:style-name="P188">y = ay;</text:p>
                </text:list-header>
              </text:list>
              <text:p text:style-name="P188">}</text:p>
            </text:list-header>
          </text:list>
          <text:p text:style-name="P188">}</text:p>
        </text:list-item>
      </text:list>
      <text:list xml:id="list4855321463983096125" text:style-name="L11">
        <text:list-item>
          <text:p text:style-name="P189"><text:span text:style-name="def"><text:span text:style-name="T120">MyPoint</text:span></text:span><text:span text:style-name="def"><text:span text:style-name="T16"> p1; </text:span></text:span><text:span text:style-name="defZiel"><text:span text:style-name="T177">/* </text:span></text:span><text:span text:style-name="defZiel">pola niezainicjowane. Jeśli się do nich odwołamy to dostaniemy błąd*/</text:span></text:p>
        </text:list-item>
        <text:list-item>
          <text:p text:style-name="P189"><text:span text:style-name="T120">MyPoint</text:span><text:span text:style-name="T16"> p2 = </text:span><text:span text:style-name="T57">new</text:span><text:span text:style-name="T16"> </text:span><text:span text:style-name="T120">MyPoint</text:span><text:span text:style-name="T16">(); </text:span><text:span text:style-name="defZiel"><text:span text:style-name="T177">/* </text:span></text:span><text:span text:style-name="defZiel">pola zainicjowane wartościami domyślnymi*/</text:span></text:p>
        </text:list-item>
        <text:list-item>
          <text:p text:style-name="P189"><text:span text:style-name="T120">MyPoint</text:span><text:span text:style-name="T16"> p3 = </text:span><text:span text:style-name="T57">new</text:span><text:span text:style-name="T16"> </text:span><text:span text:style-name="T120">MyPoint</text:span><text:span text:style-name="T16">(2, 6); </text:span><text:span text:style-name="defZiel"><text:span text:style-name="T177">/* </text:span></text:span><text:span text:style-name="defZiel">niestandardowy konstruktor*/</text:span></text:p>
        </text:list-item>
      </text:list>
      <text:p text:style-name="Text_20_body"><text:span text:style-name="def"/></text:p>
      <text:p text:style-name="Text_20_body"><text:span text:style-name="def"><text:span text:style-name="T1">Typy wartościowe i referencyjne</text:span></text:span></text:p>
      <text:list xml:id="list4986838956952868728" text:style-name="L12">
        <text:list-item>
          <text:p text:style-name="P190"><text:span text:style-name="def">wartościowe żyją TYLKO w definiującym je zasięgu, a referencyjne tak długo jak jest do niego odwołanie (dłużej bo odśmiecacz musi go wyrzucić)</text:span></text:p>
        </text:list-item>
        <text:list-item>
          <text:p text:style-name="P190"><text:span text:style-name="def">przekazywanie typu wartościowego robi jego kopię (chyba, że przekazujemy przez referencję)</text:span></text:p>
        </text:list-item>
        <text:list-item>
          <text:p text:style-name="P190"><text:span text:style-name="def">przekazywanie typu wartościowego przez referencję polega na przekazaniu kopii jego adresu.</text:span></text:p>
        </text:list-item>
        <text:list-item>
          <text:p text:style-name="P190"><text:span text:style-name="def">typy wartościowe całe trzymana są na stosie. Typy referencyjne na stercie mają tylko </text:span><text:span text:style-name="def">referencję, a wartości przetrzymywane są też na stosie.</text:span></text:p>
        </text:list-item>
        <text:list-item>
          <text:p text:style-name="P190"><text:soft-page-break/><text:span text:style-name="def">Tabela różnic jest na 127</text:span></text:p>
        </text:list-item>
      </text:list>
      <text:p text:style-name="Text_20_body"><text:span text:style-name="def"/></text:p>
      <text:p text:style-name="Text_20_body"><text:span text:style-name="def"><text:span text:style-name="T1">Nullable</text:span></text:span><text:span text:style-name="def"> – możliwość reprezentowania wartości typu bazowego i wartości null</text:span></text:p>
      <text:list xml:id="list5692289946969297185" text:style-name="L13">
        <text:list-item>
          <text:p text:style-name="P191"><text:span text:style-name="def"><text:span text:style-name="T57">int</text:span></text:span><text:span text:style-name="def"><text:span text:style-name="T16">? a;</text:span></text:span></text:p>
        </text:list-item>
        <text:list-item>
          <text:p text:style-name="P191"><text:span text:style-name="def"><text:span text:style-name="T120">Nullable</text:span></text:span><text:span text:style-name="def"><text:span text:style-name="T16"> &lt;</text:span></text:span><text:span text:style-name="def"><text:span text:style-name="T57">int</text:span></text:span><text:span text:style-name="def"><text:span text:style-name="T16">&gt; a;</text:span></text:span></text:p>
        </text:list-item>
      </text:list>
      <text:list xml:id="list3507545951625127810" text:style-name="L14">
        <text:list-item>
          <text:p text:style-name="P192"><text:span text:style-name="def">można stosować tylko do typów wartościowych (typy referencyj</text:span><text:span text:style-name="def"><text:span text:style-name="T176">n</text:span></text:span><text:span text:style-name="def">e mogą mieć </text:span><text:span text:style-name="def"><text:span text:style-name="T57">null</text:span></text:span><text:span text:style-name="def"> z samego założenia)</text:span></text:p>
          <text:list>
            <text:list-item>
              <text:p text:style-name="P192"><text:span text:style-name="def">źle - </text:span><text:span text:style-name="def"><text:span text:style-name="T120">String</text:span></text:span><text:span text:style-name="def"><text:span text:style-name="T16">? S</text:span></text:span><text:span text:style-name="def">;</text:span></text:p>
            </text:list-item>
          </text:list>
        </text:list-item>
        <text:list-item>
          <text:p text:style-name="P192"><text:span text:style-name="def">wykrywanie wartości </text:span><text:span text:style-name="def"><text:span text:style-name="T57">null</text:span></text:span></text:p>
          <text:list>
            <text:list-item>
              <text:p text:style-name="P192"><text:span text:style-name="def"><text:span text:style-name="T57">if</text:span></text:span><text:span text:style-name="def"><text:span text:style-name="T16"> (i.HasValue) {...};</text:span></text:span></text:p>
            </text:list-item>
            <text:list-item>
              <text:p text:style-name="P192"><text:span text:style-name="T57">bool</text:span><text:span text:style-name="T16"> b = (i == </text:span><text:span text:style-name="T57">null</text:span><text:span text:style-name="T16">);</text:span></text:p>
            </text:list-item>
          </text:list>
        </text:list-item>
        <text:list-item>
          <text:p text:style-name="P192"><text:span text:style-name="def">Value – oddaje wartość elementu, ale działa inaczej niż bezpośrednie odwołanie się do elementu gdy ten ma wartość null; </text:span><text:span text:style-name="def2">ToString</text:span><text:span text:style-name="def"> wtedy nie działa, tak jak porównywanie do</text:span><text:span text:style-name="T16"> <text:s/></text:span><text:span text:style-name="def"><text:span text:style-name="T57">null</text:span></text:span></text:p>
        </text:list-item>
        <text:list-item>
          <text:p text:style-name="P192"><text:span text:style-name="def"><text:span text:style-name="T57">int</text:span></text:span><text:span text:style-name="def"><text:span text:style-name="T16"> x = i ?? ii ?? 100; </text:span></text:span><text:span text:style-name="defZiel"><text:span text:style-name="T177">/* </text:span></text:span><text:span text:style-name="defZiel">?? spowoduje przypisanie wartości z i, o ile ta nie jest null. W przeciwnym przypadku przypisze ustaloną wartość.*/</text:span></text:p>
        </text:list-item>
      </text:list>
      <text:p text:style-name="Text_20_body"/>
      <text:p text:style-name="Text_20_body"><text:span text:style-name="def">Klasy</text:span></text:p>
      <text:list xml:id="list5136397053824287316" text:style-name="L15">
        <text:list-item>
          <text:p text:style-name="P193"><text:span text:style-name="T57">class</text:span><text:span text:style-name="T16"> </text:span><text:span text:style-name="T120">Car </text:span><text:span text:style-name="T16">{}</text:span><text:span text:style-name="def"> - najprostsza definicja klasy</text:span></text:p>
        </text:list-item>
        <text:list-item>
          <text:p text:style-name="P193"><text:span text:style-name="def">tworzenie instancji:</text:span></text:p>
          <text:list>
            <text:list-item>
              <text:p text:style-name="P193"><text:span text:style-name="T120">Car</text:span><text:span text:style-name="T16"> a; </text:span><text:span text:style-name="defZiel"><text:span text:style-name="T177">/*</text:span></text:span><text:span text:style-name="defZiel"> tworzymy tylko referencję, bez obiektu*/</text:span></text:p>
            </text:list-item>
            <text:list-item>
              <text:p text:style-name="P193"><text:span text:style-name="T120">Car</text:span><text:span text:style-name="T16"> a = </text:span><text:span text:style-name="T57">new</text:span><text:span text:style-name="T16"> </text:span><text:span text:style-name="T120">Car</text:span><text:span text:style-name="T16">(); </text:span><text:span text:style-name="defZiel"><text:span text:style-name="T177">/* </text:span></text:span><text:span text:style-name="defZiel">tworzymy referencję i od razu przypisujemy do niej nowy*/</text:span><text:span text:style-name="def"> obiekt.</text:span></text:p>
            </text:list-item>
          </text:list>
        </text:list-item>
        <text:list-item>
          <text:p text:style-name="P193"><text:span text:style-name="def">Konstruktory</text:span></text:p>
          <text:list>
            <text:list-item>
              <text:p text:style-name="P193"><text:span text:style-name="def">zawsze dostajemy domyślny, ale (inaczej niż w strukturach) jest on usuwany jeśli definiujemy niestandardowy.</text:span></text:p>
            </text:list-item>
            <text:list-item>
              <text:p text:style-name="P193"><text:span text:style-name="def">Jeśli chcemy używać konstruktora domyślnego, pomimo zdefiniować niestandardowego, to musimy zdefiniować go sami </text:span><text:span text:style-name="T16">- </text:span><text:span text:style-name="T57">public</text:span><text:span text:style-name="T16"> Car(){...}</text:span></text:p>
            </text:list-item>
            <text:list-item>
              <text:p text:style-name="P193"><text:span text:style-name="def">Łączenie konstruktorów – działa jak inherited z zadanymi parametrami w Delphi, ale budowany jest inaczej!</text:span></text:p>
              <text:list>
                <text:list-item>
                  <text:p text:style-name="P194"><text:span text:style-name="T57">public</text:span><text:span text:style-name="T146"> </text:span><text:span text:style-name="T57">class</text:span><text:span text:style-name="T146"> </text:span><text:span text:style-name="T120">Car</text:span></text:p>
                  <text:p text:style-name="P194">{</text:p>
                  <text:list>
                    <text:list-header>
                      <text:p text:style-name="P194"><text:span text:style-name="T57">public</text:span><text:span text:style-name="T16"> Car(){...} </text:span><text:span text:style-name="defZiel"><text:span text:style-name="T177">/* </text:span></text:span><text:span text:style-name="defZiel">konstruktor domyślny*/</text:span></text:p>
                      <text:p text:style-name="P194"><text:span text:style-name="T57">public</text:span><text:span text:style-name="T16"> Car(</text:span><text:span text:style-name="T57">int</text:span><text:span text:style-name="T16"> speed): </text:span><text:span text:style-name="T57">this</text:span><text:span text:style-name="T16">(speed, </text:span><text:span text:style-name="T103">""</text:span><text:span text:style-name="T16">){...} </text:span><text:span text:style-name="defZiel"><text:span text:style-name="T177">/* </text:span></text:span><text:span text:style-name="defZiel">ten konstruktor najpierw </text:span></text:p>
                      <text:list>
                        <text:list-item>
                          <text:list>
                            <text:list-item>
                              <text:list>
                                <text:list-item>
                                  <text:list>
                                    <text:list-item>
                                      <text:list>
                                        <text:list-item>
                                          <text:list>
                                            <text:list-header>
                                              <text:p text:style-name="P207"><text:span text:style-name="defZiel">wywoła konstruktora z 2 </text:span></text:p>
                                              <text:p text:style-name="P207"><text:span text:style-name="defZiel">parametrami, a potem ciało*/</text:span></text:p>
                                            </text:list-header>
                                          </text:list>
                                        </text:list-item>
                                      </text:list>
                                    </text:list-item>
                                  </text:list>
                                </text:list-item>
                              </text:list>
                            </text:list-item>
                          </text:list>
                        </text:list-item>
                      </text:list>
                      <text:p text:style-name="P194"><text:span text:style-name="T57">public</text:span><text:span text:style-name="T16"> Car(</text:span><text:span text:style-name="T57">int</text:span><text:span text:style-name="T16"> speed, </text:span><text:span text:style-name="T57">string</text:span><text:span text:style-name="T16"> name){...}</text:span></text:p>
                    </text:list-header>
                  </text:list>
                  <text:p text:style-name="P194">}</text:p>
                </text:list-item>
                <text:list-item>
                  <text:p text:style-name="P193"><text:span text:style-name="def">można używać z wartościami domyślnymi, ale to ograniczy używanie takiej klasy </text:span><text:soft-page-break/><text:span text:style-name="def">tylko do C#2010 (i zapewne późniejszych)</text:span></text:p>
                </text:list-item>
              </text:list>
            </text:list-item>
          </text:list>
        </text:list-item>
        <text:list-item>
          <text:p text:style-name="P193"><text:span text:style-name="def">Static – współdzielenie jednej zmiennej przez wszystkie instancje klasy</text:span></text:p>
          <text:list>
            <text:list-item>
              <text:p text:style-name="P193"><text:span text:style-name="def"><text:span text:style-name="T57">public</text:span></text:span><text:span text:style-name="def"><text:span text:style-name="T16">/</text:span></text:span><text:span text:style-name="def"><text:span text:style-name="T57">private</text:span></text:span><text:span text:style-name="def"><text:span text:style-name="T16"> </text:span></text:span><text:span text:style-name="def"><text:span text:style-name="T57">static</text:span></text:span><text:span text:style-name="def"><text:span text:style-name="T16"> [zmienna, metoda]</text:span></text:span></text:p>
            </text:list-item>
            <text:list-item>
              <text:p text:style-name="P193"><text:span text:style-name="def"><text:span text:style-name="T1">Konstruktory statyczne</text:span></text:span></text:p>
              <text:list>
                <text:list-item>
                  <text:p text:style-name="P193"><text:span text:style-name="def">używamy, gdy w konstruktorze ustalamy wartość zmiennej statycznej</text:span></text:p>
                </text:list-item>
                <text:list-item>
                  <text:p text:style-name="P193"><text:span text:style-name="def">w klasie może być TYLKO 1 konstruktor statyczny</text:span></text:p>
                </text:list-item>
                <text:list-item>
                  <text:p text:style-name="P193"><text:span text:style-name="def">NIE MOŻE</text:span><text:span text:style-name="def"> przyjmować parametrów</text:span></text:p>
                </text:list-item>
                <text:list-item>
                  <text:p text:style-name="P193"><text:span text:style-name="def">NIE MOŻE zawierać modyfikatorów </text:span><text:span text:style-name="def"><text:span text:style-name="T57">public</text:span></text:span><text:span text:style-name="def"><text:span text:style-name="T16">/</text:span></text:span><text:span text:style-name="def"><text:span text:style-name="T57">private</text:span></text:span></text:p>
                </text:list-item>
                <text:list-item>
                  <text:p text:style-name="P193"><text:span text:style-name="def">jest wykonywany TYLKO 1 raz</text:span></text:p>
                </text:list-item>
                <text:list-item>
                  <text:p text:style-name="P193"><text:span text:style-name="def">wywoływany jest podczas tworzenia instancji LUB uzyskania dostępu do jakiejkolwiek składowej statycznej</text:span></text:p>
                </text:list-item>
                <text:list-item>
                  <text:p text:style-name="P193"><text:span text:style-name="def">jest wykonywany PRZED innymi konstruktorami (najgłębiej w łańcuszku)</text:span></text:p>
                </text:list-item>
              </text:list>
            </text:list-item>
            <text:list-item>
              <text:p text:style-name="P193"><text:span text:style-name="def"><text:span text:style-name="T1">Klasa statyczna</text:span></text:span></text:p>
              <text:list>
                <text:list-item>
                  <text:p text:style-name="P193"><text:span text:style-name="def">nie może tworzyć instancji</text:span></text:p>
                </text:list-item>
                <text:list-item>
                  <text:p text:style-name="P193"><text:span text:style-name="def">wcześnie trzeba było nałożyć </text:span><text:span text:style-name="def"><text:span text:style-name="T57">private</text:span></text:span><text:span text:style-name="def"> na jedyny konstruktor domyślny lub oznaczyć klasę jako <text:s/></text:span><text:span text:style-name="def"><text:span text:style-name="T57">abstract</text:span></text:span></text:p>
                </text:list-item>
                <text:list-item>
                  <text:p text:style-name="P193"><text:span text:style-name="def"><text:span text:style-name="T1">Enkapsulacja</text:span></text:span><text:span text:style-name="def"> – czarna skrzynka ukrywająca pola pod </text:span><text:span text:style-name="def"><text:span text:style-name="T57">private</text:span></text:span><text:span text:style-name="def"><text:span text:style-name="T16">/</text:span></text:span><text:span text:style-name="def"><text:span text:style-name="T57">protected</text:span></text:span></text:p>
                  <text:list>
                    <text:list-item>
                      <text:p text:style-name="P193"><text:span text:style-name="def"><text:span text:style-name="T1">tradycyjna</text:span></text:span><text:span text:style-name="def"> - </text:span><text:span text:style-name="def"><text:span text:style-name="T57">getter / setter</text:span></text:span></text:p>
                    </text:list-item>
                    <text:list-item>
                      <text:p text:style-name="P193"><text:span text:style-name="def">za pomocą </text:span><text:span text:style-name="def"><text:span text:style-name="T1">właściwości </text:span></text:span><text:span text:style-name="def">.NET</text:span></text:p>
                      <text:list>
                        <text:list-item>
                          <text:p text:style-name="P193"><text:span text:style-name="def"/></text:p>
                        </text:list-item>
                      </text:list>
                    </text:list-item>
                  </text:list>
                </text:list-item>
                <text:list-item>
                  <text:p text:style-name="P193"><text:span text:style-name="def"><text:span text:style-name="T1">Dziedziczenie</text:span></text:span><text:span text:style-name="def"> – relacja „jest”</text:span></text:p>
                </text:list-item>
                <text:list-item>
                  <text:p text:style-name="P193"><text:span text:style-name="def"><text:span text:style-name="T1">Zawieranie</text:span></text:span><text:span text:style-name="def">/</text:span><text:span text:style-name="def"><text:span text:style-name="T1">Delegacja</text:span></text:span><text:span text:style-name="def"> – relacja „ma” (podobiekty)</text:span></text:p>
                </text:list-item>
                <text:list-item>
                  <text:p text:style-name="P193"><text:span text:style-name="def"><text:span text:style-name="T1">Polimorfizm</text:span></text:span><text:span text:style-name="def"> – korzystanie z dziedziczenia. Rozkazujemy wykonanie funkcji z korzenia, ale klasa dziedzicząca może wykonać ją inaczej.</text:span></text:p>
                </text:list-item>
                <text:list-item>
                  <text:p text:style-name="P193"><text:span text:style-name="def"><text:span text:style-name="T1">Modyfikatory</text:span></text:span><text:span text:style-name="def"> </text:span><text:span text:style-name="def"><text:span text:style-name="T1">dostępu</text:span></text:span></text:p>
                  <text:list>
                    <text:list-item>
                      <text:p text:style-name="P193"><text:span text:style-name="def"><text:span text:style-name="T57">public</text:span></text:span><text:span text:style-name="def"> – dostępne dla wszystkich</text:span></text:p>
                    </text:list-item>
                    <text:list-item>
                      <text:p text:style-name="P193"><text:span text:style-name="def"><text:span text:style-name="T57">private</text:span></text:span><text:span text:style-name="def"> – tylko dla tego typu</text:span></text:p>
                    </text:list-item>
                    <text:list-item>
                      <text:p text:style-name="P193"><text:span text:style-name="def"><text:span text:style-name="T57">protected</text:span></text:span><text:span text:style-name="def"> – tylko dla typu i typów dziedziczących</text:span></text:p>
                    </text:list-item>
                    <text:list-item>
                      <text:p text:style-name="P193"><text:span text:style-name="def"><text:span text:style-name="T57">internal</text:span></text:span><text:span text:style-name="def"> – dostępne dla bieżącego pakietu</text:span></text:p>
                    </text:list-item>
                    <text:list-item>
                      <text:p text:style-name="P193"><text:span text:style-name="def"><text:span text:style-name="T57">protected</text:span></text:span><text:span text:style-name="def"> </text:span><text:span text:style-name="def"><text:span text:style-name="T57">internal</text:span></text:span><text:span text:style-name="def"> – dostępne w pakiecie i klasach dziedziczących</text:span></text:p>
                    </text:list-item>
                    <text:list-item>
                      <text:p text:style-name="P193"><text:span text:style-name="def">klasy DOMYŚLNIE są </text:span><text:span text:style-name="def"><text:span text:style-name="T57">internal</text:span></text:span></text:p>
                    </text:list-item>
                    <text:list-item>
                      <text:p text:style-name="P193"><text:span text:style-name="def"><text:span text:style-name="T1">typy zagnieżdżone</text:span></text:span><text:span text:style-name="def"> (deklarowane z zasięgu klasy lub struktury) mogą być </text:span><text:span text:style-name="def"><text:span text:style-name="T57">private</text:span></text:span></text:p>
                    </text:list-item>
                    <text:list-item>
                      <text:p text:style-name="P193"><text:span text:style-name="def"><text:span text:style-name="T1">typy deklarowane w zasięgu pakietu</text:span></text:span><text:span text:style-name="def"> mogą być tylko </text:span><text:span text:style-name="def"><text:span text:style-name="T57">public</text:span></text:span><text:span text:style-name="def"> lub <text:s/></text:span><text:span text:style-name="def"><text:span text:style-name="T57">internal</text:span></text:span></text:p>
                    </text:list-item>
                  </text:list>
                </text:list-item>
              </text:list>
            </text:list-item>
          </text:list>
        </text:list-item>
      </text:list>
      <text:p text:style-name="Text_20_body"><text:span text:style-name="def"><text:span text:style-name="T57"/></text:span></text:p>
      <text:list xml:id="list29664844" text:continue-numbering="true" text:style-name="L15">
        <text:list-item>
          <text:p text:style-name="P193">Właściwości</text:p>
          <text:list>
            <text:list-item>
              <text:p text:style-name="P193"><text:soft-page-break/><text:span text:style-name="def"><text:span text:style-name="T57">private</text:span></text:span><text:span text:style-name="def"><text:span text:style-name="T16"> </text:span></text:span><text:span text:style-name="def"><text:span text:style-name="T57">int</text:span></text:span><text:span text:style-name="def"><text:span text:style-name="T16"> fSpeed;</text:span></text:span></text:p>
              <text:p text:style-name="P193"><text:span text:style-name="T57">public</text:span><text:span text:style-name="T16"> </text:span><text:span text:style-name="T57">int</text:span><text:span text:style-name="T16"> Speed</text:span></text:p>
              <text:p text:style-name="P193">{</text:p>
              <text:list>
                <text:list-header>
                  <text:p text:style-name="P193"><text:span text:style-name="T57">get</text:span><text:span text:style-name="T16"> { </text:span><text:span text:style-name="T57">return</text:span><text:span text:style-name="T16"> fSpeed; }</text:span></text:p>
                  <text:p text:style-name="P193"><text:span text:style-name="T57">set</text:span><text:span text:style-name="T16"> { fSpeed = </text:span><text:span text:style-name="T57">value</text:span><text:span text:style-name="T16">; } </text:span><text:span text:style-name="defZiel"><text:span text:style-name="T177">/* </text:span></text:span><text:span text:style-name="defZiel">w setterze zawsze jest token <text:s/></text:span><text:span text:style-name="defZiel"><text:span text:style-name="T177">value*/</text:span></text:span></text:p>
                </text:list-header>
              </text:list>
              <text:p text:style-name="P193"><text:span text:style-name="T16">}</text:span><text:tab/><text:tab/></text:p>
            </text:list-item>
            <text:list-item>
              <text:p text:style-name="P193">właściwości korzystają z wybranych operatorów np.: <text:span text:style-name="T16">Speed++;</text:span></text:p>
            </text:list-item>
            <text:list-item>
              <text:p text:style-name="P193"><text:span text:style-name="def">wartości </text:span><text:span text:style-name="def"><text:span text:style-name="T57">private</text:span></text:span><text:span text:style-name="def"> należy używać najrzadziej jak to tylko możliwe</text:span></text:p>
            </text:list-item>
            <text:list-item>
              <text:p text:style-name="P193"><text:span text:style-name="def"><text:span text:style-name="T1">wewnętrzna reprezentacja</text:span></text:span><text:span text:style-name="def"> dodaje niejawnie </text:span><text:span text:style-name="def2">get_</text:span><text:span text:style-name="def"><text:span text:style-name="T16"> i </text:span></text:span><text:span text:style-name="def2">set_</text:span><text:span text:style-name="def"><text:span text:style-name="T16"> </text:span></text:span><text:span text:style-name="def">do nazwy parametru więc jeśli sami zdefiniujemy takie metody, to kompilator zgłosi błąd.</text:span></text:p>
            </text:list-item>
            <text:list-item>
              <text:p text:style-name="P193"><text:span text:style-name="def">można ustawiać modyfikator </text:span><text:span text:style-name="def"><text:span text:style-name="T57">private</text:span></text:span><text:span text:style-name="def"> aby modyfikować dostęp z zewnątrz</text:span></text:p>
            </text:list-item>
            <text:list-item>
              <text:p text:style-name="P193"><text:span text:style-name="def"><text:span text:style-name="T57">get </text:span></text:span><text:span text:style-name="def">i <text:s/></text:span><text:span text:style-name="def"><text:span text:style-name="T57">set </text:span></text:span><text:span text:style-name="def">są </text:span><text:span text:style-name="def"><text:span text:style-name="T1">opcjonalne</text:span></text:span><text:span text:style-name="def"> więc można zrobić właściwość tylko do odczytu lub zapisu</text:span></text:p>
            </text:list-item>
            <text:list-item>
              <text:p text:style-name="P193"><text:span text:style-name="def"><text:span text:style-name="T1">właściwości</text:span></text:span><text:span text:style-name="def"> </text:span><text:span text:style-name="def"><text:span text:style-name="T1">statyczne</text:span></text:span><text:span text:style-name="def"> mogą operować tylko na właściwościach statycznych</text:span></text:p>
            </text:list-item>
            <text:list-item>
              <text:p text:style-name="P196"><text:span text:style-name="def"><text:span text:style-name="T1">właściwości</text:span></text:span><text:span text:style-name="def"> </text:span><text:span text:style-name="def"><text:span text:style-name="T1">automatycznie</text:span></text:span></text:p>
              <text:list>
                <text:list-item>
                  <text:p text:style-name="P195"><text:span text:style-name="def"><text:span text:style-name="T57">private</text:span></text:span><text:span text:style-name="def"><text:span text:style-name="T16"> </text:span></text:span><text:span text:style-name="def"><text:span text:style-name="T57">int</text:span></text:span><text:span text:style-name="def"><text:span text:style-name="T16"> fSpeed;</text:span></text:span></text:p>
                  <text:p text:style-name="P195"><text:span text:style-name="T57">public</text:span><text:span text:style-name="T16"> </text:span><text:span text:style-name="T57">int</text:span><text:span text:style-name="T16"> Speed</text:span></text:p>
                  <text:p text:style-name="P195">{</text:p>
                  <text:list>
                    <text:list-header>
                      <text:p text:style-name="P195"><text:span text:style-name="T57">get</text:span><text:span text:style-name="T16">;</text:span></text:p>
                      <text:p text:style-name="P195"><text:span text:style-name="T57">private</text:span><text:span text:style-name="T16"> </text:span><text:span text:style-name="T57">set</text:span><text:span text:style-name="T16">;</text:span></text:p>
                    </text:list-header>
                  </text:list>
                  <text:p text:style-name="P195">}</text:p>
                </text:list-item>
                <text:list-item>
                  <text:p text:style-name="P193"><text:span text:style-name="def">tworzą automatyczny prosty read / write</text:span></text:p>
                </text:list-item>
                <text:list-item>
                  <text:p text:style-name="P193"><text:span text:style-name="def">WYMAGANE są <text:s/>i </text:span><text:span text:style-name="def"><text:span text:style-name="T57">get </text:span></text:span><text:span text:style-name="def">i <text:s/></text:span><text:span text:style-name="def"><text:span text:style-name="T57">set</text:span></text:span></text:p>
                </text:list-item>
                <text:list-item>
                  <text:p text:style-name="P193"><text:span text:style-name="def">dla włąsciwości automatycznych pole </text:span><text:span text:style-name="def"><text:span text:style-name="T57">private </text:span></text:span><text:span text:style-name="def">jest tworzone dopier</text:span><text:span text:style-name="def"><text:span text:style-name="T176">o</text:span></text:span><text:span text:style-name="def"> podczas kompilacji, więc nie można do w ogóle w kodzie używać (nie istnieje)</text:span></text:p>
                </text:list-item>
                <text:list-item>
                  <text:p text:style-name="P193"><text:span text:style-name="def">właściwości automatycznych są podczas tworzenia wypełniane wartościami domyślnymi, co w przypadku obiektów będzie oznaczać NULL</text:span></text:p>
                </text:list-item>
              </text:list>
            </text:list-item>
          </text:list>
        </text:list-item>
        <text:list-item>
          <text:p text:style-name="P193"><text:span text:style-name="def"/></text:p>
        </text:list-item>
        <text:list-item>
          <text:p text:style-name="P193"><text:span text:style-name="def"><text:span text:style-name="T1"/></text:span></text:p>
          <text:p text:style-name="P193"><text:span text:style-name="def"><text:span text:style-name="T1"/></text:span></text:p>
        </text:list-item>
        <text:list-item>
          <text:p text:style-name="P193"><text:span text:style-name="def"><text:span text:style-name="T1">Składnia inicjalizacji obiektów – </text:span></text:span><text:span text:style-name="def"><text:span text:style-name="T106">przypisuje dane zaraz po wywołaniu konstruktora. Można ustawiać wartości tylko jeśli z danego poziomu mamy do nich dostęp (</text:span></text:span><text:span text:style-name="def"><text:span text:style-name="T58">private </text:span></text:span><text:span text:style-name="def"><text:span text:style-name="T106">może temu przeszkodzić)</text:span></text:span></text:p>
          <text:list>
            <text:list-item>
              <text:p text:style-name="P193"><text:span text:style-name="def"><text:span text:style-name="T122">Point</text:span></text:span><text:span text:style-name="def"><text:span text:style-name="T17"> p1 = </text:span></text:span><text:span text:style-name="def"><text:span text:style-name="T58">new</text:span></text:span><text:span text:style-name="def"><text:span text:style-name="T17"> </text:span></text:span><text:span text:style-name="def"><text:span text:style-name="T122">Point</text:span></text:span><text:span text:style-name="def"><text:span text:style-name="T17"> { x = 1, y = 2 };</text:span></text:span><text:span text:style-name="defZiel"><text:span text:style-name="T106">/*konstruktor domyślny wywołany niejawnie*/</text:span></text:span></text:p>
            </text:list-item>
            <text:list-item>
              <text:p text:style-name="P193"><text:span text:style-name="T120">Point</text:span><text:span text:style-name="T16"> p2 = </text:span><text:span text:style-name="T57">new</text:span><text:span text:style-name="T16"> </text:span><text:span text:style-name="T120">Point</text:span><text:span text:style-name="T16">(){ x = 1, y = 2 }; </text:span><text:span text:style-name="defZiel"><text:span text:style-name="T177">/*</text:span></text:span><text:span text:style-name="defZiel"> konstruktor domyślny wywołany jawnie*/</text:span></text:p>
            </text:list-item>
            <text:list-item>
              <text:p text:style-name="P193"><text:span text:style-name="T120">Point</text:span><text:span text:style-name="T16"> p3 = </text:span><text:span text:style-name="T57">new</text:span><text:span text:style-name="T16"> </text:span><text:span text:style-name="T120">Point</text:span><text:span text:style-name="T16">(3,4){ x = 1, y = 2 }; </text:span><text:span text:style-name="defZiel"><text:span text:style-name="T177">/*</text:span></text:span><text:span text:style-name="defZiel">wywołany niestandardowy kontruktor, ale wartości zostaną nadpisane. x == 1, y ==2*/</text:span></text:p>
            </text:list-item>
            <text:list-item>
              <text:p text:style-name="P193"><text:span text:style-name="T120">Point</text:span><text:span text:style-name="T16"> p4 = </text:span><text:span text:style-name="T57">new</text:span><text:span text:style-name="T16"> </text:span><text:span text:style-name="T120">Point</text:span><text:span text:style-name="T16">(</text:span><text:span text:style-name="T103">"red"</text:span><text:span text:style-name="T16">) { x = 1, y = 2 }; </text:span><text:span text:style-name="defZiel"><text:span text:style-name="T177">/*</text:span></text:span><text:span text:style-name="defZiel"> oto cała moc, nie trzeba przeciążać wielu konstruktorów*/</text:span></text:p>
            </text:list-item>
            <text:list-item>
              <text:p text:style-name="P193"><text:span text:style-name="def"><text:span text:style-name="T120">Rectangle</text:span></text:span><text:span text:style-name="def"><text:span text:style-name="T16"> r = </text:span></text:span><text:span text:style-name="def"><text:span text:style-name="T57">new</text:span></text:span><text:span text:style-name="def"><text:span text:style-name="T16"> </text:span></text:span><text:span text:style-name="def"><text:span text:style-name="T120">Rectangle</text:span></text:span><text:span text:style-name="def"><text:span text:style-name="T16"> { p1= </text:span></text:span><text:span text:style-name="def"><text:span text:style-name="T57">new</text:span></text:span><text:span text:style-name="def"><text:span text:style-name="T16"> </text:span></text:span><text:span text:style-name="def"><text:span text:style-name="T120">Point</text:span></text:span><text:span text:style-name="def"><text:span text:style-name="T16"> { x = 1, y = 2 }, p2 = </text:span></text:span><text:span text:style-name="def"><text:span text:style-name="T57">new</text:span></text:span><text:span text:style-name="def"><text:span text:style-name="T16"> </text:span></text:span><text:span text:style-name="def"><text:span text:style-name="T120">Point</text:span></text:span><text:span text:style-name="def"><text:span text:style-name="T16"> { x </text:span></text:span><text:soft-page-break/><text:span text:style-name="def"><text:span text:style-name="T16">= 3, y = 4 } };</text:span></text:span><text:span text:style-name="def"> </text:span><text:span text:style-name="defZiel">/* działa też dla obiektów*/</text:span></text:p>
            </text:list-item>
          </text:list>
        </text:list-item>
        <text:list-item>
          <text:p text:style-name="P193"><text:span text:style-name="def"><text:span text:style-name="T1">Stałe</text:span></text:span><text:span text:style-name="def"> </text:span></text:p>
          <text:list>
            <text:list-item>
              <text:p text:style-name="P193"><text:span text:style-name="def">SĄ statyczne z samego założenia!</text:span></text:p>
            </text:list-item>
            <text:list-item>
              <text:p text:style-name="P193"><text:span text:style-name="def"><text:span text:style-name="T57">const</text:span></text:span><text:span text:style-name="def"><text:span text:style-name="T16"> </text:span></text:span><text:span text:style-name="def"><text:span text:style-name="T57">string</text:span></text:span><text:span text:style-name="def"><text:span text:style-name="T16"> text = </text:span></text:span><text:span text:style-name="def"><text:span text:style-name="T103">"..."</text:span></text:span><text:span text:style-name="def"><text:span text:style-name="T16">;</text:span></text:span></text:p>
            </text:list-item>
          </text:list>
        </text:list-item>
        <text:list-item>
          <text:p text:style-name="P193"><text:span text:style-name="def"><text:span text:style-name="T1">Readonly</text:span></text:span></text:p>
          <text:list>
            <text:list-item>
              <text:p text:style-name="P193"><text:span text:style-name="def">NIE SĄ statyczne</text:span></text:p>
            </text:list-item>
            <text:list-item>
              <text:p text:style-name="P193"><text:span text:style-name="def">można ustawić ich wartość JEDEN RAZ</text:span></text:p>
            </text:list-item>
            <text:list-item>
              <text:p text:style-name="P193"><text:span text:style-name="def"><text:span text:style-name="T57">readonly</text:span></text:span><text:span text:style-name="def"><text:span text:style-name="T16"> </text:span></text:span><text:span text:style-name="def"><text:span text:style-name="T57">string</text:span></text:span><text:span text:style-name="def"><text:span text:style-name="T16"> text2 = </text:span></text:span><text:span text:style-name="def"><text:span text:style-name="T103">"..."</text:span></text:span><text:span text:style-name="def"><text:span text:style-name="T16">;</text:span></text:span></text:p>
            </text:list-item>
          </text:list>
        </text:list-item>
        <text:list-item>
          <text:p text:style-name="P193"><text:span text:style-name="def"><text:span text:style-name="T16">Typy częściowe – możliwość przetrzymywania typu (o dużej ilości kodu) w kilku plikach</text:span></text:span></text:p>
          <text:list>
            <text:list-item>
              <text:p text:style-name="P31"><text:span text:style-name="def"><text:span text:style-name="T57">partial</text:span></text:span><text:span text:style-name="def"><text:span text:style-name="T16"> </text:span></text:span><text:span text:style-name="def"><text:span text:style-name="T57">class</text:span></text:span><text:span text:style-name="def"><text:span text:style-name="T16"> </text:span></text:span><text:span text:style-name="def"><text:span text:style-name="T120">Moja</text:span></text:span></text:p>
              <text:p text:style-name="P32">{</text:p>
              <text:list>
                <text:list-header>
                  <text:p text:style-name="P31"><text:span text:style-name="T57">void</text:span><text:span text:style-name="T16"> Funct1() {... }</text:span></text:p>
                </text:list-header>
              </text:list>
              <text:p text:style-name="P32">}</text:p>
              <text:p text:style-name="P32"/>
              <text:p text:style-name="P31"><text:span text:style-name="T57">partial</text:span><text:span text:style-name="T16"> </text:span><text:span text:style-name="T57">class</text:span><text:span text:style-name="T16"> </text:span><text:span text:style-name="T120">Moja</text:span></text:p>
              <text:p text:style-name="P32">{</text:p>
              <text:list text:continue-numbering="true">
                <text:list-header>
                  <text:p text:style-name="P31"><text:span text:style-name="T57">void</text:span><text:span text:style-name="T16"> Funct2() {... }</text:span></text:p>
                </text:list-header>
              </text:list>
              <text:p text:style-name="P32">}</text:p>
            </text:list-item>
          </text:list>
        </text:list-item>
      </text:list>
      <text:list xml:id="list6074981159152338273" text:style-name="L16">
        <text:list-item>
          <text:list>
            <text:list-item>
              <text:p text:style-name="P51"><text:span text:style-name="def">w instancji klasy</text:span><text:span text:style-name="def"><text:span text:style-name="T16"> </text:span></text:span><text:span text:style-name="def"><text:span text:style-name="T120">Moja</text:span></text:span><text:span text:style-name="def"><text:span text:style-name="T16"> </text:span></text:span><text:span text:style-name="def">będą dostępne obie funkcje</text:span></text:p>
            </text:list-item>
          </text:list>
        </text:list-item>
        <text:list-item>
          <text:p text:style-name="P51"><text:span text:style-name="def">Dziedziczenie</text:span></text:p>
          <text:list>
            <text:list-item>
              <text:p text:style-name="P51"><text:span text:style-name="def"><text:span text:style-name="T57">class</text:span></text:span><text:span text:style-name="def"><text:span text:style-name="T16"> </text:span></text:span><text:span text:style-name="def"><text:span text:style-name="T120">Fiat</text:span></text:span><text:span text:style-name="def"><text:span text:style-name="T16"> : </text:span></text:span><text:span text:style-name="def"><text:span text:style-name="T120">Car</text:span></text:span><text:span text:style-name="def"><text:span text:style-name="T16"> {...}</text:span></text:span></text:p>
            </text:list-item>
            <text:list-item>
              <text:p text:style-name="P51"><text:span text:style-name="def"><text:span text:style-name="T57">sealed</text:span></text:span><text:span text:style-name="def"><text:span text:style-name="T16"> </text:span></text:span><text:span text:style-name="def"><text:span text:style-name="T57">class</text:span></text:span><text:span text:style-name="def"><text:span text:style-name="T16"> </text:span></text:span><text:span text:style-name="def"><text:span text:style-name="T120">Car </text:span></text:span><text:span text:style-name="def"><text:span text:style-name="T16">{...}</text:span></text:span><text:span text:style-name="T16"> - </text:span><text:span text:style-name="def">zapobiega dziedziczeniu po klasie</text:span><text:span text:style-name="T16"> </text:span><text:span text:style-name="def"><text:span text:style-name="T120">Car</text:span></text:span></text:p>
            </text:list-item>
            <text:list-item>
              <text:p text:style-name="P51"><text:span text:style-name="def">konstruktor bazowy – coś jak inherited ze wskazaniem. Jeśli zbudujemy niestandardowy konstruktor (którego nie ma w klasie bazowej), to możemy mu kazać użyć wpierw wskazanego konstruktora z klasy bazowej, a dopiero potem zając się własnym kodem</text:span></text:p>
              <text:list>
                <text:list-item>
                  <text:p text:style-name="P51"><text:span text:style-name="def"><text:span text:style-name="T57">public</text:span></text:span><text:span text:style-name="def"><text:span text:style-name="T16"> Fiat(</text:span></text:span><text:span text:style-name="def"><text:span text:style-name="T57">int</text:span></text:span><text:span text:style-name="def"><text:span text:style-name="T16"> b, </text:span></text:span><text:span text:style-name="def"><text:span text:style-name="T57">int</text:span></text:span><text:span text:style-name="def"><text:span text:style-name="T16"> a) </text:span></text:span><text:span text:style-name="T16">: </text:span><text:span text:style-name="T57">base</text:span><text:span text:style-name="T16">(a) </text:span><text:span text:style-name="def"><text:span text:style-name="T16">{...}</text:span></text:span><text:span text:style-name="T16"> <text:s text:c="4"/></text:span></text:p>
                </text:list-item>
              </text:list>
            </text:list-item>
            <text:list-item>
              <text:p text:style-name="P51"><text:span text:style-name="def">Typy zagnieżdżone</text:span></text:p>
              <text:list>
                <text:list-item>
                  <text:p text:style-name="P51"><text:span text:style-name="def">typy definiowane wewnątrz innych typówl</text:span></text:p>
                </text:list-item>
                <text:list-item>
                  <text:p text:style-name="P52"><text:span text:style-name="def"><text:span text:style-name="T57">class</text:span></text:span><text:span text:style-name="def"><text:span text:style-name="T16"> </text:span></text:span><text:span text:style-name="def"><text:span text:style-name="T120">Fiat</text:span></text:span><text:span text:style-name="def"><text:span text:style-name="T16"> : </text:span></text:span><text:span text:style-name="def"><text:span text:style-name="T120">Car</text:span></text:span></text:p>
                  <text:p text:style-name="P33">{</text:p>
                  <text:list>
                    <text:list-header>
                      <text:p text:style-name="P52"><text:span text:style-name="T57">public</text:span><text:span text:style-name="T16"> </text:span><text:span text:style-name="T57">class</text:span><text:span text:style-name="T16"> </text:span><text:span text:style-name="T120">Breakes</text:span></text:p>
                      <text:p text:style-name="P33">{</text:p>
                      <text:list>
                        <text:list-header>
                          <text:p text:style-name="P52"><text:span text:style-name="T57">public</text:span><text:span text:style-name="T16"> </text:span><text:span text:style-name="T57">static</text:span><text:span text:style-name="T16"> </text:span><text:span text:style-name="T57">void</text:span><text:span text:style-name="T16"> UseStaticForce() </text:span><text:span text:style-name="def"><text:span text:style-name="T16">{...};</text:span></text:span><text:span text:style-name="T16"> </text:span></text:p>
                          <text:p text:style-name="P52"><text:span text:style-name="T57">public</text:span><text:span text:style-name="T16"> </text:span><text:span text:style-name="T57">void</text:span><text:span text:style-name="T16"> UseForce() </text:span><text:span text:style-name="def"><text:span text:style-name="T16">{...};</text:span></text:span></text:p>
                        </text:list-header>
                      </text:list>
                      <text:p text:style-name="P33">}</text:p>
                    </text:list-header>
                  </text:list>
                  <text:p text:style-name="P33">}</text:p>
                </text:list-item>
                <text:list-item>
                  <text:p text:style-name="P52"><text:span text:style-name="def"><text:span text:style-name="T57">class</text:span></text:span><text:span text:style-name="def"><text:span text:style-name="T16"> </text:span></text:span><text:span text:style-name="def"><text:span text:style-name="T120">Fiat</text:span></text:span><text:span text:style-name="def"><text:span text:style-name="T16"> : </text:span></text:span><text:span text:style-name="def"><text:span text:style-name="T120">Car</text:span></text:span></text:p>
                  <text:p text:style-name="P33">{</text:p>
                  <text:list>
                    <text:list-header>
                      <text:p text:style-name="P52"><text:span text:style-name="T57">private</text:span><text:span text:style-name="T16"> </text:span><text:span text:style-name="T57">class</text:span><text:span text:style-name="T16"> </text:span><text:span text:style-name="T120">Roof</text:span><text:span text:style-name="T16"> </text:span><text:span text:style-name="def"><text:span text:style-name="T16">{...}</text:span></text:span><text:span text:style-name="T16"> </text:span></text:p>
                    </text:list-header>
                  </text:list>
                  <text:p text:style-name="P52"><text:span text:style-name="T16">} - </text:span><text:span text:style-name="def">można je deklarować jako prywatne, co całkowicie schowa je przed innymi</text:span></text:p>
                </text:list-item>
                <text:list-item>
                  <text:p text:style-name="P51"><text:span text:style-name="def">typ zagnieżdżony ma pełen dostęp do zewnętrznego, łącznie z <text:s/></text:span><text:span text:style-name="def"><text:span text:style-name="T57">private</text:span></text:span></text:p>
                </text:list-item>
                <text:list-item>
                  <text:p text:style-name="P51"><text:span text:style-name="def">zazwyczaj jest tylko typem pomocniczym i nie powinien być używany na zewnątrz</text:span></text:p>
                </text:list-item>
                <text:list-item>
                  <text:p text:style-name="P51"><text:span text:style-name="def">NIE MA ograniczenia głębokości zagnieżdżania</text:span></text:p>
                </text:list-item>
                <text:list-item>
                  <text:p text:style-name="P51"><text:span text:style-name="def"><text:span text:style-name="T57">static</text:span></text:span><text:span text:style-name="def"> można używać</text:span></text:p>
                  <text:list>
                    <text:list-item>
                      <text:p text:style-name="P51"><text:span text:style-name="def"><text:s/></text:span><text:span text:style-name="def"><text:span text:style-name="T120">Fiat</text:span></text:span><text:span text:style-name="def"><text:span text:style-name="T16">.</text:span></text:span><text:span text:style-name="def"><text:span text:style-name="T120">Breakes</text:span></text:span><text:span text:style-name="def"><text:span text:style-name="T16">.UseStaticForce();</text:span></text:span></text:p>
                    </text:list-item>
                  </text:list>
                </text:list-item>
              </text:list>
            </text:list-item>
          </text:list>
        </text:list-item>
        <text:list-item>
          <text:p text:style-name="P51"><text:span text:style-name="def">Polimorfizm – przesłanianie metod</text:span></text:p>
          <text:list>
            <text:list-item>
              <text:p text:style-name="P51"><text:span text:style-name="def">przesłaniana metoda musi być </text:span><text:span text:style-name="def"><text:span text:style-name="T57">virtual</text:span></text:span><text:span text:style-name="def"><text:span text:style-name="T16"> </text:span></text:span></text:p>
              <text:list>
                <text:list-item>
                  <text:p text:style-name="P51"><text:span text:style-name="def"><text:span text:style-name="T57">public</text:span></text:span><text:span text:style-name="def"><text:span text:style-name="T16"> </text:span></text:span><text:span text:style-name="def"><text:span text:style-name="T57">virtual</text:span></text:span><text:span text:style-name="def"><text:span text:style-name="T16"> </text:span></text:span><text:span text:style-name="def"><text:span text:style-name="T57">int</text:span></text:span><text:span text:style-name="def"><text:span text:style-name="T16"> UseForce(){...}</text:span></text:span></text:p>
                </text:list-item>
              </text:list>
            </text:list-item>
            <text:list-item>
              <text:p text:style-name="P51"><text:span text:style-name="def">przesłaniająca metoda musi być </text:span><text:span text:style-name="def"><text:span text:style-name="T57">override</text:span></text:span></text:p>
              <text:list>
                <text:list-item>
                  <text:p text:style-name="P52"><text:soft-page-break/><text:span text:style-name="def"><text:span text:style-name="T57">public</text:span></text:span><text:span text:style-name="def"><text:span text:style-name="T16"> </text:span></text:span><text:span text:style-name="def"><text:span text:style-name="T57">override</text:span></text:span><text:span text:style-name="def"><text:span text:style-name="T16"> </text:span></text:span><text:span text:style-name="def"><text:span text:style-name="T57">int</text:span></text:span><text:span text:style-name="def"><text:span text:style-name="T16"> UseForce()</text:span></text:span></text:p>
                  <text:p text:style-name="P33">{</text:p>
                  <text:list>
                    <text:list-header>
                      <text:p text:style-name="P52"><text:span text:style-name="T57">int</text:span><text:span text:style-name="T16"> x = </text:span><text:span text:style-name="T57">base</text:span><text:span text:style-name="T16">.UseForce();</text:span></text:p>
                      <text:p text:style-name="P52"><text:span text:style-name="T57">result</text:span><text:span text:style-name="T16"> x+1;</text:span></text:p>
                    </text:list-header>
                  </text:list>
                  <text:p text:style-name="P33">}</text:p>
                </text:list-item>
                <text:list-item>
                  <text:p text:style-name="P197"><text:span text:style-name="def"><text:span text:style-name="T57">base </text:span></text:span><text:span text:style-name="def">można używać jeśli metoda nie jest statyczn</text:span><text:span text:style-name="def"><text:span text:style-name="T176">a</text:span></text:span></text:p>
                </text:list-item>
              </text:list>
            </text:list-item>
          </text:list>
        </text:list-item>
      </text:list>
      <text:p text:style-name="Text_20_body"><text:span text:style-name="def"><text:tab/></text:span></text:p>
      <text:list xml:id="list29647666" text:continue-numbering="true" text:style-name="L16">
        <text:list-item>
          <text:list>
            <text:list-item>
              <text:p text:style-name="P197"><text:span text:style-name="def">sealed – blokuje przesłanianie klasy</text:span></text:p>
              <text:list>
                <text:list-item>
                  <text:p text:style-name="P197"><text:span text:style-name="def"><text:span text:style-name="T57">public</text:span></text:span><text:span text:style-name="def"><text:span text:style-name="T16"> </text:span></text:span><text:span text:style-name="def"><text:span text:style-name="T57">sealed</text:span></text:span><text:span text:style-name="def"><text:span text:style-name="T16"> </text:span></text:span><text:span text:style-name="def"><text:span text:style-name="T57">int</text:span></text:span><text:span text:style-name="def"><text:span text:style-name="T16"> UseForce(){...}</text:span></text:span></text:p>
                </text:list-item>
              </text:list>
            </text:list-item>
          </text:list>
        </text:list-item>
        <text:list-item>
          <text:p text:style-name="P197"><text:span text:style-name="def">Klasa abstrakcyjne</text:span></text:p>
          <text:list>
            <text:list-item>
              <text:p text:style-name="P197"><text:span text:style-name="def"><text:span text:style-name="T57">abstract</text:span></text:span><text:span text:style-name="def"><text:span text:style-name="T16"> </text:span></text:span><text:span text:style-name="def"><text:span text:style-name="T57">class</text:span></text:span><text:span text:style-name="def"><text:span text:style-name="T16"> </text:span></text:span><text:span text:style-name="def"><text:span text:style-name="T120">Fiat</text:span></text:span><text:span text:style-name="def"><text:span text:style-name="T16"> : </text:span></text:span><text:span text:style-name="def"><text:span text:style-name="T120">Car</text:span></text:span><text:span text:style-name="def"><text:span text:style-name="T16">{...}</text:span></text:span></text:p>
            </text:list-item>
            <text:list-item>
              <text:p text:style-name="P197"><text:span text:style-name="def">nie można tworzyć instancji klasy abstrakcyjnej (</text:span><text:span text:style-name="def"><text:span text:style-name="T57">new</text:span></text:span><text:span text:style-name="def">)</text:span></text:p>
            </text:list-item>
            <text:list-item>
              <text:p text:style-name="P197"><text:span text:style-name="def">jeśli funkcję oznaczymy tokenem </text:span><text:span text:style-name="def"><text:span text:style-name="T57">abstract</text:span></text:span><text:span text:style-name="def"> to znaczy, że klasa dziedzicząca MUSI ją przesłonić. Taka klasa jest NIEJAWNIE „</text:span><text:span text:style-name="def"><text:span text:style-name="T57">virtual</text:span></text:span><text:span text:style-name="def">”</text:span></text:p>
            </text:list-item>
            <text:list-item>
              <text:p text:style-name="P197"><text:span text:style-name="def">metoda </text:span><text:span text:style-name="def"><text:span text:style-name="T57">abstract</text:span></text:span><text:span text:style-name="def"> może być TYLKO w klasie </text:span><text:span text:style-name="def"><text:span text:style-name="T57">abstract</text:span></text:span></text:p>
            </text:list-item>
            <text:list-item>
              <text:p text:style-name="P197"><text:span text:style-name="def">klasa </text:span><text:span text:style-name="def"><text:span text:style-name="T57">abstract</text:span></text:span><text:span text:style-name="def"> nie ma definicji</text:span></text:p>
              <text:list>
                <text:list-item>
                  <text:p text:style-name="P197"><text:span text:style-name="def"><text:span text:style-name="T57">public</text:span></text:span><text:span text:style-name="def"><text:span text:style-name="T16"> </text:span></text:span><text:span text:style-name="def"><text:span text:style-name="T57">abstract</text:span></text:span><text:span text:style-name="def"><text:span text:style-name="T16"> </text:span></text:span><text:span text:style-name="def"><text:span text:style-name="T57">int</text:span></text:span><text:span text:style-name="def"><text:span text:style-name="T16"> UseForce();</text:span></text:span></text:p>
                </text:list-item>
              </text:list>
            </text:list-item>
            <text:list-item>
              <text:p text:style-name="P197"><text:span text:style-name="def">Nie można tworzyć klasy abstrakcyjnej, ale można zadeklarować zmienną tej klasy</text:span></text:p>
              <text:list>
                <text:list-item>
                  <text:p text:style-name="P197"><text:span text:style-name="def"><text:span text:style-name="T120">Car</text:span></text:span><text:span text:style-name="def"><text:span text:style-name="T16"> c;</text:span></text:span></text:p>
                </text:list-item>
                <text:list-item>
                  <text:p text:style-name="P197"><text:span text:style-name="T120">Car</text:span><text:span text:style-name="T16"> f = </text:span><text:span text:style-name="T57">new</text:span><text:span text:style-name="T16"> </text:span><text:span text:style-name="T120">Fiat</text:span><text:span text:style-name="T16">();</text:span></text:p>
                </text:list-item>
              </text:list>
            </text:list-item>
          </text:list>
        </text:list-item>
        <text:list-item>
          <text:p text:style-name="P197"><text:span text:style-name="def">Cieniowanie – coś jak reintroduce</text:span></text:p>
          <text:list>
            <text:list-item>
              <text:p text:style-name="P197"><text:span text:style-name="def">gdy chcemy zmienić działanie </text:span><text:span text:style-name="def"><text:span text:style-name="T57">public</text:span></text:span><text:span text:style-name="def"><text:span text:style-name="T16"> </text:span></text:span><text:span text:style-name="def"><text:span text:style-name="T57">void</text:span></text:span><text:span text:style-name="def"><text:span text:style-name="T16"> Draw() { }, ale nie ma ona </text:span></text:span><text:span text:style-name="def"><text:span text:style-name="T57">virtual</text:span></text:span><text:span text:style-name="def">. Zmiana jest możliwa bez tokena </text:span><text:span text:style-name="def"><text:span text:style-name="T57">new</text:span></text:span><text:span text:style-name="def">, ale kompilator będzie zgłaszał warninga. Ten token niczego w działaniu programu nie zmienia, ale daje znać, ze cieniujemy w pełni świadomie.</text:span></text:p>
            </text:list-item>
            <text:list-item>
              <text:p text:style-name="P197"><text:span text:style-name="def"><text:span text:style-name="T57">public</text:span></text:span><text:span text:style-name="def"><text:span text:style-name="T16"> </text:span></text:span><text:span text:style-name="def"><text:span text:style-name="T57">new</text:span></text:span><text:span text:style-name="def"><text:span text:style-name="T16"> </text:span></text:span><text:span text:style-name="def"><text:span text:style-name="T57">void</text:span></text:span><text:span text:style-name="def"><text:span text:style-name="T16"> Draw() { }</text:span></text:span></text:p>
            </text:list-item>
            <text:list-item>
              <text:p text:style-name="P197"><text:span text:style-name="def">korzystając z jawnego rzutowania można wywołać zacieniowaną metodę</text:span></text:p>
            </text:list-item>
            <text:list-item>
              <text:p text:style-name="P197"><text:span text:style-name="def"><text:span text:style-name="T16">((</text:span></text:span><text:span text:style-name="def"><text:span text:style-name="T120">Shape</text:span></text:span><text:span text:style-name="def"><text:span text:style-name="T16">)c).Draw();</text:span></text:span></text:p>
            </text:list-item>
            <text:list-item>
              <text:p text:style-name="P198"><text:span text:style-name="def"><text:span text:style-name="T120">Circle</text:span></text:span><text:span text:style-name="def"><text:span text:style-name="T16"> c = </text:span></text:span><text:span text:style-name="def"><text:span text:style-name="T57">new</text:span></text:span><text:span text:style-name="def"><text:span text:style-name="T16"> </text:span></text:span><text:span text:style-name="def"><text:span text:style-name="T120">Circle</text:span></text:span><text:span text:style-name="def"><text:span text:style-name="T16">();</text:span></text:span></text:p>
              <text:p text:style-name="P198">c.Draw(); <text:span text:style-name="defZiel">/*wywoła z </text:span><text:span text:style-name="defZiel"><text:span text:style-name="T177">Circle;*/</text:span></text:span></text:p>
              <text:p text:style-name="P198"><text:span text:style-name="T16">((</text:span><text:span text:style-name="T120">Shape</text:span><text:span text:style-name="T16">)c).Draw(); </text:span><text:span text:style-name="defZiel"><text:span text:style-name="T177">/* </text:span></text:span><text:span text:style-name="defZiel">wywoła</text:span><text:span text:style-name="defZiel"><text:span text:style-name="T177"> </text:span></text:span><text:span text:style-name="defZiel">z</text:span><text:span text:style-name="defZiel"><text:span text:style-name="T177"> Shape;*/</text:span></text:span></text:p>
            </text:list-item>
            <text:list-item>
              <text:p text:style-name="P198"><text:span text:style-name="T120">Shape</text:span><text:span text:style-name="T16"> c2 = </text:span><text:span text:style-name="T57">new</text:span><text:span text:style-name="T16"> </text:span><text:span text:style-name="T120">Circle</text:span><text:span text:style-name="T16">();</text:span></text:p>
              <text:p text:style-name="P198">c2.Draw();<text:span text:style-name="defZiel"> /* wywoła z </text:span><text:span text:style-name="defZiel"><text:span text:style-name="T177">Shape;*/</text:span></text:span></text:p>
              <text:p text:style-name="P198"><text:span text:style-name="T16">((</text:span><text:span text:style-name="T120">Shape</text:span><text:span text:style-name="T16">)c2).Draw(); </text:span><text:span text:style-name="defZiel"><text:span text:style-name="T177">/* </text:span></text:span><text:span text:style-name="defZiel">wywoła z</text:span><text:span text:style-name="defZiel"><text:span text:style-name="T177"> Shape;*/</text:span></text:span></text:p>
            </text:list-item>
          </text:list>
        </text:list-item>
        <text:list-item>
          <text:p text:style-name="P197"><text:span text:style-name="def">Rzutowanie</text:span></text:p>
          <text:list>
            <text:list-item>
              <text:p text:style-name="P197"><text:span text:style-name="def">niejawne (automatyczne)</text:span></text:p>
              <text:list>
                <text:list-item>
                  <text:p text:style-name="P197"><text:span text:style-name="def"><text:span text:style-name="T120">Shape</text:span></text:span><text:span text:style-name="def"><text:span text:style-name="T16"> c2 = </text:span></text:span><text:span text:style-name="def"><text:span text:style-name="T57">new</text:span></text:span><text:span text:style-name="def"><text:span text:style-name="T16"> </text:span></text:span><text:span text:style-name="def"><text:span text:style-name="T120">Circle</text:span></text:span><text:span text:style-name="def"><text:span text:style-name="T16">();<text:tab/></text:span></text:span></text:p>
                </text:list-item>
                <text:list-item>
                  <text:p text:style-name="P197"><text:span text:style-name="def"><text:span text:style-name="T16"><text:s/></text:span></text:span><text:span text:style-name="def"><text:span text:style-name="T57">int</text:span></text:span><text:span text:style-name="def"><text:span text:style-name="T16"> Test(</text:span></text:span><text:span text:style-name="def"><text:span text:style-name="T120">Circle</text:span></text:span><text:span text:style-name="def"><text:span text:style-name="T16"> obj){</text:span></text:span><text:span text:style-name="def">...}</text:span></text:p>
                  <text:list>
                    <text:list-item>
                      <text:p text:style-name="P197"><text:span text:style-name="def"><text:span text:style-name="T120">Shape</text:span></text:span><text:span text:style-name="def"><text:span text:style-name="T16"> o = </text:span></text:span><text:span text:style-name="def"><text:span text:style-name="T57">new</text:span></text:span><text:span text:style-name="def"><text:span text:style-name="T16"> </text:span></text:span><text:span text:style-name="def"><text:span text:style-name="T120">Circle</text:span></text:span><text:span text:style-name="def"><text:span text:style-name="T16">();</text:span></text:span></text:p>
                      <text:p text:style-name="P51"><text:soft-page-break/><text:span text:style-name="def"><text:span text:style-name="T16">Test(o); </text:span></text:span><text:span text:style-name="defZiel">ŹLE</text:span><text:span text:style-name="def"> – kompilator widzi o jako </text:span><text:span text:style-name="def"><text:span text:style-name="T120">Shape</text:span></text:span><text:span text:style-name="def"> a nie <text:s/></text:span><text:span text:style-name="def"><text:span text:style-name="T120">Circle</text:span></text:span></text:p>
                    </text:list-item>
                  </text:list>
                </text:list-item>
              </text:list>
            </text:list-item>
          </text:list>
        </text:list-item>
      </text:list>
      <text:p text:style-name="P7"><text:s text:c="12"/></text:p>
      <text:list xml:id="list29664734" text:continue-numbering="true" text:style-name="L16">
        <text:list-item>
          <text:list>
            <text:list-item>
              <text:p text:style-name="P197"><text:span text:style-name="def">Rzutowanie jawne</text:span></text:p>
              <text:list>
                <text:list-item>
                  <text:list>
                    <text:list-item>
                      <text:p text:style-name="P50"><text:span text:style-name="def"><text:span text:style-name="T16">Test((</text:span></text:span><text:span text:style-name="def"><text:span text:style-name="T120">Circle</text:span></text:span><text:span text:style-name="def"><text:span text:style-name="T16">)o); </text:span></text:span><text:span text:style-name="defZiel">DOBRZE</text:span><text:span text:style-name="def"> (rzutowanie jawne)</text:span></text:p>
                    </text:list-item>
                  </text:list>
                </text:list-item>
              </text:list>
            </text:list-item>
            <text:list-item>
              <text:p text:style-name="P197"><text:span text:style-name="def">Rzutowanie jawne zawsze odbywa się w trakcie działania programu, więc mogą pojawiać się błędy</text:span></text:p>
              <text:list>
                <text:list-item>
                  <text:p text:style-name="P50"><text:span text:style-name="def"><text:span text:style-name="T120">Object</text:span></text:span><text:span text:style-name="def"><text:span text:style-name="T16"> c = </text:span></text:span><text:span text:style-name="def"><text:span text:style-name="T57">new</text:span></text:span><text:span text:style-name="def"><text:span text:style-name="T16"> </text:span></text:span><text:span text:style-name="def"><text:span text:style-name="T120">Circle</text:span></text:span><text:span text:style-name="def"><text:span text:style-name="T16">();</text:span></text:span></text:p>
                </text:list-item>
              </text:list>
            </text:list-item>
          </text:list>
        </text:list-item>
      </text:list>
      <text:p text:style-name="P1"><text:span text:style-name="T120">Car</text:span><text:span text:style-name="T16"> c2 = (</text:span><text:span text:style-name="T120">Car</text:span><text:span text:style-name="T16">)c; </text:span><text:span text:style-name="defZiel"><text:span text:style-name="T177">/* tego nie wyłapie kompilator, bo widzi o jako Object a nie <text:s/>Circle*/</text:span></text:span></text:p>
      <text:list xml:id="list29662281" text:continue-numbering="true" text:style-name="L16">
        <text:list-item>
          <text:list>
            <text:list-item>
              <text:p text:style-name="P197"><text:span text:style-name="def">As</text:span></text:p>
              <text:list>
                <text:list-item>
                  <text:p text:style-name="P197"><text:span text:style-name="def">oddaje </text:span><text:span text:style-name="def"><text:span text:style-name="T57">null</text:span></text:span><text:span text:style-name="def"> jeśli typ jest nieprawidłowy – jest bezpieczniejsze.</text:span></text:p>
                </text:list-item>
                <text:list-item>
                  <text:p text:style-name="P197"><text:span text:style-name="def"><text:span text:style-name="T120">Car</text:span></text:span><text:span text:style-name="def"><text:span text:style-name="T16"> c2 = c </text:span></text:span><text:span text:style-name="def"><text:span text:style-name="T57">as</text:span></text:span><text:span text:style-name="def"><text:span text:style-name="T16"> </text:span></text:span><text:span text:style-name="def"><text:span text:style-name="T120">Car</text:span></text:span><text:span text:style-name="def"><text:span text:style-name="T16">; </text:span></text:span><text:span text:style-name="defZiel"><text:span text:style-name="T177">/* c2 będzie null*/</text:span></text:span></text:p>
                </text:list-item>
              </text:list>
            </text:list-item>
            <text:list-item>
              <text:p text:style-name="P197"><text:span text:style-name="def">Is</text:span></text:p>
              <text:list>
                <text:list-item>
                  <text:p text:style-name="P197"><text:span text:style-name="def">oddaje </text:span><text:span text:style-name="def"><text:span text:style-name="T57">true</text:span></text:span><text:span text:style-name="def"> / </text:span><text:span text:style-name="def"><text:span text:style-name="T57">false</text:span></text:span><text:span text:style-name="def"> na pytanie czy obiekt jest wskazanego typy</text:span></text:p>
                </text:list-item>
                <text:list-item>
                  <text:p text:style-name="P197"><text:span text:style-name="def"><text:span text:style-name="T58">if</text:span></text:span><text:span text:style-name="def"><text:span text:style-name="T17"> (c </text:span></text:span><text:span text:style-name="def"><text:span text:style-name="T58">is</text:span></text:span><text:span text:style-name="def"><text:span text:style-name="T17"> </text:span></text:span><text:span text:style-name="def"><text:span text:style-name="T122">Car</text:span></text:span><text:span text:style-name="def"><text:span text:style-name="T17">)</text:span></text:span><text:span text:style-name="def"><text:span text:style-name="T106"> {...}</text:span></text:span></text:p>
                </text:list-item>
              </text:list>
            </text:list-item>
          </text:list>
        </text:list-item>
        <text:list-item>
          <text:p text:style-name="P197"><text:span text:style-name="def">System.Object</text:span></text:p>
          <text:list>
            <text:list-item>
              <text:p text:style-name="P197"><text:span text:style-name="def">ToString – łańcuch reprezentujący instancję</text:span></text:p>
            </text:list-item>
            <text:list-item>
              <text:p text:style-name="P197"><text:span text:style-name="def">Equals - <text:s/>porównuje referencje obiektów, więc odda </text:span><text:span text:style-name="def"><text:span text:style-name="T57">true</text:span></text:span><text:span text:style-name="def"> tylko gdy to ten sam obiekt</text:span></text:p>
            </text:list-item>
            <text:list-item>
              <text:p text:style-name="P197"><text:span text:style-name="def">GetHashCode – zwraca liczbową reprezentację obiektu. Powinno się przesłaniać jeśli przesłaniamy Equals</text:span></text:p>
            </text:list-item>
          </text:list>
        </text:list-item>
      </text:list>
      <text:p text:style-name="Text_20_body"><text:span text:style-name="def">Wjątki</text:span></text:p>
      <text:list xml:id="list3337231569372729150" text:style-name="L17">
        <text:list-item>
          <text:p text:style-name="P199"><text:span text:style-name="def"><text:span text:style-name="T57">throw</text:span></text:span><text:span text:style-name="def"><text:span text:style-name="T16"> </text:span></text:span><text:span text:style-name="def"><text:span text:style-name="T57">new</text:span></text:span><text:span text:style-name="def"><text:span text:style-name="T16"> </text:span></text:span><text:span text:style-name="def"><text:span text:style-name="T120">Exception</text:span></text:span><text:span text:style-name="def"><text:span text:style-name="T16">(</text:span></text:span><text:span text:style-name="def"><text:span text:style-name="T103">"..."</text:span></text:span><text:span text:style-name="def"><text:span text:style-name="T16">); </text:span></text:span><text:span text:style-name="defZiel"><text:span text:style-name="T177">/* rzucenie wyjątku*/</text:span></text:span></text:p>
        </text:list-item>
        <text:list-item>
          <text:p text:style-name="P53"><text:span text:style-name="def"><text:span text:style-name="T57">try</text:span></text:span><text:span text:style-name="def"><text:span text:style-name="T16"> {...}</text:span></text:span></text:p>
        </text:list-item>
      </text:list>
      <text:p text:style-name="P3"><text:span text:style-name="T57">catch</text:span><text:span text:style-name="T16"> (</text:span><text:span text:style-name="T120">Exception</text:span><text:span text:style-name="T16"> e) {...}</text:span></text:p>
      <text:list xml:id="list3268245937001204330" text:style-name="L18">
        <text:list-item>
          <text:p text:style-name="P200"><text:span text:style-name="def">Właściwości klasy <text:s/></text:span><text:span text:style-name="def"><text:span text:style-name="T120">Exception</text:span></text:span></text:p>
          <text:list>
            <text:list-item>
              <text:p text:style-name="P200"><text:span text:style-name="def">Message – string z opisem problemu</text:span></text:p>
            </text:list-item>
            <text:list-item>
              <text:p text:style-name="P200"><text:span text:style-name="def">TargetSite – zwraca System.Reflection.MethodBase, czyli zbiór informacji o metodzie która rzuciła wyjątkiem</text:span></text:p>
              <text:list>
                <text:list-item>
                  <text:p text:style-name="P200"><text:span text:style-name="def">DeclaringType – pełna nazwa klasy rzucającej błąd np. „</text:span><text:span text:style-name="def"><text:span text:style-name="T147">SimpleException</text:span></text:span><text:span text:style-name="def"><text:span text:style-name="T16">.</text:span></text:span><text:span text:style-name="def"><text:span text:style-name="T120">Car</text:span></text:span><text:span text:style-name="def">”</text:span></text:p>
                </text:list-item>
                <text:list-item>
                  <text:p text:style-name="P200"><text:span text:style-name="def">MemberType – typ składowej (właściwość lub metoda) np. „</text:span><text:span text:style-name="def"><text:span text:style-name="T147">Method</text:span></text:span><text:span text:style-name="def">”</text:span></text:p>
                </text:list-item>
              </text:list>
            </text:list-item>
            <text:list-item>
              <text:p text:style-name="P200"><text:span text:style-name="def">Source – Nazwa pakietu lub obiektu zgłaszającego błąd. np.: „</text:span><text:span text:style-name="def"><text:span text:style-name="T120">Car</text:span></text:span><text:span text:style-name="def">”</text:span></text:p>
            </text:list-item>
            <text:list-item>
              <text:p text:style-name="P200"><text:span text:style-name="def">StackTrace – łańcuch tekstowy z sekwencją wywołań, która prowadziła do powstania błędu</text:span></text:p>
            </text:list-item>
            <text:list-item>
              <text:p text:style-name="P200"><text:span text:style-name="def">HelpLink = link do strony zawierającej opis problemu – dla użytkownika – np. e.HelpLink = „</text:span><text:a xlink:type="simple" xlink:href="http://www.car.ex.thisEx.com/"><text:span text:style-name="def">http://www.car.ex.thisEx.com</text:span></text:a><text:span text:style-name="def">”</text:span></text:p>
            </text:list-item>
            <text:list-item>
              <text:p text:style-name="P200"><text:span text:style-name="def">Data – obiekt implementujący </text:span><text:span text:style-name="def"><text:span text:style-name="T120">IDictionary</text:span></text:span><text:span text:style-name="def"> – umożliwia dodanie niestandardowych informacji do standardowego wyjątku, więc często nie ma potrzeby tworzyć nowego </text:span><text:span text:style-name="def">typu wyjątku.</text:span></text:p>
            </text:list-item>
          </text:list>
        </text:list-item>
        <text:list-item>
          <text:p text:style-name="P200"><text:span text:style-name="def">Jeśli jest wiele klas dziedziczących po </text:span><text:span text:style-name="def"><text:span text:style-name="T147">System.</text:span></text:span><text:span text:style-name="def"><text:span text:style-name="T120">Exception </text:span></text:span><text:span text:style-name="def">to ich typ można przedzić przy </text:span><text:span text:style-name="def">pomocy </text:span><text:span text:style-name="def"><text:span text:style-name="T57">is</text:span></text:span></text:p>
        </text:list-item>
        <text:list-item>
          <text:p text:style-name="P200"><text:soft-page-break/><text:span text:style-name="def">Tworzenie nowych wyjątków</text:span></text:p>
          <text:list>
            <text:list-item>
              <text:p text:style-name="P200"><text:span text:style-name="def">powinny dziedziczyć po </text:span><text:span text:style-name="def"><text:span text:style-name="T120">ApplicationException</text:span></text:span><text:span text:style-name="def">, bo </text:span><text:span text:style-name="def"><text:span text:style-name="T120">SystemException</text:span></text:span><text:span text:style-name="def"> to wyjątki CLR</text:span></text:p>
            </text:list-item>
            <text:list-item>
              <text:p text:style-name="P54"><text:span text:style-name="def2">public</text:span><text:span text:style-name="def"><text:span text:style-name="T16"> </text:span></text:span><text:span text:style-name="def"><text:span text:style-name="T57">class</text:span></text:span><text:span text:style-name="def"><text:span text:style-name="T16"> </text:span></text:span><text:span text:style-name="def"><text:span text:style-name="T120">CarException</text:span></text:span><text:span text:style-name="def"><text:span text:style-name="T16">: </text:span></text:span><text:span text:style-name="def"><text:span text:style-name="T120">ApplicationException</text:span></text:span><text:span text:style-name="def"><text:span text:style-name="T16">{</text:span></text:span></text:p>
              <text:list>
                <text:list-header>
                  <text:p text:style-name="P54"><text:span text:style-name="T57">public</text:span><text:span text:style-name="T16"> CarException(</text:span><text:span text:style-name="T57">string</text:span><text:span text:style-name="T16"> message, </text:span><text:span text:style-name="T57">int</text:span><text:span text:style-name="T16"> x):</text:span><text:span text:style-name="T57">base</text:span><text:span text:style-name="T16">(message){}</text:span></text:p>
                  <text:p text:style-name="P128">}</text:p>
                </text:list-header>
              </text:list>
            </text:list-item>
          </text:list>
        </text:list-item>
        <text:list-item>
          <text:p text:style-name="P200"><text:span text:style-name="def">Idealny wyjątek musi:</text:span></text:p>
          <text:list>
            <text:list-item>
              <text:p text:style-name="P200"><text:span text:style-name="def">wywodzić się z klasy <text:s/></text:span><text:span text:style-name="def"><text:span text:style-name="T120">ApplicationException</text:span></text:span></text:p>
            </text:list-item>
            <text:list-item>
              <text:p text:style-name="P200"><text:span text:style-name="def">zostać oznakowany atrybutem [</text:span><text:span text:style-name="def"><text:span text:style-name="T147">System.</text:span></text:span><text:span text:style-name="def"><text:span text:style-name="T120">Serializable</text:span></text:span><text:span text:style-name="def">] </text:span></text:p>
            </text:list-item>
            <text:list-item>
              <text:p text:style-name="P200"><text:span text:style-name="def">definiować domyślny konstruktor</text:span></text:p>
            </text:list-item>
            <text:list-item>
              <text:p text:style-name="P200"><text:span text:style-name="def">definiować domyślny konstruktor ustawiający dziedziczoną własność </text:span><text:span text:style-name="def"><text:span text:style-name="T16">message</text:span></text:span></text:p>
            </text:list-item>
            <text:list-item>
              <text:p text:style-name="P200"><text:span text:style-name="def">definiować domyślny konstruktor obsługujący „wyjątki wewnętrzne”</text:span></text:p>
            </text:list-item>
            <text:list-item>
              <text:p text:style-name="P200"><text:span text:style-name="def">definiować domyślny konstruktor obsługujący serializację tego typu</text:span></text:p>
            </text:list-item>
            <text:list-item>
              <text:p text:style-name="P200"><text:span text:style-name="def">patrz str. 226</text:span></text:p>
            </text:list-item>
          </text:list>
        </text:list-item>
        <text:list-item>
          <text:p text:style-name="P200"><text:span text:style-name="def">przechwytywanie wielu wyjątków, ważna jest kolejność: od szczegółu do ogółu</text:span></text:p>
          <text:list>
            <text:list-item>
              <text:p text:style-name="P54"><text:span text:style-name="def"><text:span text:style-name="T57">try</text:span></text:span><text:span text:style-name="def"><text:span text:style-name="T16"> { }</text:span></text:span></text:p>
              <text:p text:style-name="P54"><text:span text:style-name="T57">catch</text:span><text:span text:style-name="T16"> (</text:span><text:span text:style-name="T120">CarException</text:span><text:span text:style-name="T16"> e) { } </text:span><text:span text:style-name="defZiel"><text:span text:style-name="T177">/* </text:span></text:span><text:span text:style-name="defZiel">jeśli to nie taki wyjątek to patrzy w kolejnego</text:span><text:span text:style-name="defZiel"><text:span text:style-name="T177"> catch*/</text:span></text:span></text:p>
              <text:p text:style-name="P54"><text:span text:style-name="T57">catch</text:span><text:span text:style-name="T16"> (</text:span><text:span text:style-name="T120">Exception</text:span><text:span text:style-name="T16"> e) { } </text:span><text:span text:style-name="defZiel"><text:span text:style-name="T177">/* ten powinien być na końcu, bo jest najogólniejszy*/</text:span></text:span></text:p>
            </text:list-item>
          </text:list>
        </text:list-item>
        <text:list-item>
          <text:p text:style-name="P200"><text:span text:style-name="def">ponowne rzucanie wyjątków – gdy catch nie potrafi w pełni się nim zająć</text:span></text:p>
          <text:list>
            <text:list-item>
              <text:p text:style-name="P55"><text:span text:style-name="def"><text:span text:style-name="T57">catch</text:span></text:span><text:span text:style-name="def"><text:span text:style-name="T16"> (</text:span></text:span><text:span text:style-name="def"><text:span text:style-name="T120">CarException</text:span></text:span><text:span text:style-name="def"><text:span text:style-name="T16"> e)</text:span></text:span></text:p>
              <text:p text:style-name="P35">{</text:p>
              <text:list>
                <text:list-header>
                  <text:p text:style-name="P55"><text:span text:style-name="T57">throw</text:span><text:span text:style-name="T16">;</text:span></text:p>
                </text:list-header>
              </text:list>
              <text:p text:style-name="P35">}</text:p>
            </text:list-item>
          </text:list>
        </text:list-item>
        <text:list-item>
          <text:p text:style-name="P200"><text:span text:style-name="def">wyjątki wewnętrzne to wyjątki, które zdarzają się wewnątrz bloku </text:span><text:span text:style-name="def"><text:span text:style-name="T57">catch</text:span></text:span><text:span text:style-name="def">. Powinny zostać przechwycone i zapewne jakoś”wmontowane” w wyjątek zewnętrzny”</text:span></text:p>
          <text:list>
            <text:list-item>
              <text:p text:style-name="P55"><text:span text:style-name="def"><text:span text:style-name="T57">try</text:span></text:span><text:span text:style-name="def"><text:span text:style-name="T16"> { }</text:span></text:span></text:p>
              <text:p text:style-name="P55"><text:span text:style-name="T57">catch</text:span><text:span text:style-name="T16"> (</text:span><text:span text:style-name="T120">CarException</text:span><text:span text:style-name="T16"> e)</text:span></text:p>
              <text:p text:style-name="P35">{</text:p>
              <text:list>
                <text:list-header>
                  <text:p text:style-name="P54"><text:span text:style-name="T57">try</text:span><text:span text:style-name="T16"> { }</text:span></text:p>
                  <text:p text:style-name="P54"><text:span text:style-name="T57">catch</text:span><text:span text:style-name="T16"> (</text:span><text:span text:style-name="T120">Exception</text:span><text:span text:style-name="T16"> e2)</text:span></text:p>
                  <text:p text:style-name="P34">{</text:p>
                  <text:list>
                    <text:list-header>
                      <text:p text:style-name="P54"><text:span text:style-name="T57">throw</text:span><text:span text:style-name="T16"> </text:span><text:span text:style-name="T57">new</text:span><text:span text:style-name="T16"> </text:span><text:span text:style-name="T120">Exception</text:span><text:span text:style-name="T16">(e.Message + </text:span><text:span text:style-name="T103">"-&gt;"</text:span><text:span text:style-name="T16"> + e2.Message);</text:span></text:p>
                    </text:list-header>
                  </text:list>
                  <text:p text:style-name="P34">}</text:p>
                </text:list-header>
              </text:list>
              <text:p text:style-name="P34">}</text:p>
            </text:list-item>
          </text:list>
        </text:list-item>
        <text:list-item>
          <text:p text:style-name="P200"><text:span text:style-name="def">Finally: to co robimy zawsze po wyjściu z bloku </text:span><text:span text:style-name="def"><text:span text:style-name="T57">try</text:span></text:span></text:p>
          <text:list>
            <text:list-item>
              <text:p text:style-name="P54"><text:span text:style-name="def"><text:span text:style-name="T57">try</text:span></text:span><text:span text:style-name="def"><text:span text:style-name="T16"> { }</text:span></text:span></text:p>
              <text:p text:style-name="P54"><text:span text:style-name="def"><text:span text:style-name="T57">catch</text:span></text:span><text:span text:style-name="def"><text:span text:style-name="T16"> (</text:span></text:span><text:span text:style-name="def"><text:span text:style-name="T120">CarException</text:span></text:span><text:span text:style-name="def"><text:span text:style-name="T16"> e) {}</text:span></text:span></text:p>
              <text:p text:style-name="P54"><text:span text:style-name="def"><text:span text:style-name="T57">finally </text:span></text:span><text:span text:style-name="def"><text:span text:style-name="T16">{}</text:span></text:span></text:p>
            </text:list-item>
          </text:list>
        </text:list-item>
      </text:list>
      <text:list xml:id="list29671255" text:continue-list="list29662281" text:style-name="L16">
        <text:list-item>
          <text:list>
            <text:list-item>
              <text:p text:style-name="P50"><text:span text:style-name="def"><text:span text:style-name="T57">try</text:span></text:span><text:span text:style-name="def"><text:span text:style-name="T16"> { }</text:span></text:span></text:p>
              <text:p text:style-name="P50"><text:span text:style-name="def"><text:span text:style-name="T57">finally </text:span></text:span><text:span text:style-name="def"><text:span text:style-name="T16">{} </text:span></text:span><text:span text:style-name="defZiel"><text:span text:style-name="T177">/* </text:span></text:span><text:span text:style-name="defZiel">można obyć się bez</text:span><text:span text:style-name="defZiel"><text:span text:style-name="T177"> catch</text:span></text:span><text:span text:style-name="defZiel">, ale to ma mniejsze zastosowanie niż w Delphi</text:span><text:span text:style-name="defZiel"><text:span text:style-name="T177">, </text:span></text:span><text:span text:style-name="defZiel">bo nie zwalniamy obiektów*/</text:span></text:p>
            </text:list-item>
            <text:list-item>
              <text:p text:style-name="P197"><text:span text:style-name="def"><text:span text:style-name="T57">finally </text:span></text:span><text:span text:style-name="def">ZAWSZE na końcu</text:span></text:p>
            </text:list-item>
          </text:list>
        </text:list-item>
      </text:list>
      <text:p text:style-name="Text_20_body"><text:span text:style-name="def">Czas życia obiektu</text:span></text:p>
      <text:list xml:id="list8343272186527599912" text:style-name="L19">
        <text:list-item>
          <text:p text:style-name="P201"><text:span text:style-name="def"><text:span text:style-name="T1">Referencje</text:span></text:span><text:span text:style-name="def"> dokładany ma stos a </text:span><text:span text:style-name="def"><text:span text:style-name="T1">wartości</text:span></text:span><text:span text:style-name="def"> na zarządzalną stertę</text:span></text:p>
        </text:list-item>
        <text:list-item>
          <text:p text:style-name="P201"><text:span text:style-name="def">usuwanie obiektów</text:span></text:p>
          <text:list>
            <text:list-item>
              <text:p text:style-name="P201"><text:span text:style-name="def">usuwane są obiekty nieosiągalne (np. gdy kończy się zasięg i nie ma </text:span><text:span text:style-name="def2">ref</text:span><text:span text:style-name="def">, ani </text:span><text:span text:style-name="def2">out</text:span><text:span text:style-name="def">)</text:span></text:p>
            </text:list-item>
            <text:list-item>
              <text:p text:style-name="P201"><text:soft-page-break/><text:span text:style-name="def">można to „lekko” wymusić ustawiając obiektowi </text:span><text:span text:style-name="def2">null</text:span></text:p>
            </text:list-item>
            <text:list-item>
              <text:p text:style-name="P201"><text:span text:style-name="def">korzeń aplikacji to komórka pamięci zawierająca referencje do zarządzalną stertę. Przy odśmiecaniu sprawdzane jest „zakorzenienie” obiektów (każdy ma własny korzeń). Jeśli brak zakorzenienia, to obiekt jest usuwany. Następnie kompaktowan</text:span><text:span text:style-name="def"><text:span text:style-name="T179">i</text:span></text:span><text:span text:style-name="def">e (chyba chodzi o porządkowanie) jest miejsce na stercie i przypisanie korzeni do nowej sterty.</text:span></text:p>
            </text:list-item>
            <text:list-item>
              <text:p text:style-name="P201"><text:span text:style-name="def">Celem przyspieszenia procesu obiekty podzielone są na 3 generacje</text:span></text:p>
              <text:list>
                <text:list-item>
                  <text:p text:style-name="P201"><text:span text:style-name="def">0 – jeszcze nie oznaczona do usunięcia</text:span></text:p>
                </text:list-item>
                <text:list-item>
                  <text:p text:style-name="P201"><text:span text:style-name="def">1 - przetrwał odśmiecanie, choć był zaznaczony do usunięcia, bo wcześniej uzyskano potrzebną ilość miejsca</text:span></text:p>
                </text:list-item>
                <text:list-item>
                  <text:p text:style-name="P201"><text:span text:style-name="def">2 – przetrwał więcej niż jedno odśmiecanie</text:span></text:p>
                </text:list-item>
                <text:list-item>
                  <text:p text:style-name="P201"><text:span text:style-name="def">dzięki takiemu podziałowi, zmienne lokalne trafiają do generacji 0 i są usuwane w pierwszej kolejności</text:span></text:p>
                </text:list-item>
              </text:list>
            </text:list-item>
            <text:list-item>
              <text:p text:style-name="P201"><text:span text:style-name="def">w .Net 1-3,5 wszystkie wątki były zawieszane na czas odśmiecania. Od wersji 4 odśmiecanie generacji efemerycznych (0 i 1) odbywa się w drugoplanowym wątku, więc częste, małe odśmiecania nie powodują żadnych przerw w działaniu programu.</text:span></text:p>
            </text:list-item>
            <text:list-item>
              <text:p text:style-name="P201"><text:span text:style-name="def">System.GC – pozwala na komunikację z odśmiecaczem</text:span></text:p>
              <text:list>
                <text:list-item>
                  <text:p text:style-name="P201"><text:span text:style-name="def">Collect – wymusza odśmiecanie: </text:span><text:span text:style-name="def"><text:span text:style-name="T16">System.</text:span></text:span><text:span text:style-name="def"><text:span text:style-name="T120">GC</text:span></text:span><text:span text:style-name="def"><text:span text:style-name="T16">.Collect(0, </text:span></text:span><text:span text:style-name="def"><text:span text:style-name="T120">GCCollectionMode</text:span></text:span><text:span text:style-name="def"><text:span text:style-name="T16">.Forced);</text:span></text:span></text:p>
                </text:list-item>
                <text:list-item>
                  <text:p text:style-name="P201"><text:span text:style-name="def">GetTotalMemory – szacowana ilość pamięci zajętej przez stertę</text:span></text:p>
                </text:list-item>
                <text:list-item>
                  <text:p text:style-name="P201"><text:span text:style-name="def">strona 244</text:span></text:p>
                </text:list-item>
              </text:list>
            </text:list-item>
          </text:list>
        </text:list-item>
        <text:list-item>
          <text:p text:style-name="P201"><text:span text:style-name="def">Finalization</text:span></text:p>
          <text:list>
            <text:list-item>
              <text:p text:style-name="P201"><text:span text:style-name="def">przesłanianie Finalize w strukturze jest NIEDOZWOLONE</text:span></text:p>
            </text:list-item>
            <text:list-item>
              <text:p text:style-name="P201"><text:span text:style-name="def">w odróżnieniu od Delphi przesłanianie Finalize jest rzadko potrzebne, bo obiekty zwalnia automat. Pomocne mogą być do usuwania niezarządzalnych zasobów.</text:span></text:p>
            </text:list-item>
            <text:list-item>
              <text:p text:style-name="P201"><text:span text:style-name="def"><text:span text:style-name="T16">~Circle()</text:span></text:span><text:span text:style-name="T16">{}</text:span></text:p>
            </text:list-item>
          </text:list>
        </text:list-item>
        <text:list-item>
          <text:p text:style-name="P201"><text:span text:style-name="T16">IDIsposable – </text:span><text:span text:style-name="def">obiekty jednorazowe. Do ręki dostajemy metodę Dispose, która powinna być wykonana przed wyjściem obiektu z zasięgu. Służy do ręcznego zwalniania niezarządzalnych zasobów i jeśli została dodana to na pewno z jakiegoś powodu.</text:span></text:p>
          <text:list>
            <text:list-item>
              <text:p text:style-name="P201"><text:span text:style-name="def"><text:span text:style-name="T57">public</text:span></text:span><text:span text:style-name="def"><text:span text:style-name="T16"> </text:span></text:span><text:span text:style-name="def"><text:span text:style-name="T57">void</text:span></text:span><text:span text:style-name="def"><text:span text:style-name="T16"> Dispose() {...}</text:span></text:span></text:p>
            </text:list-item>
            <text:list-item>
              <text:p text:style-name="P201"><text:span text:style-name="def">Automatycznie jest wywoływana przez odśmiecacz, ale lepiej na to nie czekać.</text:span></text:p>
            </text:list-item>
            <text:list-item>
              <text:p text:style-name="P201"><text:span text:style-name="def">Czasem funkcja nazywa się Close, co bywa mylące, ale brzmi bardziej naturalnie (np. dla plików)</text:span></text:p>
            </text:list-item>
            <text:list-item>
              <text:p text:style-name="P201"><text:span text:style-name="def">Dispose można <text:s/>wykonać np. w bloku </text:span><text:span text:style-name="def"><text:span text:style-name="T57">try</text:span></text:span><text:span text:style-name="def">/</text:span><text:span text:style-name="def"><text:span text:style-name="T57">finally</text:span></text:span><text:span text:style-name="def"><text:span text:style-name="T16"> </text:span></text:span><text:span text:style-name="def">lub prościej </text:span></text:p>
              <text:p text:style-name="P201"><text:span text:style-name="def"><text:span text:style-name="T57">using</text:span></text:span><text:span text:style-name="def"><text:span text:style-name="T16"> (MyFile file = </text:span></text:span><text:span text:style-name="def"><text:span text:style-name="T57">new</text:span></text:span><text:span text:style-name="def"><text:span text:style-name="T16"> MyFile()) {…}</text:span></text:span><text:span text:style-name="def"> co zostaje rozwinięte do bloku</text:span><text:span text:style-name="def"><text:span text:style-name="T16"> </text:span></text:span><text:span text:style-name="def"><text:span text:style-name="T57">try</text:span></text:span><text:span text:style-name="def">/</text:span><text:span text:style-name="def"><text:span text:style-name="T57">finally</text:span></text:span></text:p>
            </text:list-item>
            <text:list-item>
              <text:p text:style-name="P201"><text:span text:style-name="def">Finalize i Dispose w jednym obiekcie. Aby nie powtarzać Dispose przy finalizacji wewnątrz klasy piszemy:</text:span></text:p>
              <text:p text:style-name="P201"><text:span text:style-name="def"><text:span text:style-name="T16">~MyClass(){ /*tu NIE robimy Dispose*/}</text:span></text:span></text:p>
              <text:p text:style-name="P201"><text:span text:style-name="def"><text:span text:style-name="T57">public</text:span></text:span><text:span text:style-name="def"><text:span text:style-name="T16"> </text:span></text:span><text:span text:style-name="def"><text:span text:style-name="T57">void</text:span></text:span><text:span text:style-name="def"><text:span text:style-name="T16"> Dispose() {</text:span></text:span></text:p>
              <text:list>
                <text:list-header>
                  <text:p text:style-name="P201"><text:span text:style-name="def"><text:span text:style-name="T120">GC</text:span></text:span><text:span text:style-name="def"><text:span text:style-name="T16">.SupressFinalize(); </text:span></text:span><text:span text:style-name="defZiel"><text:span text:style-name="T177">//wyłączenie Finalize gdy robimy Dispose</text:span></text:span></text:p>
                </text:list-header>
              </text:list>
              <text:p text:style-name="P201"><text:span text:style-name="def"><text:span text:style-name="T16">}</text:span></text:span></text:p>
            </text:list-item>
          </text:list>
        </text:list-item>
        <text:list-item>
          <text:p text:style-name="P201"><text:soft-page-break/><text:span text:style-name="def">Generyczna klasa</text:span><text:span text:style-name="def"><text:span text:style-name="T16"> Lazy</text:span></text:span></text:p>
          <text:list>
            <text:list-item>
              <text:p text:style-name="P201"><text:span text:style-name="def">pomaga utworzyć obiekt TYLKO i DOPIERO wtedy, kiedy jest potrzebny</text:span></text:p>
            </text:list-item>
            <text:list-item>
              <text:p text:style-name="P56"><text:span text:style-name="def"><text:span text:style-name="T57">private</text:span></text:span><text:span text:style-name="def"><text:span text:style-name="T16"> </text:span></text:span><text:span text:style-name="def"><text:span text:style-name="T120">Lazy</text:span></text:span><text:span text:style-name="def"><text:span text:style-name="T16">&lt;</text:span></text:span><text:span text:style-name="def"><text:span text:style-name="T120">Car</text:span></text:span><text:span text:style-name="def"><text:span text:style-name="T16">&gt; pojazd = </text:span></text:span><text:span text:style-name="def"><text:span text:style-name="T57">new</text:span></text:span><text:span text:style-name="def"><text:span text:style-name="T16"> </text:span></text:span><text:span text:style-name="def"><text:span text:style-name="T120">Lazy</text:span></text:span><text:span text:style-name="def"><text:span text:style-name="T16">&lt;</text:span></text:span><text:span text:style-name="def"><text:span text:style-name="T120">Car</text:span></text:span><text:span text:style-name="def"><text:span text:style-name="T16">&gt;();</text:span></text:span></text:p>
              <text:p text:style-name="P56"><text:span text:style-name="T57">private</text:span><text:span text:style-name="T16"> </text:span><text:span text:style-name="T120">Car</text:span><text:span text:style-name="T16"> dotknijPojazdu()</text:span></text:p>
              <text:p text:style-name="P36">{</text:p>
              <text:list>
                <text:list-header>
                  <text:p text:style-name="P56"><text:span text:style-name="T57">return</text:span><text:span text:style-name="T16"> pojazd.Value; </text:span><text:span text:style-name="defZiel"><text:span text:style-name="T177">/* </text:span></text:span><text:span text:style-name="defZiel">tu wywołany będzie DOMYŚLNY konstruktor*/</text:span></text:p>
                </text:list-header>
              </text:list>
              <text:p text:style-name="P36">}</text:p>
            </text:list-item>
            <text:list-item>
              <text:p text:style-name="P56"><text:span text:style-name="def"><text:span text:style-name="T57">private</text:span></text:span><text:span text:style-name="def"><text:span text:style-name="T16"> </text:span></text:span><text:span text:style-name="def"><text:span text:style-name="T120">Lazy</text:span></text:span><text:span text:style-name="def"><text:span text:style-name="T16">&lt;</text:span></text:span><text:span text:style-name="def"><text:span text:style-name="T120">Car</text:span></text:span><text:span text:style-name="def"><text:span text:style-name="T16">&gt; pojazd = </text:span></text:span><text:span text:style-name="def"><text:span text:style-name="T57">new</text:span></text:span><text:span text:style-name="def"><text:span text:style-name="T16"> </text:span></text:span><text:span text:style-name="def"><text:span text:style-name="T120">Lazy</text:span></text:span><text:span text:style-name="def"><text:span text:style-name="T16">&lt;</text:span></text:span><text:span text:style-name="def"><text:span text:style-name="T120">Car</text:span></text:span><text:span text:style-name="def"><text:span text:style-name="T16">&gt;( () =&gt;</text:span></text:span></text:p>
              <text:list>
                <text:list-header>
                  <text:p text:style-name="P56"><text:span text:style-name="T57">private</text:span><text:span text:style-name="T16"> </text:span><text:span text:style-name="T120">Car</text:span><text:span text:style-name="T16"> dotknijPojazdu()</text:span></text:p>
                  <text:p text:style-name="P36">{</text:p>
                  <text:list>
                    <text:list-header>
                      <text:p text:style-name="P130"><text:span text:style-name="T57">return</text:span><text:span text:style-name="T16"> new </text:span><text:span text:style-name="T120">Car</text:span><text:span text:style-name="def2"><text:span text:style-name="T15">('Henryk')</text:span></text:span><text:span text:style-name="T16">; </text:span><text:span text:style-name="defZiel"><text:span text:style-name="T177">/* </text:span></text:span><text:span text:style-name="defZiel">tu wywołany będzie PRZECIĄŻONY konstruktor*/</text:span></text:p>
                      <text:p text:style-name="P131">}</text:p>
                      <text:p text:style-name="P129">);</text:p>
                    </text:list-header>
                  </text:list>
                </text:list-header>
              </text:list>
            </text:list-item>
          </text:list>
        </text:list-item>
      </text:list>
      <text:p text:style-name="P20"><text:span text:style-name="def">Interfejsy</text:span></text:p>
      <text:list xml:id="list8719903653455380063" text:style-name="L20">
        <text:list-item>
          <text:p text:style-name="P57"><text:span text:style-name="def">Ogólne</text:span></text:p>
          <text:list>
            <text:list-item>
              <text:p text:style-name="P57"><text:span text:style-name="def">NIE POZWWALAJĄ na definiowanie zmiennych (klasy abstrakcyjne tak)</text:span></text:p>
            </text:list-item>
            <text:list-item>
              <text:p text:style-name="P57"><text:span text:style-name="def">klasa może implementować wiele interfejsów, ale dziedziczyć po jednej klasie abstrakcyjnej</text:span></text:p>
            </text:list-item>
            <text:list-item>
              <text:p text:style-name="P57"><text:span text:style-name="def"><text:span text:style-name="T1">metody</text:span></text:span><text:span text:style-name="def"> interfejsów NIE MAJĄ DEFINJICJI, metody abstrakcyjne myszą zostać zdefiniowane</text:span></text:p>
            </text:list-item>
            <text:list-item>
              <text:p text:style-name="P57"><text:span text:style-name="def">interfejsy NIE MAJĄ </text:span><text:span text:style-name="def"><text:span text:style-name="T1">konstruktorów</text:span></text:span></text:p>
            </text:list-item>
            <text:list-item>
              <text:p text:style-name="P57"><text:span text:style-name="def">NIE MOŻNA tworzyć ich </text:span><text:span text:style-name="def"><text:span text:style-name="T1">instancji</text:span></text:span></text:p>
            </text:list-item>
            <text:list-item>
              <text:p text:style-name="P57"><text:span text:style-name="def"><text:span text:style-name="T57">public</text:span></text:span><text:span text:style-name="def"><text:span text:style-name="T16"> </text:span></text:span><text:span text:style-name="def"><text:span text:style-name="T57">interface</text:span></text:span><text:span text:style-name="def"><text:span text:style-name="T16"> </text:span></text:span><text:span text:style-name="def"><text:span text:style-name="T120">Ipointy</text:span></text:span><text:span text:style-name="def"><text:span text:style-name="T16">{</text:span></text:span></text:p>
            </text:list-item>
          </text:list>
        </text:list-item>
      </text:list>
      <text:list xml:id="list3076621141860869587" text:style-name="L21">
        <text:list-item>
          <text:list>
            <text:list-header>
              <text:p text:style-name="P59"><text:span text:style-name="T57">public</text:span><text:span text:style-name="T16"> </text:span><text:span text:style-name="T57">int</text:span><text:span text:style-name="T16"> DajKrawedzie();</text:span></text:p>
            </text:list-header>
          </text:list>
          <text:p text:style-name="P38">}</text:p>
          <text:list text:continue-numbering="true">
            <text:list-item>
              <text:p text:style-name="P132"><text:span text:style-name="T57">class</text:span><text:span text:style-name="T16"> </text:span><text:span text:style-name="T120">Circle</text:span><text:span text:style-name="T16"> : </text:span><text:span text:style-name="T120">Shape</text:span><text:span text:style-name="T16">, </text:span><text:span text:style-name="T120">Ipointy</text:span><text:span text:style-name="T16">{</text:span></text:p>
              <text:p text:style-name="P58"><text:span text:style-name="T16">p</text:span><text:span text:style-name="T57">ublic</text:span><text:span text:style-name="T16"> </text:span><text:span text:style-name="T57">int</text:span><text:span text:style-name="T16"> DajKrawedzie(){ </text:span><text:span text:style-name="defZiel">/*konieczna definicja funkcji*/</text:span><text:span text:style-name="T16"> }</text:span></text:p>
            </text:list-item>
          </text:list>
          <text:p text:style-name="P133">}</text:p>
          <text:list text:continue-numbering="true">
            <text:list-header>
              <text:p text:style-name="P134"/>
            </text:list-header>
            <text:list-item>
              <text:p text:style-name="P135"><text:span text:style-name="T57">class</text:span><text:span text:style-name="T16"> </text:span><text:span text:style-name="T120">Circle</text:span><text:span text:style-name="T16"> : </text:span><text:span text:style-name="T120">Shape</text:span><text:span text:style-name="T16">, </text:span><text:span text:style-name="T120">Ipointy</text:span><text:span text:style-name="T16">{</text:span></text:p>
              <text:p text:style-name="P59"><text:span text:style-name="T16">p</text:span><text:span text:style-name="T57">ublic</text:span><text:span text:style-name="T16"> </text:span><text:span text:style-name="T57">int</text:span><text:span text:style-name="T16"> DajKrawedzie(){</text:span><text:span text:style-name="defZiel"><text:span text:style-name="T177"> </text:span></text:span><text:span text:style-name="defZiel">/*konieczna definicja funkcji*/</text:span><text:span text:style-name="T16"> }</text:span></text:p>
            </text:list-item>
          </text:list>
          <text:p text:style-name="P38">}</text:p>
          <text:list text:continue-numbering="true">
            <text:list-item>
              <text:p text:style-name="P138"><text:span text:style-name="def">interfejsy NALEŻY obsługiwać przez </text:span><text:span text:style-name="def2"><text:span text:style-name="T1">as</text:span></text:span><text:span text:style-name="def"> oraz </text:span><text:span text:style-name="def2"><text:span text:style-name="T1">is</text:span></text:span></text:p>
            </text:list-item>
            <text:list-item>
              <text:p text:style-name="P139"><text:span text:style-name="def">MOŻNA przekazywać jako </text:span><text:span text:style-name="def"><text:span text:style-name="T1">parametry</text:span></text:span></text:p>
            </text:list-item>
            <text:list-item>
              <text:p text:style-name="P139"><text:span text:style-name="def"><text:span text:style-name="T1">i</text:span></text:span><text:span text:style-name="def"><text:span text:style-name="T106">nterfejsy MOGĄ być </text:span></text:span><text:span text:style-name="def"><text:span text:style-name="T1">wartościami</text:span></text:span><text:span text:style-name="def"><text:span text:style-name="T106"> </text:span></text:span><text:span text:style-name="def"><text:span text:style-name="T1">zwracanymi</text:span></text:span></text:p>
            </text:list-item>
            <text:list-item>
              <text:p text:style-name="P140"><text:span text:style-name="def"><text:span text:style-name="T1">tablica</text:span></text:span><text:span text:style-name="def"><text:span text:style-name="T106"> </text:span></text:span><text:span text:style-name="def"><text:span text:style-name="T1">interfejsów</text:span></text:span><text:span text:style-name="def"><text:span text:style-name="T106"> MOŻE przechowywać obiekty różnych klas o ile wszystkie implementują jeden interfejs</text:span></text:span></text:p>
              <text:list>
                <text:list-item>
                  <text:p text:style-name="P58"><text:span text:style-name="def"><text:span text:style-name="T122">IPointy</text:span></text:span><text:span text:style-name="def"><text:span text:style-name="T17">[] tab = </text:span></text:span><text:span text:style-name="def"><text:span text:style-name="T58">new</text:span></text:span><text:span text:style-name="def"><text:span text:style-name="T17"> </text:span></text:span><text:span text:style-name="def"><text:span text:style-name="T122">IPointy</text:span></text:span><text:span text:style-name="def"><text:span text:style-name="T17">[] {...};</text:span></text:span></text:p>
                </text:list-item>
              </text:list>
            </text:list-item>
            <text:list-item>
              <text:p text:style-name="P136"><text:span text:style-name="def"><text:span text:style-name="T106">jeśli implementowane interfejsy mają metody o tych samych nazwach</text:span></text:span></text:p>
            </text:list-item>
            <text:list-item>
              <text:p text:style-name="P141"><text:span text:style-name="def"><text:span text:style-name="T106">Każdy interfejs ma INNĄ implementację</text:span></text:span></text:p>
              <text:p text:style-name="P58"><text:span text:style-name="def"><text:span text:style-name="T58">class</text:span></text:span><text:span text:style-name="def"><text:span text:style-name="T17"> </text:span></text:span><text:span text:style-name="def"><text:span text:style-name="T122">Circle</text:span></text:span><text:span text:style-name="def"><text:span text:style-name="T17"> : </text:span></text:span><text:span text:style-name="def"><text:span text:style-name="T122">Shape</text:span></text:span><text:span text:style-name="def"><text:span text:style-name="T17">, </text:span></text:span><text:span text:style-name="def"><text:span text:style-name="T122">IPointy</text:span></text:span><text:span text:style-name="def"><text:span text:style-name="T17">, </text:span></text:span><text:span text:style-name="def"><text:span text:style-name="T122">IinnyPointy</text:span></text:span></text:p>
              <text:p text:style-name="P37">{</text:p>
              <text:list>
                <text:list-header>
                  <text:p text:style-name="P58"><text:span text:style-name="T57">int</text:span><text:span text:style-name="T16"> </text:span><text:span text:style-name="T120">IPointy</text:span><text:span text:style-name="T16">.DajKrawedzie() { </text:span><text:span text:style-name="T57">return</text:span><text:span text:style-name="T16"> 1; }</text:span></text:p>
                  <text:p text:style-name="P58"><text:span text:style-name="T57">int</text:span><text:span text:style-name="T16"> </text:span><text:span text:style-name="T120">IInnyPointy</text:span><text:span text:style-name="T16">.DajKrawedzie() { </text:span><text:span text:style-name="T57">return</text:span><text:span text:style-name="T16"> 1; }</text:span></text:p>
                </text:list-header>
              </text:list>
              <text:p text:style-name="P37">}</text:p>
            </text:list-item>
            <text:list-item>
              <text:p text:style-name="P137"><text:span text:style-name="def"><text:span text:style-name="T106">Wszystkie interfejsy mają TĘ SAMĄ implementację</text:span></text:span></text:p>
              <text:p text:style-name="P58"><text:span text:style-name="def"><text:span text:style-name="T58">class</text:span></text:span><text:span text:style-name="def"><text:span text:style-name="T17"> </text:span></text:span><text:span text:style-name="def"><text:span text:style-name="T122">Circle</text:span></text:span><text:span text:style-name="def"><text:span text:style-name="T17"> : </text:span></text:span><text:span text:style-name="def"><text:span text:style-name="T122">Shape</text:span></text:span><text:span text:style-name="def"><text:span text:style-name="T17">, </text:span></text:span><text:span text:style-name="def"><text:span text:style-name="T122">IPointy</text:span></text:span><text:span text:style-name="def"><text:span text:style-name="T17">, </text:span></text:span><text:span text:style-name="def"><text:span text:style-name="T122">IinnyPointy</text:span></text:span></text:p>
              <text:p text:style-name="P37">{</text:p>
              <text:list>
                <text:list-header>
                  <text:p text:style-name="P58"><text:span text:style-name="T57">int</text:span><text:span text:style-name="T16"> DajKrawedzie() { </text:span><text:span text:style-name="T57">return</text:span><text:span text:style-name="T16"> 1; }</text:span></text:p>
                </text:list-header>
              </text:list>
              <text:p text:style-name="P37">}</text:p>
            </text:list-item>
            <text:list-item>
              <text:p text:style-name="P142"><text:span text:style-name="def"><text:span text:style-name="T106">interfejsy mogą dziedziczyć innych interfejsach</text:span></text:span></text:p>
            </text:list-item>
            <text:list-item>
              <text:p text:style-name="P58"><text:span text:style-name="def"><text:span text:style-name="T58">public</text:span></text:span><text:span text:style-name="def"><text:span text:style-name="T17"> </text:span></text:span><text:span text:style-name="def"><text:span text:style-name="T58">interface</text:span></text:span><text:span text:style-name="def"><text:span text:style-name="T17"> </text:span></text:span><text:span text:style-name="def"><text:span text:style-name="T122">INewPointy</text:span></text:span><text:span text:style-name="def"><text:span text:style-name="T17">: </text:span></text:span><text:span text:style-name="def"><text:span text:style-name="T122">Ipointy</text:span></text:span><text:span text:style-name="def"><text:span text:style-name="T17">{...}</text:span></text:span></text:p>
            </text:list-item>
          </text:list>
        </text:list-item>
      </text:list>
      <text:p text:style-name="P8"><text:span text:style-name="def"/></text:p>
      <text:list xml:id="list29671181" text:continue-list="list8343272186527599912" text:style-name="L19">
        <text:list-item>
          <text:p text:style-name="P202"><text:span text:style-name="def"><text:span text:style-name="T106">Typy wyliczeniowe (</text:span></text:span><text:span text:style-name="def"><text:span text:style-name="T122">IEnumerable, Ienumerator</text:span></text:span><text:span text:style-name="def"><text:span text:style-name="T106">) - </text:span></text:span><text:span text:style-name="def"><text:span text:style-name="T17">System.</text:span></text:span><text:span text:style-name="def2"><text:span text:style-name="T106">Collections</text:span></text:span></text:p>
          <text:list>
            <text:list-item>
              <text:p text:style-name="P202"><text:soft-page-break/><text:span text:style-name="def"><text:span text:style-name="T58">foreach</text:span></text:span><text:span text:style-name="def"><text:span text:style-name="T106"> można stosować w każdym typie z metodą GetEnumerator() (</text:span></text:span><text:span text:style-name="def"><text:span text:style-name="T122">IEnumerable</text:span></text:span><text:span text:style-name="def"><text:span text:style-name="T106">)</text:span></text:span></text:p>
            </text:list-item>
            <text:list-item>
              <text:p text:style-name="P202"><text:span text:style-name="def"><text:span text:style-name="T106">po zaimplementowaniu </text:span></text:span><text:span text:style-name="def"><text:span text:style-name="T122">IEnumerator</text:span></text:span><text:span text:style-name="def"><text:span text:style-name="T106"> <text:s/>dostajemy</text:span></text:span></text:p>
              <text:list>
                <text:list-item>
                  <text:p text:style-name="P202"><text:span text:style-name="def"><text:span text:style-name="T58">bool</text:span></text:span><text:span text:style-name="def"><text:span text:style-name="T17"> MoveNext(); </text:span></text:span></text:p>
                </text:list-item>
                <text:list-item>
                  <text:p text:style-name="P202"><text:span text:style-name="def"><text:span text:style-name="T58">object</text:span></text:span><text:span text:style-name="def"><text:span text:style-name="T17"> Current{</text:span></text:span><text:span text:style-name="def2"><text:span text:style-name="T106">get</text:span></text:span><text:span text:style-name="def"><text:span text:style-name="T17">;}; </text:span></text:span></text:p>
                </text:list-item>
                <text:list-item>
                  <text:p text:style-name="P202"><text:span text:style-name="def"><text:span text:style-name="T58">void</text:span></text:span><text:span text:style-name="def"><text:span text:style-name="T17"> Reset(); </text:span></text:span></text:p>
                </text:list-item>
              </text:list>
            </text:list-item>
            <text:list-item>
              <text:p text:style-name="P202"><text:span text:style-name="def"><text:span text:style-name="T106">każda klasa implementująca </text:span></text:span><text:span text:style-name="def"><text:span text:style-name="T122">IEnumerator</text:span></text:span><text:span text:style-name="def"><text:span text:style-name="T106"> może zwracać enumerator</text:span></text:span><text:span text:style-name="def2"><text:span text:style-name="T106"> GetEnumertator()</text:span></text:span><text:span text:style-name="def"><text:span text:style-name="T106">. Jeśli posiadamy klasę, której podelementem jest instancja klasy implementującej </text:span></text:span><text:span text:style-name="def"><text:span text:style-name="T122">IEnumerator</text:span></text:span><text:span text:style-name="def"><text:span text:style-name="T106"> to nie musimy ręcznie implementować powyższych funkcji, ale zwrócić enumerator podobiektu.</text:span></text:span></text:p>
              <text:list>
                <text:list-item>
                  <text:p text:style-name="P60"><text:span text:style-name="def"><text:span text:style-name="T58">public</text:span></text:span><text:span text:style-name="def"><text:span text:style-name="T17"> </text:span></text:span><text:span text:style-name="def"><text:span text:style-name="T122">IEnumerator</text:span></text:span><text:span text:style-name="def"><text:span text:style-name="T17"> GetEnumerator(){</text:span></text:span></text:p>
                  <text:list>
                    <text:list-header>
                      <text:p text:style-name="P60"><text:span text:style-name="T57">return</text:span><text:span text:style-name="T16"> podList.GetEnumerator();</text:span></text:p>
                    </text:list-header>
                  </text:list>
                  <text:p text:style-name="P39">}</text:p>
                </text:list-item>
                <text:list-item>
                  <text:p text:style-name="P202"><text:span text:style-name="def"><text:span text:style-name="T17">System.</text:span></text:span><text:span text:style-name="def"><text:span text:style-name="T122">Array</text:span></text:span><text:span text:style-name="def"><text:span text:style-name="T17"> </text:span></text:span><text:span text:style-name="def"><text:span text:style-name="T106">już implementuje <text:s/></text:span></text:span><text:span text:style-name="def"><text:span text:style-name="T122">Ienumerator</text:span></text:span></text:p>
                </text:list-item>
              </text:list>
            </text:list-item>
            <text:list-item>
              <text:p text:style-name="P202"><text:span text:style-name="def"><text:span text:style-name="T106">Iteratory – alternatywa dla implementowania <text:s/>(</text:span></text:span><text:span text:style-name="def"><text:span text:style-name="T122">Ienumerable</text:span></text:span><text:span text:style-name="def"><text:span text:style-name="T106">) Wystarczy stworzyć metody iteracyjnez pomicąsłowa kluczowego </text:span></text:span><text:span text:style-name="def2"><text:span text:style-name="T106">yield</text:span></text:span><text:span text:style-name="def"><text:span text:style-name="T106">. „Rzuca” ono poszczególnymi elementami W DOWOLNEJ KOLEJNOŚCI</text:span></text:span></text:p>
              <text:list>
                <text:list-item>
                  <text:p text:style-name="P60"><text:span text:style-name="def"><text:span text:style-name="T58">public</text:span></text:span><text:span text:style-name="def"><text:span text:style-name="T17"> </text:span></text:span><text:span text:style-name="def"><text:span text:style-name="T58">class</text:span></text:span><text:span text:style-name="def"><text:span text:style-name="T17"> </text:span></text:span><text:span text:style-name="def"><text:span text:style-name="T122">Garage1</text:span></text:span><text:span text:style-name="def"><text:span text:style-name="T17">{</text:span></text:span></text:p>
                  <text:list>
                    <text:list-header>
                      <text:p text:style-name="P60"><text:span text:style-name="T57">private</text:span><text:span text:style-name="T16"> </text:span><text:span text:style-name="T120">Car</text:span><text:span text:style-name="T16">[] list = </text:span><text:span text:style-name="T57">new</text:span><text:span text:style-name="T16"> </text:span><text:span text:style-name="T120">Car</text:span><text:span text:style-name="T16">[4];</text:span></text:p>
                      <text:p text:style-name="P60"><text:span text:style-name="T57">public</text:span><text:span text:style-name="T16"> </text:span><text:span text:style-name="T120">IEnumerator</text:span><text:span text:style-name="T16"> GetEnumerator()</text:span></text:p>
                      <text:p text:style-name="P39">{</text:p>
                      <text:list>
                        <text:list-header>
                          <text:p text:style-name="P60"><text:span text:style-name="T57">foreach</text:span><text:span text:style-name="T16"> (</text:span><text:span text:style-name="T120">Car</text:span><text:span text:style-name="T16"> c </text:span><text:span text:style-name="T57">in</text:span><text:span text:style-name="T16"> list){</text:span></text:p>
                          <text:list>
                            <text:list-header>
                              <text:p text:style-name="P60"><text:span text:style-name="T57">yield</text:span><text:span text:style-name="T16"> </text:span><text:span text:style-name="T57">return</text:span><text:span text:style-name="T16"> c;</text:span></text:p>
                            </text:list-header>
                          </text:list>
                          <text:p text:style-name="P39">}</text:p>
                        </text:list-header>
                      </text:list>
                      <text:p text:style-name="P39">}</text:p>
                    </text:list-header>
                  </text:list>
                  <text:p text:style-name="P39">}</text:p>
                </text:list-item>
              </text:list>
            </text:list-item>
          </text:list>
        </text:list-item>
      </text:list>
      <text:p text:style-name="P7"/>
      <text:list xml:id="list29676167" text:continue-numbering="true" text:style-name="L19">
        <text:list-item>
          <text:list>
            <text:list-item>
              <text:list>
                <text:list-item>
                  <text:p text:style-name="P60"><text:span text:style-name="def"><text:span text:style-name="T58">public</text:span></text:span><text:span text:style-name="def"><text:span text:style-name="T17"> </text:span></text:span><text:span text:style-name="def"><text:span text:style-name="T58">class</text:span></text:span><text:span text:style-name="def"><text:span text:style-name="T17"> </text:span></text:span><text:span text:style-name="def"><text:span text:style-name="T122">Garage1</text:span></text:span><text:span text:style-name="def"><text:span text:style-name="T17">{</text:span></text:span></text:p>
                  <text:list>
                    <text:list-header>
                      <text:p text:style-name="P60"><text:span text:style-name="T57">private</text:span><text:span text:style-name="T16"> </text:span><text:span text:style-name="T120">Car</text:span><text:span text:style-name="T16">[] list = </text:span><text:span text:style-name="T57">new</text:span><text:span text:style-name="T16"> </text:span><text:span text:style-name="T120">Car</text:span><text:span text:style-name="T16">[4];</text:span></text:p>
                      <text:p text:style-name="P60"><text:span text:style-name="T57">public</text:span><text:span text:style-name="T16"> </text:span><text:span text:style-name="T120">IEnumerator</text:span><text:span text:style-name="T16"> GetEnumerator()</text:span></text:p>
                      <text:p text:style-name="P39">{</text:p>
                      <text:list>
                        <text:list-header>
                          <text:p text:style-name="P60"><text:span text:style-name="T57">yield</text:span><text:span text:style-name="T16"> </text:span><text:span text:style-name="T57">return</text:span><text:span text:style-name="T16"> list[0];</text:span></text:p>
                          <text:p text:style-name="P60"><text:span text:style-name="T57">yield</text:span><text:span text:style-name="T16"> </text:span><text:span text:style-name="T57">return</text:span><text:span text:style-name="T16"> list[3];</text:span></text:p>
                          <text:p text:style-name="P60"><text:span text:style-name="T57">yield</text:span><text:span text:style-name="T16"> </text:span><text:span text:style-name="T57">return</text:span><text:span text:style-name="T16"> list[1];</text:span></text:p>
                        </text:list-header>
                      </text:list>
                      <text:p text:style-name="P40">}</text:p>
                    </text:list-header>
                  </text:list>
                </text:list-item>
              </text:list>
            </text:list-item>
          </text:list>
        </text:list-item>
      </text:list>
      <text:p text:style-name="P7"><text:s text:c="7"/><text:tab/> }</text:p>
      <text:list xml:id="list317531750655618883" text:style-name="L22">
        <text:list-item>
          <text:list>
            <text:list-item>
              <text:p text:style-name="P61"><text:span text:style-name="def">Iteratory nazwane – metody w obrębie której użyto <text:s/></text:span><text:span text:style-name="def2"><text:span text:style-name="T106">yield</text:span></text:span></text:p>
              <text:list>
                <text:list-item>
                  <text:p text:style-name="P61"><text:span text:style-name="def"><text:span text:style-name="T58">public</text:span></text:span><text:span text:style-name="def"><text:span text:style-name="T17"> </text:span></text:span><text:span text:style-name="def"><text:span text:style-name="T58">class</text:span></text:span><text:span text:style-name="def"><text:span text:style-name="T17"> </text:span></text:span><text:span text:style-name="def"><text:span text:style-name="T122">Garage2</text:span></text:span></text:p>
                  <text:p text:style-name="P41">{</text:p>
                  <text:list>
                    <text:list-header>
                      <text:p text:style-name="P61"><text:span text:style-name="T57">private</text:span><text:span text:style-name="T16"> </text:span><text:span text:style-name="T120">Car</text:span><text:span text:style-name="T16">[] list = </text:span><text:span text:style-name="T57">new</text:span><text:span text:style-name="T16"> </text:span><text:span text:style-name="T120">Car</text:span><text:span text:style-name="T16">[4];</text:span></text:p>
                      <text:p text:style-name="P61"><text:span text:style-name="T57">public</text:span><text:span text:style-name="T16"> </text:span><text:span text:style-name="T120">IEnumerable</text:span><text:span text:style-name="T16"> GetSorted(</text:span><text:span text:style-name="T57">bool</text:span><text:span text:style-name="T16"> reversed)</text:span></text:p>
                      <text:p text:style-name="P41">{</text:p>
                      <text:list>
                        <text:list-header>
                          <text:p text:style-name="P61"><text:span text:style-name="T57">if</text:span><text:span text:style-name="T16"> (reversed)</text:span></text:p>
                          <text:p text:style-name="P41">{</text:p>
                          <text:list>
                            <text:list-header>
                              <text:p text:style-name="P63">// yield...</text:p>
                            </text:list-header>
                          </text:list>
                          <text:p text:style-name="P41">}</text:p>
                          <text:p text:style-name="P66">else</text:p>
                          <text:p text:style-name="P41">{</text:p>
                          <text:list text:continue-numbering="true">
                            <text:list-header>
                              <text:p text:style-name="P63">//yield...</text:p>
                            </text:list-header>
                          </text:list>
                          <text:p text:style-name="P41">}</text:p>
                        </text:list-header>
                      </text:list>
                      <text:p text:style-name="P41">}</text:p>
                      <text:p text:style-name="P143">}</text:p>
                    </text:list-header>
                  </text:list>
                </text:list-item>
                <text:list-item>
                  <text:p text:style-name="P61"><text:span text:style-name="T120">Garage2</text:span><text:span text:style-name="T16"> myGarage = </text:span><text:span text:style-name="T57">new</text:span><text:span text:style-name="T16"> </text:span><text:span text:style-name="T120">Garage2</text:span><text:span text:style-name="T16">();</text:span></text:p>
                  <text:p text:style-name="P61"><text:span text:style-name="T57">foreach</text:span><text:span text:style-name="T16"> (</text:span><text:span text:style-name="T120">Car</text:span><text:span text:style-name="T16"> c </text:span><text:span text:style-name="T57">in</text:span><text:span text:style-name="T16"> myGarage.GetSorted(</text:span><text:span text:style-name="T57">true</text:span><text:span text:style-name="T16">)) {…} </text:span><text:span text:style-name="def">- wskazujemy konkretną metodę nazwaną</text:span></text:p>
                </text:list-item>
              </text:list>
            </text:list-item>
          </text:list>
        </text:list-item>
        <text:list-item>
          <text:p text:style-name="P62"><text:soft-page-break/><text:span text:style-name="def">Klonowanie (</text:span><text:span text:style-name="def"><text:span text:style-name="T120">ICloneable</text:span></text:span><text:span text:style-name="def">) – </text:span><text:span text:style-name="def"><text:span text:style-name="T16">System.Object.</text:span></text:span><text:span text:style-name="def"><text:span text:style-name="T120">ICloneable</text:span></text:span><text:span text:style-name="def"><text:span text:style-name="T16"> </text:span></text:span><text:span text:style-name="def">ma zwracać GŁĘBOKĄ kopie obiektu. Płytką zwróci nam <text:s/></text:span><text:span text:style-name="def"><text:span text:style-name="T16">MemberwiseClone()</text:span></text:span></text:p>
          <text:list>
            <text:list-item>
              <text:p text:style-name="P62"><text:span text:style-name="def"><text:span text:style-name="T57">public</text:span></text:span><text:span text:style-name="def"><text:span text:style-name="T16"> </text:span></text:span><text:span text:style-name="def"><text:span text:style-name="T57">class</text:span></text:span><text:span text:style-name="def"><text:span text:style-name="T16"> </text:span></text:span><text:span text:style-name="def"><text:span text:style-name="T120">Garage2</text:span></text:span><text:span text:style-name="def"><text:span text:style-name="T16">: </text:span></text:span><text:span text:style-name="def"><text:span text:style-name="T120"><text:s/>ICloneable</text:span></text:span></text:p>
              <text:p text:style-name="P42">{</text:p>
              <text:list>
                <text:list-header>
                  <text:p text:style-name="P62"><text:span text:style-name="T57">private</text:span><text:span text:style-name="T16"> </text:span><text:span text:style-name="T120">Car</text:span><text:span text:style-name="T16">[] list = </text:span><text:span text:style-name="T57">new</text:span><text:span text:style-name="T16"> </text:span><text:span text:style-name="T120">Car</text:span><text:span text:style-name="T16">[4];</text:span></text:p>
                  <text:p text:style-name="P62"><text:span text:style-name="T57">public</text:span><text:span text:style-name="T16"> </text:span><text:span text:style-name="T57">object</text:span><text:span text:style-name="T16"> Clone()</text:span></text:p>
                  <text:p text:style-name="P42">{</text:p>
                  <text:list>
                    <text:list-header>
                      <text:p text:style-name="P62"><text:span text:style-name="T120">Garage2</text:span><text:span text:style-name="T16"> g = (</text:span><text:span text:style-name="T120">Garage2</text:span><text:span text:style-name="T16">)</text:span><text:span text:style-name="T57">this</text:span><text:span text:style-name="T16">.MemberwiseClone();</text:span></text:p>
                      <text:p text:style-name="P62"><text:span text:style-name="T16">g.list = </text:span><text:span text:style-name="T57">new</text:span><text:span text:style-name="T16"> </text:span><text:span text:style-name="T120">Car</text:span><text:span text:style-name="T16">[4];</text:span></text:p>
                      <text:p text:style-name="P64">//tu wypełnianie listy kopiami samochodów</text:p>
                      <text:p text:style-name="P62"><text:span text:style-name="T57">return</text:span><text:span text:style-name="T16"> g;</text:span></text:p>
                    </text:list-header>
                  </text:list>
                  <text:p text:style-name="P42">}</text:p>
                </text:list-header>
              </text:list>
              <text:p text:style-name="P42">}</text:p>
            </text:list-item>
            <text:list-item>
              <text:p text:style-name="P62"><text:span text:style-name="def"><text:span text:style-name="T16">MemberwiseClone() </text:span></text:span><text:span text:style-name="def"><text:s/>zwraca płytką kopię, czyli oryginał i kopia będzie posiadać ten sam obiekt listy!</text:span></text:p>
            </text:list-item>
          </text:list>
        </text:list-item>
        <text:list-item>
          <text:p text:style-name="P62"><text:span text:style-name="def">Obiekty porównywalne (</text:span><text:span text:style-name="def"><text:span text:style-name="T120">Icomparable</text:span></text:span><text:span text:style-name="def">) - <text:s/></text:span><text:span text:style-name="def"><text:span text:style-name="T16">System.</text:span></text:span><text:span text:style-name="def"><text:span text:style-name="T120"> Icomparable</text:span></text:span><text:span text:style-name="def"> - </text:span></text:p>
          <text:list>
            <text:list-item>
              <text:p text:style-name="P62"><text:span text:style-name="def"><text:span text:style-name="T57">public</text:span></text:span><text:span text:style-name="def"><text:span text:style-name="T16"> </text:span></text:span><text:span text:style-name="def"><text:span text:style-name="T57">class</text:span></text:span><text:span text:style-name="def"><text:span text:style-name="T16"> </text:span></text:span><text:span text:style-name="def"><text:span text:style-name="T120">Garage2</text:span></text:span><text:span text:style-name="def"><text:span text:style-name="T16">: <text:s/></text:span></text:span><text:span text:style-name="def"><text:span text:style-name="T120">Icomparable</text:span></text:span></text:p>
              <text:p text:style-name="P42">{</text:p>
              <text:list>
                <text:list-header>
                  <text:p text:style-name="P62"><text:span text:style-name="T57">private</text:span><text:span text:style-name="T16"> </text:span><text:span text:style-name="T120">Car</text:span><text:span text:style-name="T16">[] list = </text:span><text:span text:style-name="T57">new</text:span><text:span text:style-name="T16"> </text:span><text:span text:style-name="T120">Car</text:span><text:span text:style-name="T16">[4];</text:span></text:p>
                  <text:p text:style-name="P62"><text:span text:style-name="T57">int</text:span><text:span text:style-name="T16"> CompareTo(</text:span><text:span text:style-name="T57">object</text:span><text:span text:style-name="T16"> obj)</text:span></text:p>
                  <text:p text:style-name="P42">{</text:p>
                  <text:list>
                    <text:list-header>
                      <text:p text:style-name="P64">//if this &lt; obj =&gt; -1 else</text:p>
                      <text:p text:style-name="P64">//if this &gt; obj =&gt; 1 else</text:p>
                      <text:p text:style-name="P64">//0</text:p>
                      <text:p text:style-name="P62"><text:span text:style-name="T57">return</text:span><text:span text:style-name="T16"> </text:span><text:span text:style-name="T57">this</text:span><text:span text:style-name="T16">.list.Length.CompareTo(((</text:span><text:span text:style-name="T120">Garage2</text:span><text:span text:style-name="T16">)obj).list.Length);</text:span></text:p>
                    </text:list-header>
                  </text:list>
                  <text:p text:style-name="P42">}</text:p>
                </text:list-header>
              </text:list>
              <text:p text:style-name="P42">}</text:p>
            </text:list-item>
            <text:list-item>
              <text:p text:style-name="P62"><text:span text:style-name="def">ArrayList ma zdefiniowaną funkcję sort, ale jeśli trafi na obiekty, które nie implementuję</text:span><text:span text:style-name="T16"> </text:span><text:span text:style-name="def"><text:span text:style-name="T120">Icomparable </text:span></text:span><text:span text:style-name="def">to powstanie błąd</text:span></text:p>
            </text:list-item>
          </text:list>
        </text:list-item>
        <text:list-item>
          <text:p text:style-name="P62"><text:span text:style-name="def">Obiekty porównujące (</text:span><text:span text:style-name="def"><text:span text:style-name="T120">Icomparer</text:span></text:span><text:span text:style-name="def">) – </text:span><text:span text:style-name="def"><text:span text:style-name="T17">System.</text:span></text:span><text:span text:style-name="def2"><text:span text:style-name="T106">Collections.</text:span></text:span><text:span text:style-name="def"><text:span text:style-name="T122">Icomparer –</text:span></text:span><text:span text:style-name="def"><text:span text:style-name="T106"> pozwala porównywać na wiele sposobów</text:span></text:span></text:p>
          <text:list>
            <text:list-item>
              <text:p text:style-name="P62"><text:span text:style-name="def"><text:span text:style-name="T106">do używania tego typu porównań zazwyczaj tworzymy klasę pomocniczą – jedna klasa na jeden typ porównywania</text:span></text:span></text:p>
            </text:list-item>
            <text:list-item>
              <text:p text:style-name="P62"><text:span text:style-name="def"><text:span text:style-name="T58">public</text:span></text:span><text:span text:style-name="def"><text:span text:style-name="T17"> </text:span></text:span><text:span text:style-name="def"><text:span text:style-name="T58">class</text:span></text:span><text:span text:style-name="def"><text:span text:style-name="T17"> </text:span></text:span><text:span text:style-name="def"><text:span text:style-name="T122">CompareHelp</text:span></text:span><text:span text:style-name="def"><text:span text:style-name="T17"> : </text:span></text:span><text:span text:style-name="def"><text:span text:style-name="T122">Icomparer</text:span></text:span></text:p>
              <text:p text:style-name="P42">{</text:p>
              <text:list>
                <text:list-header>
                  <text:p text:style-name="P62"><text:span text:style-name="T57">int</text:span><text:span text:style-name="T16"> </text:span><text:span text:style-name="T120">IComparer</text:span><text:span text:style-name="T16">.CompareTo(</text:span><text:span text:style-name="T57">object</text:span><text:span text:style-name="T16"> o1, </text:span><text:span text:style-name="T57">object</text:span><text:span text:style-name="T16"> o2)</text:span></text:p>
                  <text:p text:style-name="P42">{</text:p>
                  <text:list>
                    <text:list-header>
                      <text:p text:style-name="P64">//porównanie obiektów typu Car</text:p>
                      <text:p text:style-name="P62"><text:span text:style-name="T57">return</text:span><text:span text:style-name="T16"> -1;</text:span></text:p>
                    </text:list-header>
                  </text:list>
                  <text:p text:style-name="P42">}</text:p>
                </text:list-header>
              </text:list>
              <text:p text:style-name="P42">}</text:p>
              <text:p text:style-name="P42">...</text:p>
              <text:p text:style-name="P62"><text:span text:style-name="T120">Array</text:span><text:span text:style-name="T16">.Sort(myGarage, </text:span><text:span text:style-name="T57">new</text:span><text:span text:style-name="T16"> </text:span><text:span text:style-name="T120">CompareHelp</text:span><text:span text:style-name="T16">());</text:span></text:p>
            </text:list-item>
            <text:list-item>
              <text:p text:style-name="P62"><text:span text:style-name="def">aby było bardziej logicznie dodajny do klasy</text:span><text:span text:style-name="T16"> Garage </text:span><text:span text:style-name="def">metodę zwracającą </text:span><text:span text:style-name="def"><text:span text:style-name="T16">klasę pomocniczą</text:span></text:span></text:p>
              <text:list>
                <text:list-item>
                  <text:p text:style-name="P62"><text:span text:style-name="def"><text:span text:style-name="T57">public</text:span></text:span><text:span text:style-name="def"><text:span text:style-name="T16"> </text:span></text:span><text:span text:style-name="def"><text:span text:style-name="T57">class</text:span></text:span><text:span text:style-name="def"><text:span text:style-name="T16"> </text:span></text:span><text:span text:style-name="def"><text:span text:style-name="T120">Garage2</text:span></text:span><text:span text:style-name="def"><text:span text:style-name="T16">: <text:s/></text:span></text:span><text:span text:style-name="def"><text:span text:style-name="T120">Icomparable</text:span></text:span></text:p>
                  <text:p text:style-name="P42">{</text:p>
                  <text:list>
                    <text:list-header>
                      <text:p text:style-name="P62"><text:span text:style-name="T57">public</text:span><text:span text:style-name="T16"> </text:span><text:span text:style-name="T120">Car</text:span><text:span text:style-name="T16">[] list = </text:span><text:span text:style-name="T57">new</text:span><text:span text:style-name="T16"> </text:span><text:span text:style-name="T120">Car</text:span><text:span text:style-name="T16">[4];</text:span></text:p>
                      <text:p text:style-name="P62"><text:span text:style-name="T57">public</text:span><text:span text:style-name="T16"> </text:span><text:span text:style-name="T120">CompareHelp</text:span><text:span text:style-name="T16"> dajCompareHelp()</text:span></text:p>
                      <text:p text:style-name="P42">{</text:p>
                      <text:list>
                        <text:list-header>
                          <text:p text:style-name="P62"><text:span text:style-name="T57">return</text:span><text:span text:style-name="T16"> </text:span><text:span text:style-name="T57">new</text:span><text:span text:style-name="T16"> </text:span><text:span text:style-name="T120">CompareHelp</text:span><text:span text:style-name="T16">();</text:span></text:p>
                        </text:list-header>
                      </text:list>
                      <text:p text:style-name="P42">}</text:p>
                    </text:list-header>
                  </text:list>
                  <text:p text:style-name="P42">}</text:p>
                </text:list-item>
              </text:list>
            </text:list-item>
          </text:list>
        </text:list-item>
      </text:list>
      <text:p text:style-name="P7"><text:tab/><text:tab/>...</text:p>
      <text:list xml:id="list29669831" text:continue-numbering="true" text:style-name="L22">
        <text:list-item>
          <text:list>
            <text:list-item>
              <text:list>
                <text:list-header>
                  <text:p text:style-name="P62"><text:span text:style-name="T120">Array</text:span><text:span text:style-name="T16">.Sort(myGarage, myGarage.dajCompareHelp());</text:span></text:p>
                </text:list-header>
              </text:list>
            </text:list-item>
          </text:list>
        </text:list-item>
      </text:list>
      <text:p text:style-name="P6"><text:span text:style-name="def">Generyczność</text:span></text:p>
      <text:list xml:id="list1570907274473493890" text:style-name="L23">
        <text:list-item>
          <text:p text:style-name="P67"><text:span text:style-name="def">Niegeneryczne kolekcje - </text:span><text:span text:style-name="def"><text:span text:style-name="T17">System.</text:span></text:span><text:span text:style-name="def2"><text:span text:style-name="T106">Collections</text:span></text:span><text:span text:style-name="def"> – (strona 298)</text:span></text:p>
          <text:list>
            <text:list-item>
              <text:p text:style-name="P67"><text:span text:style-name="def">ArrayList – koleksja o dynamicznym rozmiarze z sekwencyjnym ułożeniem obiektów</text:span></text:p>
            </text:list-item>
            <text:list-item>
              <text:p text:style-name="P67"><text:span text:style-name="def">HashTable – Mapa – kolekcja przechowująca pary klucz-wartość</text:span></text:p>
            </text:list-item>
            <text:list-item>
              <text:p text:style-name="P67"><text:soft-page-break/><text:span text:style-name="def">Queue – kolejka FIFO</text:span></text:p>
            </text:list-item>
            <text:list-item>
              <text:p text:style-name="P67"><text:span text:style-name="def">SortedList – mapa posortowana wg klucza, elementy dostępne wg klucz i indeksu</text:span></text:p>
            </text:list-item>
            <text:list-item>
              <text:p text:style-name="P67"><text:span text:style-name="def">Stack – kolejka LIFO</text:span></text:p>
            </text:list-item>
          </text:list>
        </text:list-item>
        <text:list-item>
          <text:p text:style-name="P67"><text:span text:style-name="def">Niegeneryczne interfejsy kluczowe dla kolekcji</text:span></text:p>
          <text:list>
            <text:list-item>
              <text:p text:style-name="P67"><text:span text:style-name="def"><text:span text:style-name="T120">Icollection </text:span></text:span><text:span text:style-name="def">– rozmiar, wyliczenie, ?bezpieczeństwo wątków</text:span></text:p>
            </text:list-item>
            <text:list-item>
              <text:p text:style-name="P67"><text:span text:style-name="def"><text:span text:style-name="T120">ICloneable </text:span></text:span><text:span text:style-name="def">– klonowanie</text:span></text:p>
            </text:list-item>
            <text:list-item>
              <text:p text:style-name="P67"><text:span text:style-name="def"><text:span text:style-name="T120">IDictionary </text:span></text:span><text:span text:style-name="def">– przedstawianie zawartości pod postacią mapy</text:span></text:p>
            </text:list-item>
            <text:list-item>
              <text:p text:style-name="P67"><text:span text:style-name="def"><text:span text:style-name="T120">IEnumerable </text:span></text:span><text:span text:style-name="def">– zwraca obiekt implementujący </text:span><text:span text:style-name="def"><text:span text:style-name="T120">IEnumerator</text:span></text:span></text:p>
            </text:list-item>
            <text:list-item>
              <text:p text:style-name="P67"><text:span text:style-name="def"><text:span text:style-name="T120">IEnumerator </text:span></text:span><text:span text:style-name="def">– pozwala wykonywać pętlę </text:span><text:span text:style-name="def"><text:span text:style-name="T57">foreach</text:span></text:span></text:p>
            </text:list-item>
            <text:list-item>
              <text:p text:style-name="P67"><text:span text:style-name="def"><text:span text:style-name="T120">IList </text:span></text:span><text:span text:style-name="def">- pozwala dodawać, usuwać i indeksować obiekty na sekwencyjnej liście</text:span></text:p>
            </text:list-item>
          </text:list>
        </text:list-item>
        <text:list-item>
          <text:p text:style-name="P67"><text:span text:style-name="def">Problemy niegenerycznych kolekcji</text:span></text:p>
          <text:list>
            <text:list-item>
              <text:p text:style-name="P67"><text:span text:style-name="def">kod jest mniej wydajny z powodu ciągłego </text:span><text:span text:style-name="def2">boxingu</text:span><text:span text:style-name="def"> i </text:span><text:span text:style-name="def2">unboxingu</text:span><text:span text:style-name="def"> (dzieje się tak wielokrotnie bo np. </text:span><text:span text:style-name="def2">Writeln</text:span><text:span text:style-name="def"> przyjmuje jako parametr obiekt a nie wartość!) dla typów wartościowych. </text:span></text:p>
              <text:list>
                <text:list-item>
                  <text:p text:style-name="P67"><text:span text:style-name="def2"><text:span text:style-name="T57">int</text:span></text:span><text:span text:style-name="def2"><text:span text:style-name="T16"> x = 4;</text:span></text:span></text:p>
                  <text:p text:style-name="P67"><text:span text:style-name="T57">object</text:span><text:span text:style-name="T16"> o = x;</text:span><text:span text:style-name="defZiel"><text:span text:style-name="T177"> /*opakowywanie wartości w obiekt*/</text:span></text:span></text:p>
                  <text:p text:style-name="P67"><text:span text:style-name="T57">int</text:span><text:span text:style-name="T16"> y = (</text:span><text:span text:style-name="T57">int</text:span><text:span text:style-name="T16">)x; </text:span><text:span text:style-name="defZiel"><text:span text:style-name="T177">/* rzutowanie obiektu na wartość (CLR sprawdza, czy typ obiektu jest odpowiedni)*/</text:span></text:span></text:p>
                </text:list-item>
                <text:list-item>
                  <text:p text:style-name="P67"><text:span text:style-name="def2">boxing</text:span><text:span text:style-name="def"> wymaga <text:s/></text:span><text:span text:style-name="def2">try</text:span><text:span text:style-name="def">/</text:span><text:span text:style-name="def2">catch</text:span></text:p>
                </text:list-item>
              </text:list>
            </text:list-item>
            <text:list-item>
              <text:p text:style-name="P67"><text:span text:style-name="def">brak bezpieczeństwa typów, bo kolekcje przechowują</text:span><text:span text:style-name="def2"> System.Object</text:span><text:span text:style-name="def">, a rzutowanie jawne pozwala na powstawanie błędów. Z drugiej strony ciągłe używanie </text:span><text:span text:style-name="def2">try</text:span><text:span text:style-name="def">/</text:span><text:span text:style-name="def2">catch</text:span><text:span text:style-name="def"> wydłuży kod i czas pisania programu Alternatywą jest utworzenie nowej kolekcji tylko dla jednego typu, ale to znów jest kod i praca.</text:span></text:p>
              <text:p text:style-name="P67"><text:span text:style-name="def"/></text:p>
            </text:list-item>
          </text:list>
        </text:list-item>
        <text:list-item>
          <text:p text:style-name="P67"><text:span text:style-name="def">Typy generyczne (na przykładzie List, choć istnieją odpowiedniki chyba dla każdego rodzaju kolekcji bazowej) są to kolekcje, które mogą przechowywać obiekty jednego typu.</text:span></text:p>
          <text:list>
            <text:list-item>
              <text:p text:style-name="P67"><text:span text:style-name="def">Zwiększają wydajność bo nie stosują <text:s/></text:span><text:span text:style-name="def2">boxingu</text:span><text:span text:style-name="def"> i </text:span><text:span text:style-name="def2">unboxingu</text:span></text:p>
            </text:list-item>
            <text:list-item>
              <text:p text:style-name="P67"><text:span text:style-name="def">zapewniają bezpieczeństwo typów pozwalając przechowywać obiekty tylko jednego typu</text:span></text:p>
            </text:list-item>
            <text:list-item>
              <text:p text:style-name="P67"><text:span text:style-name="def">zmniejszają konieczność tworzenia niestandardowych kolekcji</text:span></text:p>
            </text:list-item>
            <text:list-item>
              <text:p text:style-name="P67"><text:span text:style-name="def"><text:span text:style-name="T120">List</text:span></text:span><text:span text:style-name="def"><text:span text:style-name="T16">&lt;</text:span></text:span><text:span text:style-name="def"><text:span text:style-name="T120">Car</text:span></text:span><text:span text:style-name="def"><text:span text:style-name="T16">&gt; cars = </text:span></text:span><text:span text:style-name="def"><text:span text:style-name="T57">new</text:span></text:span><text:span text:style-name="def"><text:span text:style-name="T16"> </text:span></text:span><text:span text:style-name="def"><text:span text:style-name="T120">List</text:span></text:span><text:span text:style-name="def"><text:span text:style-name="T16">&lt;</text:span></text:span><text:span text:style-name="def"><text:span text:style-name="T120">Car</text:span></text:span><text:span text:style-name="def"><text:span text:style-name="T16">&gt;(); </text:span></text:span><text:span text:style-name="defZiel"><text:span text:style-name="T177">/*</text:span></text:span><text:span text:style-name="defZiel"> kolekcja typów </text:span><text:span text:style-name="defZiel"><text:span text:style-name="T1">referencyjnych*/</text:span></text:span></text:p>
              <text:p text:style-name="P67"><text:span text:style-name="T120">List</text:span><text:span text:style-name="T16">&lt;</text:span><text:span text:style-name="T57">int</text:span><text:span text:style-name="T16">&gt; liczby = </text:span><text:span text:style-name="T57">new</text:span><text:span text:style-name="T16"> </text:span><text:span text:style-name="T120">List</text:span><text:span text:style-name="T16">&lt;</text:span><text:span text:style-name="T57">int</text:span><text:span text:style-name="T16">&gt;(); </text:span><text:span text:style-name="defZiel"><text:span text:style-name="T177">/*</text:span></text:span><text:span text:style-name="defZiel">kolekcja typów </text:span><text:span text:style-name="defZiel"><text:span text:style-name="T1">wartościowych*/</text:span></text:span></text:p>
            </text:list-item>
            <text:list-item>
              <text:p text:style-name="P67"><text:span text:style-name="def"><text:span text:style-name="T16">liczby.Add(</text:span></text:span><text:span text:style-name="def"><text:span text:style-name="T57">new</text:span></text:span><text:span text:style-name="def"><text:span text:style-name="T16"> </text:span></text:span><text:span text:style-name="def"><text:span text:style-name="T120">Car</text:span></text:span><text:span text:style-name="def"><text:span text:style-name="T16">()); </text:span></text:span><text:span text:style-name="def">da BŁĄD już na etapie kompilacji, więc nie trzeba używać</text:span><text:span text:style-name="def"><text:span text:style-name="T16"> </text:span></text:span><text:span text:style-name="def2">try</text:span><text:span text:style-name="def">/</text:span><text:span text:style-name="def2">catch</text:span><text:span text:style-name="def"><text:span text:style-name="T16"> </text:span></text:span></text:p>
            </text:list-item>
            <text:list-item>
              <text:p text:style-name="P67"><text:span text:style-name="def">NIE MOŻNA zmieniać raz podanego typu kolekcji</text:span></text:p>
            </text:list-item>
            <text:list-item>
              <text:p text:style-name="P67"><text:span text:style-name="def">niektóre niegeneryczne kolekcje obsługują generyczne metody</text:span></text:p>
              <text:list>
                <text:list-item>
                  <text:p text:style-name="P67"><text:span text:style-name="def"><text:span text:style-name="T57">int</text:span></text:span><text:span text:style-name="def"><text:span text:style-name="T16">[] myInts = { 1, 3, 5, 2 };</text:span></text:span></text:p>
                  <text:p text:style-name="P67"><text:span text:style-name="T120">Array</text:span><text:span text:style-name="T16">.Sort&lt;</text:span><text:span text:style-name="T57">int</text:span><text:span text:style-name="T16">&gt;(myInts);</text:span></text:p>
                </text:list-item>
              </text:list>
            </text:list-item>
            <text:list-item>
              <text:p text:style-name="P67"><text:span text:style-name="def">Generyczne interfejsy – </text:span></text:p>
              <text:list>
                <text:list-item>
                  <text:p text:style-name="P67"><text:span text:style-name="def">NIE MUSIMY stosować rzutowania</text:span></text:p>
                </text:list-item>
                <text:list-item>
                  <text:p text:style-name="P67"><text:span text:style-name="def">NIE MUSIMY stosować bloku try/catch </text:span></text:p>
                </text:list-item>
                <text:list-item>
                  <text:p text:style-name="P67"><text:span text:style-name="T57">public</text:span><text:span text:style-name="T16"> </text:span><text:span text:style-name="T57">class</text:span><text:span text:style-name="T16"> </text:span><text:span text:style-name="T120">Car</text:span><text:span text:style-name="T16">: </text:span><text:span text:style-name="T120">Icomparable</text:span><text:span text:style-name="T16">&lt;</text:span><text:span text:style-name="T120">Car</text:span><text:span text:style-name="T16">&gt;</text:span></text:p>
                  <text:p text:style-name="P43">{</text:p>
                  <text:list>
                    <text:list-header>
                      <text:p text:style-name="P67"><text:span text:style-name="T57">int</text:span><text:span text:style-name="T16"> id;</text:span></text:p>
                      <text:p text:style-name="P67"><text:span text:style-name="T57">int</text:span><text:span text:style-name="T16"> </text:span><text:span text:style-name="T120">IComparable</text:span><text:span text:style-name="T16">&lt;</text:span><text:span text:style-name="T120">Car</text:span><text:span text:style-name="T16">&gt;.CompareTo(</text:span><text:span text:style-name="T120">Car</text:span><text:span text:style-name="T16"> obj)</text:span></text:p>
                      <text:p text:style-name="P43">{</text:p>
                      <text:list>
                        <text:list-header>
                          <text:p text:style-name="P67"><text:span text:style-name="T57">return</text:span><text:span text:style-name="T16"> id.CompareTo(obj.id);</text:span></text:p>
                        </text:list-header>
                      </text:list>
                      <text:p text:style-name="P43">}</text:p>
                    </text:list-header>
                  </text:list>
                  <text:p text:style-name="P43">}</text:p>
                </text:list-item>
              </text:list>
            </text:list-item>
            <text:list-item>
              <text:p text:style-name="P67"><text:span text:style-name="def">składnia inicjalizacji kolekcji generycznych jest taka sama jak ich odpowiedników </text:span><text:span text:style-name="def">niegenerycznych, z tym że podajemy typ obiektów np.:</text:span><text:span text:style-name="T16"> &lt;</text:span><text:span text:style-name="T57">int</text:span><text:span text:style-name="T16">&gt; </text:span><text:span text:style-name="def">lub</text:span><text:span text:style-name="T16"> &lt;</text:span><text:span text:style-name="T120">Car</text:span><text:span text:style-name="T16">&gt;</text:span></text:p>
            </text:list-item>
            <text:list-item>
              <text:p text:style-name="P67"><text:span text:style-name="def">szybki przegląd generycznych kolekcji</text:span></text:p>
              <text:list>
                <text:list-item>
                  <text:p text:style-name="P67"><text:soft-page-break/><text:span text:style-name="def"><text:span text:style-name="T120">Array&lt;T&gt;</text:span></text:span></text:p>
                  <text:list>
                    <text:list-item>
                      <text:p text:style-name="P67"><text:span text:style-name="def">umożliwia zmianę wielkości kolekcji</text:span></text:p>
                    </text:list-item>
                    <text:list-item>
                      <text:p text:style-name="P67"><text:span text:style-name="def">Insert - wstawia elementach</text:span></text:p>
                    </text:list-item>
                    <text:list-item>
                      <text:p text:style-name="P67"><text:span text:style-name="def"><text:span text:style-name="T120">ToArray </text:span></text:span><text:span text:style-name="def">- oddaje tablicę</text:span></text:p>
                    </text:list-item>
                  </text:list>
                </text:list-item>
                <text:list-item>
                  <text:p text:style-name="P67"><text:span text:style-name="def"><text:span text:style-name="T120">Stack&lt;T&gt;</text:span></text:span></text:p>
                  <text:list>
                    <text:list-item>
                      <text:p text:style-name="P67"><text:span text:style-name="def"><text:span text:style-name="T120">Pop </text:span></text:span><text:span text:style-name="def">i</text:span><text:span text:style-name="def"><text:span text:style-name="T120"> Push </text:span></text:span><text:span text:style-name="def">– wstawia i zdejmuje element</text:span></text:p>
                    </text:list-item>
                    <text:list-item>
                      <text:p text:style-name="P67"><text:span text:style-name="def"><text:span text:style-name="T120">Peek </text:span></text:span><text:span text:style-name="def">– oddaje element z wierzchu stosu, ale go nie usuwa</text:span></text:p>
                    </text:list-item>
                  </text:list>
                </text:list-item>
                <text:list-item>
                  <text:p text:style-name="P67"><text:span text:style-name="def"><text:span text:style-name="T120">Queue&lt;T&gt;</text:span></text:span></text:p>
                  <text:list>
                    <text:list-item>
                      <text:p text:style-name="P67"><text:span text:style-name="def"><text:span text:style-name="T120">Enqueue </text:span></text:span><text:span text:style-name="def">i</text:span><text:span text:style-name="def"><text:span text:style-name="T120"> Dequeue</text:span></text:span><text:span text:style-name="def"> – wstawia i zdejmuje element</text:span></text:p>
                    </text:list-item>
                    <text:list-item>
                      <text:p text:style-name="P67"><text:span text:style-name="def"><text:span text:style-name="T120">Peek</text:span></text:span><text:span text:style-name="def"> – oddaje element z wierzchu stosu, ale go nie usuwa</text:span></text:p>
                    </text:list-item>
                  </text:list>
                </text:list-item>
                <text:list-item>
                  <text:p text:style-name="P67"><text:span text:style-name="def"><text:span text:style-name="T120">SortedSet&lt;T&gt;</text:span></text:span></text:p>
                  <text:list>
                    <text:list-item>
                      <text:p text:style-name="P67"><text:span text:style-name="def">musi mieć klasę sortującą (implementującą</text:span><text:span text:style-name="def"><text:span text:style-name="T120"> IComparer&lt;T&gt;</text:span></text:span><text:span text:style-name="def">)</text:span></text:p>
                      <text:list>
                        <text:list-item>
                          <text:p text:style-name="P67"><text:span text:style-name="def"><text:span text:style-name="T57">public</text:span></text:span><text:span text:style-name="def"><text:span text:style-name="T16"> </text:span></text:span><text:span text:style-name="def"><text:span text:style-name="T57">class</text:span></text:span><text:span text:style-name="def"><text:span text:style-name="T16"> </text:span></text:span><text:span text:style-name="def"><text:span text:style-name="T120">GenericCompareHelp</text:span></text:span><text:span text:style-name="def"><text:span text:style-name="T16"> : </text:span></text:span><text:span text:style-name="def"><text:span text:style-name="T120">Icomparer</text:span></text:span><text:span text:style-name="def"><text:span text:style-name="T16">&lt;</text:span></text:span><text:span text:style-name="def"><text:span text:style-name="T120">Car</text:span></text:span><text:span text:style-name="def"><text:span text:style-name="T16">&gt;</text:span></text:span></text:p>
                          <text:p text:style-name="P43">{</text:p>
                          <text:list>
                            <text:list-header>
                              <text:p text:style-name="P67"><text:span text:style-name="T57">int</text:span><text:span text:style-name="T16"> </text:span><text:span text:style-name="T120">IComparer&lt;Car&gt;</text:span><text:span text:style-name="T16">.Compare(</text:span><text:span text:style-name="T120">Car</text:span><text:span text:style-name="T16"> o1, </text:span><text:span text:style-name="T120">Car</text:span><text:span text:style-name="T16"> o2)</text:span></text:p>
                              <text:p text:style-name="P43">{</text:p>
                              <text:list>
                                <text:list-header>
                                  <text:p text:style-name="P65">//porównanie obiektów typu Car</text:p>
                                </text:list-header>
                              </text:list>
                              <text:p text:style-name="P43">}</text:p>
                            </text:list-header>
                          </text:list>
                          <text:p text:style-name="P43">}</text:p>
                          <text:p text:style-name="P43">...</text:p>
                          <text:p text:style-name="P67"><text:span text:style-name="T120">SortedSet</text:span><text:span text:style-name="T16">&lt;</text:span><text:span text:style-name="T120">Car</text:span><text:span text:style-name="T16">&gt; carSet = </text:span><text:span text:style-name="T57">new</text:span><text:span text:style-name="T16"> </text:span><text:span text:style-name="T120">SortedSet</text:span><text:span text:style-name="T16">&lt;</text:span><text:span text:style-name="T120">Car</text:span><text:span text:style-name="T16">&gt;(</text:span><text:span text:style-name="T57">new</text:span><text:span text:style-name="T16"> </text:span><text:span text:style-name="T120">GenericCompareHelp</text:span><text:span text:style-name="T16">());</text:span></text:p>
                        </text:list-item>
                      </text:list>
                    </text:list-item>
                    <text:list-item>
                      <text:p text:style-name="P67"><text:span text:style-name="def"><text:span text:style-name="T120">Add </text:span></text:span><text:span text:style-name="def">- wstawia element</text:span></text:p>
                    </text:list-item>
                  </text:list>
                </text:list-item>
              </text:list>
            </text:list-item>
            <text:list-item>
              <text:p text:style-name="P67"><text:span text:style-name="def">niestandardowe metody generyczne – aby mieć metodę operującą na różnych typach z zachowaniem bezpieczeństwa.</text:span></text:p>
              <text:list>
                <text:list-item>
                  <text:p text:style-name="P67"><text:span text:style-name="def"><text:span text:style-name="T57">void</text:span></text:span><text:span text:style-name="def"><text:span text:style-name="T16"> Swap&lt;T&gt;(</text:span></text:span><text:span text:style-name="def"><text:span text:style-name="T57">ref</text:span></text:span><text:span text:style-name="def"><text:span text:style-name="T16"> T a, </text:span></text:span><text:span text:style-name="def"><text:span text:style-name="T57">ref</text:span></text:span><text:span text:style-name="def"><text:span text:style-name="T16"> T b) – </text:span></text:span><text:span text:style-name="def">ref jest ważne bo Swap podmienia referencje !!!</text:span></text:p>
                  <text:p text:style-name="P43">{</text:p>
                  <text:list>
                    <text:list-header>
                      <text:p text:style-name="P43">T temp = a;</text:p>
                      <text:p text:style-name="P43">a = b;</text:p>
                      <text:p text:style-name="P43">b = temp;</text:p>
                    </text:list-header>
                  </text:list>
                  <text:p text:style-name="P43">}</text:p>
                  <text:p text:style-name="P43">...</text:p>
                  <text:p text:style-name="P67"><text:span text:style-name="T57">bool</text:span><text:span text:style-name="T16"> b1 = </text:span><text:span text:style-name="T57">true</text:span><text:span text:style-name="T16">;</text:span></text:p>
                  <text:p text:style-name="P67"><text:span text:style-name="T57">bool</text:span><text:span text:style-name="T16"> b2 = </text:span><text:span text:style-name="T57">false</text:span><text:span text:style-name="T16">;</text:span></text:p>
                  <text:p text:style-name="P67"><text:span text:style-name="T16">Swap&lt;</text:span><text:span text:style-name="T57">bool</text:span><text:span text:style-name="T16">&gt;(</text:span><text:span text:style-name="T57">ref</text:span><text:span text:style-name="T16"> b1, </text:span><text:span text:style-name="T57">ref</text:span><text:span text:style-name="T16"> b2); </text:span><text:span text:style-name="defZiel"><text:span text:style-name="T177">/* działa dla typów wartościowych*/</text:span></text:span></text:p>
                  <text:p text:style-name="P67"><text:span text:style-name="T120">Car</text:span><text:span text:style-name="T16"> c1 = </text:span><text:span text:style-name="T57">new</text:span><text:span text:style-name="T16"> </text:span><text:span text:style-name="T120">Car</text:span><text:span text:style-name="T16">() { id = </text:span><text:span text:style-name="T103">"1"</text:span><text:span text:style-name="T16"> };</text:span></text:p>
                  <text:p text:style-name="P67"><text:span text:style-name="T120">Car</text:span><text:span text:style-name="T16"> c2 = </text:span><text:span text:style-name="T57">new</text:span><text:span text:style-name="T16"> </text:span><text:span text:style-name="T120">Car</text:span><text:span text:style-name="T16">() { id = </text:span><text:span text:style-name="T103">"2"</text:span><text:span text:style-name="T16"> };</text:span></text:p>
                  <text:p text:style-name="P67"><text:span text:style-name="T16">Swap&lt;</text:span><text:span text:style-name="T120">Car</text:span><text:span text:style-name="T16">&gt;(</text:span><text:span text:style-name="T57">ref</text:span><text:span text:style-name="T16"> c1, </text:span><text:span text:style-name="T57">ref</text:span><text:span text:style-name="T16"> c2); </text:span><text:span text:style-name="defZiel"><text:span text:style-name="T177">/* działa dla typów referencyjnych*/</text:span></text:span></text:p>
                </text:list-item>
              </text:list>
            </text:list-item>
            <text:list-item>
              <text:p text:style-name="P67"><text:span text:style-name="T16">niestandardowe klasy generyczne – taka klasa operuje na innych typach generycznych, np. klasa </text:span><text:span text:style-name="def"><text:span text:style-name="T120">Point</text:span></text:span><text:span text:style-name="T16">, która może operować zarówno na wartościach całkowitych jak i ułamkowych.</text:span></text:p>
              <text:list>
                <text:list-item>
                  <text:p text:style-name="P67"><text:span text:style-name="T57">class</text:span><text:span text:style-name="T16"> </text:span><text:span text:style-name="T120">Point</text:span><text:span text:style-name="T16">&lt;T&gt;{</text:span></text:p>
                  <text:list>
                    <text:list-header>
                      <text:p text:style-name="P67"><text:span text:style-name="T57">private</text:span><text:span text:style-name="T16"> T posX;</text:span></text:p>
                      <text:p text:style-name="P67"><text:span text:style-name="T58">private</text:span><text:span text:style-name="T59"> </text:span><text:span text:style-name="T16">T posY;</text:span></text:p>
                      <text:p text:style-name="P67"><text:span text:style-name="T57">public</text:span><text:span text:style-name="T16"> T Y </text:span></text:p>
                      <text:p text:style-name="P43">{</text:p>
                      <text:list>
                        <text:list-header>
                          <text:p text:style-name="P67"><text:span text:style-name="T57">get</text:span><text:span text:style-name="T16"> { </text:span><text:span text:style-name="T57">return</text:span><text:span text:style-name="T16"> posY; }</text:span></text:p>
                          <text:p text:style-name="P67"><text:span text:style-name="T57">set</text:span><text:span text:style-name="T16"> { posY = </text:span><text:span text:style-name="T57">value</text:span><text:span text:style-name="T16">; }</text:span></text:p>
                        </text:list-header>
                      </text:list>
                      <text:p text:style-name="P43">}</text:p>
                      <text:p text:style-name="P67"><text:span text:style-name="T57">public</text:span><text:span text:style-name="T16"> Point(T ax, T ay)</text:span></text:p>
                      <text:p text:style-name="P43">{</text:p>
                      <text:list text:continue-numbering="true">
                        <text:list-header>
                          <text:p text:style-name="P43">posX = ax;</text:p>
                          <text:p text:style-name="P43">posY = ay;</text:p>
                        </text:list-header>
                      </text:list>
                      <text:p text:style-name="P43">}</text:p>
                    </text:list-header>
                  </text:list>
                  <text:p text:style-name="P43">}</text:p>
                  <text:p text:style-name="P43">...</text:p>
                  <text:p text:style-name="P67"><text:span text:style-name="T120">Point</text:span><text:span text:style-name="T16">&lt;</text:span><text:span text:style-name="T57">int</text:span><text:span text:style-name="T16">&gt; p1 = </text:span><text:span text:style-name="T57">new</text:span><text:span text:style-name="T16"> </text:span><text:span text:style-name="T120">Point</text:span><text:span text:style-name="T16">&lt;</text:span><text:span text:style-name="T57">int</text:span><text:span text:style-name="T16">&gt;(1, 2);</text:span></text:p>
                  <text:p text:style-name="P67"><text:span text:style-name="T120">Point</text:span><text:span text:style-name="T16">&lt;</text:span><text:span text:style-name="T57">double</text:span><text:span text:style-name="T16">&gt; p2 = </text:span><text:span text:style-name="T57">new</text:span><text:span text:style-name="T16"> </text:span><text:span text:style-name="T120">Point</text:span><text:span text:style-name="T16">&lt;</text:span><text:span text:style-name="T57">double</text:span><text:span text:style-name="T16">&gt;(1.1, 2); </text:span><text:span text:style-name="defZiel"><text:span text:style-name="T177">/*</text:span></text:span><text:span text:style-name="defZiel">2 niejawnie rzutowane na double*/</text:span></text:p>
                </text:list-item>
                <text:list-item>
                  <text:p text:style-name="P67"><text:soft-page-break/><text:span text:style-name="def">default(T) – oddaje wartość domyślną dla typu T</text:span></text:p>
                </text:list-item>
                <text:list-item>
                  <text:p text:style-name="P67"><text:span text:style-name="def">Dziedziczenie</text:span></text:p>
                  <text:list>
                    <text:list-item>
                      <text:p text:style-name="P67"><text:span text:style-name="def">Jeśli klasa niegeneryczna wywodzi się od generycznej to trzeba ustawić jej typ</text:span></text:p>
                      <text:list>
                        <text:list-item>
                          <text:p text:style-name="P67"><text:span text:style-name="def"><text:span text:style-name="T57">class</text:span></text:span><text:span text:style-name="def"><text:span text:style-name="T16"> </text:span></text:span><text:span text:style-name="def"><text:span text:style-name="T120">NewPoint</text:span></text:span><text:span text:style-name="def"><text:span text:style-name="T16"> : </text:span></text:span><text:span text:style-name="def"><text:span text:style-name="T120">Point</text:span></text:span><text:span text:style-name="def"><text:span text:style-name="T16">&lt;</text:span></text:span><text:span text:style-name="def"><text:span text:style-name="T57">int</text:span></text:span><text:span text:style-name="def"><text:span text:style-name="T16">&gt; {…}</text:span></text:span></text:p>
                        </text:list-item>
                      </text:list>
                    </text:list-item>
                    <text:list-item>
                      <text:p text:style-name="P67"><text:span text:style-name="def">Jeśli klasa generyczna ma metody </text:span><text:span text:style-name="def2">virtual</text:span><text:span text:style-name="def"> lub </text:span><text:span text:style-name="def2">abstract</text:span><text:span text:style-name="def">, to należy je przesłonić za pomocą podanego parametru typu (analogicznie jak powyżej).</text:span></text:p>
                    </text:list-item>
                    <text:list-item>
                      <text:p text:style-name="P67"><text:span text:style-name="def">Jeśli klasa potomna jest generyczna, to można dalej używać wypełniacza, ale respektując ograniczenia z klasy bazowej (patrz poniżej)</text:span></text:p>
                    </text:list-item>
                  </text:list>
                </text:list-item>
              </text:list>
            </text:list-item>
            <text:list-item>
              <text:p text:style-name="P67"><text:span text:style-name="def">Ograniczenia na typ T - można nakładać ograniczenia na typ T, zawężające parametr T. Może być to przydatne gdy klasa generyczna ma tworzyć nowe instancje T, bo konstruktor domyślny jest jedynym potencjalnie wspólnym dla wszystkich typów, a jego akurat nie chcemy definiować.</text:span></text:p>
              <text:list>
                <text:list-item>
                  <text:p text:style-name="P67"><text:span text:style-name="def">Mozemy nakładać cały łańcuszek warunków</text:span></text:p>
                  <text:list>
                    <text:list-item>
                      <text:p text:style-name="P67"><text:span text:style-name="def"><text:span text:style-name="T57">void</text:span></text:span><text:span text:style-name="def"><text:span text:style-name="T16"> Swap&lt;T&gt;(</text:span></text:span><text:span text:style-name="def"><text:span text:style-name="T57">ref</text:span></text:span><text:span text:style-name="def"><text:span text:style-name="T16"> T a, </text:span></text:span><text:span text:style-name="def"><text:span text:style-name="T57">ref</text:span></text:span><text:span text:style-name="def"><text:span text:style-name="T16"> T b) </text:span></text:span><text:span text:style-name="def"><text:span text:style-name="T57">where</text:span></text:span><text:span text:style-name="def"><text:span text:style-name="T16"> T: </text:span></text:span><text:span text:style-name="def"><text:span text:style-name="T57">struct</text:span></text:span><text:span text:style-name="def"><text:span text:style-name="T16">, </text:span></text:span><text:span text:style-name="def"><text:span text:style-name="T120">Ienumerable</text:span></text:span><text:span text:style-name="def"><text:span text:style-name="T16"> {…}</text:span></text:span></text:p>
                    </text:list-item>
                  </text:list>
                </text:list-item>
                <text:list-item>
                  <text:p text:style-name="P67"><text:span text:style-name="def2">struct</text:span><text:span text:style-name="def"> – struktura </text:span></text:p>
                </text:list-item>
                <text:list-item>
                  <text:p text:style-name="P67"><text:span text:style-name="def2">class</text:span><text:span text:style-name="def"> - klasa</text:span></text:p>
                </text:list-item>
                <text:list-item>
                  <text:p text:style-name="P67"><text:span text:style-name="def2">new</text:span><text:span text:style-name="def2"><text:span text:style-name="T15">()</text:span></text:span><text:span text:style-name="def"> - ma domyślny konstruktor</text:span></text:p>
                </text:list-item>
                <text:list-item>
                  <text:p text:style-name="P67"><text:span text:style-name="def2">Point</text:span><text:span text:style-name="def"> – dziedziczy lub jest klasy Point</text:span></text:p>
                </text:list-item>
                <text:list-item>
                  <text:p text:style-name="P224"><text:span text:style-name="def"><text:span text:style-name="T120">IComparer</text:span></text:span><text:span text:style-name="def"> – implementuje <text:s/></text:span><text:span text:style-name="def"><text:span text:style-name="T120">Icomparer</text:span></text:span></text:p>
                </text:list-item>
              </text:list>
            </text:list-item>
          </text:list>
        </text:list-item>
      </text:list>
      <text:p text:style-name="P6"><text:span text:style-name="def"><text:span text:style-name="T120"/></text:span></text:p>
      <text:p text:style-name="Def"><text:span text:style-name="def"><text:span text:style-name="T121"/></text:span></text:p>
      <text:list xml:id="list29676456" text:continue-numbering="true" text:style-name="L23">
        <text:list-item>
          <text:list>
            <text:list-item>
              <text:list>
                <text:list-header>
                  <text:p text:style-name="P67"><text:span text:style-name="def"/></text:p>
                </text:list-header>
              </text:list>
            </text:list-item>
          </text:list>
        </text:list-item>
      </text:list>
      <text:p text:style-name="P23"><text:span text:style-name="def"><text:span text:style-name="T148">Delegaty</text:span></text:span></text:p>
      <text:list xml:id="list1168352523720546943" text:style-name="L24">
        <text:list-item>
          <text:p text:style-name="P69"><text:span text:style-name="def3"><text:span text:style-name="T61">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70">string</text:span></text:span><text:span text:style-name="def3"><text:span text:style-name="T25"> </text:span></text:span><text:span text:style-name="def3"><text:span text:style-name="T123">Binary</text:span></text:span><text:span text:style-name="def3"><text:span text:style-name="T25">(</text:span></text:span><text:span text:style-name="def3"><text:span text:style-name="T70">int</text:span></text:span><text:span text:style-name="def3"><text:span text:style-name="T25"> x, </text:span></text:span><text:span text:style-name="def3"><text:span text:style-name="T70">int</text:span></text:span><text:span text:style-name="def3"><text:span text:style-name="T25"> y); </text:span></text:span><text:span text:style-name="def"><text:span text:style-name="T148">- ten delegat może wskazywać na dowolną funkcję przyjmującą 2 integery i zwracającą stringa. Delegaty przetrzymują WIELE funkcji </text:span></text:span><text:span text:style-name="def"><text:span text:style-name="T164">(MULTICASTING)</text:span></text:span><text:span text:style-name="def"><text:span text:style-name="T148">, a nie tylko jedną jak w Delphi. Uruchamiając delegat uruchamiamy całą grypę funkcji;</text:span></text:span></text:p>
        </text:list-item>
        <text:list-item>
          <text:p text:style-name="P208"><text:span text:style-name="def"><text:span text:style-name="T148">Wynikiem zdefiniowania delegatu jest klasa </text:span></text:span><text:span text:style-name="def2"><text:span text:style-name="T148">sealed</text:span></text:span><text:span text:style-name="def"><text:span text:style-name="T148"> z 3 metodami.</text:span></text:span></text:p>
        </text:list-item>
        <text:list-item>
          <text:p text:style-name="P208"><text:span text:style-name="def"><text:span text:style-name="T148">Użycie z metodami statycznymi</text:span></text:span></text:p>
          <text:p text:style-name="P69"><text:span text:style-name="def3"><text:span text:style-name="T88">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70">string</text:span></text:span><text:span text:style-name="def3"><text:span text:style-name="T25"> </text:span></text:span><text:span text:style-name="def3"><text:span text:style-name="T123">Binary</text:span></text:span><text:span text:style-name="def3"><text:span text:style-name="T25">(</text:span></text:span><text:span text:style-name="def3"><text:span text:style-name="T70">int</text:span></text:span><text:span text:style-name="def3"><text:span text:style-name="T25"> x, </text:span></text:span><text:span text:style-name="def3"><text:span text:style-name="T70">int</text:span></text:span><text:span text:style-name="def3"><text:span text:style-name="T25"> y);</text:span></text:span></text:p>
          <text:p text:style-name="P68"><text:span text:style-name="def3"><text:span text:style-name="T70">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Klasa</text:span></text:span></text:p>
          <text:p text:style-name="P68"><text:span text:style-name="def3"><text:span text:style-name="T25">{</text:span></text:span></text:p>
          <text:p text:style-name="P68"><text:span text:style-name="def3"><text:span text:style-name="T25"><text:s text:c="4"/></text:span></text:span><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string</text:span></text:span><text:span text:style-name="def3"><text:span text:style-name="T25"> AddFunct(</text:span></text:span><text:span text:style-name="def3"><text:span text:style-name="T70">int</text:span></text:span><text:span text:style-name="def3"><text:span text:style-name="T25"> x, </text:span></text:span><text:span text:style-name="def3"><text:span text:style-name="T70">int</text:span></text:span><text:span text:style-name="def3"><text:span text:style-name="T25"> y) { </text:span></text:span><text:span text:style-name="def3"><text:span text:style-name="T70">return</text:span></text:span><text:span text:style-name="def3"><text:span text:style-name="T25"> </text:span></text:span><text:span text:style-name="def3"><text:span text:style-name="T104">"u"</text:span></text:span><text:span text:style-name="def3"><text:span text:style-name="T25">; }</text:span></text:span></text:p>
          <text:p text:style-name="P68"><text:span text:style-name="def3"><text:span text:style-name="T25">}</text:span></text:span></text:p>
          <text:p text:style-name="P208"><text:span text:style-name="def2"><text:span text:style-name="T148">...</text:span></text:span></text:p>
          <text:p text:style-name="P69"><text:span text:style-name="def3"><text:span text:style-name="T136">Binary</text:span></text:span><text:span text:style-name="def3"><text:span text:style-name="T25"> b = </text:span></text:span><text:span text:style-name="def3"><text:span text:style-name="T70">new</text:span></text:span><text:span text:style-name="def3"><text:span text:style-name="T25"> </text:span></text:span><text:span text:style-name="def3"><text:span text:style-name="T123">Binary</text:span></text:span><text:span text:style-name="def3"><text:span text:style-name="T25">(</text:span></text:span><text:span text:style-name="def3"><text:span text:style-name="T123">Klasa</text:span></text:span><text:span text:style-name="def3"><text:span text:style-name="T25">.AddFunct);</text:span></text:span></text:p>
          <text:p text:style-name="P68"><text:span text:style-name="def3"><text:span text:style-name="T70">string</text:span></text:span><text:span text:style-name="def3"><text:span text:style-name="T25"> s = b(1,3);</text:span></text:span></text:p>
          <text:p text:style-name="P221"><text:span text:style-name="def3"/></text:p>
        </text:list-item>
        <text:list-item>
          <text:p text:style-name="P208"><text:span text:style-name="def"><text:span text:style-name="T148">Użycie z metodami instantyjnymi</text:span></text:span></text:p>
          <text:p text:style-name="P69"><text:span text:style-name="def3"><text:span text:style-name="T89">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Car</text:span></text:span></text:p>
          <text:p text:style-name="P68"><text:span text:style-name="def3"><text:span text:style-name="T25">{</text:span></text:span></text:p>
          <text:p text:style-name="P144"><text:span text:style-name="def3"><text:span text:style-name="T70">private</text:span></text:span><text:span text:style-name="def3"><text:span text:style-name="T25"> </text:span></text:span><text:span text:style-name="def3"><text:span text:style-name="T70">int</text:span></text:span><text:span text:style-name="def3"><text:span text:style-name="T25"> MaxSpeed{</text:span></text:span><text:span text:style-name="def3"><text:span text:style-name="T70">get</text:span></text:span><text:span text:style-name="def3"><text:span text:style-name="T25">; </text:span></text:span><text:span text:style-name="def3"><text:span text:style-name="T70">set</text:span></text:span><text:span text:style-name="def3"><text:span text:style-name="T25">;}</text:span></text:span></text:p>
          <text:p text:style-name="P144"><text:span text:style-name="def3"><text:span text:style-name="T70">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70">void</text:span></text:span><text:span text:style-name="def3"><text:span text:style-name="T25"> </text:span></text:span><text:span text:style-name="def3"><text:span text:style-name="T123">InformSpeed</text:span></text:span><text:span text:style-name="def3"><text:span text:style-name="T25">(</text:span></text:span><text:span text:style-name="def3"><text:span text:style-name="T70">string</text:span></text:span><text:span text:style-name="def3"><text:span text:style-name="T25"> msg); </text:span></text:span><text:span text:style-name="def3"><text:span text:style-name="T94">/*- definiowanie delegata*/</text:span></text:span></text:p>
          <text:p text:style-name="P144"><text:span text:style-name="def3"><text:span text:style-name="T70">public</text:span></text:span><text:span text:style-name="def3"><text:span text:style-name="T25"> </text:span></text:span><text:span text:style-name="def3"><text:span text:style-name="T123">InformSpeed</text:span></text:span><text:span text:style-name="def3"><text:span text:style-name="T25"> listaPowiadamiaczy;</text:span></text:span><text:span text:style-name="def3"><text:span text:style-name="T94">/* - definiwanie składowej (obiektu) </text:span></text:span></text:p>
          <text:p text:style-name="P144"><text:span text:style-name="def3"><text:span text:style-name="T94">delegata*/</text:span></text:span></text:p>
          <text:p text:style-name="P144"><text:span text:style-name="def3"><text:span text:style-name="T70">public</text:span></text:span><text:span text:style-name="def3"><text:span text:style-name="T25"> </text:span></text:span><text:span text:style-name="def3"><text:span text:style-name="T70">void</text:span></text:span><text:span text:style-name="def3"><text:span text:style-name="T25"> RejestrujPowiadamiacz(</text:span></text:span><text:span text:style-name="def3"><text:span text:style-name="T123">InformSpeed</text:span></text:span><text:span text:style-name="def3"><text:span text:style-name="T25"> metodaObca)</text:span></text:span></text:p>
          <text:p text:style-name="P144"><text:span text:style-name="def3"><text:span text:style-name="T25">{</text:span></text:span></text:p>
          <text:p text:style-name="P154"><text:span text:style-name="def3"><text:span text:style-name="T25">listaPowiadamiaczy += metodaObca;</text:span></text:span></text:p>
          <text:p text:style-name="P144"><text:span text:style-name="def3"><text:span text:style-name="T25">}</text:span></text:span></text:p>
          <text:p text:style-name="P144"><text:span text:style-name="def3"><text:span text:style-name="T70">public</text:span></text:span><text:span text:style-name="def3"><text:span text:style-name="T25"> </text:span></text:span><text:span text:style-name="def3"><text:span text:style-name="T70">void</text:span></text:span><text:span text:style-name="def3"><text:span text:style-name="T25"> UsunPowiadamiacz(</text:span></text:span><text:span text:style-name="def3"><text:span text:style-name="T123">InformSpeed</text:span></text:span><text:span text:style-name="def3"><text:span text:style-name="T25"> metodaObca)</text:span></text:span></text:p>
          <text:p text:style-name="P144"><text:span text:style-name="def3"><text:span text:style-name="T25">{</text:span></text:span></text:p>
          <text:p text:style-name="P154"><text:span text:style-name="def3"><text:span text:style-name="T25">listaPowiadamiaczy -= metodaObca;</text:span></text:span></text:p>
          <text:p text:style-name="P144"><text:span text:style-name="def3"><text:span text:style-name="T25">}</text:span></text:span></text:p>
          <text:p text:style-name="P144"><text:span text:style-name="def3"><text:span text:style-name="T70">public</text:span></text:span><text:span text:style-name="def3"><text:span text:style-name="T25"> </text:span></text:span><text:span text:style-name="def3"><text:span text:style-name="T70">void</text:span></text:span><text:span text:style-name="def3"><text:span text:style-name="T25"> UruchomPowiadamiaczy()</text:span></text:span></text:p>
          <text:p text:style-name="P144"><text:span text:style-name="def3"><text:span text:style-name="T25">{</text:span></text:span></text:p>
          <text:p text:style-name="P154"><text:span text:style-name="def3"><text:span text:style-name="T25">listaPowiadamiaczy(</text:span></text:span><text:span text:style-name="def3"><text:span text:style-name="T104">"text"</text:span></text:span><text:span text:style-name="def3"><text:span text:style-name="T25">);</text:span></text:span><text:span text:style-name="def3"><text:span text:style-name="T94">/* - uruchomi wszystkie funkcje dodane do </text:span></text:span><text:soft-page-break/><text:span text:style-name="def3"><text:span text:style-name="T94">obiektu delegata*/</text:span></text:span></text:p>
          <text:p text:style-name="P144"><text:span text:style-name="def3"><text:span text:style-name="T25">}</text:span></text:span></text:p>
          <text:p text:style-name="P68"><text:span text:style-name="def3"><text:span text:style-name="T25">}</text:span></text:span></text:p>
          <text:p text:style-name="P208"><text:span text:style-name="def2"><text:span text:style-name="T149"/></text:span></text:p>
          <text:p text:style-name="P70"><text:span text:style-name="def3"><text:span text:style-name="T90">public</text:span></text:span><text:span text:style-name="def3"><text:span text:style-name="T25"> </text:span></text:span><text:span text:style-name="def3"><text:span text:style-name="T70">void</text:span></text:span><text:span text:style-name="def3"><text:span text:style-name="T25"> Widz1(</text:span></text:span><text:span text:style-name="def3"><text:span text:style-name="T70">string</text:span></text:span><text:span text:style-name="def3"><text:span text:style-name="T25"> atext)</text:span></text:span></text:p>
          <text:p text:style-name="P68"><text:span text:style-name="def3"><text:span text:style-name="T25">{</text:span></text:span></text:p>
          <text:p text:style-name="P68"><text:span text:style-name="def3"><text:span text:style-name="T94">//akcja obserwatora po otrzymaniu powiadomienia od powiadamiacza</text:span></text:span></text:p>
          <text:p text:style-name="P68"><text:span text:style-name="def3"><text:span text:style-name="T25"><text:s text:c="4"/></text:span></text:span><text:span text:style-name="def3"><text:span text:style-name="T70">string</text:span></text:span><text:span text:style-name="def3"><text:span text:style-name="T25"> g = </text:span></text:span><text:span text:style-name="def3"><text:span text:style-name="T104">""</text:span></text:span><text:span text:style-name="def3"><text:span text:style-name="T25">;</text:span></text:span></text:p>
          <text:p text:style-name="P68"><text:span text:style-name="def3"><text:span text:style-name="T25">}</text:span></text:span></text:p>
          <text:p text:style-name="P209"><text:span text:style-name="def2"><text:span text:style-name="T149">...</text:span></text:span></text:p>
          <text:p text:style-name="P71"><text:span text:style-name="def3"><text:span text:style-name="T137">Car</text:span></text:span><text:span text:style-name="def3"><text:span text:style-name="T25"> c =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p>
        </text:list-item>
      </text:list>
      <text:p text:style-name="P24"><text:span text:style-name="def2"><text:span text:style-name="T149"/></text:span></text:p>
      <text:list xml:id="list29669941" text:continue-numbering="true" text:style-name="L24">
        <text:list-item>
          <text:list>
            <text:list-item>
              <text:p text:style-name="P210"><text:span text:style-name="def"><text:span text:style-name="T152">Dodanie do delegaty nowej funkcji</text:span></text:span></text:p>
              <text:list>
                <text:list-item>
                  <text:p text:style-name="P210"><text:span text:style-name="def3"><text:span text:style-name="T51">c.RejestrujPowiadamiacz(Widz1);</text:span></text:span></text:p>
                </text:list-item>
                <text:list-item>
                  <text:p text:style-name="P72"><text:span text:style-name="def3"><text:span text:style-name="T51">c.RejestrujPowiadamiacz(</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span text:style-name="def3"><text:span text:style-name="T123">InformSpeed</text:span></text:span><text:span text:style-name="def3"><text:span text:style-name="T25">(Widz1));</text:span></text:span></text:p>
                </text:list-item>
              </text:list>
            </text:list-item>
          </text:list>
        </text:list-item>
      </text:list>
      <text:p text:style-name="P9"><text:span text:style-name="def3"><text:span text:style-name="T51"/></text:span></text:p>
      <text:list xml:id="list29672008" text:continue-numbering="true" text:style-name="L24">
        <text:list-item>
          <text:list>
            <text:list-item>
              <text:p text:style-name="P73"><text:span text:style-name="def3"><text:span text:style-name="T53">Usunięcie funkcji z delegaty</text:span></text:span></text:p>
              <text:list>
                <text:list-item>
                  <text:p text:style-name="P73"><text:span text:style-name="def2"><text:span text:style-name="T54">c.UsunPowiadamiacz(</text:span></text:span><text:span text:style-name="def3"><text:span text:style-name="T51">Widz1</text:span></text:span><text:span text:style-name="def2"><text:span text:style-name="T54">);</text:span></text:span></text:p>
                </text:list-item>
                <text:list-item>
                  <text:p text:style-name="P73"><text:span text:style-name="def3"><text:span text:style-name="T137">Car</text:span></text:span><text:span text:style-name="def3"><text:span text:style-name="T25">.</text:span></text:span><text:span text:style-name="def3"><text:span text:style-name="T123">InformSpeed</text:span></text:span><text:span text:style-name="def3"><text:span text:style-name="T25"> del =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span text:style-name="def3"><text:span text:style-name="T123">InformSpeed</text:span></text:span><text:span text:style-name="def3"><text:span text:style-name="T25">(Widz1); </text:span></text:span><text:span text:style-name="def3"><text:span text:style-name="T94">/*tworzenie nowego </text:span></text:span><text:span text:style-name="def3"><text:span text:style-name="T95">obiektu</text:span></text:span><text:span text:style-name="def3"><text:span text:style-name="T94">*/</text:span></text:span></text:p>
                  <text:p text:style-name="P68"><text:span text:style-name="def3"><text:span text:style-name="T25">c.RejestrujPowiadamiacz(del);</text:span></text:span></text:p>
                  <text:p text:style-name="P68"><text:span text:style-name="def3"><text:span text:style-name="T25">c.listaPowiadamiaczy(</text:span></text:span><text:span text:style-name="def3"><text:span text:style-name="T104">"Treść wiadomości"</text:span></text:span><text:span text:style-name="def3"><text:span text:style-name="T25">);</text:span></text:span></text:p>
                  <text:p text:style-name="P68"><text:span text:style-name="def3"><text:span text:style-name="T25">c.UsunPowiadamiacz(del);</text:span></text:span></text:p>
                  <text:p text:style-name="P73"><text:span text:style-name="def3"><text:span text:style-name="T54"/></text:span></text:p>
                </text:list-item>
              </text:list>
            </text:list-item>
          </text:list>
          <text:p text:style-name="P209"><text:span text:style-name="def2"><text:span text:style-name="T149"/></text:span></text:p>
          <text:list text:continue-numbering="true">
            <text:list-item>
              <text:p text:style-name="P211"><text:span text:style-name="def"><text:span text:style-name="T152">Podmiana delegaty na nową, w konstruktorze dodajemy od razu funkcję</text:span></text:span></text:p>
              <text:p text:style-name="P72"><text:span text:style-name="def3"><text:span text:style-name="T52">c.listaPowiadamiaczy =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span text:style-name="def3"><text:span text:style-name="T123">InformSpeed</text:span></text:span><text:span text:style-name="def3"><text:span text:style-name="T25">(Widz1);</text:span></text:span><text:span text:style-name="def2"><text:span text:style-name="T149"> </text:span></text:span><text:span text:style-name="def2"><text:span text:style-name="T150">-</text:span></text:span><text:span text:style-name="def2"><text:span text:style-name="T101"> </text:span></text:span><text:span text:style-name="def2"><text:span text:style-name="T102">Car.InformSpeed </text:span></text:span><text:span text:style-name="def2"><text:span text:style-name="T101">bo definicja </text:span></text:span></text:p>
              <text:p text:style-name="P163"><text:span text:style-name="def2"><text:span text:style-name="T101">delegatu jest wewnątrz klasy Car</text:span></text:span></text:p>
            </text:list-item>
            <text:list-item>
              <text:p text:style-name="P212"><text:span text:style-name="def"><text:span text:style-name="T159">to podejście narusza enakapsulację, bo instancja delegatu powinna być </text:span></text:span><text:span text:style-name="def2"><text:span text:style-name="T159">private</text:span></text:span><text:span text:style-name="def"><text:span text:style-name="T159">, ale na potrzeby przykładu zrobiliśmy odstępstwo.</text:span></text:span></text:p>
            </text:list-item>
            <text:list-item>
              <text:p text:style-name="P213"><text:span text:style-name="def"><text:span text:style-name="T107">=</text:span></text:span><text:span text:style-name="def"><text:span text:style-name="T150"> WYPEŁNIA listę jedną metodą (tak jakby usuwał to co do tej pory zawierała)</text:span></text:span></text:p>
            </text:list-item>
            <text:list-item>
              <text:p text:style-name="P213"><text:span text:style-name="def"><text:span text:style-name="T107">+= </text:span></text:span><text:span text:style-name="def"><text:span text:style-name="T109">jest przeciążone i</text:span></text:span><text:span text:style-name="def"><text:span text:style-name="T150"> DOPISUJE do listy metodę</text:span></text:span></text:p>
            </text:list-item>
            <text:list-item>
              <text:p text:style-name="P214"><text:span text:style-name="def"><text:span text:style-name="T108">-</text:span></text:span><text:span text:style-name="def"><text:span text:style-name="T107">=</text:span></text:span><text:span text:style-name="def"><text:span text:style-name="T150"> </text:span></text:span><text:span text:style-name="def"><text:span text:style-name="T109">jest przeciążone i </text:span></text:span><text:span text:style-name="def"><text:span text:style-name="T153">USUWA</text:span></text:span><text:span text:style-name="def"><text:span text:style-name="T150"> do listy metodę </text:span></text:span><text:span text:style-name="def"><text:span text:style-name="T153">(sam wie jaką)</text:span></text:span></text:p>
            </text:list-item>
            <text:list-item>
              <text:p text:style-name="P215"><text:span text:style-name="def"><text:span text:style-name="T153">Delegat wewnętrznie przypomina kolejkę FIFO, więc pierwsza dodana funkcja będzie też pierwszą uruchomioną przez delegat</text:span></text:span></text:p>
              <text:p text:style-name="P213"><text:span text:style-name="def2"><text:span text:style-name="T148"/></text:span></text:p>
            </text:list-item>
          </text:list>
        </text:list-item>
        <text:list-item>
          <text:p text:style-name="P208"><text:span text:style-name="def"><text:span text:style-name="T148">Delegaty </text:span></text:span><text:span text:style-name="def"><text:span text:style-name="T2">zachowują bezpieczeństwo typów</text:span></text:span><text:span text:style-name="def"><text:span text:style-name="T148">, więc nie przyjmą innych parametrów niż zawarte w definicji.</text:span></text:span></text:p>
        </text:list-item>
        <text:list-item>
          <text:p text:style-name="P216"><text:span text:style-name="def"><text:span text:style-name="T161">NIE DA SIĘ </text:span></text:span><text:span text:style-name="def"><text:span text:style-name="T151"><text:s/>uruchomić delegata, do którego nie podłączono odpowiedniej metody. </text:span></text:span><text:span text:style-name="def"><text:span text:style-name="T160">Będzie rzucony wyjątek;</text:span></text:span></text:p>
        </text:list-item>
        <text:list-item>
          <text:p text:style-name="P217"><text:span text:style-name="def"><text:span text:style-name="T161">NIE DA SIĘ utworzyć obiektu delegata bez podania fynkcji jako argumentu konstruktora.</text:span></text:span></text:p>
        </text:list-item>
        <text:list-item>
          <text:p text:style-name="P218"><text:span text:style-name="def"><text:span text:style-name="T154">Kowariancja delegatów – uwzględnienie dziedziczenia. Dzięki tej właściwości możemy dodawać do jednej instancji delegata metody, które zwracają także typy dziedziczące po zdefiniowanym</text:span></text:span></text:p>
          <text:p text:style-name="P74"><text:span text:style-name="def3"><text:span text:style-name="T91">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123">Car</text:span></text:span><text:span text:style-name="def3"><text:span text:style-name="T25"> </text:span></text:span><text:span text:style-name="def3"><text:span text:style-name="T123">ObtainCarDelegate</text:span></text:span><text:span text:style-name="def3"><text:span text:style-name="T25">(); </text:span></text:span><text:span text:style-name="def3"><text:span text:style-name="T94">/*nie pobiera </text:span></text:span><text:span text:style-name="def3"><text:span text:style-name="T96">argumentów</text:span></text:span><text:span text:style-name="def3"><text:span text:style-name="T94">, oddaje Car*/</text:span></text:span></text:p>
          <text:p text:style-name="P68"><text:span text:style-name="def3"><text:span text:style-name="T70">public</text:span></text:span><text:span text:style-name="def3"><text:span text:style-name="T25"> </text:span></text:span><text:span text:style-name="def3"><text:span text:style-name="T123">Car</text:span></text:span><text:span text:style-name="def3"><text:span text:style-name="T25"> GetCar() { </text:span></text:span><text:span text:style-name="def3"><text:span text:style-name="T70">return</text:span></text:span><text:span text:style-name="def3"><text:span text:style-name="T25"> </text:span></text:span><text:span text:style-name="def3"><text:span text:style-name="T70">new</text:span></text:span><text:span text:style-name="def3"><text:span text:style-name="T25"> </text:span></text:span><text:span text:style-name="def3"><text:span text:style-name="T123">Car</text:span></text:span><text:span text:style-name="def3"><text:span text:style-name="T25">(); }</text:span></text:span></text:p>
          <text:p text:style-name="P68"><text:span text:style-name="def3"><text:span text:style-name="T70">public</text:span></text:span><text:span text:style-name="def3"><text:span text:style-name="T25"> </text:span></text:span><text:span text:style-name="def3"><text:span text:style-name="T123">SportCar</text:span></text:span><text:span text:style-name="def3"><text:span text:style-name="T25"> GetSportCar() { </text:span></text:span><text:span text:style-name="def3"><text:span text:style-name="T70">return</text:span></text:span><text:span text:style-name="def3"><text:span text:style-name="T25"> </text:span></text:span><text:span text:style-name="def3"><text:span text:style-name="T70">new</text:span></text:span><text:span text:style-name="def3"><text:span text:style-name="T25"> </text:span></text:span><text:span text:style-name="def3"><text:span text:style-name="T123">SportCar</text:span></text:span><text:span text:style-name="def3"><text:span text:style-name="T25">(); }</text:span></text:span></text:p>
        </text:list-item>
      </text:list>
      <text:p text:style-name="P5"><text:span text:style-name="def2"><text:span text:style-name="T154">...</text:span></text:span></text:p>
      <text:list xml:id="list29667120" text:continue-numbering="true" text:style-name="L24">
        <text:list-header>
          <text:p text:style-name="P75"><text:span text:style-name="def3"><text:span text:style-name="T138">ObtainCarDelegate</text:span></text:span><text:span text:style-name="def3"><text:span text:style-name="T25"> DajCar = </text:span></text:span><text:span text:style-name="def3"><text:span text:style-name="T70">new</text:span></text:span><text:span text:style-name="def3"><text:span text:style-name="T25"> </text:span></text:span><text:span text:style-name="def3"><text:span text:style-name="T123">ObtainCarDelegate</text:span></text:span><text:span text:style-name="def3"><text:span text:style-name="T25">(GetCar);</text:span></text:span></text:p>
          <text:p text:style-name="P68"><text:span text:style-name="def3"><text:span text:style-name="T123">ObtainCarDelegate</text:span></text:span><text:span text:style-name="def3"><text:span text:style-name="T25"> DajSportCar = </text:span></text:span><text:span text:style-name="def3"><text:span text:style-name="T70">new</text:span></text:span><text:span text:style-name="def3"><text:span text:style-name="T25"> </text:span></text:span><text:span text:style-name="def3"><text:span text:style-name="T123">ObtainCarDelegate</text:span></text:span><text:span text:style-name="def3"><text:span text:style-name="T25">(GetSportCar);</text:span></text:span></text:p>
          <text:p text:style-name="P214"><text:span text:style-name="def2"><text:span text:style-name="T155">...</text:span></text:span></text:p>
          <text:p text:style-name="P76"><text:span text:style-name="def3"><text:span text:style-name="T138">ObtainCarDelegate</text:span></text:span><text:span text:style-name="def3"><text:span text:style-name="T25"> DajCar = </text:span></text:span><text:span text:style-name="def3"><text:span text:style-name="T70">null</text:span></text:span><text:span text:style-name="def3"><text:span text:style-name="T25">; </text:span></text:span><text:span text:style-name="def3"><text:span text:style-name="T94">/*</text:span></text:span><text:span text:style-name="def3"><text:span text:style-name="T97">przypisanie null konieczne. Jeśli jest to pole w obiekcie to jest automatycznie inicjalizowane wartością null. </text:span></text:span><text:span text:style-name="def3"><text:span text:style-name="T98">Jeśli użylibyśmy = to było by ok, ale</text:span></text:span><text:span text:style-name="def3"><text:span text:style-name="T97"> </text:span></text:span><text:span text:style-name="def3"><text:span text:style-name="T98">n</text:span></text:span><text:span text:style-name="def3"><text:span text:style-name="T97">ajwidoczniej += nie jest takie mądre </text:span></text:span><text:span text:style-name="def3"><text:span text:style-name="T98">żeby wyczaić, ze dla niezainicjalizowanego ma samo wpierw przypisać null</text:span></text:span><text:span text:style-name="def3"><text:span text:style-name="T94">*/</text:span></text:span></text:p>
          <text:p text:style-name="P68"><text:span text:style-name="def3"><text:span text:style-name="T25">DajCar += GetCar;</text:span></text:span></text:p>
          <text:p text:style-name="P68"><text:span text:style-name="def3"><text:span text:style-name="T25">DajCar += GetSportCar;</text:span></text:span></text:p>
          <text:p text:style-name="P68"><text:span text:style-name="def3"><text:span text:style-name="T123">Car</text:span></text:span><text:span text:style-name="def3"><text:span text:style-name="T25"> c = DajCar();</text:span></text:span></text:p>
          <text:p text:style-name="P214"><text:soft-page-break/><text:span text:style-name="def2"><text:span text:style-name="T155"/></text:span></text:p>
        </text:list-header>
        <text:list-item>
          <text:p text:style-name="P214"><text:span text:style-name="def"><text:span text:style-name="T155">Delegaty generyczne –</text:span></text:span><text:span text:style-name="def"><text:span text:style-name="T156"> dają możliwość przyjmowania </text:span></text:span><text:span text:style-name="def"><text:span text:style-name="T157">i oddawania obiek</text:span></text:span><text:span text:style-name="def"><text:span text:style-name="T179">t</text:span></text:span><text:span text:style-name="def"><text:span text:style-name="T157">ów o dowo</text:span></text:span><text:span text:style-name="def"><text:span text:style-name="T179">l</text:span></text:span><text:span text:style-name="def"><text:span text:style-name="T157">nym typie, o ile jest to JEDEN typ</text:span></text:span></text:p>
          <text:p text:style-name="P77"><text:span text:style-name="def3"><text:span text:style-name="T92">public</text:span></text:span><text:span text:style-name="def3"><text:span text:style-name="T25"> </text:span></text:span><text:span text:style-name="def3"><text:span text:style-name="T70">delegate</text:span></text:span><text:span text:style-name="def3"><text:span text:style-name="T25"> T </text:span></text:span><text:span text:style-name="def3"><text:span text:style-name="T123">GenericDelegate</text:span></text:span><text:span text:style-name="def3"><text:span text:style-name="T25"> &lt;T&gt; (T obj1, T obj2);</text:span></text:span></text:p>
          <text:p text:style-name="P68"><text:span text:style-name="def3"><text:span text:style-name="T70">public</text:span></text:span><text:span text:style-name="def3"><text:span text:style-name="T25"> </text:span></text:span><text:span text:style-name="def3"><text:span text:style-name="T123">Car</text:span></text:span><text:span text:style-name="def3"><text:span text:style-name="T25"> DoWithCar(</text:span></text:span><text:span text:style-name="def3"><text:span text:style-name="T123">Car</text:span></text:span><text:span text:style-name="def3"><text:span text:style-name="T25"> c1, </text:span></text:span><text:span text:style-name="def3"><text:span text:style-name="T123">Car</text:span></text:span><text:span text:style-name="def3"><text:span text:style-name="T25"> c2){</text:span></text:span><text:span text:style-name="def3"><text:span text:style-name="T70">return</text:span></text:span><text:span text:style-name="def3"><text:span text:style-name="T25">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p>
          <text:p text:style-name="P68"><text:span text:style-name="def3"><text:span text:style-name="T70">public</text:span></text:span><text:span text:style-name="def3"><text:span text:style-name="T25"> </text:span></text:span><text:span text:style-name="def3"><text:span text:style-name="T70">int</text:span></text:span><text:span text:style-name="def3"><text:span text:style-name="T25"> DoWithInt(</text:span></text:span><text:span text:style-name="def3"><text:span text:style-name="T70">int</text:span></text:span><text:span text:style-name="def3"><text:span text:style-name="T25"> i1, </text:span></text:span><text:span text:style-name="def3"><text:span text:style-name="T70">int</text:span></text:span><text:span text:style-name="def3"><text:span text:style-name="T25"> i2){</text:span></text:span><text:span text:style-name="def3"><text:span text:style-name="T70">return</text:span></text:span><text:span text:style-name="def3"><text:span text:style-name="T25"> 8;}</text:span></text:span></text:p>
          <text:p text:style-name="P219"><text:span text:style-name="def2"><text:span text:style-name="T158">…</text:span></text:span></text:p>
          <text:p text:style-name="P219"><text:span text:style-name="def3"><text:span text:style-name="T139">GenericDelegate</text:span></text:span><text:span text:style-name="def3"><text:span text:style-name="T25"> &lt;</text:span></text:span><text:span text:style-name="def3"><text:span text:style-name="T123">Car</text:span></text:span><text:span text:style-name="def3"><text:span text:style-name="T25">&gt; carDel = </text:span></text:span><text:span text:style-name="def3"><text:span text:style-name="T70">new</text:span></text:span><text:span text:style-name="def3"><text:span text:style-name="T25"> </text:span></text:span><text:span text:style-name="def3"><text:span text:style-name="T123">GenericDelegate</text:span></text:span><text:span text:style-name="def3"><text:span text:style-name="T25">&lt;</text:span></text:span><text:span text:style-name="def3"><text:span text:style-name="T123">Car</text:span></text:span><text:span text:style-name="def3"><text:span text:style-name="T25">&gt;(DoWithCar);</text:span></text:span></text:p>
          <text:p text:style-name="P68"><text:span text:style-name="def3"><text:span text:style-name="T123">GenericDelegate</text:span></text:span><text:span text:style-name="def3"><text:span text:style-name="T25"> &lt;</text:span></text:span><text:span text:style-name="def3"><text:span text:style-name="T70">int</text:span></text:span><text:span text:style-name="def3"><text:span text:style-name="T25">&gt; intDel = </text:span></text:span><text:span text:style-name="def3"><text:span text:style-name="T70">new</text:span></text:span><text:span text:style-name="def3"><text:span text:style-name="T25"> </text:span></text:span><text:span text:style-name="def3"><text:span text:style-name="T123">GenericDelegate</text:span></text:span><text:span text:style-name="def3"><text:span text:style-name="T25">&lt;</text:span></text:span><text:span text:style-name="def3"><text:span text:style-name="T70">int</text:span></text:span><text:span text:style-name="def3"><text:span text:style-name="T25">&gt;(DoWithInt);</text:span></text:span></text:p>
          <text:p text:style-name="P68"><text:span text:style-name="def3"><text:span text:style-name="T123">Car</text:span></text:span><text:span text:style-name="def3"><text:span text:style-name="T25"> newCar = carDel(</text:span></text:span><text:span text:style-name="def3"><text:span text:style-name="T70">new</text:span></text:span><text:span text:style-name="def3"><text:span text:style-name="T25"> </text:span></text:span><text:span text:style-name="def3"><text:span text:style-name="T123">Car</text:span></text:span><text:span text:style-name="def3"><text:span text:style-name="T25">(),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p>
          <text:p text:style-name="P68"><text:span text:style-name="def3"><text:span text:style-name="T70">int</text:span></text:span><text:span text:style-name="def3"><text:span text:style-name="T25"> x = intDel(7, 8);</text:span></text:span></text:p>
          <text:p text:style-name="P220"><text:span text:style-name="def3"><text:span text:style-name="T158"/></text:span></text:p>
          <text:list>
            <text:list-item>
              <text:p text:style-name="P220"><text:span text:style-name="def"><text:span text:style-name="T158">Poprzednio można było to uzyskać tworząc delegat dla </text:span></text:span><text:span text:style-name="def2"><text:span text:style-name="T158">System.Object</text:span></text:span><text:span text:style-name="def"><text:span text:style-name="T158">, ale nie było ścisłej kontroli typów i był</text:span></text:span><text:span text:style-name="def2"><text:span text:style-name="T158"> boxing</text:span></text:span><text:span text:style-name="def"><text:span text:style-name="T158">,</text:span></text:span><text:span text:style-name="def2"><text:span text:style-name="T158"> unboxing</text:span></text:span></text:p>
            </text:list-item>
          </text:list>
        </text:list-item>
      </text:list>
      <text:p text:style-name="P25"><text:span text:style-name="def"><text:span text:style-name="T159">Zdarzenia</text:span></text:span></text:p>
      <text:p text:style-name="P25"><text:span text:style-name="def"><text:span text:style-name="T159">Z powodu </text:span></text:span><text:span text:style-name="def2"><text:span text:style-name="T159">public</text:span></text:span><text:span text:style-name="def"><text:span text:style-name="T159"> delegatów omijają one enkapsulację, co powoduję, ze można je wywołać zawsze i w każdym momencie. Aby temu zapobiec należało by , jak we wcześniejszym przykładzie, używać niestandardowych metod rejestracji (a same delegaty zrobić </text:span></text:span><text:span text:style-name="def2"><text:span text:style-name="T159">private</text:span></text:span><text:span text:style-name="def"><text:span text:style-name="T159">), ale to zabiera czas i zaśmieca kod.</text:span></text:span></text:p>
      <text:list xml:id="list3877060405714815439" text:style-name="L25">
        <text:list-item>
          <text:p text:style-name="P222"><text:span text:style-name="def"><text:span text:style-name="T159">event – automatyczne budowanie metod dostępowych do delegatów</text:span></text:span></text:p>
          <text:p text:style-name="P79"><text:span text:style-name="def3"><text:span text:style-name="T70">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70">void</text:span></text:span><text:span text:style-name="def3"><text:span text:style-name="T25"> </text:span></text:span><text:span text:style-name="def3"><text:span text:style-name="T123">MyDelegate</text:span></text:span><text:span text:style-name="def3"><text:span text:style-name="T25">(</text:span></text:span><text:span text:style-name="def3"><text:span text:style-name="T70">string</text:span></text:span><text:span text:style-name="def3"><text:span text:style-name="T25"> msg);</text:span></text:span></text:p>
          <text:p text:style-name="P78"><text:span text:style-name="def3"><text:span text:style-name="T70">public</text:span></text:span><text:span text:style-name="def3"><text:span text:style-name="T25"> </text:span></text:span><text:span text:style-name="def3"><text:span text:style-name="T70">event</text:span></text:span><text:span text:style-name="def3"><text:span text:style-name="T25"> </text:span></text:span><text:span text:style-name="def3"><text:span text:style-name="T123">MyDelegate</text:span></text:span><text:span text:style-name="def3"><text:span text:style-name="T25"> del1; </text:span></text:span></text:p>
          <text:p text:style-name="P78"><text:span text:style-name="def3"><text:span text:style-name="T70">public</text:span></text:span><text:span text:style-name="def3"><text:span text:style-name="T25"> </text:span></text:span><text:span text:style-name="def3"><text:span text:style-name="T70">event</text:span></text:span><text:span text:style-name="def3"><text:span text:style-name="T25"> </text:span></text:span><text:span text:style-name="def3"><text:span text:style-name="T123">MyDelegate</text:span></text:span><text:span text:style-name="def3"><text:span text:style-name="T25"> del2;</text:span></text:span></text:p>
        </text:list-item>
      </text:list>
      <text:p text:style-name="P4"><text:span text:style-name="def3"><text:span text:style-name="T26">...</text:span></text:span></text:p>
      <text:list xml:id="list29651092" text:continue-numbering="true" text:style-name="L25">
        <text:list-header>
          <text:p text:style-name="P78"><text:span text:style-name="def3"><text:span text:style-name="T123">Car</text:span></text:span><text:span text:style-name="def3"><text:span text:style-name="T25"> c =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p>
          <text:p text:style-name="P78"><text:span text:style-name="def3"><text:span text:style-name="T25">del1 += c.MyDelegate</text:span></text:span><text:span text:style-name="defZiel">Handl</text:span><text:span text:style-name="def3"><text:span text:style-name="T25">er; </text:span></text:span><text:span text:style-name="defZiel"><text:span text:style-name="T162">/*zasada jak przy delegatach, czyli += / = */</text:span></text:span></text:p>
          <text:p text:style-name="P78"><text:span text:style-name="def3"><text:span text:style-name="T25">del2 += </text:span></text:span><text:span text:style-name="def3"><text:span text:style-name="T123">Car</text:span></text:span><text:span text:style-name="def3"><text:span text:style-name="T25">.MyDelegateStaticHandler;</text:span></text:span><text:span text:style-name="defZiel"> /*</text:span><text:span text:style-name="defZiel"><text:span text:style-name="T162">można też dodawać funkcje statyczne</text:span></text:span><text:span text:style-name="defZiel">*/</text:span></text:p>
          <text:p text:style-name="P78"><text:span text:style-name="def3"><text:span text:style-name="T123">MyDelegate</text:span></text:span><text:span text:style-name="def3"><text:span text:style-name="T25"> d = </text:span></text:span><text:span text:style-name="def3"><text:span text:style-name="T70">new</text:span></text:span><text:span text:style-name="def3"><text:span text:style-name="T25"> </text:span></text:span><text:span text:style-name="def3"><text:span text:style-name="T123">MyDelegate</text:span></text:span><text:span text:style-name="def3"><text:span text:style-name="T25">(c.MyDelegateHandler);</text:span></text:span><text:span text:style-name="defZiel"> /*</text:span><text:span text:style-name="defZiel"><text:span text:style-name="T162">budowanie obiektu delegaty</text:span></text:span><text:span text:style-name="defZiel">*/</text:span></text:p>
          <text:p text:style-name="P78"><text:span text:style-name="def3"><text:span text:style-name="T25">del2 += d; </text:span></text:span><text:span text:style-name="defZiel">/*</text:span><text:span text:style-name="defZiel"><text:span text:style-name="T162">dodanie obiektu delegaty, efekt taki jakbyśmy dodawali zwykłą funkcję</text:span></text:span><text:span text:style-name="defZiel">*/</text:span></text:p>
          <text:p text:style-name="P80"><text:span text:style-name="def3"><text:span text:style-name="T25"><text:s/></text:span></text:span><text:span text:style-name="defZiel">/* </text:span><text:span text:style-name="defZiel"><text:span text:style-name="T162">wywołanie zdarzenia –</text:span></text:span><text:span text:style-name="defZiel"><text:span text:style-name="T167"> MOŻE odbyć się TYLKO w obiekcie definiującym event ! - ENKAPSULACJA</text:span></text:span><text:span text:style-name="defZiel">*/</text:span></text:p>
          <text:p text:style-name="P78"><text:span text:style-name="def3"><text:span text:style-name="T25">del1(</text:span></text:span><text:span text:style-name="def3"><text:span text:style-name="T104">"Text1"</text:span></text:span><text:span text:style-name="def3"><text:span text:style-name="T25">);</text:span></text:span></text:p>
          <text:p text:style-name="P78"><text:span text:style-name="def3"><text:span text:style-name="T25">del2(</text:span></text:span><text:span text:style-name="def3"><text:span text:style-name="T104">"Text2"</text:span></text:span><text:span text:style-name="def3"><text:span text:style-name="T25">);</text:span></text:span></text:p>
          <text:p text:style-name="P78"><text:span text:style-name="def3"><text:span text:style-name="T25">del1 -= c.MyDelegateHandler; </text:span></text:span><text:span text:style-name="defZiel">/*</text:span><text:span text:style-name="defZiel"><text:span text:style-name="T162">usunięcie instancyjnej funkcji z eventa</text:span></text:span><text:span text:style-name="defZiel">*/</text:span></text:p>
          <text:p text:style-name="P81"><text:span text:style-name="def3"><text:span text:style-name="T25">del2 -= </text:span></text:span><text:span text:style-name="def3"><text:span text:style-name="T123">Car</text:span></text:span><text:span text:style-name="def3"><text:span text:style-name="T25">.MyDelegateStaticHandler; </text:span></text:span><text:span text:style-name="defZiel">/*</text:span><text:span text:style-name="defZiel"><text:span text:style-name="T162">usunięcie statycznej funkcji z eventa</text:span></text:span><text:span text:style-name="defZiel">*/</text:span></text:p>
          <text:p text:style-name="P81"><text:span text:style-name="def3"><text:span text:style-name="T25">del2 -= d; </text:span></text:span><text:span text:style-name="defZiel">/*</text:span><text:span text:style-name="defZiel"><text:span text:style-name="T162">usunięcie delegaty przez odwołanie do obiektu</text:span></text:span><text:span text:style-name="defZiel">*/</text:span></text:p>
          <text:p text:style-name="P81"><text:span text:style-name="def3"><text:span text:style-name="T25"/></text:span></text:p>
        </text:list-header>
        <text:list-item>
          <text:p text:style-name="P222"><text:span text:style-name="def"><text:span text:style-name="T159">jest to tak naprawdę dodawanie ukrytych metod na prefixami </text:span></text:span><text:span text:style-name="def2"><text:span text:style-name="T159">add_</text:span></text:span><text:span text:style-name="def"><text:span text:style-name="T159"> i </text:span></text:span><text:span text:style-name="def2"><text:span text:style-name="T159">remove_</text:span></text:span><text:span text:style-name="def"><text:span text:style-name="T159">, więc należy uważać na nazewnictwo (tak jak w przypadku budowania automatycznych właściwości)</text:span></text:span></text:p>
        </text:list-item>
        <text:list-item>
          <text:p text:style-name="P223"><text:span text:style-name="def"><text:span text:style-name="T163">Argumenty niestandardowych zdarzeń –</text:span></text:span><text:span text:style-name="def"><text:span text:style-name="T165"> ważne jeśli chcemy przesłać obiekt wywołujący do wywołanej metody (w sposób koszerny, bo zawsze można wcisnąć na siłę obiekt w argument). </text:span></text:span><text:span text:style-name="def"><text:span text:style-name="T166">JAK POWINNO TO DZIAŁAĆ!</text:span></text:span></text:p>
          <text:p text:style-name="P223"><text:span text:style-name="defZiel"><text:span text:style-name="T166">/*Definicja zbioru argumentów. To jest miejsce tylko na treść*/</text:span></text:span></text:p>
          <text:p text:style-name="P82"><text:span text:style-name="def3"><text:span text:style-name="T71">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MyEventArgs</text:span></text:span><text:span text:style-name="def3"><text:span text:style-name="T25"> : </text:span></text:span><text:span text:style-name="def3"><text:span text:style-name="T123">EventArgs </text:span></text:span></text:p>
          <text:p text:style-name="P78"><text:span text:style-name="def3"><text:span text:style-name="T25">{</text:span></text:span></text:p>
          <text:p text:style-name="P145"><text:span text:style-name="def3"><text:span text:style-name="T70">public</text:span></text:span><text:span text:style-name="def3"><text:span text:style-name="T25"> </text:span></text:span><text:span text:style-name="def3"><text:span text:style-name="T70">readonly</text:span></text:span><text:span text:style-name="def3"><text:span text:style-name="T25"> </text:span></text:span><text:span text:style-name="def3"><text:span text:style-name="T70">string</text:span></text:span><text:span text:style-name="def3"><text:span text:style-name="T25"> msg;</text:span></text:span></text:p>
          <text:p text:style-name="P145"><text:span text:style-name="def3"><text:span text:style-name="T70">public</text:span></text:span><text:span text:style-name="def3"><text:span text:style-name="T25"> MyEventArgs(</text:span></text:span><text:span text:style-name="def3"><text:span text:style-name="T70">string</text:span></text:span><text:span text:style-name="def3"><text:span text:style-name="T25"> amsg)</text:span></text:span></text:p>
          <text:p text:style-name="P145"><text:span text:style-name="def3"><text:span text:style-name="T25">{</text:span></text:span></text:p>
          <text:p text:style-name="P155"><text:span text:style-name="def3"><text:span text:style-name="T25">msg = amsg;</text:span></text:span></text:p>
          <text:p text:style-name="P145"><text:span text:style-name="def3"><text:span text:style-name="T25">}</text:span></text:span></text:p>
          <text:p text:style-name="P164"><text:span text:style-name="def3"><text:span text:style-name="T25">}</text:span></text:span></text:p>
          <text:p text:style-name="P164"><text:span text:style-name="def3"><text:span text:style-name="T25"/></text:span></text:p>
          <text:p text:style-name="P165"><text:span text:style-name="defZiel">/*</text:span><text:span text:style-name="defZiel"><text:span text:style-name="T166">definicja delegatu. Dzięki takiej budowie w funkcji wywołanej mamy dostęp do automatycznie przesyłanego obiektu wywołującego</text:span></text:span><text:span text:style-name="defZiel">*/</text:span></text:p>
          <text:p text:style-name="P166"><text:span text:style-name="def3"><text:span text:style-name="T70">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70">void</text:span></text:span><text:span text:style-name="def3"><text:span text:style-name="T25"> </text:span></text:span><text:span text:style-name="def3"><text:span text:style-name="T123">MyDelegate</text:span></text:span><text:span text:style-name="def3"><text:span text:style-name="T25">(</text:span></text:span><text:span text:style-name="def3"><text:span text:style-name="T70">object</text:span></text:span><text:span text:style-name="def3"><text:span text:style-name="T25"> sender, </text:span></text:span><text:span text:style-name="def3"><text:span text:style-name="T123">MyEventArgs</text:span></text:span><text:span text:style-name="def3"><text:span text:style-name="T25"> args);</text:span></text:span></text:p>
        </text:list-item>
      </text:list>
      <text:p text:style-name="P27"><text:span text:style-name="def3"/></text:p>
      <text:p text:style-name="P21"><text:span text:style-name="def3"><text:tab/></text:span><text:span text:style-name="defZiel">/*</text:span><text:span text:style-name="defZiel"><text:span text:style-name="T166">Klasa obiektu wywołującego – zawiera instancję delegatu</text:span></text:span><text:span text:style-name="defZiel">*/</text:span></text:p>
      <text:list xml:id="list29658601" text:continue-numbering="true" text:style-name="L25">
        <text:list-header>
          <text:p text:style-name="P166"><text:span text:style-name="def3"><text:span text:style-name="T70">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Car</text:span></text:span></text:p>
          <text:p text:style-name="P166"><text:span text:style-name="def3"><text:span text:style-name="T25">{</text:span></text:span></text:p>
          <text:p text:style-name="P145"><text:span text:style-name="def3"><text:span text:style-name="T70">public</text:span></text:span><text:span text:style-name="def3"><text:span text:style-name="T25"> </text:span></text:span><text:span text:style-name="def3"><text:span text:style-name="T70">int</text:span></text:span><text:span text:style-name="def3"><text:span text:style-name="T25"> t;</text:span></text:span></text:p>
          <text:p text:style-name="P146"><text:span text:style-name="defZiel"><text:span text:style-name="T167">/*del jest public, aby można było dodawać Funkcje poza obiektem. Mimo to słowo </text:span></text:span><text:soft-page-break/><text:span text:style-name="defZiel"><text:span text:style-name="T167">event sprawia, ze nie można wywołać poza obiektem Car*/</text:span></text:span></text:p>
          <text:p text:style-name="P146"><text:span text:style-name="def2"><text:span text:style-name="T167">public </text:span></text:span><text:span text:style-name="def2"><text:span text:style-name="T166">event</text:span></text:span><text:span text:style-name="def3"><text:span text:style-name="T27"> </text:span></text:span><text:span text:style-name="def3"><text:span text:style-name="T123">MyDelegate</text:span></text:span><text:span text:style-name="def3"><text:span text:style-name="T25"> del; </text:span></text:span></text:p>
          <text:p text:style-name="P145"><text:span text:style-name="def3"><text:span text:style-name="T70">public</text:span></text:span><text:span text:style-name="def3"><text:span text:style-name="T25"> </text:span></text:span><text:span text:style-name="def3"><text:span text:style-name="T70">void</text:span></text:span><text:span text:style-name="def3"><text:span text:style-name="T25"> InnerFunct(</text:span></text:span><text:span text:style-name="def3"><text:span text:style-name="T123">Form1</text:span></text:span><text:span text:style-name="def3"><text:span text:style-name="T25"> aform)</text:span></text:span></text:p>
          <text:p text:style-name="P145"><text:span text:style-name="def3"><text:span text:style-name="T25">{ </text:span></text:span></text:p>
          <text:p text:style-name="P155"><text:span text:style-name="def3"><text:span text:style-name="T25">del(</text:span></text:span><text:span text:style-name="def3"><text:span text:style-name="T70">this</text:span></text:span><text:span text:style-name="def3"><text:span text:style-name="T25">, </text:span></text:span><text:span text:style-name="def3"><text:span text:style-name="T70">new</text:span></text:span><text:span text:style-name="def3"><text:span text:style-name="T25"> </text:span></text:span><text:span text:style-name="def3"><text:span text:style-name="T123">MyEventArgs</text:span></text:span><text:span text:style-name="def3"><text:span text:style-name="T25">(</text:span></text:span><text:span text:style-name="def3"><text:span text:style-name="T104">"text"</text:span></text:span><text:span text:style-name="def3"><text:span text:style-name="T25">)); </text:span></text:span><text:span text:style-name="defZiel">/*</text:span><text:span text:style-name="defZiel"><text:span text:style-name="T167">del to event, więc nie może zostać wywołana POZA obiektem Car</text:span></text:span><text:span text:style-name="defZiel">*/</text:span></text:p>
          <text:p text:style-name="P145"><text:span text:style-name="def3"><text:span text:style-name="T25">}</text:span></text:span></text:p>
          <text:p text:style-name="P78"><text:span text:style-name="def3"><text:span text:style-name="T25">}</text:span></text:span></text:p>
          <text:p text:style-name="P80"><text:span text:style-name="def3"><text:span text:style-name="T124">…</text:span></text:span></text:p>
          <text:p text:style-name="P80"><text:span text:style-name="def3"><text:span text:style-name="T72">public</text:span></text:span><text:span text:style-name="def3"><text:span text:style-name="T25"> </text:span></text:span><text:span text:style-name="def3"><text:span text:style-name="T70">partial</text:span></text:span><text:span text:style-name="def3"><text:span text:style-name="T25"> </text:span></text:span><text:span text:style-name="def3"><text:span text:style-name="T70">class</text:span></text:span><text:span text:style-name="def3"><text:span text:style-name="T25"> </text:span></text:span><text:span text:style-name="def3"><text:span text:style-name="T123">Form1</text:span></text:span><text:span text:style-name="def3"><text:span text:style-name="T25"> : </text:span></text:span><text:span text:style-name="def3"><text:span text:style-name="T123">Form</text:span></text:span></text:p>
          <text:p text:style-name="P80"><text:span text:style-name="def"><text:span text:style-name="T167">{</text:span></text:span></text:p>
          <text:p text:style-name="P146"><text:span text:style-name="def3"><text:span text:style-name="T72">public</text:span></text:span><text:span text:style-name="def3"><text:span text:style-name="T25"> </text:span></text:span><text:span text:style-name="def3"><text:span text:style-name="T70">void</text:span></text:span><text:span text:style-name="def3"><text:span text:style-name="T25"> MyFunct(</text:span></text:span><text:span text:style-name="def3"><text:span text:style-name="T70">object</text:span></text:span><text:span text:style-name="def3"><text:span text:style-name="T25"> sender, </text:span></text:span><text:span text:style-name="def3"><text:span text:style-name="T123">MyEventArgs</text:span></text:span><text:span text:style-name="def3"><text:span text:style-name="T25"> args)</text:span></text:span></text:p>
          <text:p text:style-name="P145"><text:span text:style-name="def3"><text:span text:style-name="T25">{</text:span></text:span></text:p>
          <text:p text:style-name="P155"><text:span text:style-name="def3"><text:span text:style-name="T123">Car</text:span></text:span><text:span text:style-name="def3"><text:span text:style-name="T25"> c = (</text:span></text:span><text:span text:style-name="def3"><text:span text:style-name="T123">Car</text:span></text:span><text:span text:style-name="def3"><text:span text:style-name="T25">)sender;</text:span></text:span></text:p>
          <text:p text:style-name="P155"><text:span text:style-name="def3"><text:span text:style-name="T94">//args.msg zawiera treść</text:span></text:span></text:p>
          <text:p text:style-name="P145"><text:span text:style-name="def3"><text:span text:style-name="T25">}</text:span></text:span></text:p>
          <text:p text:style-name="P145"><text:span text:style-name="def3"><text:span text:style-name="T70">public</text:span></text:span><text:span text:style-name="def3"><text:span text:style-name="T25"> Form1()</text:span></text:span></text:p>
          <text:p text:style-name="P145"><text:span text:style-name="def3"><text:span text:style-name="T25">{</text:span></text:span></text:p>
          <text:p text:style-name="P155"><text:span text:style-name="def3"><text:span text:style-name="T123">Car</text:span></text:span><text:span text:style-name="def3"><text:span text:style-name="T25"> c = </text:span></text:span><text:span text:style-name="def3"><text:span text:style-name="T70">new</text:span></text:span><text:span text:style-name="def3"><text:span text:style-name="T25"> </text:span></text:span><text:span text:style-name="def3"><text:span text:style-name="T123">Car</text:span></text:span><text:span text:style-name="def3"><text:span text:style-name="T25">()</text:span></text:span></text:p>
          <text:p text:style-name="P155"><text:span text:style-name="def3"><text:span text:style-name="T25">c.del += MyFunct; </text:span></text:span><text:span text:style-name="defZiel">/*</text:span><text:span text:style-name="defZiel"><text:span text:style-name="T167">dopisanie funkcji</text:span></text:span><text:span text:style-name="defZiel">*/</text:span></text:p>
          <text:p text:style-name="P155"><text:span text:style-name="defZiel"/></text:p>
          <text:p text:style-name="P156"><text:span text:style-name="defZiel">/*</text:span><text:span text:style-name="defZiel"><text:span text:style-name="T167">Poniższy kod nie zadziało bo </text:span></text:span><text:span text:style-name="defZiel"><text:span text:style-name="T167">c.del</text:span></text:span><text:span text:style-name="defZiel"><text:span text:style-name="T167"> to EVENT</text:span></text:span><text:span text:style-name="defZiel">*/</text:span></text:p>
          <text:p text:style-name="P155"><text:span text:style-name="defZiel">//c.del(this, new MyEventArgs("text"));</text:span></text:p>
        </text:list-header>
      </text:list>
      <text:p text:style-name="P26"><text:span text:style-name="defZiel"/></text:p>
      <text:p text:style-name="P29"><text:span text:style-name="defZiel">/*</text:span><text:span text:style-name="defZiel"><text:span text:style-name="T167">Wywołanie InnerFunct powoduje „wydarzenie”, które odpala EVENT</text:span></text:span><text:span text:style-name="defZiel">*/</text:span></text:p>
      <text:list xml:id="list29647994" text:continue-numbering="true" text:style-name="L25">
        <text:list-header>
          <text:p text:style-name="P155"><text:span text:style-name="def3"><text:span text:style-name="T25">c.InnerFunct(</text:span></text:span><text:span text:style-name="def3"><text:span text:style-name="T70">this</text:span></text:span><text:span text:style-name="def3"><text:span text:style-name="T25">);</text:span></text:span></text:p>
          <text:p text:style-name="P145"><text:span text:style-name="def3"><text:span text:style-name="T25">}</text:span></text:span></text:p>
          <text:p text:style-name="P145"><text:span text:style-name="def3"><text:span text:style-name="T25"><text:s text:c="8"/></text:span></text:span></text:p>
          <text:p text:style-name="P78"><text:span text:style-name="def3"><text:span text:style-name="T25">}</text:span></text:span></text:p>
        </text:list-header>
        <text:list-item>
          <text:p text:style-name="P83"><text:span text:style-name="def"><text:span text:style-name="T169">Generyczne delegaty w eventach – dzięki nim nie trzeba definiować dla każde</text:span></text:span><text:span text:style-name="def"><text:span text:style-name="T168">j klasy dziedziczącej po </text:span></text:span><text:span text:style-name="def3"><text:span text:style-name="T126">EventArgs</text:span></text:span><text:span text:style-name="def"><text:span text:style-name="T169"> innego del</text:span></text:span><text:span text:style-name="def"><text:span text:style-name="T168">egatu.</text:span></text:span></text:p>
          <text:list>
            <text:list-item>
              <text:p text:style-name="P84"><text:span text:style-name="def"><text:span text:style-name="T169">Zamiast</text:span></text:span></text:p>
              <text:list>
                <text:list-item>
                  <text:p text:style-name="P84"><text:span text:style-name="def3"><text:span text:style-name="T73">public</text:span></text:span><text:span text:style-name="def3"><text:span text:style-name="T28"> </text:span></text:span><text:span text:style-name="def3"><text:span text:style-name="T73">delegate</text:span></text:span><text:span text:style-name="def3"><text:span text:style-name="T28"> </text:span></text:span><text:span text:style-name="def3"><text:span text:style-name="T73">void</text:span></text:span><text:span text:style-name="def3"><text:span text:style-name="T28"> </text:span></text:span><text:span text:style-name="def3"><text:span text:style-name="T125">MyDelegate</text:span></text:span><text:span text:style-name="def3"><text:span text:style-name="T28">(</text:span></text:span><text:span text:style-name="def3"><text:span text:style-name="T73">object</text:span></text:span><text:span text:style-name="def3"><text:span text:style-name="T28"> sender, </text:span></text:span><text:span text:style-name="def3"><text:span text:style-name="T125">MyEventArgs</text:span></text:span><text:span text:style-name="def3"><text:span text:style-name="T28"> args);</text:span></text:span></text:p>
                </text:list-item>
              </text:list>
              <text:p text:style-name="P84"><text:span text:style-name="def"><text:span text:style-name="T169">piszemy</text:span></text:span></text:p>
              <text:list text:continue-numbering="true">
                <text:list-item>
                  <text:p text:style-name="P84"><text:span text:style-name="def3"><text:span text:style-name="T73">public</text:span></text:span><text:span text:style-name="def3"><text:span text:style-name="T25"> </text:span></text:span><text:span text:style-name="def3"><text:span text:style-name="T70">delegate</text:span></text:span><text:span text:style-name="def3"><text:span text:style-name="T25"> </text:span></text:span><text:span text:style-name="def3"><text:span text:style-name="T70">void</text:span></text:span><text:span text:style-name="def3"><text:span text:style-name="T25"> </text:span></text:span><text:span text:style-name="def3"><text:span text:style-name="T123">MyDelegate</text:span></text:span><text:span text:style-name="def3"><text:span text:style-name="T25">&lt;T&gt;(</text:span></text:span><text:span text:style-name="def3"><text:span text:style-name="T70">object</text:span></text:span><text:span text:style-name="def3"><text:span text:style-name="T25"> sender, T args);</text:span></text:span></text:p>
                </text:list-item>
              </text:list>
              <text:p text:style-name="P84"><text:span text:style-name="def"><text:span text:style-name="T169">a w klasie Car</text:span></text:span></text:p>
              <text:p text:style-name="P84"><text:span text:style-name="def"><text:span text:style-name="T169">Zamiast</text:span></text:span></text:p>
              <text:list text:continue-numbering="true">
                <text:list-item>
                  <text:p text:style-name="P84"><text:span text:style-name="def2"><text:span text:style-name="T167">public </text:span></text:span><text:span text:style-name="def2"><text:span text:style-name="T166">event</text:span></text:span><text:span text:style-name="def3"><text:span text:style-name="T27"> </text:span></text:span><text:span text:style-name="def3"><text:span text:style-name="T125">MyDelegate</text:span></text:span><text:span text:style-name="def3"><text:span text:style-name="T28"> del;</text:span></text:span></text:p>
                </text:list-item>
              </text:list>
              <text:p text:style-name="P84"><text:span text:style-name="def"><text:span text:style-name="T169">piszemy</text:span></text:span></text:p>
              <text:list text:continue-numbering="true">
                <text:list-item>
                  <text:p text:style-name="P84"><text:span text:style-name="def2"><text:span text:style-name="T167">public </text:span></text:span><text:span text:style-name="def2"><text:span text:style-name="T166">event</text:span></text:span><text:span text:style-name="def3"><text:span text:style-name="T27"> </text:span></text:span><text:span text:style-name="def3"><text:span text:style-name="T125">MyDelegate</text:span></text:span><text:span text:style-name="def3"><text:span text:style-name="T28">&lt;</text:span></text:span><text:span text:style-name="def3"><text:span text:style-name="T125">MyEventArgs</text:span></text:span><text:span text:style-name="def3"><text:span text:style-name="T28">&gt; del;</text:span></text:span></text:p>
                </text:list-item>
              </text:list>
            </text:list-item>
          </text:list>
        </text:list-item>
        <text:list-item>
          <text:p text:style-name="P85"><text:span text:style-name="def"><text:span text:style-name="T170">Klasy anonimowe – klasy a nie metody, bo delegaty to klasy! Pamiętajmy, że += jest równoznaczne z utworzeniem obiekty i przypisaniem do do instancji delegaty!</text:span></text:span></text:p>
          <text:p text:style-name="P85"><text:span text:style-name="def"><text:span text:style-name="T170">Metody, które dodajemy do obiektu delegaty są rzadko używane w innym miejscu. W takim przypadku można nie tworzyć jawnie funkcji, tylko dopisać jej kod do delegaty, a kompilator sam utworzy ukrytą funkcję.</text:span></text:span></text:p>
          <text:list>
            <text:list-item>
              <text:p text:style-name="P85"><text:span text:style-name="def"><text:span text:style-name="T170">Zamiast</text:span></text:span></text:p>
              <text:list>
                <text:list-item>
                  <text:p text:style-name="P85"><text:span text:style-name="def3"><text:span text:style-name="T29">c.del += MyFunct;</text:span></text:span></text:p>
                </text:list-item>
              </text:list>
            </text:list-item>
            <text:list-item>
              <text:p text:style-name="P85"><text:span text:style-name="def3"><text:span text:style-name="T29">piszemy</text:span></text:span></text:p>
              <text:list>
                <text:list-item>
                  <text:p text:style-name="P85"><text:span text:style-name="def3"><text:span text:style-name="T29">c.del += </text:span></text:span><text:span text:style-name="def3"><text:span text:style-name="T70">delegate</text:span></text:span><text:span text:style-name="def3"><text:span text:style-name="T25">(</text:span></text:span><text:span text:style-name="def3"><text:span text:style-name="T70">object</text:span></text:span><text:span text:style-name="def3"><text:span text:style-name="T25"> sender, </text:span></text:span><text:span text:style-name="def3"><text:span text:style-name="T123">MyEventArgs</text:span></text:span><text:span text:style-name="def3"><text:span text:style-name="T25"> args) { ((</text:span></text:span><text:span text:style-name="def3"><text:span text:style-name="T123">Car</text:span></text:span><text:span text:style-name="def3"><text:span text:style-name="T25">)sender).innerText = args.msg; }; </text:span></text:span><text:span text:style-name="defZiel">/*</text:span><text:span text:style-name="defZiel"><text:span text:style-name="T170">w tym przypadku można usunąć definicję funkcji MyFunct z kodu</text:span></text:span><text:span text:style-name="defZiel">*/</text:span></text:p>
                </text:list-item>
              </text:list>
            </text:list-item>
            <text:list-item>
              <text:p text:style-name="P86"><text:span text:style-name="def"><text:span text:style-name="T171">Metoda anonimowa MA dostęp do zmiennych lokalnych metody w której została zdefini</text:span></text:span><text:span text:style-name="def"><text:span text:style-name="T187">o</text:span></text:span><text:span text:style-name="def"><text:span text:style-name="T171">wana </text:span></text:span><text:span text:style-name="def3"><text:span text:style-name="T29">c.del += …</text:span></text:span></text:p>
            </text:list-item>
            <text:list-item>
              <text:p text:style-name="P86"><text:span text:style-name="def"><text:span text:style-name="T171">Metoda anonimowa NIE MA dostępu do REF i OUT metody w której została zdefiniowana.</text:span></text:span></text:p>
            </text:list-item>
            <text:list-item>
              <text:p text:style-name="P86"><text:span text:style-name="def"><text:span text:style-name="T171">Metoda anonimowa NIE MOŻE mieć zmiennej lokalnej o takiej samej nazwie </text:span></text:span><text:span text:style-name="def"><text:span text:style-name="T172">jak</text:span></text:span><text:span text:style-name="def"><text:span text:style-name="T171"> </text:span></text:span><text:span text:style-name="def"><text:span text:style-name="T172">zmienne</text:span></text:span><text:span text:style-name="def"><text:span text:style-name="T171"> </text:span></text:span><text:span text:style-name="def"><text:span text:style-name="T172">w</text:span></text:span><text:span text:style-name="def"><text:span text:style-name="T171"> metod</text:span></text:span><text:span text:style-name="def"><text:span text:style-name="T172">zie,</text:span></text:span><text:span text:style-name="def"><text:span text:style-name="T171"> w której została zdefiniowana.</text:span></text:span></text:p>
            </text:list-item>
          </text:list>
        </text:list-item>
        <text:list-item>
          <text:p text:style-name="P87"><text:span text:style-name="def"><text:span text:style-name="T173">Wyrażenia lambda to zwięzły sposób pisania delegatów i klas anonimowych</text:span></text:span></text:p>
          <text:list>
            <text:list-item>
              <text:p text:style-name="P87"><text:soft-page-break/><text:span text:style-name="defZiel"><text:span text:style-name="T173">public</text:span></text:span><text:span text:style-name="defZiel"> delegate bool MyDelegate(int x);</text:span></text:p>
              <text:p text:style-name="P87"><text:span text:style-name="def"><text:span text:style-name="T173">Zamiast</text:span></text:span></text:p>
              <text:list>
                <text:list-item>
                  <text:p text:style-name="P88"><text:span text:style-name="def3"><text:span text:style-name="T74">public</text:span></text:span><text:span text:style-name="def3"><text:span text:style-name="T30"> </text:span></text:span><text:span text:style-name="def3"><text:span text:style-name="T74">delegate</text:span></text:span><text:span text:style-name="def3"><text:span text:style-name="T30"> </text:span></text:span><text:span text:style-name="def3"><text:span text:style-name="T74">bool</text:span></text:span><text:span text:style-name="def3"><text:span text:style-name="T30"> </text:span></text:span><text:span text:style-name="def3"><text:span text:style-name="T127">MyDelegate2</text:span></text:span><text:span text:style-name="def3"><text:span text:style-name="T30">(</text:span></text:span><text:span text:style-name="def3"><text:span text:style-name="T74">int</text:span></text:span><text:span text:style-name="def3"><text:span text:style-name="T30"> x, </text:span></text:span><text:span text:style-name="def3"><text:span text:style-name="T74">string</text:span></text:span><text:span text:style-name="def3"><text:span text:style-name="T30"> msg);</text:span></text:span></text:p>
                  <text:p text:style-name="P88"><text:span text:style-name="def3"><text:span text:style-name="T140">MyDelegate</text:span></text:span><text:span text:style-name="def3"><text:span text:style-name="T25"> del = </text:span></text:span><text:span text:style-name="def3"><text:span text:style-name="T70">delegate</text:span></text:span><text:span text:style-name="def3"><text:span text:style-name="T25">(</text:span></text:span><text:span text:style-name="def3"><text:span text:style-name="T70">int</text:span></text:span><text:span text:style-name="def3"><text:span text:style-name="T25"> i) { </text:span></text:span><text:span text:style-name="def3"><text:span text:style-name="T70">return</text:span></text:span><text:span text:style-name="def3"><text:span text:style-name="T25"> i % 2 == 0; };</text:span></text:span></text:p>
                  <text:p text:style-name="P87"><text:span text:style-name="def3"><text:span text:style-name="T25"/></text:span></text:p>
                </text:list-item>
              </text:list>
            </text:list-item>
            <text:list-item>
              <text:p text:style-name="P88"><text:span text:style-name="def"><text:span text:style-name="T173">możemy napisa</text:span></text:span><text:span text:style-name="def"><text:span text:style-name="T174">ć</text:span></text:span></text:p>
              <text:p text:style-name="P88"><text:span text:style-name="defZiel"><text:span text:style-name="T174">/*parametry =&gt; wynik*/</text:span></text:span></text:p>
              <text:p text:style-name="P88"><text:span text:style-name="defZiel"><text:span text:style-name="T174">/*typ i ustalany niejawnie*/</text:span></text:span></text:p>
              <text:p text:style-name="P88"><text:span text:style-name="def3"><text:span text:style-name="T127">MyDelegate1</text:span></text:span><text:span text:style-name="def3"><text:span text:style-name="T25"> del11 = (i =&gt; (i % 2) == 0);</text:span></text:span></text:p>
            </text:list-item>
            <text:list-item>
              <text:p text:style-name="P88"><text:span text:style-name="def"><text:span text:style-name="T174">inne uwagi o budowie</text:span></text:span></text:p>
              <text:p text:style-name="P88"><text:span text:style-name="defZiel"><text:span text:style-name="T174">/*typ i ustalany jawine*/</text:span></text:span></text:p>
              <text:list>
                <text:list-header>
                  <text:p text:style-name="P169"><text:span text:style-name="def3"><text:span text:style-name="T123">MyDelegate1</text:span></text:span><text:span text:style-name="def3"><text:span text:style-name="T25"> del12 = ((</text:span></text:span><text:span text:style-name="def3"><text:span text:style-name="T70">int</text:span></text:span><text:span text:style-name="def3"><text:span text:style-name="T25"> i) =&gt; (i % 2) == 0);</text:span></text:span></text:p>
                </text:list-header>
              </text:list>
              <text:p text:style-name="P88"><text:span text:style-name="defZiel"><text:span text:style-name="T174">/*wynik można objąć w nawiasy dla czytelności*/</text:span></text:span></text:p>
              <text:list text:continue-numbering="true">
                <text:list-header>
                  <text:p text:style-name="P169"><text:span text:style-name="def3"><text:span text:style-name="T128">M</text:span></text:span><text:span text:style-name="def3"><text:span text:style-name="T123">yDelegate1</text:span></text:span><text:span text:style-name="def3"><text:span text:style-name="T25"> del13 = (i =&gt; ((i % 2) == 0));</text:span></text:span></text:p>
                </text:list-header>
              </text:list>
              <text:p text:style-name="P88"><text:span text:style-name="defZiel"><text:span text:style-name="T174">/*wieliczłonowo obliczny wynik*/</text:span></text:span></text:p>
              <text:list text:continue-numbering="true">
                <text:list-header>
                  <text:p text:style-name="P169"><text:span text:style-name="def3"><text:span text:style-name="T123">MyDelegate1</text:span></text:span><text:span text:style-name="def3"><text:span text:style-name="T25"> del14 = (i =&gt; { </text:span></text:span><text:span text:style-name="def3"><text:span text:style-name="T70">string</text:span></text:span><text:span text:style-name="def3"><text:span text:style-name="T25"> s = i.ToString();</text:span></text:span></text:p>
                  <text:p text:style-name="P170"><text:span text:style-name="def3"><text:span text:style-name="T70">if</text:span></text:span><text:span text:style-name="def3"><text:span text:style-name="T25"> (s.Length &gt; 3)</text:span></text:span></text:p>
                  <text:p text:style-name="P170"><text:span text:style-name="def3"><text:span text:style-name="T25">{</text:span></text:span></text:p>
                  <text:p text:style-name="P171"><text:span text:style-name="def3"><text:span text:style-name="T70">return</text:span></text:span><text:span text:style-name="def3"><text:span text:style-name="T25"> </text:span></text:span><text:span text:style-name="def3"><text:span text:style-name="T70">true</text:span></text:span><text:span text:style-name="def3"><text:span text:style-name="T25">;</text:span></text:span></text:p>
                  <text:p text:style-name="P170"><text:span text:style-name="def3"><text:span text:style-name="T25">}</text:span></text:span></text:p>
                  <text:p text:style-name="P170"><text:span text:style-name="def3"><text:span text:style-name="T70">else</text:span></text:span></text:p>
                  <text:p text:style-name="P170"><text:span text:style-name="def3"><text:span text:style-name="T25">{</text:span></text:span></text:p>
                  <text:p text:style-name="P171"><text:span text:style-name="def3"><text:span text:style-name="T70">return</text:span></text:span><text:span text:style-name="def3"><text:span text:style-name="T25"> </text:span></text:span><text:span text:style-name="def3"><text:span text:style-name="T70">false</text:span></text:span><text:span text:style-name="def3"><text:span text:style-name="T25">;</text:span></text:span></text:p>
                  <text:p text:style-name="P170"><text:span text:style-name="def3"><text:span text:style-name="T25">}</text:span></text:span></text:p>
                  <text:p text:style-name="P172"><text:span text:style-name="def3"><text:span text:style-name="T25">});</text:span></text:span></text:p>
                </text:list-header>
              </text:list>
              <text:p text:style-name="P44"><text:span text:style-name="defZiel"><text:span text:style-name="T174">/*wiele parametrów – KONIECZNIE w nawiasy*/</text:span></text:span></text:p>
              <text:list text:continue-numbering="true">
                <text:list-header>
                  <text:p text:style-name="P169"><text:span text:style-name="def3"><text:span text:style-name="T123">MyDelegate2</text:span></text:span><text:span text:style-name="def3"><text:span text:style-name="T25"> del21 = ((i,s) =&gt; ((i % 2) == 0));</text:span></text:span></text:p>
                </text:list-header>
              </text:list>
              <text:p text:style-name="P44"><text:span text:style-name="defZiel"><text:span text:style-name="T174">/*wiele parametrów z jawnie ustalonymi typami – KONIECZNIE w nawiasy*/</text:span></text:span></text:p>
              <text:list text:continue-numbering="true">
                <text:list-header>
                  <text:p text:style-name="P169"><text:span text:style-name="def3"><text:span text:style-name="T123">MyDelegate2</text:span></text:span><text:span text:style-name="def3"><text:span text:style-name="T25"> del22 = ((</text:span></text:span><text:span text:style-name="def3"><text:span text:style-name="T70">int</text:span></text:span><text:span text:style-name="def3"><text:span text:style-name="T25"> i, </text:span></text:span><text:span text:style-name="def3"><text:span text:style-name="T70">string</text:span></text:span><text:span text:style-name="def3"><text:span text:style-name="T25"> s) =&gt; ((i % 2) == 0));</text:span></text:span></text:p>
                </text:list-header>
              </text:list>
              <text:p text:style-name="P89"><text:span text:style-name="defZiel"><text:span text:style-name="T174">/*</text:span></text:span><text:span text:style-name="defZiel"><text:span text:style-name="T175">delegat BEZ parametrów</text:span></text:span><text:span text:style-name="defZiel"><text:span text:style-name="T174">*/</text:span></text:span></text:p>
              <text:p text:style-name="P89"><text:span text:style-name="def3"><text:span text:style-name="T123">MyDelegate</text:span></text:span><text:span text:style-name="def3"><text:span text:style-name="T129">3</text:span></text:span><text:span text:style-name="def3"><text:span text:style-name="T123"> </text:span></text:span><text:span text:style-name="def3"><text:span text:style-name="T25">del</text:span></text:span><text:span text:style-name="def3"><text:span text:style-name="T31">31</text:span></text:span><text:span text:style-name="def3"><text:span text:style-name="T25"> = (() =&gt; ((i % 2) == 0));</text:span></text:span></text:p>
            </text:list-item>
            <text:list-item>
              <text:p text:style-name="P89"><text:span text:style-name="def"><text:span text:style-name="T175">Oczywiście można napisać zarówno</text:span></text:span></text:p>
              <text:list>
                <text:list-item>
                  <text:p text:style-name="P89"><text:span text:style-name="def3"><text:span text:style-name="T127">MyDelegate1</text:span></text:span><text:span text:style-name="def3"><text:span text:style-name="T31"> del11 = (i =&gt; (i % 2) == 0);</text:span></text:span></text:p>
                </text:list-item>
              </text:list>
            </text:list-item>
          </text:list>
        </text:list-item>
      </text:list>
      <text:p text:style-name="P30"><text:span text:style-name="def3"><text:span text:style-name="T31">jak i </text:span></text:span></text:p>
      <text:list xml:id="list2496904589608016007" text:style-name="L26">
        <text:list-item>
          <text:list>
            <text:list-item>
              <text:list>
                <text:list-item>
                  <text:p text:style-name="P91"><text:span text:style-name="def3"><text:span text:style-name="T127">MyDelegate1</text:span></text:span><text:span text:style-name="def3"><text:span text:style-name="T31"> del11 += (i =&gt; (i % 2) == 0);</text:span></text:span></text:p>
                </text:list-item>
              </text:list>
            </text:list-item>
          </text:list>
        </text:list-item>
      </text:list>
      <text:list xml:id="list29662313" text:continue-list="list29647994" text:style-name="L25">
        <text:list-item>
          <text:list>
            <text:list-item>
              <text:p text:style-name="P89"><text:span text:style-name="def"><text:span text:style-name="T175">Delegatów dodanych wyrażeniami lambda nie można usunąć.</text:span></text:span></text:p>
            </text:list-item>
            <text:list-item>
              <text:p text:style-name="P90"><text:span text:style-name="def"><text:span text:style-name="T180">Lambda obsługują argumenty niestandardowych zdarzeń</text:span></text:span></text:p>
              <text:p text:style-name="P90"><text:span text:style-name="def3"><text:span text:style-name="T55">c.del += ((sender, args) =&gt; </text:span></text:span><text:span text:style-name="def3"><text:span text:style-name="T25">{</text:span></text:span><text:span text:style-name="def3"><text:span text:style-name="T94">/*użyj sender i args.msg.*/</text:span></text:span><text:span text:style-name="def3"><text:span text:style-name="T25">};</text:span></text:span></text:p>
              <text:p text:style-name="P90"/>
            </text:list-item>
          </text:list>
        </text:list-item>
      </text:list>
      <text:p text:style-name="P10"><text:span text:style-name="def"><text:span text:style-name="T5">Metody indeksatora</text:span></text:span></text:p>
      <text:p text:style-name="P10"><text:span text:style-name="def"><text:span text:style-name="T180">Jak pokazywać podelementy klasy przy pomocy składni tablicy</text:span></text:span><text:span text:style-name="def2"><text:span text:style-name="T180"> tab[]</text:span></text:span><text:span text:style-name="def3"><text:span text:style-name="T180">. </text:span></text:span><text:span text:style-name="def"><text:span text:style-name="T180">Działanie trochę podobne do Enumeratorów, ale te chodziły po wszystkich elementach po kolei, a tu mamy dostęp do elementu o wybranym indeksie. Osiągamy to przy pomocy składni </text:span></text:span></text:p>
      <text:list xml:id="list3274727701665561776" text:style-name="L27">
        <text:list-item>
          <text:p text:style-name="P93"><text:span text:style-name="def3"><text:span text:style-name="T62">publi</text:span></text:span><text:span text:style-name="def3"><text:span text:style-name="T62">c</text:span></text:span><text:span text:style-name="def3"><text:span text:style-name="T25"> </text:span></text:span><text:span text:style-name="def3"><text:span text:style-name="T70">class</text:span></text:span><text:span text:style-name="def3"><text:span text:style-name="T25"> </text:span></text:span><text:span text:style-name="def3"><text:span text:style-name="T123">People</text:span></text:span><text:span text:style-name="def3"><text:span text:style-name="T25">{</text:span></text:span></text:p>
          <text:p text:style-name="P147"><text:span text:style-name="def3"><text:span text:style-name="T70">private</text:span></text:span><text:span text:style-name="def3"><text:span text:style-name="T25"> </text:span></text:span><text:span text:style-name="def3"><text:span text:style-name="T123">ArrayList</text:span></text:span><text:span text:style-name="def3"><text:span text:style-name="T25"> peopleArray = </text:span></text:span><text:span text:style-name="def3"><text:span text:style-name="T70">new</text:span></text:span><text:span text:style-name="def3"><text:span text:style-name="T25"> </text:span></text:span><text:span text:style-name="def3"><text:span text:style-name="T123">ArrayList</text:span></text:span><text:span text:style-name="def3"><text:span text:style-name="T25">();</text:span></text:span></text:p>
          <text:p text:style-name="P148"><text:span text:style-name="def3"><text:span text:style-name="T70">public</text:span></text:span><text:span text:style-name="def3"><text:span text:style-name="T25"> </text:span></text:span><text:span text:style-name="def3"><text:span text:style-name="T123">Person</text:span></text:span><text:span text:style-name="def3"><text:span text:style-name="T25"> </text:span></text:span><text:span text:style-name="def3"><text:span text:style-name="T70">this</text:span></text:span><text:span text:style-name="def3"><text:span text:style-name="T25">[</text:span></text:span><text:span text:style-name="def3"><text:span text:style-name="T70">int</text:span></text:span><text:span text:style-name="def3"><text:span text:style-name="T25"> idx]</text:span></text:span></text:p>
          <text:p text:style-name="P148"><text:span text:style-name="def3"><text:span text:style-name="T25">{</text:span></text:span></text:p>
          <text:p text:style-name="P157"><text:span text:style-name="def3"><text:span text:style-name="T70">get</text:span></text:span><text:span text:style-name="def3"><text:span text:style-name="T25">{</text:span></text:span><text:span text:style-name="def3"><text:span text:style-name="T70">return</text:span></text:span><text:span text:style-name="def3"><text:span text:style-name="T25"> (</text:span></text:span><text:span text:style-name="def3"><text:span text:style-name="T123">Person</text:span></text:span><text:span text:style-name="def3"><text:span text:style-name="T25">)peopleArray[idx];}</text:span></text:span></text:p>
          <text:p text:style-name="P157"><text:span text:style-name="def3"><text:span text:style-name="T70">set</text:span></text:span><text:span text:style-name="def3"><text:span text:style-name="T25">{peopleArray.Insert(idx, </text:span></text:span><text:span text:style-name="def3"><text:span text:style-name="T70">value</text:span></text:span><text:span text:style-name="def3"><text:span text:style-name="T25">);}</text:span></text:span></text:p>
          <text:p text:style-name="P147"><text:span text:style-name="def3"><text:span text:style-name="T25">}</text:span></text:span></text:p>
          <text:p text:style-name="P92"><text:span text:style-name="def3"><text:span text:style-name="T25">}</text:span></text:span></text:p>
        </text:list-item>
      </text:list>
      <text:p text:style-name="P2"><text:span text:style-name="def3"><text:span text:style-name="T25">...</text:span></text:span></text:p>
      <text:list xml:id="list29666385" text:continue-numbering="true" text:style-name="L27">
        <text:list-header>
          <text:p text:style-name="P92"><text:span text:style-name="def3"><text:span text:style-name="T123">People</text:span></text:span><text:span text:style-name="def3"><text:span text:style-name="T25"> </text:span></text:span><text:span text:style-name="def3"><text:span text:style-name="T32">pl</text:span></text:span><text:span text:style-name="def3"><text:span text:style-name="T25"> = </text:span></text:span><text:span text:style-name="def3"><text:span text:style-name="T70">new</text:span></text:span><text:span text:style-name="def3"><text:span text:style-name="T25"> </text:span></text:span><text:span text:style-name="def3"><text:span text:style-name="T123">People</text:span></text:span><text:span text:style-name="def3"><text:span text:style-name="T25">();</text:span></text:span></text:p>
          <text:p text:style-name="P94"><text:span text:style-name="def3"><text:span text:style-name="T56">pl</text:span></text:span><text:span text:style-name="def3"><text:span text:style-name="T55">[0] = </text:span></text:span><text:span text:style-name="def3"><text:span text:style-name="T75">new</text:span></text:span><text:span text:style-name="def3"><text:span text:style-name="T33"> </text:span></text:span><text:span text:style-name="def3"><text:span text:style-name="T130">Pe</text:span></text:span><text:span text:style-name="def3"><text:span text:style-name="T131">rson</text:span></text:span><text:span text:style-name="def3"><text:span text:style-name="T33">()</text:span></text:span><text:span text:style-name="def3"><text:span text:style-name="T55">;</text:span></text:span></text:p>
          <text:p text:style-name="P92"><text:span text:style-name="def3"><text:span text:style-name="T123">Person</text:span></text:span><text:span text:style-name="def3"><text:span text:style-name="T25"> </text:span></text:span><text:span text:style-name="def3"><text:span text:style-name="T32">p</text:span></text:span><text:span text:style-name="def3"><text:span text:style-name="T25"> = </text:span></text:span><text:span text:style-name="def3"><text:span text:style-name="T32">pl</text:span></text:span><text:span text:style-name="def3"><text:span text:style-name="T25">[0];</text:span></text:span></text:p>
          <text:p text:style-name="P93"/>
        </text:list-header>
        <text:list-item>
          <text:p text:style-name="P95"><text:span text:style-name="def"><text:span text:style-name="T181">typy generyczne dają nam takie właściwości od ręki</text:span></text:span></text:p>
          <text:p text:style-name="P95"><text:span text:style-name="def3"><text:span text:style-name="T76">private</text:span></text:span><text:span text:style-name="def3"><text:span text:style-name="T25"> </text:span></text:span><text:span text:style-name="def3"><text:span text:style-name="T123">List</text:span></text:span><text:span text:style-name="def3"><text:span text:style-name="T25">&lt;</text:span></text:span><text:span text:style-name="def3"><text:span text:style-name="T123">Person</text:span></text:span><text:span text:style-name="def3"><text:span text:style-name="T25">&gt; peopleArray = </text:span></text:span><text:span text:style-name="def3"><text:span text:style-name="T70">new</text:span></text:span><text:span text:style-name="def3"><text:span text:style-name="T25"> </text:span></text:span><text:span text:style-name="def3"><text:span text:style-name="T123">List</text:span></text:span><text:span text:style-name="def3"><text:span text:style-name="T25">&lt;</text:span></text:span><text:span text:style-name="def3"><text:span text:style-name="T123">Person</text:span></text:span><text:span text:style-name="def3"><text:span text:style-name="T25">&gt;();</text:span></text:span></text:p>
          <text:p text:style-name="P92"><text:span text:style-name="def3"><text:span text:style-name="T25">peopleArray.Add(</text:span></text:span><text:span text:style-name="def3"><text:span text:style-name="T70">new</text:span></text:span><text:span text:style-name="def3"><text:span text:style-name="T25"> </text:span></text:span><text:span text:style-name="def3"><text:span text:style-name="T123">Person</text:span></text:span><text:span text:style-name="def3"><text:span text:style-name="T25">());</text:span></text:span></text:p>
          <text:p text:style-name="P92"><text:span text:style-name="def3"><text:span text:style-name="T123">Person</text:span></text:span><text:span text:style-name="def3"><text:span text:style-name="T25"> t = peopleArray[0];</text:span></text:span></text:p>
        </text:list-item>
        <text:list-item>
          <text:p text:style-name="P95"><text:soft-page-break/><text:span text:style-name="def3"><text:span text:style-name="T34">indeksować można także po stringach, </text:span></text:span><text:span text:style-name="def3"><text:span text:style-name="T35">ale jest chyba tylko wer</text:span></text:span><text:span text:style-name="def3"><text:span text:style-name="T36">s</text:span></text:span><text:span text:style-name="def3"><text:span text:style-name="T35">ja na generykach. </text:span></text:span><text:span text:style-name="def3"><text:span text:style-name="T36">Dla niegenerycznych chyba należało by użyć Hashtable.</text:span></text:span></text:p>
          <text:p text:style-name="P92"><text:span text:style-name="def3"><text:span text:style-name="T76">private</text:span></text:span><text:span text:style-name="def3"><text:span text:style-name="T25"> </text:span></text:span><text:span text:style-name="def3"><text:span text:style-name="T123">Dictionary</text:span></text:span><text:span text:style-name="def3"><text:span text:style-name="T25">&lt;</text:span></text:span><text:span text:style-name="def3"><text:span text:style-name="T70">string</text:span></text:span><text:span text:style-name="def3"><text:span text:style-name="T25">, </text:span></text:span><text:span text:style-name="def3"><text:span text:style-name="T123">Person</text:span></text:span><text:span text:style-name="def3"><text:span text:style-name="T25">&gt; people</text:span></text:span><text:span text:style-name="def3"><text:span text:style-name="T34">Dict</text:span></text:span><text:span text:style-name="def3"><text:span text:style-name="T25"> = </text:span></text:span><text:span text:style-name="def3"><text:span text:style-name="T70">new</text:span></text:span><text:span text:style-name="def3"><text:span text:style-name="T25"> </text:span></text:span><text:span text:style-name="def3"><text:span text:style-name="T123">Dictionary</text:span></text:span><text:span text:style-name="def3"><text:span text:style-name="T25">&lt;</text:span></text:span><text:span text:style-name="def3"><text:span text:style-name="T70">string</text:span></text:span><text:span text:style-name="def3"><text:span text:style-name="T25">, </text:span></text:span><text:span text:style-name="def3"><text:span text:style-name="T123">Person</text:span></text:span><text:span text:style-name="def3"><text:span text:style-name="T25">&gt;();</text:span></text:span></text:p>
          <text:p text:style-name="P92"><text:span text:style-name="def3"><text:span text:style-name="T25">...</text:span></text:span></text:p>
          <text:p text:style-name="P95"><text:span text:style-name="def3"><text:span text:style-name="T25">people</text:span></text:span><text:span text:style-name="def3"><text:span text:style-name="T34">Dict</text:span></text:span><text:span text:style-name="def3"><text:span text:style-name="T25">.Add(</text:span></text:span><text:span text:style-name="def3"><text:span text:style-name="T104">"</text:span></text:span><text:span text:style-name="def3"><text:span text:style-name="T105">Igor</text:span></text:span><text:span text:style-name="def3"><text:span text:style-name="T104">"</text:span></text:span><text:span text:style-name="def3"><text:span text:style-name="T25">, </text:span></text:span><text:span text:style-name="def3"><text:span text:style-name="T70">new</text:span></text:span><text:span text:style-name="def3"><text:span text:style-name="T25"> </text:span></text:span><text:span text:style-name="def3"><text:span text:style-name="T123">Person</text:span></text:span><text:span text:style-name="def3"><text:span text:style-name="T25">());</text:span></text:span></text:p>
          <text:p text:style-name="P95"><text:span text:style-name="def3"><text:span text:style-name="T123">Person</text:span></text:span><text:span text:style-name="def3"><text:span text:style-name="T25"> t = people</text:span></text:span><text:span text:style-name="def3"><text:span text:style-name="T34">Dict</text:span></text:span><text:span text:style-name="def3"><text:span text:style-name="T25">[</text:span></text:span><text:span text:style-name="def3"><text:span text:style-name="T104">"</text:span></text:span><text:span text:style-name="def3"><text:span text:style-name="T105">Igor</text:span></text:span><text:span text:style-name="def3"><text:span text:style-name="T104">"</text:span></text:span><text:span text:style-name="def3"><text:span text:style-name="T25">];</text:span></text:span></text:p>
          <text:p text:style-name="P95"><text:span text:style-name="def3"><text:span text:style-name="T25"/></text:span></text:p>
        </text:list-item>
        <text:list-item>
          <text:p text:style-name="P96"><text:span text:style-name="def"><text:span text:style-name="T182">indeksatory wielu wymiarów</text:span></text:span></text:p>
          <text:p text:style-name="P96"><text:span text:style-name="def3"><text:span text:style-name="T77">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People</text:span></text:span><text:span text:style-name="def3"><text:span text:style-name="T25">{</text:span></text:span></text:p>
          <text:p text:style-name="P147"><text:span text:style-name="def3"><text:span text:style-name="T70">private</text:span></text:span><text:span text:style-name="def3"><text:span text:style-name="T25"> </text:span></text:span><text:span text:style-name="def3"><text:span text:style-name="T123">Person</text:span></text:span><text:span text:style-name="def3"><text:span text:style-name="T25">[,] peopleArray = </text:span></text:span><text:span text:style-name="def3"><text:span text:style-name="T70">new</text:span></text:span><text:span text:style-name="def3"><text:span text:style-name="T25"> </text:span></text:span><text:span text:style-name="def3"><text:span text:style-name="T123">Person</text:span></text:span><text:span text:style-name="def3"><text:span text:style-name="T25">[10,10];</text:span></text:span></text:p>
          <text:p text:style-name="P147"><text:span text:style-name="def3"><text:span text:style-name="T70">public</text:span></text:span><text:span text:style-name="def3"><text:span text:style-name="T25"> </text:span></text:span><text:span text:style-name="def3"><text:span text:style-name="T123">Person</text:span></text:span><text:span text:style-name="def3"><text:span text:style-name="T25"> </text:span></text:span><text:span text:style-name="def3"><text:span text:style-name="T70">this</text:span></text:span><text:span text:style-name="def3"><text:span text:style-name="T25">[</text:span></text:span><text:span text:style-name="def3"><text:span text:style-name="T70">int</text:span></text:span><text:span text:style-name="def3"><text:span text:style-name="T25"> x, </text:span></text:span><text:span text:style-name="def3"><text:span text:style-name="T70">int</text:span></text:span><text:span text:style-name="def3"><text:span text:style-name="T25"> y]</text:span></text:span></text:p>
          <text:p text:style-name="P147"><text:span text:style-name="def3"><text:span text:style-name="T25">{</text:span></text:span></text:p>
          <text:p text:style-name="P147"><text:span text:style-name="def3"><text:span text:style-name="T25"><text:s text:c="4"/></text:span></text:span><text:span text:style-name="def3"><text:span text:style-name="T70">get</text:span></text:span><text:span text:style-name="def3"><text:span text:style-name="T25"> { </text:span></text:span><text:span text:style-name="def3"><text:span text:style-name="T70">return</text:span></text:span><text:span text:style-name="def3"><text:span text:style-name="T25"> (</text:span></text:span><text:span text:style-name="def3"><text:span text:style-name="T123">Person</text:span></text:span><text:span text:style-name="def3"><text:span text:style-name="T25">)peopleArray[x,y]; }</text:span></text:span></text:p>
          <text:p text:style-name="P147"><text:span text:style-name="def3"><text:span text:style-name="T25"><text:s text:c="4"/></text:span></text:span><text:span text:style-name="def3"><text:span text:style-name="T70">set</text:span></text:span><text:span text:style-name="def3"><text:span text:style-name="T25"> { peopleArray[x, y] = </text:span></text:span><text:span text:style-name="def3"><text:span text:style-name="T70">value</text:span></text:span><text:span text:style-name="def3"><text:span text:style-name="T25">; }</text:span></text:span></text:p>
          <text:p text:style-name="P147"><text:span text:style-name="def3"><text:span text:style-name="T25">}</text:span></text:span></text:p>
          <text:p text:style-name="P92"><text:span text:style-name="def3"><text:span text:style-name="T25">}</text:span></text:span></text:p>
          <text:p text:style-name="P92"><text:span text:style-name="def3"><text:span text:style-name="T25">...</text:span></text:span></text:p>
          <text:p text:style-name="P97"><text:span text:style-name="def3"><text:span text:style-name="T25">pl[1,1] = </text:span></text:span><text:span text:style-name="def3"><text:span text:style-name="T70">new</text:span></text:span><text:span text:style-name="def3"><text:span text:style-name="T25"> </text:span></text:span><text:span text:style-name="def3"><text:span text:style-name="T123">Person</text:span></text:span><text:span text:style-name="def3"><text:span text:style-name="T25">();</text:span></text:span></text:p>
          <text:p text:style-name="P97"><text:span text:style-name="def3"><text:span text:style-name="T25"/></text:span></text:p>
        </text:list-item>
        <text:list-item>
          <text:p text:style-name="P97"><text:span text:style-name="def"><text:span text:style-name="T183">Przeciążanie metod indeksatora</text:span></text:span></text:p>
          <text:p text:style-name="P97"><text:span text:style-name="def3"><text:span text:style-name="T78">public</text:span></text:span><text:span text:style-name="def3"><text:span text:style-name="T25"> </text:span></text:span><text:span text:style-name="def3"><text:span text:style-name="T123">Person</text:span></text:span><text:span text:style-name="def3"><text:span text:style-name="T25"> </text:span></text:span><text:span text:style-name="def3"><text:span text:style-name="T70">this</text:span></text:span><text:span text:style-name="def3"><text:span text:style-name="T25">[</text:span></text:span><text:span text:style-name="def3"><text:span text:style-name="T70">string</text:span></text:span><text:span text:style-name="def3"><text:span text:style-name="T25"> key]</text:span></text:span></text:p>
          <text:p text:style-name="P92"><text:span text:style-name="def3"><text:span text:style-name="T25">{</text:span></text:span></text:p>
          <text:p text:style-name="P167"><text:span text:style-name="def3"><text:span text:style-name="T25"><text:s text:c="4"/></text:span></text:span><text:span text:style-name="def3"><text:span text:style-name="T70">get</text:span></text:span><text:span text:style-name="def3"><text:span text:style-name="T25"> { </text:span></text:span><text:span text:style-name="def3"><text:span text:style-name="T70">return</text:span></text:span><text:span text:style-name="def3"><text:span text:style-name="T25"> (</text:span></text:span><text:span text:style-name="def3"><text:span text:style-name="T123">Person</text:span></text:span><text:span text:style-name="def3"><text:span text:style-name="T25">)peopleArray[</text:span></text:span><text:span text:style-name="def3"><text:span text:style-name="T123">Int32</text:span></text:span><text:span text:style-name="def3"><text:span text:style-name="T25">.Parse(key), 1]; }</text:span></text:span></text:p>
          <text:p text:style-name="P97"><text:span text:style-name="def3"><text:span text:style-name="T25"><text:s text:c="4"/></text:span></text:span><text:span text:style-name="def3"><text:span text:style-name="T70">set</text:span></text:span><text:span text:style-name="def3"><text:span text:style-name="T25"> { peopleArray[</text:span></text:span><text:span text:style-name="def3"><text:span text:style-name="T123">Int32</text:span></text:span><text:span text:style-name="def3"><text:span text:style-name="T25">.Parse(key), 1] = </text:span></text:span><text:span text:style-name="def3"><text:span text:style-name="T70">value</text:span></text:span><text:span text:style-name="def3"><text:span text:style-name="T25">; }</text:span></text:span></text:p>
          <text:p text:style-name="P92"><text:span text:style-name="def3"><text:span text:style-name="T25">}</text:span></text:span></text:p>
          <text:p text:style-name="P45"><text:span text:style-name="def3"/></text:p>
          <text:p text:style-name="P92"><text:span text:style-name="def3"><text:span text:style-name="T70">public</text:span></text:span><text:span text:style-name="def3"><text:span text:style-name="T25"> </text:span></text:span><text:span text:style-name="def3"><text:span text:style-name="T123">Person</text:span></text:span><text:span text:style-name="def3"><text:span text:style-name="T25"> </text:span></text:span><text:span text:style-name="def3"><text:span text:style-name="T70">this</text:span></text:span><text:span text:style-name="def3"><text:span text:style-name="T25">[</text:span></text:span><text:span text:style-name="def3"><text:span text:style-name="T70">int</text:span></text:span><text:span text:style-name="def3"><text:span text:style-name="T25"> x]</text:span></text:span></text:p>
          <text:p text:style-name="P92"><text:span text:style-name="def3"><text:span text:style-name="T25">{</text:span></text:span></text:p>
          <text:p text:style-name="P92"><text:span text:style-name="def3"><text:span text:style-name="T25"><text:s text:c="4"/></text:span></text:span><text:span text:style-name="def3"><text:span text:style-name="T70">get</text:span></text:span><text:span text:style-name="def3"><text:span text:style-name="T25"> { </text:span></text:span><text:span text:style-name="def3"><text:span text:style-name="T70">return</text:span></text:span><text:span text:style-name="def3"><text:span text:style-name="T25"> (</text:span></text:span><text:span text:style-name="def3"><text:span text:style-name="T123">Person</text:span></text:span><text:span text:style-name="def3"><text:span text:style-name="T25">)peopleArray[x, 1]; }</text:span></text:span></text:p>
          <text:p text:style-name="P92"><text:span text:style-name="def3"><text:span text:style-name="T25"><text:s text:c="4"/></text:span></text:span><text:span text:style-name="def3"><text:span text:style-name="T70">set</text:span></text:span><text:span text:style-name="def3"><text:span text:style-name="T25"> { peopleArray[x, 1] = </text:span></text:span><text:span text:style-name="def3"><text:span text:style-name="T70">value</text:span></text:span><text:span text:style-name="def3"><text:span text:style-name="T25">; }</text:span></text:span></text:p>
          <text:p text:style-name="P92"><text:span text:style-name="def3"><text:span text:style-name="T25">}</text:span></text:span></text:p>
          <text:p text:style-name="P45"><text:span text:style-name="def3"/></text:p>
          <text:p text:style-name="P92"><text:span text:style-name="def3"><text:span text:style-name="T70">public</text:span></text:span><text:span text:style-name="def3"><text:span text:style-name="T25"> </text:span></text:span><text:span text:style-name="def3"><text:span text:style-name="T123">Person</text:span></text:span><text:span text:style-name="def3"><text:span text:style-name="T25"> </text:span></text:span><text:span text:style-name="def3"><text:span text:style-name="T70">this</text:span></text:span><text:span text:style-name="def3"><text:span text:style-name="T25">[</text:span></text:span><text:span text:style-name="def3"><text:span text:style-name="T70">int</text:span></text:span><text:span text:style-name="def3"><text:span text:style-name="T25"> x, </text:span></text:span><text:span text:style-name="def3"><text:span text:style-name="T70">int</text:span></text:span><text:span text:style-name="def3"><text:span text:style-name="T25"> y]</text:span></text:span></text:p>
          <text:p text:style-name="P92"><text:span text:style-name="def3"><text:span text:style-name="T25">{</text:span></text:span></text:p>
          <text:p text:style-name="P92"><text:span text:style-name="def3"><text:span text:style-name="T25"><text:s text:c="4"/></text:span></text:span><text:span text:style-name="def3"><text:span text:style-name="T70">get</text:span></text:span><text:span text:style-name="def3"><text:span text:style-name="T25"> { </text:span></text:span><text:span text:style-name="def3"><text:span text:style-name="T70">return</text:span></text:span><text:span text:style-name="def3"><text:span text:style-name="T25"> (</text:span></text:span><text:span text:style-name="def3"><text:span text:style-name="T123">Person</text:span></text:span><text:span text:style-name="def3"><text:span text:style-name="T25">)peopleArray[x,y]; }</text:span></text:span></text:p>
          <text:p text:style-name="P92"><text:span text:style-name="def3"><text:span text:style-name="T25"><text:s text:c="4"/></text:span></text:span><text:span text:style-name="def3"><text:span text:style-name="T70">set</text:span></text:span><text:span text:style-name="def3"><text:span text:style-name="T25"> { peopleArray[x, y] = </text:span></text:span><text:span text:style-name="def3"><text:span text:style-name="T70">value</text:span></text:span><text:span text:style-name="def3"><text:span text:style-name="T25">; }</text:span></text:span></text:p>
          <text:p text:style-name="P92"><text:span text:style-name="def3"><text:span text:style-name="T25">}</text:span></text:span></text:p>
        </text:list-item>
      </text:list>
      <text:p text:style-name="Standard"><text:span text:style-name="def3"><text:span text:style-name="T37"/></text:span></text:p>
      <text:p text:style-name="P11"><text:span text:style-name="def"><text:span text:style-name="T4">Przeciążanie op</text:span></text:span><text:span text:style-name="def"><text:span text:style-name="T3">e</text:span></text:span><text:span text:style-name="def"><text:span text:style-name="T4">ratorów</text:span></text:span></text:p>
      <text:list xml:id="list5838913780470186384" text:style-name="L28">
        <text:list-item>
          <text:p text:style-name="P99"><text:span text:style-name="def"><text:span text:style-name="T184">Można przeciążyć właściwie każdy operator poza []() i skrótowcami += etc, ale te ostatnie są automatycznie przeciążane po przeciążeniu ich składowych</text:span></text:span></text:p>
        </text:list-item>
        <text:list-item>
          <text:p text:style-name="P99"><text:span text:style-name="def"><text:span text:style-name="T184">Zastosowanie? Mogą np. służyć do dodawania obiektów z liczbowymi właściwościami, np. </text:span></text:span><text:span text:style-name="def2"><text:span text:style-name="T184">Point</text:span></text:span><text:span text:style-name="def"><text:span text:style-name="T184">. Można w ten sposób dodawać różne obiekty ,ale nie zawsze ma to sens np. dla klasy </text:span></text:span><text:span text:style-name="def2"><text:span text:style-name="T184">Person</text:span></text:span><text:span text:style-name="def"><text:span text:style-name="T184">.</text:span></text:span></text:p>
          <text:p text:style-name="P99"><text:span text:style-name="def3"><text:span text:style-name="T63">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Point</text:span></text:span><text:span text:style-name="def3"><text:span text:style-name="T25">{</text:span></text:span></text:p>
          <text:p text:style-name="P98"><text:span text:style-name="def3"><text:span text:style-name="T25"><text:s text:c="4"/></text:span></text:span><text:span text:style-name="def3"><text:span text:style-name="T70">public</text:span></text:span><text:span text:style-name="def3"><text:span text:style-name="T25"> </text:span></text:span><text:span text:style-name="def3"><text:span text:style-name="T70">int</text:span></text:span><text:span text:style-name="def3"><text:span text:style-name="T25"> x;</text:span></text:span></text:p>
          <text:p text:style-name="P98"><text:span text:style-name="def3"><text:span text:style-name="T25"><text:s text:c="4"/></text:span></text:span><text:span text:style-name="def3"><text:span text:style-name="T70">public</text:span></text:span><text:span text:style-name="def3"><text:span text:style-name="T25"> </text:span></text:span><text:span text:style-name="def3"><text:span text:style-name="T70">int</text:span></text:span><text:span text:style-name="def3"><text:span text:style-name="T25"> y;</text:span></text:span></text:p>
          <text:p text:style-name="P98"><text:span text:style-name="def3"><text:span text:style-name="T25"><text:s text:c="4"/></text:span></text:span><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123">Point</text:span></text:span><text:span text:style-name="def3"><text:span text:style-name="T25"> </text:span></text:span><text:span text:style-name="def3"><text:span text:style-name="T70">operator</text:span></text:span><text:span text:style-name="def3"><text:span text:style-name="T25"> +(</text:span></text:span><text:span text:style-name="def3"><text:span text:style-name="T123">Point</text:span></text:span><text:span text:style-name="def3"><text:span text:style-name="T25"> p1, </text:span></text:span><text:span text:style-name="def3"><text:span text:style-name="T123">Point</text:span></text:span><text:span text:style-name="def3"><text:span text:style-name="T25"> p2)</text:span></text:span></text:p>
          <text:p text:style-name="P98"><text:span text:style-name="def3"><text:span text:style-name="T25"><text:s text:c="4"/>{</text:span></text:span></text:p>
          <text:p text:style-name="P98"><text:span text:style-name="def3"><text:span text:style-name="T25"><text:s text:c="8"/></text:span></text:span><text:span text:style-name="def3"><text:span text:style-name="T70">return</text:span></text:span><text:span text:style-name="def3"><text:span text:style-name="T25"> </text:span></text:span><text:span text:style-name="def3"><text:span text:style-name="T70">new</text:span></text:span><text:span text:style-name="def3"><text:span text:style-name="T25"> </text:span></text:span><text:span text:style-name="def3"><text:span text:style-name="T123">Point</text:span></text:span><text:span text:style-name="def3"><text:span text:style-name="T25">() { x = p1.x + p2.x, y = p1.y + p2.y };</text:span></text:span></text:p>
          <text:p text:style-name="P98"><text:span text:style-name="def3"><text:span text:style-name="T25"><text:s text:c="4"/>}</text:span></text:span></text:p>
          <text:p text:style-name="P98"><text:span text:style-name="def3"><text:span text:style-name="T25"><text:s text:c="4"/></text:span></text:span><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123">Point</text:span></text:span><text:span text:style-name="def3"><text:span text:style-name="T25"> </text:span></text:span><text:span text:style-name="def3"><text:span text:style-name="T70">operator</text:span></text:span><text:span text:style-name="def3"><text:span text:style-name="T25"> *(</text:span></text:span><text:span text:style-name="def3"><text:span text:style-name="T123">Point</text:span></text:span><text:span text:style-name="def3"><text:span text:style-name="T25"> p1, </text:span></text:span><text:span text:style-name="def3"><text:span text:style-name="T70">int</text:span></text:span><text:span text:style-name="def3"><text:span text:style-name="T25"> mul)</text:span></text:span></text:p>
          <text:p text:style-name="P98"><text:span text:style-name="def3"><text:span text:style-name="T25"><text:s text:c="4"/>{</text:span></text:span></text:p>
          <text:p text:style-name="P98"><text:span text:style-name="def3"><text:span text:style-name="T25"><text:s text:c="8"/></text:span></text:span><text:span text:style-name="def3"><text:span text:style-name="T70">return</text:span></text:span><text:span text:style-name="def3"><text:span text:style-name="T25"> </text:span></text:span><text:span text:style-name="def3"><text:span text:style-name="T70">new</text:span></text:span><text:span text:style-name="def3"><text:span text:style-name="T25"> </text:span></text:span><text:span text:style-name="def3"><text:span text:style-name="T123">Point</text:span></text:span><text:span text:style-name="def3"><text:span text:style-name="T25">() { x = p1.x * mul, y = p1.y * mul };</text:span></text:span></text:p>
          <text:p text:style-name="P98"><text:span text:style-name="def3"><text:span text:style-name="T25"><text:s text:c="4"/>}</text:span></text:span></text:p>
          <text:p text:style-name="P98"><text:span text:style-name="def3"><text:span text:style-name="T25">}</text:span></text:span></text:p>
        </text:list-item>
        <text:list-item>
          <text:p text:style-name="P100"><text:span text:style-name="def"><text:span text:style-name="T185">jeśli chcemy mieś dowolną kolejność dla operatora * to musimy przeciążyć operator 2 razy</text:span></text:span></text:p>
        </text:list-item>
        <text:list-item>
          <text:p text:style-name="P100"><text:span text:style-name="def"><text:span text:style-name="T185">przeciążanie operatorów ++ i – – <text:s/>jest jedno a o wynik dba sam program</text:span></text:span></text:p>
        </text:list-item>
        <text:list-item>
          <text:p text:style-name="P100"><text:span text:style-name="def"><text:span text:style-name="T185">== i != najlepiej przeciążać przesłaniając metodę </text:span></text:span><text:span text:style-name="def2"><text:span text:style-name="T185">equals</text:span></text:span><text:span text:style-name="def"><text:span text:style-name="T185"> i używając jej tak:</text:span></text:span></text:p>
          <text:list>
            <text:list-header>
              <text:p text:style-name="P100"><text:span text:style-name="def3"><text:span text:style-name="T79">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bool</text:span></text:span><text:span text:style-name="def3"><text:span text:style-name="T25"> </text:span></text:span><text:span text:style-name="def3"><text:span text:style-name="T70">operator</text:span></text:span><text:span text:style-name="def3"><text:span text:style-name="T25"> ==(</text:span></text:span><text:span text:style-name="def3"><text:span text:style-name="T123">Point</text:span></text:span><text:span text:style-name="def3"><text:span text:style-name="T25"> p1, </text:span></text:span><text:span text:style-name="def3"><text:span text:style-name="T123">Point</text:span></text:span><text:span text:style-name="def3"><text:span text:style-name="T25"> p2)</text:span></text:span></text:p>
              <text:p text:style-name="P98"><text:span text:style-name="def3"><text:span text:style-name="T25"><text:s text:c="4"/>{</text:span></text:span></text:p>
              <text:p text:style-name="P98"><text:soft-page-break/><text:span text:style-name="def3"><text:span text:style-name="T25"><text:s text:c="8"/></text:span></text:span><text:span text:style-name="def3"><text:span text:style-name="T70">return</text:span></text:span><text:span text:style-name="def3"><text:span text:style-name="T25"> p1.</text:span></text:span><text:span text:style-name="def3"><text:span text:style-name="T38">Equals(</text:span></text:span><text:span text:style-name="def3"><text:span text:style-name="T25">p2</text:span></text:span><text:span text:style-name="def3"><text:span text:style-name="T38">)</text:span></text:span><text:span text:style-name="def3"><text:span text:style-name="T25">;</text:span></text:span></text:p>
              <text:p text:style-name="P98"><text:span text:style-name="def3"><text:span text:style-name="T25"><text:s text:c="4"/>}</text:span></text:span></text:p>
              <text:p text:style-name="P98"><text:span text:style-name="def3"><text:span text:style-name="T25"><text:s text:c="4"/></text:span></text:span><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bool</text:span></text:span><text:span text:style-name="def3"><text:span text:style-name="T25"> </text:span></text:span><text:span text:style-name="def3"><text:span text:style-name="T70">operator</text:span></text:span><text:span text:style-name="def3"><text:span text:style-name="T25"> !=(</text:span></text:span><text:span text:style-name="def3"><text:span text:style-name="T123">Point</text:span></text:span><text:span text:style-name="def3"><text:span text:style-name="T25"> p1, </text:span></text:span><text:span text:style-name="def3"><text:span text:style-name="T123">Point</text:span></text:span><text:span text:style-name="def3"><text:span text:style-name="T25"> p2)</text:span></text:span></text:p>
              <text:p text:style-name="P98"><text:span text:style-name="def3"><text:span text:style-name="T25"><text:s text:c="4"/>{</text:span></text:span></text:p>
              <text:p text:style-name="P100"><text:span text:style-name="def3"><text:span text:style-name="T25"><text:s text:c="8"/></text:span></text:span><text:span text:style-name="def3"><text:span text:style-name="T70">return</text:span></text:span><text:span text:style-name="def3"><text:span text:style-name="T25"> !p1.</text:span></text:span><text:span text:style-name="def3"><text:span text:style-name="T38">Equals(</text:span></text:span><text:span text:style-name="def3"><text:span text:style-name="T25">p2</text:span></text:span><text:span text:style-name="def3"><text:span text:style-name="T38">)</text:span></text:span><text:span text:style-name="def3"><text:span text:style-name="T25">;</text:span></text:span></text:p>
              <text:p text:style-name="P98"><text:span text:style-name="def3"><text:span text:style-name="T25"><text:s text:c="4"/>}</text:span></text:span></text:p>
              <text:p text:style-name="P101"><text:span text:style-name="def3"><text:span text:style-name="T39">}</text:span></text:span></text:p>
            </text:list-header>
            <text:list-item>
              <text:p text:style-name="P100"><text:span text:style-name="def"><text:span text:style-name="T185">OBA operatory MUSZĄ być przeciążone jednocześnie</text:span></text:span></text:p>
            </text:list-item>
          </text:list>
        </text:list-item>
        <text:list-item>
          <text:p text:style-name="P100"><text:span text:style-name="def"><text:span text:style-name="T185">operatory &lt; <text:s/>&lt;= ect najlepiej przeciążać implementując </text:span></text:span><text:span text:style-name="def2"><text:span text:style-name="T185">Icomparable</text:span></text:span><text:span text:style-name="def"><text:span text:style-name="T185">. </text:span></text:span></text:p>
          <text:list>
            <text:list-item>
              <text:p text:style-name="P98"><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bool</text:span></text:span><text:span text:style-name="def3"><text:span text:style-name="T25"> </text:span></text:span><text:span text:style-name="def3"><text:span text:style-name="T70">operator</text:span></text:span><text:span text:style-name="def3"><text:span text:style-name="T25"> &lt;(</text:span></text:span><text:span text:style-name="def3"><text:span text:style-name="T123">Point</text:span></text:span><text:span text:style-name="def3"><text:span text:style-name="T25"> p1, </text:span></text:span><text:span text:style-name="def3"><text:span text:style-name="T123">Point</text:span></text:span><text:span text:style-name="def3"><text:span text:style-name="T25"> p2)</text:span></text:span></text:p>
              <text:p text:style-name="P149"><text:span text:style-name="def3"><text:span text:style-name="T25">{</text:span></text:span></text:p>
              <text:p text:style-name="P149"><text:span text:style-name="def3"><text:span text:style-name="T25"><text:s text:c="3"/></text:span></text:span><text:span text:style-name="def3"><text:span text:style-name="T70">return</text:span></text:span><text:span text:style-name="def3"><text:span text:style-name="T25"> p1.CompareTo(p2) &gt; 0;</text:span></text:span></text:p>
              <text:p text:style-name="P149"><text:span text:style-name="def3"><text:span text:style-name="T25">}</text:span></text:span></text:p>
            </text:list-item>
            <text:list-item>
              <text:p text:style-name="P101"><text:span text:style-name="def"><text:span text:style-name="T186">oba operatory &lt; &gt; muszą być przeciążone jednocześnie</text:span></text:span></text:p>
            </text:list-item>
          </text:list>
        </text:list-item>
      </text:list>
      <text:p text:style-name="P12"><text:span text:style-name="def"><text:span text:style-name="T185"/></text:span></text:p>
      <text:p text:style-name="P13"><text:span text:style-name="def"><text:span text:style-name="T3">Niestandardowe metody konwersji</text:span></text:span></text:p>
      <text:p text:style-name="P13"><text:span text:style-name="def"><text:span text:style-name="T187">Pozwalają np. na konwersję </text:span></text:span><text:span text:style-name="def2"><text:span text:style-name="T187">Square</text:span></text:span><text:span text:style-name="def"><text:span text:style-name="T187"> do </text:span></text:span><text:span text:style-name="def2"><text:span text:style-name="T187">Rectangle</text:span></text:span><text:span text:style-name="def"><text:span text:style-name="T187">.</text:span></text:span></text:p>
      <text:list xml:id="list648888781849388375" text:style-name="L29">
        <text:list-item>
          <text:p text:style-name="P103"><text:span text:style-name="def3"><text:span text:style-name="T80">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Square</text:span></text:span></text:p>
          <text:p text:style-name="P102"><text:span text:style-name="def3"><text:span text:style-name="T25">{</text:span></text:span></text:p>
          <text:p text:style-name="P150"><text:span text:style-name="def3"><text:span text:style-name="T70">public</text:span></text:span><text:span text:style-name="def3"><text:span text:style-name="T25"> </text:span></text:span><text:span text:style-name="def3"><text:span text:style-name="T70">int</text:span></text:span><text:span text:style-name="def3"><text:span text:style-name="T25"> a;</text:span></text:span></text:p>
          <text:p text:style-name="P102"><text:span text:style-name="def3"><text:span text:style-name="T25">}</text:span></text:span></text:p>
          <text:p text:style-name="P46"><text:span text:style-name="def3"/></text:p>
          <text:p text:style-name="P102"><text:span text:style-name="def3"><text:span text:style-name="T70">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Rectangle</text:span></text:span></text:p>
          <text:p text:style-name="P102"><text:span text:style-name="def3"><text:span text:style-name="T25">{</text:span></text:span></text:p>
          <text:p text:style-name="P150"><text:span text:style-name="def3"><text:span text:style-name="T70">public</text:span></text:span><text:span text:style-name="def3"><text:span text:style-name="T25"> </text:span></text:span><text:span text:style-name="def3"><text:span text:style-name="T70">int</text:span></text:span><text:span text:style-name="def3"><text:span text:style-name="T25"> x;</text:span></text:span></text:p>
          <text:p text:style-name="P150"><text:span text:style-name="def3"><text:span text:style-name="T70">public</text:span></text:span><text:span text:style-name="def3"><text:span text:style-name="T25"> </text:span></text:span><text:span text:style-name="def3"><text:span text:style-name="T70">int</text:span></text:span><text:span text:style-name="def3"><text:span text:style-name="T25"> y;</text:span></text:span></text:p>
          <text:p text:style-name="P150"><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explicit</text:span></text:span><text:span text:style-name="def3"><text:span text:style-name="T25"> </text:span></text:span><text:span text:style-name="def3"><text:span text:style-name="T70">operator</text:span></text:span><text:span text:style-name="def3"><text:span text:style-name="T25"> </text:span></text:span><text:span text:style-name="def3"><text:span text:style-name="T123">Rectangle</text:span></text:span><text:span text:style-name="def3"><text:span text:style-name="T25">(</text:span></text:span><text:span text:style-name="def3"><text:span text:style-name="T123">Square</text:span></text:span><text:span text:style-name="def3"><text:span text:style-name="T25"> s)</text:span></text:span></text:p>
          <text:p text:style-name="P150"><text:span text:style-name="def3"><text:span text:style-name="T25">{</text:span></text:span></text:p>
          <text:p text:style-name="P158"><text:span text:style-name="def3"><text:span text:style-name="T123">Rectangle</text:span></text:span><text:span text:style-name="def3"><text:span text:style-name="T25"> r = </text:span></text:span><text:span text:style-name="def3"><text:span text:style-name="T70">new</text:span></text:span><text:span text:style-name="def3"><text:span text:style-name="T25"> </text:span></text:span><text:span text:style-name="def3"><text:span text:style-name="T123">Rectangle</text:span></text:span><text:span text:style-name="def3"><text:span text:style-name="T25">();</text:span></text:span></text:p>
          <text:p text:style-name="P158"><text:span text:style-name="def3"><text:span text:style-name="T25">r.x = s.a;</text:span></text:span></text:p>
          <text:p text:style-name="P158"><text:span text:style-name="def3"><text:span text:style-name="T25">r.y = s.a;</text:span></text:span></text:p>
          <text:p text:style-name="P158"><text:span text:style-name="def3"><text:span text:style-name="T70">return</text:span></text:span><text:span text:style-name="def3"><text:span text:style-name="T25"> r;</text:span></text:span></text:p>
          <text:p text:style-name="P150"><text:span text:style-name="def3"><text:span text:style-name="T25">}</text:span></text:span></text:p>
          <text:p text:style-name="P102"><text:span text:style-name="def3"><text:span text:style-name="T25">}</text:span></text:span></text:p>
        </text:list-item>
        <text:list-item>
          <text:p text:style-name="P104"><text:span text:style-name="def3"><text:span text:style-name="T40">jeśli zamiast </text:span></text:span><text:span text:style-name="def3"><text:span text:style-name="T81">explicit</text:span></text:span><text:span text:style-name="def3"><text:span text:style-name="T40"> użyjemy </text:span></text:span><text:span text:style-name="def3"><text:span text:style-name="T81">implicit</text:span></text:span><text:span text:style-name="def3"><text:span text:style-name="T40"> to mamy JAWNĄ i NIEJAWNĄ konwersję jednocześnie</text:span></text:span></text:p>
        </text:list-item>
      </text:list>
      <text:p text:style-name="P13"><text:span text:style-name="def3"><text:span text:style-name="T132"/></text:span></text:p>
      <text:p text:style-name="P14"><text:span text:style-name="def"><text:span text:style-name="T6">Metody rozszerzające </text:span></text:span><text:span text:style-name="def"><text:span text:style-name="T111">(coś jak helpery)</text:span></text:span></text:p>
      <text:list xml:id="list950529464079247521" text:style-name="L30">
        <text:list-item>
          <text:p text:style-name="P106"><text:span text:style-name="def"><text:span text:style-name="T111">można „wlocie” dodawać nowe metody do przekompilowanych typów.</text:span></text:span></text:p>
        </text:list-item>
        <text:list-item>
          <text:p text:style-name="P106"><text:span text:style-name="def"><text:span text:style-name="T111">Muszą znajdować się w klasach statycznych <text:s/>i być opatrzone tokenem </text:span></text:span><text:span text:style-name="def2"><text:span text:style-name="T111">static</text:span></text:span></text:p>
        </text:list-item>
        <text:list-item>
          <text:p text:style-name="P106"><text:span text:style-name="def"><text:span text:style-name="T111">oznakowane są jako rozszerzające, gdy pierwszy parametr to </text:span></text:span><text:span text:style-name="def2"><text:span text:style-name="T111">this</text:span></text:span><text:span text:style-name="def"><text:span text:style-name="T111">, </text:span></text:span><text:span text:style-name="def"><text:span text:style-name="T112">a reszta dowolna</text:span></text:span></text:p>
        </text:list-item>
        <text:list-item>
          <text:p text:style-name="P106"><text:span text:style-name="def3"><text:span text:style-name="T64">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class</text:span></text:span><text:span text:style-name="def3"><text:span text:style-name="T25"> </text:span></text:span><text:span text:style-name="def3"><text:span text:style-name="T123">ExtMethodsClass</text:span></text:span></text:p>
          <text:p text:style-name="P105"><text:span text:style-name="def3"><text:span text:style-name="T25">{</text:span></text:span></text:p>
          <text:p text:style-name="P151"><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int</text:span></text:span><text:span text:style-name="def3"><text:span text:style-name="T25"> ReverseDigits(</text:span></text:span><text:span text:style-name="def3"><text:span text:style-name="T70">this</text:span></text:span><text:span text:style-name="def3"><text:span text:style-name="T25"> </text:span></text:span><text:span text:style-name="def3"><text:span text:style-name="T70">int</text:span></text:span><text:span text:style-name="def3"><text:span text:style-name="T25"> i)</text:span></text:span></text:p>
          <text:p text:style-name="P151"><text:span text:style-name="def3"><text:span text:style-name="T25">{</text:span></text:span></text:p>
          <text:p text:style-name="P159"><text:span text:style-name="defZiel">/*</text:span><text:span text:style-name="defZiel"><text:span text:style-name="T188">kod odwracania</text:span></text:span><text:span text:style-name="defZiel">*/</text:span></text:p>
          <text:p text:style-name="P151"><text:span text:style-name="def3"><text:span text:style-name="T25">}</text:span></text:span></text:p>
          <text:p text:style-name="P105"><text:span text:style-name="def3"><text:span text:style-name="T25">}</text:span></text:span></text:p>
          <text:p text:style-name="P47"><text:span text:style-name="def3">...</text:span></text:p>
          <text:p text:style-name="P105"><text:span text:style-name="def3"><text:span text:style-name="T70">int</text:span></text:span><text:span text:style-name="def3"><text:span text:style-name="T25"> u = y.ReverseDigits();</text:span></text:span></text:p>
        </text:list-item>
        <text:list-item>
          <text:p text:style-name="P107"><text:span text:style-name="def2"><text:span text:style-name="T189">this</text:span></text:span><text:span text:style-name="def3"><text:span text:style-name="T41"> nie jest przekazywane jako </text:span></text:span><text:span text:style-name="def2"><text:span text:style-name="T189">ref</text:span></text:span><text:span text:style-name="def3"><text:span text:style-name="T41">, więc przypisanie czegoś do </text:span></text:span><text:span text:style-name="def2"><text:span text:style-name="T189">i</text:span></text:span><text:span text:style-name="def3"><text:span text:style-name="T41"> jest tylko przypisaniem do kopii i nie będzie miało znaczenia poza zasięgiem metody rozszerzającej. Aby móc to obejść trzeba przekazać int ponownie jako </text:span></text:span><text:span text:style-name="def2"><text:span text:style-name="T189">ref</text:span></text:span></text:p>
        </text:list-item>
        <text:list-item>
          <text:p text:style-name="P107"><text:span text:style-name="def3"><text:span text:style-name="T82">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int</text:span></text:span><text:span text:style-name="def3"><text:span text:style-name="T25"> ReverseDigits(</text:span></text:span><text:span text:style-name="def3"><text:span text:style-name="T70">this</text:span></text:span><text:span text:style-name="def3"><text:span text:style-name="T25"> </text:span></text:span><text:span text:style-name="def3"><text:span text:style-name="T70">int</text:span></text:span><text:span text:style-name="def3"><text:span text:style-name="T25"> i, </text:span></text:span><text:span text:style-name="def3"><text:span text:style-name="T70">ref</text:span></text:span><text:span text:style-name="def3"><text:span text:style-name="T25"> </text:span></text:span><text:span text:style-name="def3"><text:span text:style-name="T70">int</text:span></text:span><text:span text:style-name="def3"><text:span text:style-name="T25"> self)</text:span></text:span><text:span text:style-name="def3"><text:span text:style-name="T41">{</text:span></text:span><text:span text:style-name="defZiel"><text:span text:style-name="T189"> /*działaj na self*/</text:span></text:span><text:span text:style-name="def3"><text:span text:style-name="T41"> }</text:span></text:span></text:p>
          <text:p text:style-name="P107"><text:span text:style-name="def3"><text:span text:style-name="T82">int</text:span></text:span><text:span text:style-name="def3"><text:span text:style-name="T25"> u = y.ReverseDigits(</text:span></text:span><text:span text:style-name="def3"><text:span text:style-name="T70">ref</text:span></text:span><text:span text:style-name="def3"><text:span text:style-name="T25"> y);</text:span></text:span></text:p>
        </text:list-item>
        <text:list-item>
          <text:p text:style-name="P108"><text:span text:style-name="def"><text:span text:style-name="T188">klasa i metoda jest </text:span></text:span><text:span text:style-name="def2"><text:span text:style-name="T188">static</text:span></text:span><text:span text:style-name="def"><text:span text:style-name="T188">, więc można wywołać ją statycznie</text:span></text:span></text:p>
        </text:list-item>
        <text:list-item>
          <text:p text:style-name="P107"><text:span text:style-name="def"><text:span text:style-name="T189">metody ROZSZERZAJĄ a nie DZIEDZICZĄ więc nie mają dostępu do zmiennych z zasięgu </text:span></text:span><text:span text:style-name="def2"><text:span text:style-name="T189">y</text:span></text:span><text:span text:style-name="def"><text:span text:style-name="T189">, tylko do parametrów</text:span></text:span></text:p>
        </text:list-item>
        <text:list-item>
          <text:p text:style-name="P107"><text:span text:style-name="def"><text:span text:style-name="T189">metody ograniczają się do zasięgu w którym zostały zdefiniowane, więc, aby użyć ich w </text:span></text:span><text:soft-page-break/><text:span text:style-name="def"><text:span text:style-name="T189">inny miejscy należy je zaimportować używając </text:span></text:span><text:span text:style-name="def2"><text:span text:style-name="T189">using</text:span></text:span><text:span text:style-name="def"><text:span text:style-name="T189">. Dlatego warto takie metody (jeśli mają być używane w wielu miejscach) zdefiniować w osobnym pliku lub bibliotece.</text:span></text:span></text:p>
        </text:list-item>
      </text:list>
      <text:p text:style-name="P15"><text:span text:style-name="def"><text:span text:style-name="T189"/></text:span></text:p>
      <text:p text:style-name="P15"><text:span text:style-name="def"><text:span text:style-name="T7">Rozszerzanie interfejsów</text:span></text:span></text:p>
      <text:list xml:id="list5650090881530673770" text:style-name="L31">
        <text:list-item>
          <text:p text:style-name="P110"><text:span text:style-name="def3"><text:span text:style-name="T67">public</text:span></text:span><text:span text:style-name="def3"><text:span text:style-name="T25"> </text:span></text:span><text:span text:style-name="def3"><text:span text:style-name="T70">interface</text:span></text:span><text:span text:style-name="def3"><text:span text:style-name="T25"> </text:span></text:span><text:span text:style-name="def3"><text:span text:style-name="T123">IBasicMath</text:span></text:span></text:p>
          <text:p text:style-name="P109"><text:span text:style-name="def3"><text:span text:style-name="T25">{</text:span></text:span></text:p>
          <text:p text:style-name="P152"><text:span text:style-name="def3"><text:span text:style-name="T70">int</text:span></text:span><text:span text:style-name="def3"><text:span text:style-name="T25"> Add(</text:span></text:span><text:span text:style-name="def3"><text:span text:style-name="T70">int</text:span></text:span><text:span text:style-name="def3"><text:span text:style-name="T25"> x, </text:span></text:span><text:span text:style-name="def3"><text:span text:style-name="T70">int</text:span></text:span><text:span text:style-name="def3"><text:span text:style-name="T25"> y);</text:span></text:span></text:p>
          <text:p text:style-name="P109"><text:span text:style-name="def3"><text:span text:style-name="T25">}</text:span></text:span></text:p>
          <text:p text:style-name="P48"><text:span text:style-name="def3"/></text:p>
          <text:p text:style-name="P109"><text:span text:style-name="def3"><text:span text:style-name="T70">public</text:span></text:span><text:span text:style-name="def3"><text:span text:style-name="T25"> </text:span></text:span><text:span text:style-name="def3"><text:span text:style-name="T70">class</text:span></text:span><text:span text:style-name="def3"><text:span text:style-name="T25"> </text:span></text:span><text:span text:style-name="def3"><text:span text:style-name="T123">BasicIntMath</text:span></text:span><text:span text:style-name="def3"><text:span text:style-name="T25">:</text:span></text:span><text:span text:style-name="def3"><text:span text:style-name="T123">IBasicMath</text:span></text:span></text:p>
          <text:p text:style-name="P109"><text:span text:style-name="def3"><text:span text:style-name="T25">{</text:span></text:span></text:p>
          <text:p text:style-name="P152"><text:span text:style-name="def3"><text:span text:style-name="T70">public</text:span></text:span><text:span text:style-name="def3"><text:span text:style-name="T25"> </text:span></text:span><text:span text:style-name="def3"><text:span text:style-name="T70">int</text:span></text:span><text:span text:style-name="def3"><text:span text:style-name="T25"> Add(</text:span></text:span><text:span text:style-name="def3"><text:span text:style-name="T70">int</text:span></text:span><text:span text:style-name="def3"><text:span text:style-name="T25"> x, </text:span></text:span><text:span text:style-name="def3"><text:span text:style-name="T70">int</text:span></text:span><text:span text:style-name="def3"><text:span text:style-name="T25"> y)</text:span></text:span></text:p>
          <text:p text:style-name="P152"><text:span text:style-name="def3"><text:span text:style-name="T25">{</text:span></text:span></text:p>
          <text:p text:style-name="P160"><text:span text:style-name="def3"><text:span text:style-name="T70">return</text:span></text:span><text:span text:style-name="def3"><text:span text:style-name="T25"> x + y;</text:span></text:span></text:p>
          <text:p text:style-name="P152"><text:span text:style-name="def3"><text:span text:style-name="T25">}</text:span></text:span></text:p>
          <text:p text:style-name="P109"><text:span text:style-name="def3"><text:span text:style-name="T25">}</text:span></text:span></text:p>
          <text:p text:style-name="P48"><text:span text:style-name="def3"/></text:p>
          <text:p text:style-name="P109"><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class</text:span></text:span><text:span text:style-name="def3"><text:span text:style-name="T25"> </text:span></text:span><text:span text:style-name="def3"><text:span text:style-name="T123">mAthExt</text:span></text:span></text:p>
          <text:p text:style-name="P109"><text:span text:style-name="def3"><text:span text:style-name="T25">{</text:span></text:span></text:p>
          <text:p text:style-name="P152"><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int</text:span></text:span><text:span text:style-name="def3"><text:span text:style-name="T25"> Subst(</text:span></text:span><text:span text:style-name="def3"><text:span text:style-name="T70">this</text:span></text:span><text:span text:style-name="def3"><text:span text:style-name="T25"> </text:span></text:span><text:span text:style-name="def3"><text:span text:style-name="T123">IBasicMath</text:span></text:span><text:span text:style-name="def3"><text:span text:style-name="T25"> ibm, </text:span></text:span><text:span text:style-name="def3"><text:span text:style-name="T70">int</text:span></text:span><text:span text:style-name="def3"><text:span text:style-name="T25"> x, </text:span></text:span><text:span text:style-name="def3"><text:span text:style-name="T70">int</text:span></text:span><text:span text:style-name="def3"><text:span text:style-name="T25"> y)</text:span></text:span></text:p>
          <text:p text:style-name="P152"><text:span text:style-name="def3"><text:span text:style-name="T25">{</text:span></text:span></text:p>
          <text:p text:style-name="P160"><text:span text:style-name="def3"><text:span text:style-name="T70">return</text:span></text:span><text:span text:style-name="def3"><text:span text:style-name="T25"> x – y; </text:span></text:span><text:span text:style-name="defZiel">/*</text:span><text:span text:style-name="defZiel"><text:span text:style-name="T190">rozszerzenie interfejsu MUSI mieś implementację</text:span></text:span><text:span text:style-name="defZiel">*/</text:span></text:p>
          <text:p text:style-name="P152"><text:span text:style-name="def3"><text:span text:style-name="T25">}</text:span></text:span></text:p>
          <text:p text:style-name="P109"><text:span text:style-name="def3"><text:span text:style-name="T25">}</text:span></text:span></text:p>
          <text:p text:style-name="P48"><text:span text:style-name="def3">...</text:span></text:p>
          <text:p text:style-name="P109"><text:span text:style-name="def3"><text:span text:style-name="T25">BasicIntMath bim = </text:span></text:span><text:span text:style-name="def3"><text:span text:style-name="T70">new</text:span></text:span><text:span text:style-name="def3"><text:span text:style-name="T25"> BasicIntMath();</text:span></text:span></text:p>
          <text:p text:style-name="P109"><text:span text:style-name="def3"><text:span text:style-name="T70">int</text:span></text:span><text:span text:style-name="def3"><text:span text:style-name="T25"> y = bim.Subst(1, 2);</text:span></text:span></text:p>
          <text:p text:style-name="P110"><text:span text:style-name="def3"><text:span text:style-name="T189"/></text:span></text:p>
        </text:list-item>
        <text:list-item>
          <text:p text:style-name="P110"><text:span text:style-name="def"><text:span text:style-name="T189">Rozszerzenia interfejsów MUSZĄ mieć implementację!</text:span></text:span></text:p>
        </text:list-item>
      </text:list>
      <text:list xml:id="list29677151" text:continue-list="list950529464079247521" text:style-name="L30">
        <text:list-header>
          <text:p text:style-name="P106"><text:span text:style-name="def"><text:span text:style-name="T111"/></text:span></text:p>
        </text:list-header>
      </text:list>
      <text:p text:style-name="P16"><text:span text:style-name="def"><text:span text:style-name="T113">Metody częściowe</text:span></text:span></text:p>
      <text:p text:style-name="P16"><text:span text:style-name="def"><text:span text:style-name="T113">Definicja i implementacja metod zapisana w różnych plikach.</text:span></text:span></text:p>
      <text:list xml:id="list7317429559924799691" text:style-name="L32">
        <text:list-item>
          <text:p text:style-name="P112"><text:span text:style-name="def"><text:span text:style-name="T113">Można je definiować tylko w klasie częściowej</text:span></text:span></text:p>
        </text:list-item>
        <text:list-item>
          <text:p text:style-name="P112"><text:span text:style-name="def"><text:span text:style-name="T113">ZAWSZE zwracają </text:span></text:span><text:span text:style-name="def2"><text:span text:style-name="T113">void</text:span></text:span></text:p>
        </text:list-item>
        <text:list-item>
          <text:p text:style-name="P112"><text:span text:style-name="def"><text:span text:style-name="T113">NIE MOGĄ mieć parametrów </text:span></text:span><text:span text:style-name="def2"><text:span text:style-name="T113">out</text:span></text:span></text:p>
        </text:list-item>
        <text:list-item>
          <text:p text:style-name="P112"><text:span text:style-name="def"><text:span text:style-name="T113">są zawsze niejawnie prywatne</text:span></text:span></text:p>
        </text:list-item>
        <text:list-item>
          <text:p text:style-name="P112"><text:span text:style-name="def"><text:span text:style-name="T113">w czasie kompilacji zostaną usunięte jeśli nie znajdziemy ich implementacji</text:span></text:span></text:p>
        </text:list-item>
        <text:list-item>
          <text:p text:style-name="P168"><text:span text:style-name="def3"><text:span text:style-name="T83">partial</text:span></text:span><text:span text:style-name="def3"><text:span text:style-name="T25"> </text:span></text:span><text:span text:style-name="def3"><text:span text:style-name="T70">class</text:span></text:span><text:span text:style-name="def3"><text:span text:style-name="T25"> </text:span></text:span><text:span text:style-name="def3"><text:span text:style-name="T123">TestClass</text:span></text:span></text:p>
          <text:p text:style-name="P111"><text:span text:style-name="def3"><text:span text:style-name="T25">{</text:span></text:span></text:p>
          <text:p text:style-name="P153"><text:span text:style-name="def3"><text:span text:style-name="T70">partial</text:span></text:span><text:span text:style-name="def3"><text:span text:style-name="T25"> </text:span></text:span><text:span text:style-name="def3"><text:span text:style-name="T70">void</text:span></text:span><text:span text:style-name="def3"><text:span text:style-name="T25"> TestMethod(</text:span></text:span><text:span text:style-name="def3"><text:span text:style-name="T70">string</text:span></text:span><text:span text:style-name="def3"><text:span text:style-name="T25"> s);</text:span></text:span></text:p>
          <text:p text:style-name="P111"><text:span text:style-name="def3"><text:span text:style-name="T25">}</text:span></text:span></text:p>
          <text:p text:style-name="P49"><text:span text:style-name="def3"/></text:p>
          <text:p text:style-name="P111"><text:span text:style-name="def3"><text:span text:style-name="T70">partial</text:span></text:span><text:span text:style-name="def3"><text:span text:style-name="T25"> </text:span></text:span><text:span text:style-name="def3"><text:span text:style-name="T70">class</text:span></text:span><text:span text:style-name="def3"><text:span text:style-name="T25"> </text:span></text:span><text:span text:style-name="def3"><text:span text:style-name="T123">TestClass</text:span></text:span></text:p>
          <text:p text:style-name="P111"><text:span text:style-name="def3"><text:span text:style-name="T25">{</text:span></text:span></text:p>
          <text:p text:style-name="P153"><text:span text:style-name="def3"><text:span text:style-name="T70">partial</text:span></text:span><text:span text:style-name="def3"><text:span text:style-name="T25"> </text:span></text:span><text:span text:style-name="def3"><text:span text:style-name="T70">void</text:span></text:span><text:span text:style-name="def3"><text:span text:style-name="T25"> TestMethod(</text:span></text:span><text:span text:style-name="def3"><text:span text:style-name="T70">string</text:span></text:span><text:span text:style-name="def3"><text:span text:style-name="T25"> s)</text:span></text:span></text:p>
          <text:p text:style-name="P153"><text:span text:style-name="def3"><text:span text:style-name="T25">{</text:span></text:span></text:p>
          <text:p text:style-name="P161"><text:span text:style-name="def3"><text:span text:style-name="T94">/*obsłuż s*/</text:span></text:span></text:p>
          <text:p text:style-name="P153"><text:span text:style-name="def3"><text:span text:style-name="T25">}</text:span></text:span></text:p>
          <text:p text:style-name="P111"><text:span text:style-name="def3"><text:span text:style-name="T25">}</text:span></text:span></text:p>
        </text:list-item>
        <text:list-item>
          <text:p text:style-name="P112"><text:span text:style-name="def"><text:span text:style-name="T191">to dział trochę jak opcjonalne kompilowanie kodu</text:span></text:span></text:p>
        </text:list-item>
        <text:list-item>
          <text:p text:style-name="P112"><text:span text:style-name="def"><text:span text:style-name="T191">Jedna osoba może przygotować szkielet działania klasy, a inna (w osobnym pliku) zaimplementować poszczególne metody</text:span></text:span></text:p>
        </text:list-item>
        <text:list-item>
          <text:p text:style-name="P112"><text:span text:style-name="def"><text:span text:style-name="T191">Może służyć do tworzenia „lekkich zdarzeń”, które mogą, ale nie muszą być implementowane (</text:span></text:span><text:span text:style-name="def2"><text:span text:style-name="T191">OnExit</text:span></text:span><text:span text:style-name="def3"><text:span text:style-name="T42">, </text:span></text:span><text:span text:style-name="def2"><text:span text:style-name="T191">OnShow</text:span></text:span><text:span text:style-name="def3"><text:span text:style-name="T42"> </text:span></text:span><text:span text:style-name="def"><text:span text:style-name="T191">etc.)</text:span></text:span></text:p>
        </text:list-item>
      </text:list>
      <text:p text:style-name="P28"><text:span text:style-name="def3"><text:span text:style-name="T133"/></text:span></text:p>
      <text:p text:style-name="P22"><text:span text:style-name="def"><text:span text:style-name="T114">Klasy anonimowe</text:span></text:span></text:p>
      <text:p text:style-name="P22"><text:span text:style-name="def"><text:span text:style-name="T114">Służą do definiowania „w locie” prostych klas, np. takich, które służą jako pojemniki z wieloma prywatnymi właściwościami ich zmiennymi i metodami </text:span></text:span><text:span text:style-name="def2"><text:span text:style-name="T114">ToString, GetHashCode, Equals</text:span></text:span></text:p>
      <text:list xml:id="list5177997656568267197" text:style-name="L33">
        <text:list-item>
          <text:p text:style-name="P114"><text:soft-page-break/><text:span text:style-name="def3"><text:span text:style-name="T65">var</text:span></text:span><text:span text:style-name="def3"><text:span text:style-name="T25"> myCar = </text:span></text:span><text:span text:style-name="def3"><text:span text:style-name="T70">new</text:span></text:span><text:span text:style-name="def3"><text:span text:style-name="T25"> {Color=</text:span></text:span><text:span text:style-name="def3"><text:span text:style-name="T104">"red"</text:span></text:span><text:span text:style-name="def3"><text:span text:style-name="T25">, speed=7};</text:span></text:span></text:p>
          <text:p text:style-name="P113"><text:span text:style-name="def3"><text:span text:style-name="T123">String</text:span></text:span><text:span text:style-name="def3"><text:span text:style-name="T25"> col = myCar.Color;</text:span></text:span></text:p>
        </text:list-item>
        <text:list-item>
          <text:p text:style-name="P114"><text:span text:style-name="def"><text:span text:style-name="T192">wywodzą się z System.Object</text:span></text:span></text:p>
        </text:list-item>
        <text:list-item>
          <text:p text:style-name="P114"><text:span text:style-name="def"><text:span text:style-name="T192">dostają:</text:span></text:span></text:p>
          <text:list>
            <text:list-item>
              <text:p text:style-name="P114"><text:span text:style-name="def2"><text:span text:style-name="T192">ToString</text:span></text:span><text:span text:style-name="def3"><text:span text:style-name="T43"> – </text:span></text:span><text:span text:style-name="def"><text:span text:style-name="T192">oddaje ciąg </text:span></text:span><text:span text:style-name="def2"><text:span text:style-name="T192">key</text:span></text:span><text:span text:style-name="def"><text:span text:style-name="T192">/</text:span></text:span><text:span text:style-name="def2"><text:span text:style-name="T192">val</text:span></text:span><text:span text:style-name="def"><text:span text:style-name="T192"> zdefiniowanych właściwości</text:span></text:span></text:p>
            </text:list-item>
            <text:list-item>
              <text:p text:style-name="P114"><text:span text:style-name="def2"><text:span text:style-name="T192">Equals</text:span></text:span><text:span text:style-name="def"><text:span text:style-name="T192"> – porównuje wartości właściwości (dla obiektów we właściwościach porównuje ich adresy, czyli używa ==)</text:span></text:span></text:p>
            </text:list-item>
            <text:list-item>
              <text:p text:style-name="P114"><text:span text:style-name="def2"><text:span text:style-name="T192">GetHashCode</text:span></text:span><text:span text:style-name="def"><text:span text:style-name="T192"> – dwa obiekty anonimowych klas, które są </text:span></text:span><text:span text:style-name="def2"><text:span text:style-name="T192">Equals</text:span></text:span><text:span text:style-name="def"><text:span text:style-name="T192">, dadzą taki sam hashCone, bo jest budowany na podstawie wartości właściwości</text:span></text:span></text:p>
            </text:list-item>
            <text:list-item>
              <text:p text:style-name="P114"><text:span text:style-name="def"><text:span text:style-name="T192">typy anonimowe mogą zawierać inne typy anonimowe</text:span></text:span></text:p>
            </text:list-item>
            <text:list-item>
              <text:p text:style-name="P114"><text:span text:style-name="def"><text:span text:style-name="T192">w zasadzie wykorzystuje się je tylko w LINQ</text:span></text:span></text:p>
            </text:list-item>
          </text:list>
        </text:list-item>
      </text:list>
      <text:p text:style-name="P17"><text:span text:style-name="def"><text:span text:style-name="T192">Typy wskaźnikowe</text:span></text:span></text:p>
      <text:p text:style-name="P17"><text:span text:style-name="def"><text:span text:style-name="T192">używamy gdy:</text:span></text:span></text:p>
      <text:list xml:id="list7546985605364273379" text:style-name="L34">
        <text:list-item>
          <text:p text:style-name="P115"><text:span text:style-name="def"><text:span text:style-name="T192">chcemy zoptymalizować kod działając poza kontrolą CLR</text:span></text:span></text:p>
        </text:list-item>
        <text:list-item>
          <text:p text:style-name="P115"><text:span text:style-name="def"><text:span text:style-name="T192">wywołujemy metody z języka C (z plików .dll) lub serwera COM, które wymagają wskaźników</text:span></text:span></text:p>
        </text:list-item>
        <text:list-item>
          <text:p text:style-name="P115"><text:span text:style-name="def"><text:span text:style-name="T192">trzeba p</text:span></text:span><text:span text:style-name="def"><text:span text:style-name="T193">owiadomić kompilator o zamiarze używania kody niebezpiecznego </text:span></text:span></text:p>
          <text:list>
            <text:list-item>
              <text:p text:style-name="P116"><text:span text:style-name="def"><text:span text:style-name="T193">(Build → Allow unsafe code)</text:span></text:span></text:p>
            </text:list-item>
          </text:list>
        </text:list-item>
        <text:list-item>
          <text:p text:style-name="P116"><text:span text:style-name="def"><text:span text:style-name="T193">temat właściwie pomijam</text:span></text:span></text:p>
        </text:list-item>
      </text:list>
      <text:p text:style-name="P18"><text:span text:style-name="def"><text:span text:style-name="T193"/></text:span></text:p>
      <text:p text:style-name="P19"><text:span text:style-name="def"><text:span text:style-name="T194">LINQ</text:span></text:span></text:p>
      <text:p text:style-name="P19"><text:span text:style-name="def"><text:span text:style-name="T194">Jest to mechanizm dostępu do danych zmagazynowanych w magazynach danuch jak tablice czy kolekcje</text:span></text:span></text:p>
      <text:list xml:id="list8715971909377621827" text:style-name="L35">
        <text:list-item>
          <text:p text:style-name="P118"><text:span text:style-name="def"><text:span text:style-name="T194">Używa</text:span></text:span></text:p>
          <text:list>
            <text:list-item>
              <text:p text:style-name="P118"><text:span text:style-name="def"><text:span text:style-name="T194">niejawnej typizacji danych</text:span></text:span></text:p>
            </text:list-item>
            <text:list-item>
              <text:p text:style-name="P118"><text:span text:style-name="def"><text:span text:style-name="T194">składni inicjalizacji obiektów</text:span></text:span></text:p>
            </text:list-item>
            <text:list-item>
              <text:p text:style-name="P118"><text:span text:style-name="def"><text:span text:style-name="T194">wyrażeń lambda</text:span></text:span></text:p>
            </text:list-item>
          </text:list>
        </text:list-item>
        <text:list-item>
          <text:p text:style-name="P118"><text:span text:style-name="def"><text:span text:style-name="T194">LINQ ma działać na dowolnym typie implementującym generyczny </text:span></text:span><text:span text:style-name="def2"><text:span text:style-name="T194">IEnumerable&lt;T&gt;</text:span></text:span><text:span text:style-name="def"><text:span text:style-name="T194"> bezpośrednio, albo przez metody rozszerzające</text:span></text:span></text:p>
        </text:list-item>
        <text:list-item>
          <text:p text:style-name="P118"><text:span text:style-name="def"><text:span text:style-name="T194">LINQ ma ścisłą kontrolę typów (w odróżnieniu od SQL)</text:span></text:span></text:p>
        </text:list-item>
        <text:list-item>
          <text:p text:style-name="P118"><text:span text:style-name="def"><text:span text:style-name="T194">using System.LINQ</text:span></text:span></text:p>
        </text:list-item>
        <text:list-item>
          <text:p text:style-name="P118"><text:span text:style-name="def"><text:span text:style-name="T194">konstrukcja LINQ zwraca sekwencję implementującą </text:span></text:span><text:span text:style-name="def2"><text:span text:style-name="T194">IEnumerable</text:span></text:span><text:span text:style-name="def"><text:span text:style-name="T194"> (foreach)</text:span></text:span></text:p>
          <text:list>
            <text:list-item>
              <text:p text:style-name="P118"><text:span text:style-name="def"><text:span text:style-name="T194">podanie typu elementów</text:span></text:span></text:p>
              <text:p text:style-name="P118"><text:span text:style-name="def3"><text:span text:style-name="T68">foreach</text:span></text:span><text:span text:style-name="def3"><text:span text:style-name="T25"> (</text:span></text:span><text:span text:style-name="def3"><text:span text:style-name="T70">int</text:span></text:span><text:span text:style-name="def3"><text:span text:style-name="T25"> i </text:span></text:span><text:span text:style-name="def3"><text:span text:style-name="T70">in</text:span></text:span><text:span text:style-name="def3"><text:span text:style-name="T25"> subSet) { ...}</text:span></text:span></text:p>
            </text:list-item>
            <text:list-item>
              <text:p text:style-name="P118"><text:span text:style-name="def"><text:span text:style-name="T194">użycie niejawnej typizacji jest łatwiejsze</text:span></text:span></text:p>
              <text:p text:style-name="P118"><text:span text:style-name="def3"><text:span text:style-name="T68">foreach</text:span></text:span><text:span text:style-name="def3"><text:span text:style-name="T25"> (</text:span></text:span><text:span text:style-name="def3"><text:span text:style-name="T84">var</text:span></text:span><text:span text:style-name="def3"><text:span text:style-name="T25"> i </text:span></text:span><text:span text:style-name="def3"><text:span text:style-name="T70">in</text:span></text:span><text:span text:style-name="def3"><text:span text:style-name="T25"> subSet) { …}</text:span></text:span></text:p>
            </text:list-item>
          </text:list>
        </text:list-item>
        <text:list-item>
          <text:p text:style-name="P118"><text:span text:style-name="def2"><text:span text:style-name="T194">System.Linq.Enumerable</text:span></text:span><text:span text:style-name="def"><text:span text:style-name="T194"> definiuje wiele generycznych metod rozszerzających, które są dołączane do </text:span></text:span><text:span text:style-name="def2"><text:span text:style-name="T194">System.Array </text:span></text:span><text:span text:style-name="def"><text:span text:style-name="T194">i innych kolekcji takich jak </text:span></text:span><text:span text:style-name="def2"><text:span text:style-name="T194">First&lt;T&gt;()</text:span></text:span><text:span text:style-name="def"><text:span text:style-name="T194">, </text:span></text:span><text:span text:style-name="def2"><text:span text:style-name="T194">Max&lt;T&gt;()</text:span></text:span><text:span text:style-name="def"><text:span text:style-name="T194">, </text:span></text:span><text:span text:style-name="def2"><text:span text:style-name="T194">Contains&lt;T&gt;()</text:span></text:span><text:span text:style-name="def"><text:span text:style-name="T194">, co daje duże możliwości pomimo, że nie są zdefiniowane w </text:span></text:span><text:span text:style-name="def2"><text:span text:style-name="T194">Array</text:span></text:span><text:span text:style-name="def"><text:span text:style-name="T194">.</text:span></text:span></text:p>
        </text:list-item>
        <text:list-item>
          <text:p text:style-name="P118"><text:span text:style-name="def"><text:span text:style-name="T8">Odroczone</text:span></text:span><text:span text:style-name="def"><text:span text:style-name="T194"> </text:span></text:span><text:span text:style-name="def"><text:span text:style-name="T8">wykonanie</text:span></text:span><text:span text:style-name="def"><text:span text:style-name="T194"> – zapytanie nie jest wykonywane aż do momentu wykorzystania jego wyników, co gwarantuje , ze zawsze otrzymujemy najnowsze wyniki, nawet jeśli po definicji wyrażenia odpytywana kolekcja została zmieniona.</text:span></text:span></text:p>
        </text:list-item>
        <text:list-item>
          <text:p text:style-name="P118"><text:span text:style-name="def"><text:span text:style-name="T194">W debugerze MOŻNA oglądać wyniki zapytania</text:span></text:span></text:p>
        </text:list-item>
        <text:list-item>
          <text:p text:style-name="P119"><text:span text:style-name="def"><text:span text:style-name="T195">wywołanie natychmiastowe (zrzucenie wyniku do kolekcji)</text:span></text:span></text:p>
          <text:list>
            <text:list-item>
              <text:p text:style-name="P119"><text:span text:style-name="def3"><text:span text:style-name="T69">int</text:span></text:span><text:span text:style-name="def3"><text:span text:style-name="T25">[] res = (</text:span></text:span><text:span text:style-name="def3"><text:span text:style-name="T70">from</text:span></text:span><text:span text:style-name="def3"><text:span text:style-name="T25"> i </text:span></text:span><text:span text:style-name="def3"><text:span text:style-name="T70">in</text:span></text:span><text:span text:style-name="def3"><text:span text:style-name="T25"> members </text:span></text:span><text:span text:style-name="def3"><text:span text:style-name="T70">where</text:span></text:span><text:span text:style-name="def3"><text:span text:style-name="T25"> i &lt; 4 </text:span></text:span><text:span text:style-name="def3"><text:span text:style-name="T70">select</text:span></text:span><text:span text:style-name="def3"><text:span text:style-name="T25"> i).ToArray&lt;</text:span></text:span><text:span text:style-name="def3"><text:span text:style-name="T70">int</text:span></text:span><text:span text:style-name="def3"><text:span text:style-name="T25">&gt;(); </text:span></text:span><text:span text:style-name="defZiel">/*</text:span><text:span text:style-name="defZiel"><text:span text:style-name="T195">tablica</text:span></text:span><text:span text:style-name="defZiel">*/</text:span></text:p>
            </text:list-item>
            <text:list-item>
              <text:p text:style-name="P119"><text:span text:style-name="def3"><text:span text:style-name="T141">List</text:span></text:span><text:span text:style-name="def3"><text:span text:style-name="T25">&lt;</text:span></text:span><text:span text:style-name="def3"><text:span text:style-name="T70">int</text:span></text:span><text:span text:style-name="def3"><text:span text:style-name="T25">&gt; res = (</text:span></text:span><text:span text:style-name="def3"><text:span text:style-name="T70">from</text:span></text:span><text:span text:style-name="def3"><text:span text:style-name="T25"> i </text:span></text:span><text:span text:style-name="def3"><text:span text:style-name="T70">in</text:span></text:span><text:span text:style-name="def3"><text:span text:style-name="T25"> members </text:span></text:span><text:span text:style-name="def3"><text:span text:style-name="T70">where</text:span></text:span><text:span text:style-name="def3"><text:span text:style-name="T25"> i &lt; 4 </text:span></text:span><text:span text:style-name="def3"><text:span text:style-name="T70">select</text:span></text:span><text:span text:style-name="def3"><text:span text:style-name="T25"> i).ToList&lt;</text:span></text:span><text:span text:style-name="def3"><text:span text:style-name="T70">int</text:span></text:span><text:span text:style-name="def3"><text:span text:style-name="T25">&gt;(); </text:span></text:span><text:span text:style-name="defZiel">/*</text:span><text:span text:style-name="defZiel"><text:span text:style-name="T195">lista</text:span></text:span><text:span text:style-name="defZiel">*/</text:span></text:p>
            </text:list-item>
          </text:list>
        </text:list-item>
        <text:list-item>
          <text:p text:style-name="P119"><text:span text:style-name="def"><text:span text:style-name="T195">Niejawnego typizowania nie można użyć do definiowania pola w klasie lub strukturze, więc jak przetrzymać tam wynik LINQ?</text:span></text:span></text:p>
          <text:p text:style-name="P119"><text:span text:style-name="def"><text:span text:style-name="T195">Można napisać</text:span></text:span></text:p>
          <text:list>
            <text:list-item>
              <text:p text:style-name="P119"><text:span text:style-name="def"><text:span text:style-name="T195">...</text:span></text:span></text:p>
              <text:p text:style-name="P119"><text:span text:style-name="def3"><text:span text:style-name="T60">private</text:span></text:span><text:span text:style-name="def3"><text:span text:style-name="T25"> </text:span></text:span><text:span text:style-name="def3"><text:span text:style-name="T123">IEnumerable</text:span></text:span><text:span text:style-name="def3"><text:span text:style-name="T25">&lt;</text:span></text:span><text:span text:style-name="def3"><text:span text:style-name="T70">string</text:span></text:span><text:span text:style-name="def3"><text:span text:style-name="T25">&gt; subSet = </text:span></text:span><text:span text:style-name="def3"><text:span text:style-name="T70">from</text:span></text:span><text:span text:style-name="def3"><text:span text:style-name="T25"> g </text:span></text:span><text:span text:style-name="def3"><text:span text:style-name="T70">in</text:span></text:span><text:span text:style-name="def3"><text:span text:style-name="T25"> kolekcja </text:span></text:span><text:span text:style-name="def3"><text:span text:style-name="T70">where</text:span></text:span><text:span text:style-name="def3"><text:span text:style-name="T25"> g.Contains(</text:span></text:span><text:span text:style-name="def3"><text:span text:style-name="T104">" "</text:span></text:span><text:span text:style-name="def3"><text:span text:style-name="T25">);</text:span></text:span></text:p>
              <text:p text:style-name="P119"><text:soft-page-break/><text:span text:style-name="def"><text:span text:style-name="T195">...</text:span></text:span></text:p>
            </text:list-item>
          </text:list>
          <text:p text:style-name="P119"><text:span text:style-name="def"><text:span text:style-name="T195">ale to stosujemy rzadko, bo tak odpytywać możemy tylko kolekcje </text:span></text:span><text:span text:style-name="def2"><text:span text:style-name="T195">static </text:span></text:span><text:span text:style-name="def"><text:span text:style-name="T196">(nie mogą być to dane instancyjne),</text:span></text:span><text:span text:style-name="def"><text:span text:style-name="T195"> co bardzo nas to ogranicza.</text:span></text:span></text:p>
        </text:list-item>
        <text:list-item>
          <text:p text:style-name="P120"><text:span text:style-name="def"><text:span text:style-name="T196">Zwracanie wyników do zewnętrznej procedury</text:span></text:span></text:p>
          <text:list>
            <text:list-item>
              <text:p text:style-name="P120"><text:span text:style-name="def"><text:span text:style-name="T196">w celu uproszczenia kodu wyniki zapytania LINQ są zapisywane do niejawnie typizowanej zmienne tak nie może być</text:span></text:span></text:p>
              <text:list>
                <text:list-item>
                  <text:p text:style-name="P120"><text:span text:style-name="def"><text:span text:style-name="T196">pole</text:span></text:span></text:p>
                </text:list-item>
                <text:list-item>
                  <text:p text:style-name="P120"><text:span text:style-name="def"><text:span text:style-name="T196">wartość </text:span></text:span><text:span text:style-name="def2"><text:span text:style-name="T196">ref</text:span></text:span><text:span text:style-name="def"><text:span text:style-name="T196"> lub </text:span></text:span><text:span text:style-name="def2"><text:span text:style-name="T196">out</text:span></text:span></text:p>
                </text:list-item>
                <text:list-item>
                  <text:p text:style-name="P120"><text:span text:style-name="def"><text:span text:style-name="T196">wartość zwracana przez funkcję</text:span></text:span></text:p>
                </text:list-item>
              </text:list>
            </text:list-item>
            <text:list-item>
              <text:p text:style-name="P120"><text:span text:style-name="def"><text:span text:style-name="T196">można wracać</text:span></text:span><text:span text:style-name="def2"><text:span text:style-name="T196"> Ienumerable&lt;&gt;</text:span></text:span><text:span text:style-name="def"><text:span text:style-name="T196"> - działa TYLKO dzięki ścisłej kontroli typów (&lt;int&gt;) !!!</text:span></text:span></text:p>
              <text:list>
                <text:list-item>
                  <text:p text:style-name="P120"><text:span text:style-name="def3"><text:span text:style-name="T142">IEnumerable</text:span></text:span><text:span text:style-name="def3"><text:span text:style-name="T25">&lt;</text:span></text:span><text:span text:style-name="def3"><text:span text:style-name="T70">int</text:span></text:span><text:span text:style-name="def3"><text:span text:style-name="T25">&gt; GetSubSet(){</text:span></text:span></text:p>
                  <text:p text:style-name="P162"><text:span text:style-name="def3"><text:span text:style-name="T70">int</text:span></text:span><text:span text:style-name="def3"><text:span text:style-name="T25">[] members = { 1, 2, 3, 4, 5, 6, 7, 8 };</text:span></text:span></text:p>
                  <text:p text:style-name="P162"><text:span text:style-name="def3"><text:span text:style-name="T70">return</text:span></text:span><text:span text:style-name="def3"><text:span text:style-name="T25"> (</text:span></text:span><text:span text:style-name="def3"><text:span text:style-name="T70">from</text:span></text:span><text:span text:style-name="def3"><text:span text:style-name="T25"> i </text:span></text:span><text:span text:style-name="def3"><text:span text:style-name="T70">in</text:span></text:span><text:span text:style-name="def3"><text:span text:style-name="T25"> members </text:span></text:span><text:span text:style-name="def3"><text:span text:style-name="T70">where</text:span></text:span><text:span text:style-name="def3"><text:span text:style-name="T25"> i &lt; 4 </text:span></text:span><text:span text:style-name="def3"><text:span text:style-name="T70">select</text:span></text:span><text:span text:style-name="def3"><text:span text:style-name="T25"> i).ToList&lt;</text:span></text:span><text:span text:style-name="def3"><text:span text:style-name="T70">int</text:span></text:span><text:span text:style-name="def3"><text:span text:style-name="T25">&gt;();</text:span></text:span></text:p>
                  <text:p text:style-name="P117"><text:span text:style-name="def3"><text:span text:style-name="T25">}</text:span></text:span></text:p>
                  <text:p text:style-name="P117"><text:span text:style-name="def3"><text:span text:style-name="T25">...</text:span></text:span></text:p>
                  <text:p text:style-name="P120"><text:span text:style-name="def3"><text:span text:style-name="T142">IEnumerable</text:span></text:span><text:span text:style-name="def3"><text:span text:style-name="T25">&lt;</text:span></text:span><text:span text:style-name="def3"><text:span text:style-name="T70">int</text:span></text:span><text:span text:style-name="def3"><text:span text:style-name="T25">&gt; r = GetSubSet();</text:span></text:span></text:p>
                </text:list-item>
              </text:list>
            </text:list-item>
            <text:list-item>
              <text:p text:style-name="P120"><text:span text:style-name="def"><text:span text:style-name="T196">można zwracać kolekcję, do której zrzuciliśmy wynik</text:span></text:span></text:p>
              <text:list>
                <text:list-item>
                  <text:p text:style-name="P120"><text:span text:style-name="def3"><text:span text:style-name="T85">int</text:span></text:span><text:span text:style-name="def3"><text:span text:style-name="T25">[] GetSubSet(){</text:span></text:span></text:p>
                  <text:p text:style-name="P162"><text:span text:style-name="def3"><text:span text:style-name="T70">int</text:span></text:span><text:span text:style-name="def3"><text:span text:style-name="T25">[] members = { 1, 2, 3, 4, 5, 6, 7, 8 };</text:span></text:span></text:p>
                  <text:p text:style-name="P162"><text:span text:style-name="def3"><text:span text:style-name="T70">return</text:span></text:span><text:span text:style-name="def3"><text:span text:style-name="T25"> (</text:span></text:span><text:span text:style-name="def3"><text:span text:style-name="T70">from</text:span></text:span><text:span text:style-name="def3"><text:span text:style-name="T25"> i </text:span></text:span><text:span text:style-name="def3"><text:span text:style-name="T70">in</text:span></text:span><text:span text:style-name="def3"><text:span text:style-name="T25"> members </text:span></text:span><text:span text:style-name="def3"><text:span text:style-name="T70">where</text:span></text:span><text:span text:style-name="def3"><text:span text:style-name="T25"> i &lt; 4 </text:span></text:span><text:span text:style-name="def3"><text:span text:style-name="T70">select</text:span></text:span><text:span text:style-name="def3"><text:span text:style-name="T25"> i).ToArray&lt;</text:span></text:span><text:span text:style-name="def3"><text:span text:style-name="T70">int</text:span></text:span><text:span text:style-name="def3"><text:span text:style-name="T25">&gt;();</text:span></text:span></text:p>
                  <text:p text:style-name="P117"><text:span text:style-name="def3"><text:span text:style-name="T25">}</text:span></text:span></text:p>
                </text:list-item>
              </text:list>
            </text:list-item>
          </text:list>
        </text:list-item>
        <text:list-item>
          <text:p text:style-name="P120"><text:span text:style-name="def"><text:span text:style-name="T196">LINQ może operować na danych z kolekcji generycznych np</text:span></text:span><text:span text:style-name="def3"><text:span text:style-name="T44">. </text:span></text:span><text:span text:style-name="def2"><text:span text:style-name="T196">List&lt;&gt;. </text:span></text:span></text:p>
          <text:list>
            <text:list-item>
              <text:p text:style-name="P120"><text:span text:style-name="def3"><text:span text:style-name="T134">List</text:span></text:span><text:span text:style-name="def3"><text:span text:style-name="T25">&lt;</text:span></text:span><text:span text:style-name="def3"><text:span text:style-name="T123">Car</text:span></text:span><text:span text:style-name="def3"><text:span text:style-name="T25">&gt; myCars = </text:span></text:span><text:span text:style-name="def3"><text:span text:style-name="T70">new</text:span></text:span><text:span text:style-name="def3"><text:span text:style-name="T25"> </text:span></text:span><text:span text:style-name="def3"><text:span text:style-name="T123">List</text:span></text:span><text:span text:style-name="def3"><text:span text:style-name="T25">&lt;</text:span></text:span><text:span text:style-name="def3"><text:span text:style-name="T123">Car</text:span></text:span><text:span text:style-name="def3"><text:span text:style-name="T25">&gt;();</text:span></text:span></text:p>
              <text:p text:style-name="P117"><text:span text:style-name="def3"><text:span text:style-name="T25">myCars.Add(</text:span></text:span><text:span text:style-name="def3"><text:span text:style-name="T70">new</text:span></text:span><text:span text:style-name="def3"><text:span text:style-name="T25"> </text:span></text:span><text:span text:style-name="def3"><text:span text:style-name="T123">Car</text:span></text:span><text:span text:style-name="def3"><text:span text:style-name="T25">() { speed = 7 });</text:span></text:span></text:p>
              <text:p text:style-name="P117"><text:span text:style-name="def3"><text:span text:style-name="T70">var</text:span></text:span><text:span text:style-name="def3"><text:span text:style-name="T25"> fastCars = </text:span></text:span><text:span text:style-name="def3"><text:span text:style-name="T70">from</text:span></text:span><text:span text:style-name="def3"><text:span text:style-name="T25"> c </text:span></text:span><text:span text:style-name="def3"><text:span text:style-name="T70">in</text:span></text:span><text:span text:style-name="def3"><text:span text:style-name="T25"> myCars </text:span></text:span><text:span text:style-name="def3"><text:span text:style-name="T70">where</text:span></text:span><text:span text:style-name="def3"><text:span text:style-name="T25"> c.speed &gt; 5 </text:span></text:span><text:span text:style-name="def3"><text:span text:style-name="T70">select</text:span></text:span><text:span text:style-name="def3"><text:span text:style-name="T25"> c;</text:span></text:span></text:p>
              <text:p text:style-name="P117"><text:span text:style-name="def3"><text:span text:style-name="T70">foreach</text:span></text:span><text:span text:style-name="def3"><text:span text:style-name="T25"> (</text:span></text:span><text:span text:style-name="def3"><text:span text:style-name="T70">var</text:span></text:span><text:span text:style-name="def3"><text:span text:style-name="T25"> f </text:span></text:span><text:span text:style-name="def3"><text:span text:style-name="T70">in</text:span></text:span><text:span text:style-name="def3"><text:span text:style-name="T25"> fastCars) { };</text:span></text:span></text:p>
              <text:p text:style-name="P117"><text:span text:style-name="def3"><text:span text:style-name="T25"/></text:span></text:p>
            </text:list-item>
          </text:list>
        </text:list-item>
        <text:list-item>
          <text:p text:style-name="P173"><text:span text:style-name="def3"><text:span text:style-name="T197">To samo dla kolekcji niegenerycznej możemy uzyskać dzięki metodzie rozszerzającej OfType&lt;</text:span></text:span><text:span text:style-name="def3"><text:span text:style-name="T145">Car</text:span></text:span><text:span text:style-name="def3"><text:span text:style-name="T197">&gt;(), która zwraca obiekt </text:span></text:span><text:span text:style-name="def2"><text:span text:style-name="T200">IEnumerable&lt;T&gt; </text:span></text:span><text:span text:style-name="def3"><text:span text:style-name="T198">(LINQ operuje tylko na typach rozszerzających</text:span></text:span><text:span text:style-name="def3"><text:span text:style-name="T199"> </text:span></text:span><text:span text:style-name="def2"><text:span text:style-name="T200">IEnumerable&lt;T&gt;</text:span></text:span><text:span text:style-name="def3"><text:span text:style-name="T194"> !</text:span></text:span><text:span text:style-name="def3"><text:span text:style-name="T198">)</text:span></text:span></text:p>
          <text:list>
            <text:list-item>
              <text:p text:style-name="P117"><text:span text:style-name="def3"><text:span text:style-name="T123">ArrayList</text:span></text:span><text:span text:style-name="def3"><text:span text:style-name="T25"> myArrCars = </text:span></text:span><text:span text:style-name="def3"><text:span text:style-name="T70">new</text:span></text:span><text:span text:style-name="def3"><text:span text:style-name="T25"> </text:span></text:span><text:span text:style-name="def3"><text:span text:style-name="T123">ArrayList</text:span></text:span><text:span text:style-name="def3"><text:span text:style-name="T25">();</text:span></text:span></text:p>
              <text:p text:style-name="P117"><text:span text:style-name="def3"><text:span text:style-name="T25">myArrCars.Add(</text:span></text:span><text:span text:style-name="def3"><text:span text:style-name="T70">new</text:span></text:span><text:span text:style-name="def3"><text:span text:style-name="T25"> </text:span></text:span><text:span text:style-name="def3"><text:span text:style-name="T123">Car</text:span></text:span><text:span text:style-name="def3"><text:span text:style-name="T25">() { speed = 7 });</text:span></text:span></text:p>
              <text:p text:style-name="P117"><text:span text:style-name="def3"><text:span text:style-name="T70">var</text:span></text:span><text:span text:style-name="def3"><text:span text:style-name="T25"> myCarsEnum = myCars.OfType&lt;</text:span></text:span><text:span text:style-name="def3"><text:span text:style-name="T123">Car</text:span></text:span><text:span text:style-name="def3"><text:span text:style-name="T25">&gt;(); </text:span></text:span><text:span text:style-name="defZiel">/*</text:span><text:span text:style-name="defZiel"><text:span text:style-name="T198">bez tej linii kompilator zwraca błąd</text:span></text:span><text:span text:style-name="defZiel">*/</text:span></text:p>
              <text:p text:style-name="P117"><text:span text:style-name="def3"><text:span text:style-name="T70">var</text:span></text:span><text:span text:style-name="def3"><text:span text:style-name="T25"> fastArrCars = </text:span></text:span><text:span text:style-name="def3"><text:span text:style-name="T70">from</text:span></text:span><text:span text:style-name="def3"><text:span text:style-name="T25"> c </text:span></text:span><text:span text:style-name="def3"><text:span text:style-name="T70">in</text:span></text:span><text:span text:style-name="def3"><text:span text:style-name="T25"> myCarsEnum </text:span></text:span><text:span text:style-name="def3"><text:span text:style-name="T70">where</text:span></text:span><text:span text:style-name="def3"><text:span text:style-name="T25"> c.speed &gt; 5 </text:span></text:span><text:span text:style-name="def3"><text:span text:style-name="T70">select</text:span></text:span><text:span text:style-name="def3"><text:span text:style-name="T25"> c;</text:span></text:span></text:p>
              <text:p text:style-name="P117"><text:span text:style-name="def3"><text:span text:style-name="T70">foreach</text:span></text:span><text:span text:style-name="def3"><text:span text:style-name="T25"> (</text:span></text:span><text:span text:style-name="def3"><text:span text:style-name="T70">var</text:span></text:span><text:span text:style-name="def3"><text:span text:style-name="T25"> f </text:span></text:span><text:span text:style-name="def3"><text:span text:style-name="T70">in</text:span></text:span><text:span text:style-name="def3"><text:span text:style-name="T25"> fastCars) { };</text:span></text:span></text:p>
            </text:list-item>
            <text:list-item>
              <text:p text:style-name="P121"><text:span text:style-name="def3"><text:span text:style-name="T45">typy niegeneryczne przechowują elementy jako System.Object, to mogą przechowywać mix dowolnych typów. </text:span></text:span><text:span text:style-name="def3"><text:span text:style-name="T46">Kompilator odda bład bo nie będzie wiedzał co tak włąsciwie w kolecji jest. A</text:span></text:span><text:span text:style-name="def3"><text:span text:style-name="T45">by odfiltrować tylko jeden typ elementów należy użyć metody rozszerzającej OfType&lt;T&gt;()</text:span></text:span></text:p>
              <text:list>
                <text:list-item>
                  <text:p text:style-name="P121"><text:span text:style-name="def3"><text:span text:style-name="T134">ArrayList</text:span></text:span><text:span text:style-name="def3"><text:span text:style-name="T25"> lst = </text:span></text:span><text:span text:style-name="def3"><text:span text:style-name="T70">new</text:span></text:span><text:span text:style-name="def3"><text:span text:style-name="T25"> </text:span></text:span><text:span text:style-name="def3"><text:span text:style-name="T123">ArrayList</text:span></text:span><text:span text:style-name="def3"><text:span text:style-name="T25">();</text:span></text:span></text:p>
                  <text:p text:style-name="P117"><text:span text:style-name="def3"><text:span text:style-name="T25">lst.AddRange(</text:span></text:span><text:span text:style-name="def3"><text:span text:style-name="T70">new</text:span></text:span><text:span text:style-name="def3"><text:span text:style-name="T25"> </text:span></text:span><text:span text:style-name="def3"><text:span text:style-name="T123">Object</text:span></text:span><text:span text:style-name="def3"><text:span text:style-name="T25">[]{</text:span></text:span><text:span text:style-name="def3"><text:span text:style-name="T70">new</text:span></text:span><text:span text:style-name="def3"><text:span text:style-name="T25"> </text:span></text:span><text:span text:style-name="def3"><text:span text:style-name="T123">Car</text:span></text:span><text:span text:style-name="def3"><text:span text:style-name="T25">(), 1, 2, </text:span></text:span><text:span text:style-name="def3"><text:span text:style-name="T104">"Ala"</text:span></text:span><text:span text:style-name="def3"><text:span text:style-name="T25">, 5.5, </text:span></text:span><text:span text:style-name="def3"><text:span text:style-name="T70">new</text:span></text:span><text:span text:style-name="def3"><text:span text:style-name="T25"> </text:span></text:span><text:span text:style-name="def3"><text:span text:style-name="T123">Object</text:span></text:span><text:span text:style-name="def3"><text:span text:style-name="T25">()});</text:span></text:span></text:p>
                  <text:p text:style-name="P122"><text:span text:style-name="defZiel">/*</text:span><text:span text:style-name="defZiel"><text:span text:style-name="T201">dzięki temu LINQ będzie wiedział, że operuje na integerach</text:span></text:span><text:span text:style-name="defZiel">*/</text:span></text:p>
                  <text:p text:style-name="P117"><text:span text:style-name="def3"><text:span text:style-name="T70">var</text:span></text:span><text:span text:style-name="def3"><text:span text:style-name="T25"> a = lst.OfType&lt;</text:span></text:span><text:span text:style-name="def3"><text:span text:style-name="T70">int</text:span></text:span><text:span text:style-name="def3"><text:span text:style-name="T25">&gt;(); </text:span></text:span></text:p>
                  <text:p text:style-name="P117"><text:span text:style-name="def3"><text:span text:style-name="T70">var</text:span></text:span><text:span text:style-name="def3"><text:span text:style-name="T25"> b = (</text:span></text:span><text:span text:style-name="def3"><text:span text:style-name="T70">from</text:span></text:span><text:span text:style-name="def3"><text:span text:style-name="T25"> i </text:span></text:span><text:span text:style-name="def3"><text:span text:style-name="T70">in</text:span></text:span><text:span text:style-name="def3"><text:span text:style-name="T25"> a </text:span></text:span><text:span text:style-name="def3"><text:span text:style-name="T70">where</text:span></text:span><text:span text:style-name="def3"><text:span text:style-name="T25"> i &lt; 4 </text:span></text:span><text:span text:style-name="def3"><text:span text:style-name="T70">select</text:span></text:span><text:span text:style-name="def3"><text:span text:style-name="T25"> i) ;</text:span></text:span></text:p>
                </text:list-item>
                <text:list-item>
                  <text:p text:style-name="P122"><text:span text:style-name="def"><text:span text:style-name="T196">ŹLE</text:span></text:span><text:span text:style-name="def3"><text:span text:style-name="T135"> </text:span></text:span></text:p>
                  <text:p text:style-name="P122"><text:span text:style-name="def3"><text:span text:style-name="T134">ArrayList</text:span></text:span><text:span text:style-name="def3"><text:span text:style-name="T25"> lst = </text:span></text:span><text:span text:style-name="def3"><text:span text:style-name="T70">new</text:span></text:span><text:span text:style-name="def3"><text:span text:style-name="T25"> </text:span></text:span><text:span text:style-name="def3"><text:span text:style-name="T123">ArrayList</text:span></text:span><text:span text:style-name="def3"><text:span text:style-name="T25">();</text:span></text:span></text:p>
                  <text:p text:style-name="P122"><text:span text:style-name="def3"><text:span text:style-name="T25">lst.AddRange(</text:span></text:span><text:span text:style-name="def3"><text:span text:style-name="T70">new</text:span></text:span><text:span text:style-name="def3"><text:span text:style-name="T25"> </text:span></text:span><text:span text:style-name="def3"><text:span text:style-name="T123">Object</text:span></text:span><text:span text:style-name="def3"><text:span text:style-name="T25">[]{</text:span></text:span><text:span text:style-name="def3"><text:span text:style-name="T70">new</text:span></text:span><text:span text:style-name="def3"><text:span text:style-name="T25"> </text:span></text:span><text:span text:style-name="def3"><text:span text:style-name="T123">Car</text:span></text:span><text:span text:style-name="def3"><text:span text:style-name="T25">(), 1, 2, </text:span></text:span><text:span text:style-name="def3"><text:span text:style-name="T104">"Ala"</text:span></text:span><text:span text:style-name="def3"><text:span text:style-name="T25">, 5.5, </text:span></text:span><text:span text:style-name="def3"><text:span text:style-name="T70">new</text:span></text:span><text:span text:style-name="def3"><text:span text:style-name="T25"> </text:span></text:span><text:span text:style-name="def3"><text:span text:style-name="T123">Object</text:span></text:span><text:span text:style-name="def3"><text:span text:style-name="T25">()});</text:span></text:span></text:p>
                  <text:p text:style-name="P122"><text:span text:style-name="def3"><text:span text:style-name="T70">var</text:span></text:span><text:span text:style-name="def3"><text:span text:style-name="T25"> b = (</text:span></text:span><text:span text:style-name="def3"><text:span text:style-name="T70">from</text:span></text:span><text:span text:style-name="def3"><text:span text:style-name="T25"> i </text:span></text:span><text:span text:style-name="def3"><text:span text:style-name="T70">in</text:span></text:span><text:span text:style-name="def3"><text:span text:style-name="T25"> lst </text:span></text:span><text:span text:style-name="def3"><text:span text:style-name="T70">where</text:span></text:span><text:span text:style-name="def3"><text:span text:style-name="T25"> i &lt; 4 </text:span></text:span><text:span text:style-name="def3"><text:span text:style-name="T70">select</text:span></text:span><text:span text:style-name="def3"><text:span text:style-name="T25"> i) ;</text:span></text:span></text:p>
                </text:list-item>
              </text:list>
            </text:list-item>
          </text:list>
        </text:list-item>
        <text:list-item>
          <text:p text:style-name="P203"><text:span text:style-name="def"><text:span text:style-name="T202">Składnia LINQ</text:span></text:span></text:p>
          <text:list>
            <text:list-item>
              <text:p text:style-name="P203"><text:span text:style-name="def"><text:span text:style-name="T202">Ogólna składnia zapytania LINQ</text:span></text:span></text:p>
            </text:list-item>
            <text:list-item>
              <text:p text:style-name="P203"><text:span text:style-name="def3"><text:span text:style-name="T99">var res1 = from ELEMENT in KONTENER where WARUNEK select ELEMENT orderby POLE ascending;</text:span></text:span></text:p>
            </text:list-item>
            <text:list-item>
              <text:p text:style-name="P203"><text:span text:style-name="def3"><text:span text:style-name="T70">var</text:span></text:span><text:span text:style-name="def3"><text:span text:style-name="T25"> res2 = </text:span></text:span><text:span text:style-name="def3"><text:span text:style-name="T70">from</text:span></text:span><text:span text:style-name="def3"><text:span text:style-name="T25"> p </text:span></text:span><text:span text:style-name="def3"><text:span text:style-name="T70">in</text:span></text:span><text:span text:style-name="def3"><text:span text:style-name="T25"> products </text:span></text:span><text:span text:style-name="def3"><text:span text:style-name="T70">select</text:span></text:span><text:span text:style-name="def3"><text:span text:style-name="T25"> p; </text:span></text:span><text:span text:style-name="def3"><text:span text:style-name="T94">/*oddaje elementy z products*/</text:span></text:span></text:p>
            </text:list-item>
            <text:list-item>
              <text:p text:style-name="P203"><text:span text:style-name="def3"><text:span text:style-name="T70">var</text:span></text:span><text:span text:style-name="def3"><text:span text:style-name="T25"> res3 = </text:span></text:span><text:span text:style-name="def3"><text:span text:style-name="T70">from</text:span></text:span><text:span text:style-name="def3"><text:span text:style-name="T25"> p </text:span></text:span><text:span text:style-name="def3"><text:span text:style-name="T70">in</text:span></text:span><text:span text:style-name="def3"><text:span text:style-name="T25"> products </text:span></text:span><text:span text:style-name="def3"><text:span text:style-name="T70">select</text:span></text:span><text:span text:style-name="def3"><text:span text:style-name="T25"> p.name; </text:span></text:span><text:span text:style-name="def3"><text:span text:style-name="T94">/*oddaje wartości pola z elementów*/</text:span></text:span></text:p>
            </text:list-item>
            <text:list-item>
              <text:p text:style-name="P203"><text:soft-page-break/><text:span text:style-name="def3"><text:span text:style-name="T70">var</text:span></text:span><text:span text:style-name="def3"><text:span text:style-name="T25"> res4 = </text:span></text:span><text:span text:style-name="def3"><text:span text:style-name="T70">from</text:span></text:span><text:span text:style-name="def3"><text:span text:style-name="T25"> p </text:span></text:span><text:span text:style-name="def3"><text:span text:style-name="T70">in</text:span></text:span><text:span text:style-name="def3"><text:span text:style-name="T25"> products </text:span></text:span><text:span text:style-name="def3"><text:span text:style-name="T70">where</text:span></text:span><text:span text:style-name="def3"><text:span text:style-name="T25"> (p.price &gt;2 &amp;&amp; p.name.Contains(</text:span></text:span><text:span text:style-name="def3"><text:span text:style-name="T104">" "</text:span></text:span><text:span text:style-name="def3"><text:span text:style-name="T25">)) </text:span></text:span><text:span text:style-name="def3"><text:span text:style-name="T70">select</text:span></text:span><text:span text:style-name="def3"><text:span text:style-name="T25"> p.name;</text:span></text:span></text:p>
            </text:list-item>
            <text:list-item>
              <text:p text:style-name="P203"><text:span text:style-name="def3"><text:span text:style-name="T70">var</text:span></text:span><text:span text:style-name="def3"><text:span text:style-name="T25"> res5 = </text:span></text:span><text:span text:style-name="def3"><text:span text:style-name="T70">from</text:span></text:span><text:span text:style-name="def3"><text:span text:style-name="T25"> p </text:span></text:span><text:span text:style-name="def3"><text:span text:style-name="T70">in</text:span></text:span><text:span text:style-name="def3"><text:span text:style-name="T25"> products </text:span></text:span><text:span text:style-name="def3"><text:span text:style-name="T70">select</text:span></text:span><text:span text:style-name="def3"><text:span text:style-name="T25"> </text:span></text:span><text:span text:style-name="def3"><text:span text:style-name="T70">new</text:span></text:span><text:span text:style-name="def3"><text:span text:style-name="T25">{p.name, p.price}; </text:span></text:span><text:span text:style-name="def3"><text:span text:style-name="T94">/*projekcja nowego typu (anonimowego) złożonego z wartości elemetóe products*/</text:span></text:span></text:p>
            </text:list-item>
            <text:list-item>
              <text:p text:style-name="P203"><text:span text:style-name="def3"><text:span text:style-name="T70">int</text:span></text:span><text:span text:style-name="def3"><text:span text:style-name="T25"> ile = (</text:span></text:span><text:span text:style-name="def3"><text:span text:style-name="T70">from</text:span></text:span><text:span text:style-name="def3"><text:span text:style-name="T25"> p </text:span></text:span><text:span text:style-name="def3"><text:span text:style-name="T70">in</text:span></text:span><text:span text:style-name="def3"><text:span text:style-name="T25"> products </text:span></text:span><text:span text:style-name="def3"><text:span text:style-name="T70">where</text:span></text:span><text:span text:style-name="def3"><text:span text:style-name="T25"> (p.price &gt;2) </text:span></text:span><text:span text:style-name="def3"><text:span text:style-name="T70">select</text:span></text:span><text:span text:style-name="def3"><text:span text:style-name="T25"> p.name).Count&lt;</text:span></text:span><text:span text:style-name="def3"><text:span text:style-name="T70">string</text:span></text:span><text:span text:style-name="def3"><text:span text:style-name="T25">&gt;(); </text:span></text:span><text:span text:style-name="def3"><text:span text:style-name="T94">/*oddaje ilość elementówspełniającech where*/</text:span></text:span></text:p>
            </text:list-item>
            <text:list-item>
              <text:p text:style-name="P204"><text:span text:style-name="def3"><text:span text:style-name="T70">var</text:span></text:span><text:span text:style-name="def3"><text:span text:style-name="T25"> res6 = </text:span></text:span><text:span text:style-name="def3"><text:span text:style-name="T70">from</text:span></text:span><text:span text:style-name="def3"><text:span text:style-name="T25"> p </text:span></text:span><text:span text:style-name="def3"><text:span text:style-name="T70">in</text:span></text:span><text:span text:style-name="def3"><text:span text:style-name="T25"> products </text:span></text:span><text:span text:style-name="def3"><text:span text:style-name="T70">where</text:span></text:span><text:span text:style-name="def3"><text:span text:style-name="T25"> p.price &gt; 4 </text:span></text:span><text:span text:style-name="def3"><text:span text:style-name="T70">orderby</text:span></text:span><text:span text:style-name="def3"><text:span text:style-name="T25"> p.name </text:span></text:span><text:span text:style-name="def3"><text:span text:style-name="T70">select</text:span></text:span><text:span text:style-name="def3"><text:span text:style-name="T25"> p.name;</text:span></text:span></text:p>
            </text:list-item>
          </text:list>
        </text:list-item>
        <text:list-item>
          <text:p text:style-name="P204"><text:span text:style-name="def3"><text:span text:style-name="T47">Funkcje agregujące</text:span></text:span></text:p>
          <text:list>
            <text:list-item>
              <text:p text:style-name="P123"><text:span text:style-name="def"><text:span text:style-name="T202">mog</text:span></text:span><text:span text:style-name="def">ą by</text:span><text:span text:style-name="def"><text:span text:style-name="T202">ć</text:span></text:span><text:span text:style-name="def"> generyczne lub nie </text:span><text:span text:style-name="def"><text:span text:style-name="T202">(poniższe przykłady pomieszałem dla lepszego zapamiętania)</text:span></text:span></text:p>
            </text:list-item>
            <text:list-item>
              <text:p text:style-name="P123"><text:span text:style-name="def3"><text:span text:style-name="T47">(LINQ).Reverse(); </text:span></text:span><text:span text:style-name="def3"><text:span text:style-name="T94">/*odwracanie kolejności oddawania wyniku*/</text:span></text:span></text:p>
            </text:list-item>
            <text:list-item>
              <text:p text:style-name="P117"><text:span text:style-name="def3"><text:span text:style-name="T25">(LINQ).Union(LINQ); </text:span></text:span><text:span text:style-name="def3"><text:span text:style-name="T94">/*suma 2 zapytań - bez powrórzeń - wyniki obu LINQ myszą być tego samego typu*/</text:span></text:span></text:p>
            </text:list-item>
            <text:list-item>
              <text:p text:style-name="P117"><text:span text:style-name="def3"><text:span text:style-name="T25">(LINQ).Except(LINQ); </text:span></text:span><text:span text:style-name="def3"><text:span text:style-name="T94">/*odda różnicę*/</text:span></text:span></text:p>
            </text:list-item>
            <text:list-item>
              <text:p text:style-name="P117"><text:span text:style-name="def3"><text:span text:style-name="T25">(LINQ).Intersect&lt;</text:span></text:span><text:span text:style-name="def3"><text:span text:style-name="T70">int</text:span></text:span><text:span text:style-name="def3"><text:span text:style-name="T25">&gt;(LINQ); </text:span></text:span><text:span text:style-name="def3"><text:span text:style-name="T94">/*odda część wspólną*/</text:span></text:span></text:p>
            </text:list-item>
            <text:list-item>
              <text:p text:style-name="P117"><text:span text:style-name="def3"><text:span text:style-name="T25">(LINQ).Concat(LINQ); </text:span></text:span><text:span text:style-name="def3"><text:span text:style-name="T94">/*suma 2 zapytań - z powrórzeniami*/</text:span></text:span></text:p>
            </text:list-item>
            <text:list-item>
              <text:p text:style-name="P117"><text:span text:style-name="def3"><text:span text:style-name="T25">(LINQ).Distinct(); </text:span></text:span><text:span text:style-name="def3"><text:span text:style-name="T94">/*usuwa zduplikowane wartości*/</text:span></text:span></text:p>
            </text:list-item>
            <text:list-item>
              <text:p text:style-name="P117"><text:span text:style-name="def3"><text:span text:style-name="T70">int</text:span></text:span><text:span text:style-name="def3"><text:span text:style-name="T25"> x = (LINQ).Max&lt;</text:span></text:span><text:span text:style-name="def3"><text:span text:style-name="T70">int</text:span></text:span><text:span text:style-name="def3"><text:span text:style-name="T25">&gt;(); </text:span></text:span><text:span text:style-name="def3"><text:span text:style-name="T94">/*Max - kompilator sprawdza, czy wchodzą liczby </text:span></text:span><text:span text:style-name="def3"><text:span text:style-name="T100">i czy nie jest pusta – to daje błąd</text:span></text:span><text:span text:style-name="def3"><text:span text:style-name="T94">*/</text:span></text:span></text:p>
            </text:list-item>
            <text:list-item>
              <text:p text:style-name="P117"><text:span text:style-name="def3"><text:span text:style-name="T70">int</text:span></text:span><text:span text:style-name="def3"><text:span text:style-name="T25"> y = (LINQ).Min(); </text:span></text:span><text:span text:style-name="def3"><text:span text:style-name="T94">/*Min –</text:span></text:span><text:span text:style-name="def3"><text:span text:style-name="T100"> jak Max</text:span></text:span><text:span text:style-name="def3"><text:span text:style-name="T94">*/</text:span></text:span></text:p>
            </text:list-item>
            <text:list-item>
              <text:p text:style-name="P124"><text:span text:style-name="def3"><text:span text:style-name="T25">(LINQ).Average(); </text:span></text:span><text:span text:style-name="def3"><text:span text:style-name="T94">/*</text:span></text:span><text:span text:style-name="def3"><text:span text:style-name="T100">Ś</text:span></text:span><text:span text:style-name="def3"><text:span text:style-name="T94">rednia arytmetyczna - kompilator sprawdza, czy wchodzą liczby </text:span></text:span><text:span text:style-name="def3"><text:span text:style-name="T100">i czy nie jest pusta – to daje błąd</text:span></text:span><text:span text:style-name="def3"><text:span text:style-name="T94">*/</text:span></text:span></text:p>
            </text:list-item>
            <text:list-item>
              <text:p text:style-name="P117"><text:span text:style-name="def3"><text:span text:style-name="T25">(LINQ).Sum(); </text:span></text:span><text:span text:style-name="def3"><text:span text:style-name="T94">/*suma warrtośi*/</text:span></text:span></text:p>
            </text:list-item>
          </text:list>
        </text:list-item>
        <text:list-item>
          <text:p text:style-name="P205"><text:span text:style-name="def"><text:span text:style-name="T202">Tworzenie zapytań zapytań LINQ za pomocą operatorów</text:span></text:span></text:p>
          <text:list>
            <text:list-item>
              <text:p text:style-name="P205"><text:span text:style-name="def"><text:span text:style-name="T115">Tworzenie zapytań zapytań LINQ </text:span></text:span><text:span text:style-name="def"><text:span text:style-name="T116">za pomocą</text:span></text:span><text:span text:style-name="def"><text:span text:style-name="T10"> W</text:span></text:span><text:span text:style-name="def"><text:span text:style-name="T9">yraże</text:span></text:span><text:span text:style-name="def"><text:span text:style-name="T10">ń</text:span></text:span><text:span text:style-name="def"><text:span text:style-name="T9"> lambda</text:span></text:span><text:span text:style-name="def"><text:span text:style-name="T115"> </text:span></text:span><text:span text:style-name="def"><text:span text:style-name="T116">(używamy też </text:span></text:span><text:span text:style-name="def"><text:span text:style-name="T9">funkcj</text:span></text:span><text:span text:style-name="def"><text:span text:style-name="T10">i</text:span></text:span><text:span text:style-name="def"><text:span text:style-name="T9"> rozszerzając</text:span></text:span><text:span text:style-name="def"><text:span text:style-name="T10">yh</text:span></text:span><text:span text:style-name="def"><text:span text:style-name="T116">)</text:span></text:span><text:span text:style-name="def"><text:span text:style-name="T115">.</text:span></text:span></text:p>
              <text:list>
                <text:list-item>
                  <text:p text:style-name="P123"><text:span text:style-name="def3"><text:span text:style-name="T25">res7 = products.Where(p =&gt; p.name.Contains(</text:span></text:span><text:span text:style-name="def3"><text:span text:style-name="T104">"ala"</text:span></text:span><text:span text:style-name="def3"><text:span text:style-name="T25">)).OrderBy(p=&gt;p.name).Select(p=&gt;p);</text:span></text:span></text:p>
                </text:list-item>
                <text:list-item>
                  <text:p text:style-name="P123"><text:span text:style-name="def3"><text:span text:style-name="T86">var</text:span></text:span><text:span text:style-name="def3"><text:span text:style-name="T25"> res7 = products.Where(p =&gt; p.name.Contains(</text:span></text:span><text:span text:style-name="def3"><text:span text:style-name="T104">"ala"</text:span></text:span><text:span text:style-name="def3"><text:span text:style-name="T25">));</text:span></text:span></text:p>
                  <text:p text:style-name="P117"><text:span text:style-name="def3"><text:span text:style-name="T70">var</text:span></text:span><text:span text:style-name="def3"><text:span text:style-name="T25"> res8 = res7.OrderBy(p=&gt;p.name);</text:span></text:span></text:p>
                  <text:p text:style-name="P117"><text:span text:style-name="def3"><text:span text:style-name="T70">var</text:span></text:span><text:span text:style-name="def3"><text:span text:style-name="T25"> res9 = res8.Select(p=&gt;p.</text:span></text:span><text:span text:style-name="def3"><text:span text:style-name="T49">name</text:span></text:span><text:span text:style-name="def3"><text:span text:style-name="T25">);</text:span></text:span></text:p>
                </text:list-item>
              </text:list>
            </text:list-item>
            <text:list-item>
              <text:p text:style-name="P205"><text:span text:style-name="def"><text:span text:style-name="T203">Tworzenie zapytań LINQ za pomocą </text:span></text:span><text:span text:style-name="def"><text:span text:style-name="T10">Metod anonimowych</text:span></text:span><text:span text:style-name="def"><text:span text:style-name="T116"> (bo</text:span></text:span><text:span text:style-name="def"><text:span text:style-name="T10"> wyrażenia lambda </text:span></text:span><text:span text:style-name="def"><text:span text:style-name="T116">to skróty </text:span></text:span><text:span text:style-name="def"><text:span text:style-name="T10">metod anonimowych</text:span></text:span><text:span text:style-name="def"><text:span text:style-name="T116">)</text:span></text:span></text:p>
              <text:list>
                <text:list-item>
                  <text:p text:style-name="P125"><text:span text:style-name="def3"><text:span text:style-name="T143">Func</text:span></text:span><text:span text:style-name="def3"><text:span text:style-name="T25">&lt;</text:span></text:span><text:span text:style-name="def3"><text:span text:style-name="T123">Produkt</text:span></text:span><text:span text:style-name="def3"><text:span text:style-name="T25">, </text:span></text:span><text:span text:style-name="def3"><text:span text:style-name="T70">bool</text:span></text:span><text:span text:style-name="def3"><text:span text:style-name="T25">&gt; warunekWhere = </text:span></text:span><text:span text:style-name="def3"><text:span text:style-name="T70">delegate</text:span></text:span><text:span text:style-name="def3"><text:span text:style-name="T25">(</text:span></text:span><text:span text:style-name="def3"><text:span text:style-name="T123">Produkt</text:span></text:span><text:span text:style-name="def3"><text:span text:style-name="T25"> p){</text:span></text:span><text:span text:style-name="def3"><text:span text:style-name="T70">return</text:span></text:span><text:span text:style-name="def3"><text:span text:style-name="T25"> p.name.Contains(</text:span></text:span><text:span text:style-name="def3"><text:span text:style-name="T104">"ala"</text:span></text:span><text:span text:style-name="def3"><text:span text:style-name="T25">); };</text:span></text:span></text:p>
                  <text:p text:style-name="P125"><text:span text:style-name="def3"><text:span text:style-name="T123">Func</text:span></text:span><text:span text:style-name="def3"><text:span text:style-name="T25">&lt;</text:span></text:span><text:span text:style-name="def3"><text:span text:style-name="T123">Produkt</text:span></text:span><text:span text:style-name="def3"><text:span text:style-name="T25">, </text:span></text:span><text:span text:style-name="def3"><text:span text:style-name="T70">string</text:span></text:span><text:span text:style-name="def3"><text:span text:style-name="T25">&gt; itemToProcess = </text:span></text:span><text:span text:style-name="def3"><text:span text:style-name="T70">delegate</text:span></text:span><text:span text:style-name="def3"><text:span text:style-name="T25">(</text:span></text:span><text:span text:style-name="def3"><text:span text:style-name="T123">Produkt</text:span></text:span><text:span text:style-name="def3"><text:span text:style-name="T25"> p) { </text:span></text:span><text:span text:style-name="def3"><text:span text:style-name="T70">return</text:span></text:span><text:span text:style-name="def3"><text:span text:style-name="T25"> p.name; };</text:span></text:span></text:p>
                  <text:p text:style-name="P125"><text:span text:style-name="def3"><text:span text:style-name="T70">var</text:span></text:span><text:span text:style-name="def3"><text:span text:style-name="T25"> res7 = products.Where(warunekWhere).OrderBy(itemToProcess).Select(itemToProcess);</text:span></text:span></text:p>
                </text:list-item>
                <text:list-item>
                  <text:p text:style-name="P205"><text:span text:style-name="def"><text:span text:style-name="T116">warto zwrócić uwagę, że</text:span></text:span><text:span text:style-name="def3"><text:span text:style-name="T116"> <text:s/></text:span></text:span><text:span text:style-name="def3"><text:span text:style-name="T48">itemToProcess </text:span></text:span><text:span text:style-name="def"><text:span text:style-name="T116">jest używane 2 razy, bo dokładnie takie samo wyważenie lambda było użyte powyżej w</text:span></text:span><text:span text:style-name="def3"><text:span text:style-name="T48"> OrderBy </text:span></text:span><text:span text:style-name="def"><text:span text:style-name="T116">i</text:span></text:span><text:span text:style-name="def3"><text:span text:style-name="T48"> Select.<text:line-break/></text:span></text:span></text:p>
                </text:list-item>
              </text:list>
            </text:list-item>
            <text:list-item>
              <text:p text:style-name="P205"><text:span text:style-name="def"><text:span text:style-name="T116">Tworzenie zapytań LINQ bezpośrednio za pomocą </text:span></text:span><text:span text:style-name="def"><text:span text:style-name="T10"><text:s/>delegatów</text:span></text:span><text:span text:style-name="def"><text:span text:style-name="T116"> (bo</text:span></text:span><text:span text:style-name="def"><text:span text:style-name="T10"> metody anonimowe </text:span></text:span><text:span text:style-name="def"><text:span text:style-name="T116">budował właściwie delegaty)</text:span></text:span></text:p>
              <text:list>
                <text:list-item>
                  <text:p text:style-name="P125"><text:span text:style-name="def3"><text:span text:style-name="T66">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bool</text:span></text:span><text:span text:style-name="def3"><text:span text:style-name="T25"> Filter(</text:span></text:span><text:span text:style-name="def3"><text:span text:style-name="T123">Produkt</text:span></text:span><text:span text:style-name="def3"><text:span text:style-name="T25"> p) { </text:span></text:span><text:span text:style-name="def3"><text:span text:style-name="T70">return</text:span></text:span><text:span text:style-name="def3"><text:span text:style-name="T25"> p.name.Contains(</text:span></text:span><text:span text:style-name="def3"><text:span text:style-name="T104">"ala"</text:span></text:span><text:span text:style-name="def3"><text:span text:style-name="T25">); }</text:span></text:span></text:p>
                  <text:p text:style-name="P117"><text:span text:style-name="def3"><text:span text:style-name="T70">public</text:span></text:span><text:span text:style-name="def3"><text:span text:style-name="T25"> </text:span></text:span><text:span text:style-name="def3"><text:span text:style-name="T70">static</text:span></text:span><text:span text:style-name="def3"><text:span text:style-name="T25"> </text:span></text:span><text:span text:style-name="def3"><text:span text:style-name="T70">string</text:span></text:span><text:span text:style-name="def3"><text:span text:style-name="T25"> Process(</text:span></text:span><text:span text:style-name="def3"><text:span text:style-name="T123">Produkt</text:span></text:span><text:span text:style-name="def3"><text:span text:style-name="T25"> p) { </text:span></text:span><text:span text:style-name="def3"><text:span text:style-name="T70">return</text:span></text:span><text:span text:style-name="def3"><text:span text:style-name="T25"> p.name; }</text:span></text:span></text:p>
                  <text:p text:style-name="P205"><text:span text:style-name="def3"><text:span text:style-name="T116">...</text:span></text:span></text:p>
                  <text:p text:style-name="P125"><text:span text:style-name="def3"><text:span text:style-name="T144">Func</text:span></text:span><text:span text:style-name="def3"><text:span text:style-name="T25">&lt;</text:span></text:span><text:span text:style-name="def3"><text:span text:style-name="T123">Produkt</text:span></text:span><text:span text:style-name="def3"><text:span text:style-name="T25">, </text:span></text:span><text:span text:style-name="def3"><text:span text:style-name="T70">bool</text:span></text:span><text:span text:style-name="def3"><text:span text:style-name="T25">&gt; warunekWhere = </text:span></text:span><text:span text:style-name="def3"><text:span text:style-name="T70">new</text:span></text:span><text:span text:style-name="def3"><text:span text:style-name="T25"> </text:span></text:span><text:span text:style-name="def3"><text:span text:style-name="T123">Func</text:span></text:span><text:span text:style-name="def3"><text:span text:style-name="T25">&lt;</text:span></text:span><text:span text:style-name="def3"><text:span text:style-name="T123">Produkt</text:span></text:span><text:span text:style-name="def3"><text:span text:style-name="T25">, </text:span></text:span><text:span text:style-name="def3"><text:span text:style-name="T70">bool</text:span></text:span><text:span text:style-name="def3"><text:span text:style-name="T25">&gt;(Filter);</text:span></text:span></text:p>
                  <text:p text:style-name="P117"><text:span text:style-name="def3"><text:span text:style-name="T123">Func</text:span></text:span><text:span text:style-name="def3"><text:span text:style-name="T25">&lt;</text:span></text:span><text:span text:style-name="def3"><text:span text:style-name="T123">Produkt</text:span></text:span><text:span text:style-name="def3"><text:span text:style-name="T25">, </text:span></text:span><text:span text:style-name="def3"><text:span text:style-name="T70">string</text:span></text:span><text:span text:style-name="def3"><text:span text:style-name="T25">&gt; itemToProcess = </text:span></text:span><text:span text:style-name="def3"><text:span text:style-name="T70">new</text:span></text:span><text:span text:style-name="def3"><text:span text:style-name="T25"> </text:span></text:span><text:span text:style-name="def3"><text:span text:style-name="T123">Func</text:span></text:span><text:span text:style-name="def3"><text:span text:style-name="T25">&lt;</text:span></text:span><text:span text:style-name="def3"><text:span text:style-name="T123">Produkt</text:span></text:span><text:span text:style-name="def3"><text:span text:style-name="T25">, </text:span></text:span><text:span text:style-name="def3"><text:span text:style-name="T70">string</text:span></text:span><text:span text:style-name="def3"><text:span text:style-name="T25">&gt;(Process);</text:span></text:span></text:p>
                  <text:p text:style-name="P117"><text:span text:style-name="def3"><text:span text:style-name="T87">var</text:span></text:span><text:span text:style-name="def3"><text:span text:style-name="T50"> res7 = products.Where(warunekWhere).OrderBy(itemToProcess).Select(itemToProcess);</text:span></text:span></text:p>
                </text:list-item>
              </text:list>
            </text:list-item>
            <text:list-item>
              <text:p text:style-name="P126"><text:soft-page-break/><text:span text:style-name="def"><text:span text:style-name="T204">parametrami wielu metod klasy </text:span></text:span><text:span text:style-name="def2"><text:span text:style-name="T204">Enumerable</text:span></text:span><text:span text:style-name="def"><text:span text:style-name="T204"> są </text:span></text:span><text:span text:style-name="def"><text:span text:style-name="T11">delegaty</text:span></text:span></text:p>
              <text:list>
                <text:list-item>
                  <text:p text:style-name="P127"><text:span text:style-name="def"><text:span text:style-name="T204">zamiast </text:span></text:span><text:span text:style-name="def"><text:span text:style-name="T117">delegatu</text:span></text:span><text:span text:style-name="def"><text:span text:style-name="T204"> można użyć</text:span></text:span><text:span text:style-name="def"><text:span text:style-name="T11"> </text:span></text:span><text:span text:style-name="def"><text:span text:style-name="T12">metod anonimowych</text:span></text:span><text:span text:style-name="def"><text:span text:style-name="T205">, bo to skrótowa notacja pozwalająca alokować delegat;</text:span></text:span></text:p>
                  <text:list>
                    <text:list-item>
                      <text:p text:style-name="P126"><text:span text:style-name="def"><text:span text:style-name="T205">zamiast</text:span></text:span><text:span text:style-name="def"><text:span text:style-name="T204"> </text:span></text:span><text:span text:style-name="def"><text:span text:style-name="T118">metod</text:span></text:span><text:span text:style-name="def"><text:span text:style-name="T12"> </text:span></text:span><text:span text:style-name="def"><text:span text:style-name="T118">anonimowych</text:span></text:span><text:span text:style-name="def"><text:span text:style-name="T12"> </text:span></text:span><text:span text:style-name="def"><text:span text:style-name="T205">można użyć</text:span></text:span><text:span text:style-name="def"><text:span text:style-name="T12"> wyrażeń lambda</text:span></text:span><text:span text:style-name="def"><text:span text:style-name="T204">, </text:span></text:span><text:span text:style-name="def"><text:span text:style-name="T205">bo wyrażenia lambda to przebrane (aby były czytelniejsze) metody anonimowe.</text:span></text:span></text:p>
                    </text:list-item>
                  </text:list>
                </text:list-item>
              </text:list>
              <text:p text:style-name="P126"><text:span text:style-name="def"><text:span text:style-name="T204"/></text:span></text:p>
            </text:list-item>
          </text:list>
        </text:list-item>
      </text:list>
      <text:p text:style-name="P206"><text:span text:style-name="def"><text:span text:style-name="T119">Programowanie wielowątkowe</text:span></text:span></text:p>
      <text:p text:style-name="P206"><text:span text:style-name="def"><text:span text:style-name="T119">Delegaty</text:span></text:span></text:p>
      <text:p text:style-name="P206"><text:span text:style-name="def"><text:span text:style-name="T119">delegaty mogą byż używane synchronicznie, czyli program będzie czekał na ich zakończenie</text:span></text:span></text:p>
      <text:p text:style-name="P206"><text:span text:style-name="def"><text:span text:style-name="T119">public delegate string Binary(int x, int y);</text:span></text:span></text:p>
      <text:p text:style-name="P206"><text:span text:style-name="def"><text:span text:style-name="T119">public static string AddFunct(int x, int y) { return "u"; }</text:span></text:span></text:p>
      <text:p text:style-name="P206"><text:span text:style-name="def"><text:span text:style-name="T119">...</text:span></text:span></text:p>
      <text:p text:style-name="P206"><text:span text:style-name="def"><text:span text:style-name="T119">Binary b = new Binary(Klasa.AddFunct);</text:span></text:span></text:p>
      <text:p text:style-name="P206"><text:span text:style-name="def"><text:span text:style-name="T119"/></text:span></text:p>
      <text:p text:style-name="P206"><text:span text:style-name="def"><text:span text:style-name="T119">string s = b(1,3); /* to samo co */ string s = b.Invoke(1,3);</text:span></text:span></text:p>
      <text:p text:style-name="P206"><text:span text:style-name="def"><text:span text:style-name="T119">delegaty są przygotowane do działania asynchroniczego</text:span></text:span></text:p>
      <text:p text:style-name="P206"><text:span text:style-name="def"><text:span text:style-name="T119">IasyncResult r=b.BeginInvoke(1,3,null,null);</text:span></text:span></text:p>
      <text:p text:style-name="P206"><text:span text:style-name="def"><text:span text:style-name="T119"><text:tab/><text:tab/>/*tutaj wykonywany jest kod głównego wątku podczas gdy jednocześnie <text:tab/><text:tab/><text:tab/> w innym wykonywana jest funkcja AddFunct*/</text:span></text:span></text:p>
      <text:p text:style-name="P206"><text:span text:style-name="def"><text:span text:style-name="T119"><text:tab/><text:tab/>while(!r.IsCompleted)</text:span></text:span></text:p>
      <text:p text:style-name="P206"><text:span text:style-name="def"><text:span text:style-name="T119"><text:tab/><text:tab/>{</text:span></text:span></text:p>
      <text:p text:style-name="P206"><text:span text:style-name="def"><text:span text:style-name="T119"><text:tab/><text:tab/><text:tab/>Console.WriteLine("Working");</text:span></text:span></text:p>
      <text:p text:style-name="P206"><text:span text:style-name="def"><text:span text:style-name="T119"><text:tab/><text:tab/><text:tab/>Thread.Sleep(1000);</text:span></text:span></text:p>
      <text:p text:style-name="P206"><text:span text:style-name="def"><text:span text:style-name="T119"><text:tab/><text:tab/>}</text:span></text:span></text:p>
      <text:p text:style-name="P206"><text:span text:style-name="def"><text:span text:style-name="T119"><text:tab/><text:tab/>/*lub*/</text:span></text:span></text:p>
      <text:p text:style-name="P206"><text:span text:style-name="def"><text:span text:style-name="T119"><text:tab/><text:tab/>while(!r.AsyncWaitHandle.WaitOne(1000,true))</text:span></text:span></text:p>
      <text:p text:style-name="P206"><text:span text:style-name="def"><text:span text:style-name="T119"><text:tab/><text:tab/>{</text:span></text:span></text:p>
      <text:p text:style-name="P206"><text:span text:style-name="def"><text:span text:style-name="T119"><text:tab/><text:tab/><text:tab/>Console.WriteLine("Working");</text:span></text:span></text:p>
      <text:p text:style-name="P206"><text:span text:style-name="def"><text:span text:style-name="T119"><text:tab/><text:tab/>}</text:span></text:span></text:p>
      <text:p text:style-name="P206"><text:span text:style-name="def"><text:span text:style-name="T119"><text:tab/><text:tab/>ints2=b.EndInvoke(r);</text:span></text:span></text:p>
      <text:p text:style-name="P206"><text:span text:style-name="def"><text:span text:style-name="T119">główny wątek będzie czekał dopóki delegat b nie będzie gotowy oddać wyniku</text:span></text:span></text:p>
      <text:p text:style-name="P206"><text:span text:style-name="def"><text:span text:style-name="T119">Dzięki IasyncResult możemy uzyskać kilka informacji przydatnych w synchronizacji</text:span></text:span></text:p>
      <text:p text:style-name="P206"><text:span text:style-name="def"><text:span text:style-name="T119">r.IsCompleted - czy wątek się zakończył</text:span></text:span></text:p>
      <text:p text:style-name="P206"><text:span text:style-name="def"><text:span text:style-name="T119">AsyncWaitHandle.WaitOne – pozwala czekać określony czas. W przykładzie odda true jeśli się zakończy, ale do tego czasu będzie oddawała false;</text:span></text:span></text:p>
      <text:p text:style-name="P206"><text:span text:style-name="def"><text:span text:style-name="T119">AsyncDelegate</text:span></text:span></text:p>
      <text:p text:style-name="P206"><text:span text:style-name="def"><text:span text:style-name="T119">usingSystem.Runtime.Remoting.Messaging; /*dla AsyncResult*/</text:span></text:span></text:p>
      <text:p text:style-name="P206"><text:span text:style-name="def"><text:span text:style-name="T119"/></text:span></text:p>
      <text:p text:style-name="P206"><text:span text:style-name="def"><text:span text:style-name="T119"><text:tab/><text:tab/>IAsyncResultr=b.BeginInvoke(1,3,newAsyncCallback(Complete),null);</text:span></text:span></text:p>
      <text:p text:style-name="P206"><text:soft-page-break/><text:span text:style-name="def"><text:span text:style-name="T119"><text:tab/><text:tab/>AsyncResultar=(AsyncResult)r;</text:span></text:span></text:p>
      <text:p text:style-name="P206"><text:span text:style-name="def"><text:span text:style-name="T119"><text:tab/><text:tab/>ar.AsyncDelegate;</text:span></text:span></text:p>
      <text:p text:style-name="P206"><text:span text:style-name="def"><text:span text:style-name="T119">AsyncState – przechowuje obiekt podany jako 4 parametr BeginInvoke;</text:span></text:span></text:p>
      <text:p text:style-name="P206"><text:span text:style-name="def"><text:span text:style-name="T119">IAsyncResultr=b.BeginInvoke(1,3,newAsyncCallback(Complete),"TojestInfo!");</text:span></text:span></text:p>
      <text:p text:style-name="P206"><text:span text:style-name="def"><text:span text:style-name="T119">...</text:span></text:span></text:p>
      <text:p text:style-name="P206"><text:span text:style-name="def"><text:span text:style-name="T119"><text:tab/><text:tab/><text:tab/>AsyncResultar=(AsyncResult)r;</text:span></text:span></text:p>
      <text:p text:style-name="P206"><text:span text:style-name="def"><text:span text:style-name="T119"><text:tab/><text:tab/><text:tab/>stringtext=(string)ar.AsyncState;</text:span></text:span></text:p>
      <text:p text:style-name="P206"><text:span text:style-name="def"><text:span text:style-name="T119"/></text:span></text:p>
      <text:p text:style-name="P206"><text:span text:style-name="def"><text:span text:style-name="T119">AsyncCallback Jest to funkcja odpalona przez delegata, który wykonał asynchroniczną pracę </text:span></text:span></text:p>
      <text:p text:style-name="P206"><text:span text:style-name="def"><text:span text:style-name="T119">public void Complete (IasyncResult) {/*zrób coś*/}</text:span></text:span></text:p>
      <text:p text:style-name="P206"><text:span text:style-name="def"><text:span text:style-name="T119"><text:tab/><text:tab/>...</text:span></text:span></text:p>
      <text:p text:style-name="P206"><text:span text:style-name="def"><text:span text:style-name="T119"><text:tab/><text:tab/>IasyncResult = b.BeginInvoke(1,3,new AsyncCallback(Complete),null);</text:span></text:span></text:p>
      <text:p text:style-name="P206"><text:span text:style-name="def"><text:span text:style-name="T119">System.Treading oferuje typy pomagające w budowie wątków, blokowanie danych, uzyskiewanie informacji o wątkach itp.</text:span></text:span></text:p>
      <text:p text:style-name="P206"><text:span text:style-name="def"><text:span text:style-name="T119">System.Treading.Thread:</text:span></text:span></text:p>
      <text:p text:style-name="P206"><text:span text:style-name="def"><text:span text:style-name="T119">Name – nazwa wątku</text:span></text:span></text:p>
      <text:p text:style-name="P206"><text:span text:style-name="def"><text:span text:style-name="T119">Priority – piorytet (jak w managerze zadań)</text:span></text:span></text:p>
      <text:p text:style-name="P206"><text:span text:style-name="def"><text:span text:style-name="T119">ThreadState – stan wątku</text:span></text:span></text:p>
      <text:p text:style-name="P206"><text:span text:style-name="def"><text:span text:style-name="T119">IsAlive, IsBackgroun, Start, Suspend, Resume, Abort...</text:span></text:span></text:p>
      <text:p text:style-name="P206"><text:span text:style-name="def"><text:span text:style-name="T119">Delegat ThreadStart – jako parametru wymaga podania funkcji zwracającej void i beż żadnych parametrów</text:span></text:span></text:p>
      <text:p text:style-name="P206"><text:span text:style-name="def"><text:span text:style-name="T119">publicvoidAddFunct2(){}</text:span></text:span></text:p>
      <text:p text:style-name="P206"><text:span text:style-name="def"><text:span text:style-name="T119"><text:tab/><text:tab/><text:tab/>Threadt=newThread(new ThreadStart(AddFunct2));</text:span></text:span></text:p>
      <text:p text:style-name="P206"><text:span text:style-name="def"><text:span text:style-name="T119">Delegat ParameterizedThreadStart – jako parametru wymaga podania funkcji zwracającej void przyjmujący parametr</text:span></text:span></text:p>
      <text:p text:style-name="P206"><text:span text:style-name="def"><text:span text:style-name="T119">public void AddFunct2(object data){}</text:span></text:span></text:p>
      <text:p text:style-name="P206"><text:span text:style-name="def"><text:span text:style-name="T119"><text:tab/><text:tab/><text:tab/>Threadt=newThread(newParameterizedThreadStart(AddFunct2));</text:span></text:span></text:p>
      <text:p text:style-name="P206"><text:span text:style-name="def"><text:span text:style-name="T119"><text:tab/><text:tab/><text:tab/>t.Start(new Object(x));</text:span></text:span></text:p>
      <text:p text:style-name="P206"><text:span text:style-name="def"><text:span text:style-name="T119">Wewnątrz AddFunct2 obiekt należy zrzutować na odpowiedni typ i pobrać z niego dane.</text:span></text:span></text:p>
      <text:p text:style-name="P206"><text:span text:style-name="def"><text:span text:style-name="T119"/></text:span></text:p>
      <text:p text:style-name="P206"><text:span text:style-name="def"><text:span text:style-name="T119"/></text:span></text:p>
      <text:p text:style-name="P206"><text:span text:style-name="def"><text:span text:style-name="T119">AutoResetEvent – ustawia blokadę dla wątku. Czekać ma do momentu gdy instancja AutoResetHandle dostanie Set();</text:span></text:span></text:p>
      <text:p text:style-name="P206"><text:span text:style-name="def"><text:span text:style-name="T119">publicvoidAddFunct2(objectdata){</text:span></text:span></text:p>
      <text:p text:style-name="P206"><text:span text:style-name="def"><text:span text:style-name="T119"><text:tab/><text:tab/><text:tab/><text:tab/>waitHandle.Set();</text:span></text:span></text:p>
      <text:p text:style-name="P206"><text:span text:style-name="def"><text:span text:style-name="T119"><text:tab/><text:tab/><text:tab/>}</text:span></text:span></text:p>
      <text:p text:style-name="P206"><text:span text:style-name="def"><text:span text:style-name="T119"><text:s/></text:span></text:span></text:p>
      <text:p text:style-name="P206"><text:span text:style-name="def"><text:span text:style-name="T119"><text:tab/><text:tab/><text:tab/>Threadt=newThread(newParameterizedThreadStart(AddFunct2));</text:span></text:span></text:p>
      <text:p text:style-name="P206"><text:soft-page-break/><text:span text:style-name="def"><text:span text:style-name="T119"><text:tab/><text:tab/><text:tab/>t.Start(newObject());</text:span></text:span></text:p>
      <text:p text:style-name="P206"><text:span text:style-name="def"><text:span text:style-name="T119"><text:tab/><text:tab/><text:tab/>waitHandle.WaitOne(); /*każe czekać tutaj do zakończenia wątku, <text:tab/><text:tab/><text:tab/><text:tab/><text:tab/><text:tab/><text:tab/> <text:s text:c="3"/>który ustawi waitHamdle.Set();*/</text:span></text:span></text:p>
      <text:p text:style-name="P206"><text:span text:style-name="def"><text:span text:style-name="T119">dzięki temu czekamy tylko tyle, ile jest to konieczne (wcześniej odpytywaliśmy np. co sekundę, a to sporo czasu)</text:span></text:span></text:p>
      <text:p text:style-name="P206"><text:span text:style-name="def"><text:span text:style-name="T119">Watki pierwszoplanowe – (DOMYŚLNE) uniemożliwiają zakończenie aplikacji dopóki same nie zostaną zakończone . .</text:span></text:span></text:p>
      <text:p text:style-name="P206"><text:span text:style-name="def"><text:span text:style-name="T119">t.IsBackground=false;</text:span></text:span></text:p>
      <text:p text:style-name="P206"><text:span text:style-name="def"><text:span text:style-name="T119">Wątki drugoplanowe – w chwili kończenia programu są automatycznie zabijane</text:span></text:span></text:p>
      <text:p text:style-name="P206"><text:span text:style-name="def"><text:span text:style-name="T119">t.IsBackground=true;</text:span></text:span></text:p>
      <text:p text:style-name="P206"><text:span text:style-name="def"><text:span text:style-name="T119">WSPÓŁBIEŻNOŚĆ</text:span></text:span></text:p>
      <text:p text:style-name="P206"><text:span text:style-name="def"><text:span text:style-name="T119">Problemem jest dostęp do tych samych punktów danych jednocześnie. Większość akcji nie jest atomowa.</text:span></text:span></text:p>
      <text:p text:style-name="P206"><text:span text:style-name="def"><text:span text:style-name="T119">Słowo kluczowe lock(token) {...} pozwala zablokować dostęp do bloku instrukcji. Wymaga ono pozyskania tokena – referencji do obiektu, aby wejść w zasięg blokady</text:span></text:span></text:p>
      <text:p text:style-name="P206"><text:span text:style-name="def"><text:span text:style-name="T119">Aby zablokować dostęp do składowej publicznej najlepiej:</text:span></text:span></text:p>
      <text:p text:style-name="P206"><text:span text:style-name="def"><text:span text:style-name="T119">classPrinter{</text:span></text:span></text:p>
      <text:p text:style-name="P206"><text:span text:style-name="def"><text:span text:style-name="T119"><text:tab/><text:tab/><text:tab/>object threadLock=newobject();/*tworzymy token*/</text:span></text:span></text:p>
      <text:p text:style-name="P206"><text:span text:style-name="def"><text:span text:style-name="T119"><text:tab/><text:tab/><text:tab/>public void DoTest(){</text:span></text:span></text:p>
      <text:p text:style-name="P206"><text:span text:style-name="def"><text:span text:style-name="T119"><text:tab/><text:tab/><text:tab/><text:tab/>lock(threadLock);/*blokujemy blok akcji*/</text:span></text:span></text:p>
      <text:p text:style-name="P206"><text:span text:style-name="def"><text:span text:style-name="T119"><text:tab/><text:tab/><text:tab/><text:tab/>{/*akcja wykonywana w wątku*/}</text:span></text:span></text:p>
      <text:p text:style-name="P206"><text:span text:style-name="def"><text:span text:style-name="T119"><text:tab/><text:tab/><text:tab/>}</text:span></text:span></text:p>
      <text:p text:style-name="P206"><text:span text:style-name="def"><text:span text:style-name="T119"><text:s/></text:span></text:span></text:p>
      <text:p text:style-name="P206"><text:span text:style-name="def"><text:span text:style-name="T119"><text:tab/><text:tab/><text:tab/>public void Test(){</text:span></text:span></text:p>
      <text:p text:style-name="P206"><text:span text:style-name="def"><text:span text:style-name="T119"><text:tab/><text:tab/><text:tab/><text:tab/>Thread t1=new Thread(new ThreadStart(DoTest));</text:span></text:span></text:p>
      <text:p text:style-name="P206"><text:span text:style-name="def"><text:span text:style-name="T119"><text:tab/><text:tab/><text:tab/><text:tab/>Thread t2=new Thread(new ThreadStart(DoTest));</text:span></text:span></text:p>
      <text:p text:style-name="P206"><text:span text:style-name="def"><text:span text:style-name="T119"><text:tab/><text:tab/><text:tab/><text:tab/>t1.Start();/*dopuki t1 się nie wykona...*/</text:span></text:span></text:p>
      <text:p text:style-name="P206"><text:span text:style-name="def"><text:span text:style-name="T119"><text:tab/><text:tab/><text:tab/><text:tab/>t2.Start();/*... to t2 nie będzie miało dostępu do bloku*/</text:span></text:span></text:p>
      <text:p text:style-name="P206"><text:span text:style-name="def"><text:span text:style-name="T119"><text:tab/><text:tab/><text:tab/>}</text:span></text:span></text:p>
      <text:p text:style-name="P206"><text:span text:style-name="def"><text:span text:style-name="T119"><text:tab/><text:tab/>}</text:span></text:span></text:p>
      <text:p text:style-name="P206"><text:span text:style-name="def"><text:span text:style-name="T119"/></text:span></text:p>
      <text:p text:style-name="P206"><text:span text:style-name="def"><text:span text:style-name="T119">Jeśli blokumemy metodę statyczną wybudowujemy token ststyczny.</text:span></text:span></text:p>
      <text:p text:style-name="P206"><text:span text:style-name="def"><text:span text:style-name="T119">System.Threading.Monitor - <text:s/>z niego korzysta lock. Możemy z niego korzystać aby uzyskać większą kontrola niż dla lock.</text:span></text:span></text:p>
      <text:p text:style-name="P206"><text:span text:style-name="def"><text:span text:style-name="T119"><text:s/>Możemy kazać czekać wątkowi określony czas Monitor.Wait(...);</text:span></text:span></text:p>
      <text:p text:style-name="P206"><text:span text:style-name="def"><text:span text:style-name="T119"><text:s/>informować, ze wątek się zakończył Monitor.Pulse()/PulseAll(); etc.</text:span></text:span></text:p>
      <text:p text:style-name="P206"><text:span text:style-name="def"><text:span text:style-name="T119">public void DoTest(){</text:span></text:span></text:p>
      <text:p text:style-name="P206"><text:span text:style-name="def"><text:span text:style-name="T119"><text:tab/><text:tab/><text:tab/>Monitor.Enter(threadLock);/*blokujemy blok akcji*/</text:span></text:span></text:p>
      <text:p text:style-name="P206"><text:soft-page-break/><text:span text:style-name="def"><text:span text:style-name="T119"><text:tab/><text:tab/><text:tab/>try{</text:span></text:span></text:p>
      <text:p text:style-name="P206"><text:span text:style-name="def"><text:span text:style-name="T119"><text:tab/><text:tab/><text:tab/><text:tab/>/*akcja wykonywana w wątku*/</text:span></text:span></text:p>
      <text:p text:style-name="P206"><text:span text:style-name="def"><text:span text:style-name="T119"><text:tab/><text:tab/><text:tab/>}</text:span></text:span></text:p>
      <text:p text:style-name="P206"><text:span text:style-name="def"><text:span text:style-name="T119"><text:tab/><text:tab/><text:tab/>finally{</text:span></text:span></text:p>
      <text:p text:style-name="P206"><text:span text:style-name="def"><text:span text:style-name="T119"><text:tab/><text:tab/><text:tab/><text:tab/>Monitor.Exit(threadLock);</text:span></text:span></text:p>
      <text:p text:style-name="P206"><text:span text:style-name="def"><text:span text:style-name="T119"><text:tab/><text:tab/><text:tab/>}</text:span></text:span></text:p>
      <text:p text:style-name="P206"><text:span text:style-name="def"><text:span text:style-name="T119"><text:tab/><text:tab/> <text:s text:c="3"/>}</text:span></text:span></text:p>
      <text:p text:style-name="P206"><text:span text:style-name="def"><text:span text:style-name="T119">System.Threading.Interlocked - <text:s/>pozwala wykonywać atomowo operacje na jednym punkcie danych bez nakładu pracy jak w przypadku monitora.</text:span></text:span></text:p>
      <text:p text:style-name="P206"><text:span text:style-name="def"><text:span text:style-name="T119">Increment, Decrement, Exchange, CompareExchange</text:span></text:span></text:p>
      <text:p text:style-name="P206"><text:span text:style-name="def"><text:span text:style-name="T119">int oldVal=1;</text:span></text:span></text:p>
      <text:p text:style-name="P206"><text:span text:style-name="def"><text:span text:style-name="T119"><text:tab/><text:tab/> <text:s text:c="5"/>oldVal++;/*podnosimy starą wartość*/</text:span></text:span></text:p>
      <text:p text:style-name="P206"><text:span text:style-name="def"><text:span text:style-name="T119"><text:tab/><text:tab/> <text:s text:c="5"/>int newVal=Interlocked.Increment(ref oldVal);/*tutaj z kolei dostajemy <text:tab/><text:tab/><text:tab/><text:tab/><text:tab/><text:tab/><text:tab/><text:tab/><text:tab/>nowy obiekt*/</text:span></text:span></text:p>
      <text:p text:style-name="P206"><text:span text:style-name="def"><text:span text:style-name="T119"/></text:span></text:p>
      <text:p text:style-name="P206"><text:span text:style-name="def"><text:span text:style-name="T119">[Synchronization] - blokuje wszystkie składowe instancyjne obiektu. Taki trochę overkill i może obniżac ogólną funkconalność. Klasa opatrzona tym atrybutem musi wywodzić się od <text:s/>ContextBoundObject;</text:span></text:span></text:p>
      <text:p text:style-name="P206"><text:span text:style-name="def"><text:span text:style-name="T119">usingSystem.Runtime.Remoting.Contexts;</text:span></text:span></text:p>
      <text:p text:style-name="P206"><text:span text:style-name="def"><text:span text:style-name="T119">...</text:span></text:span></text:p>
      <text:p text:style-name="P206"><text:span text:style-name="def"><text:span text:style-name="T119">[Synchronization]</text:span></text:span></text:p>
      <text:p text:style-name="P206"><text:span text:style-name="def"><text:span text:style-name="T119"><text:tab/><text:tab/>classPrinter:ContextBoundObject{...}</text:span></text:span></text:p>
      <text:p text:style-name="P206"><text:span text:style-name="def"><text:span text:style-name="T119">Delegaty TimerCallback - odpalanie wątku w ustalonych odstępach czasu</text:span></text:span></text:p>
      <text:p text:style-name="P206"><text:span text:style-name="def"><text:span text:style-name="T119">może wywoływać tylko metody przyjmujące jeden System.Object i oddające void </text:span></text:span></text:p>
      <text:p text:style-name="P206"><text:span text:style-name="def"><text:span text:style-name="T119">publicvoidPrintTime(objectobj){</text:span></text:span></text:p>
      <text:p text:style-name="P206"><text:span text:style-name="def"><text:span text:style-name="T119"><text:tab/><text:tab/><text:tab/>/*pokazujem yczas*/</text:span></text:span></text:p>
      <text:p text:style-name="P206"><text:span text:style-name="def"><text:span text:style-name="T119"><text:tab/><text:tab/>}</text:span></text:span></text:p>
      <text:p text:style-name="P206"><text:span text:style-name="def"><text:span text:style-name="T119">…</text:span></text:span></text:p>
      <text:p text:style-name="P206"><text:span text:style-name="def"><text:span text:style-name="T119">TimerCallback tcb = new TimerCallback(PrintTime);</text:span></text:span></text:p>
      <text:p text:style-name="P206"><text:span text:style-name="def"><text:span text:style-name="T119"><text:tab/><text:tab/>Timer tim = new Timer(tcb,</text:span></text:span></text:p>
      <text:p text:style-name="P206"><text:span text:style-name="def"><text:span text:style-name="T119"><text:tab/><text:tab/><text:tab/><text:tab/><text:tab/> <text:s text:c="2"/>null,/*informacja do wywoływanej metody – object obj*/</text:span></text:span></text:p>
      <text:p text:style-name="P206"><text:span text:style-name="def"><text:span text:style-name="T119"><text:tab/><text:tab/><text:tab/><text:tab/><text:tab/> <text:s text:c="2"/>0,/*od kiedy od utworzenia tego obiektu zacząć*/</text:span></text:span></text:p>
      <text:p text:style-name="P206"><text:span text:style-name="def"><text:span text:style-name="T119"><text:tab/><text:tab/><text:tab/><text:tab/><text:tab/> <text:s text:c="2"/>1000/*interwał czasowy*/)</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nsolas" svg:font-family="Consolas" style:font-family-generic="roman"/>
    <style:font-face style:name="Consolas3" svg:font-family="Consolas" style:font-adornments="Normalny" style:font-family-generic="roman"/>
    <style:font-face style:name="Consolas2" svg:font-family="Consolas" style:font-family-generic="swiss"/>
    <style:font-face style:name="Consolas4" svg:font-family="Consolas"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Mangal"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def" style:family="paragraph" style:parent-style-name="Standard">
      <style:paragraph-properties fo:background-color="transparent">
        <style:background-image/>
      </style:paragraph-properties>
      <style:text-properties fo:color="#000000"/>
    </style:style>
    <style:style style:name="Def" style:family="paragraph" style:parent-style-name="Standard"/>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def" style:family="text">
      <style:text-properties fo:color="#000000" style:font-name="Times New Roman1" fo:font-size="12pt" style:font-name-asian="Consolas1" style:font-size-asian="9.5pt" style:font-name-complex="Consolas1" style:font-size-complex="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2" style:family="text" style:parent-style-name="def">
      <style:text-properties fo:color="#0000ff" style:font-name="Consolas1" fo:font-size="9.5pt" style:font-name-asian="Consolas1" style:font-size-asian="9.5pt" style:font-name-complex="Consolas1" style:font-size-complex="9.5pt"/>
    </style:style>
    <style:style style:name="def3" style:family="text">
      <style:text-properties fo:font-size="9.5pt" fo:background-color="transparent" style:font-size-asian="9.5pt"/>
    </style:style>
    <style:style style:name="defZiel" style:family="text" style:parent-style-name="def3">
      <style:text-properties fo:color="#008000" style:font-name="Consolas" fo:font-size="9.5pt" fo:background-color="transparent" style:font-size-asian="9.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6T21:25:23.02</meta:creation-date>
    <meta:editing-duration>P1DT4H50M3S</meta:editing-duration>
    <meta:editing-cycles>89</meta:editing-cycles>
    <meta:generator>LibreOffice/4.0.1.2$Windows_x86 LibreOffice_project/84102822e3d61eb989ddd325abf1ac077904985</meta:generator>
    <dc:date>2013-11-01T09:51:37.15</dc:date>
    <meta:document-statistic meta:table-count="0" meta:image-count="0" meta:object-count="0" meta:page-count="34" meta:paragraph-count="1356" meta:word-count="9553" meta:character-count="60037" meta:non-whitespace-character-count="52290"/>
  </office:meta>
</office:document-meta>
</file>